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8cm" table:align="left" style:writing-mode="lr-tb"/>
    </style:style>
    <style:style style:name="Table1.A" style:family="table-column">
      <style:table-column-properties style:column-width="2.335cm"/>
    </style:style>
    <style:style style:name="Table1.B" style:family="table-column">
      <style:table-column-properties style:column-width="3.766cm"/>
    </style:style>
    <style:style style:name="Table1.C" style:family="table-column">
      <style:table-column-properties style:column-width="11.437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2" style:family="table">
      <style:table-properties style:width="17.78cm" table:align="margins" style:writing-mode="lr-tb"/>
    </style:style>
    <style:style style:name="Tabelle2.A" style:family="table-column">
      <style:table-column-properties style:column-width="5.927cm" style:rel-column-width="21845*"/>
    </style:style>
    <style:style style:name="Tabelle2.B" style:family="table-column">
      <style:table-column-properties style:column-width="2.272cm" style:rel-column-width="8373*"/>
    </style:style>
    <style:style style:name="Tabelle2.C" style:family="table-column">
      <style:table-column-properties style:column-width="9.581cm" style:rel-column-width="35317*"/>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78cm" table:align="margins" style:writing-mode="lr-tb"/>
    </style:style>
    <style:style style:name="Tabelle1.A" style:family="table-column">
      <style:table-column-properties style:column-width="5.927cm" style:rel-column-width="21845*"/>
    </style:style>
    <style:style style:name="Tabelle1.B" style:family="table-column">
      <style:table-column-properties style:column-width="2.069cm" style:rel-column-width="7626*"/>
    </style:style>
    <style:style style:name="Tabelle1.C" style:family="table-column">
      <style:table-column-properties style:column-width="9.784cm" style:rel-column-width="36064*"/>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elle3" style:family="table">
      <style:table-properties style:width="17.78cm" table:align="margins" style:writing-mode="lr-tb"/>
    </style:style>
    <style:style style:name="Tabelle3.A" style:family="table-column">
      <style:table-column-properties style:column-width="5.927cm" style:rel-column-width="21845*"/>
    </style:style>
    <style:style style:name="Tabelle3.B" style:family="table-column">
      <style:table-column-properties style:column-width="2.272cm" style:rel-column-width="8373*"/>
    </style:style>
    <style:style style:name="Tabelle3.C" style:family="table-column">
      <style:table-column-properties style:column-width="9.581cm" style:rel-column-width="3531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78cm" table:align="margins" style:writing-mode="lr-tb"/>
    </style:style>
    <style:style style:name="Tabelle4.A" style:family="table-column">
      <style:table-column-properties style:column-width="4.8cm" style:rel-column-width="2721*"/>
    </style:style>
    <style:style style:name="Tabelle4.B" style:family="table-column">
      <style:table-column-properties style:column-width="2.907cm" style:rel-column-width="1648*"/>
    </style:style>
    <style:style style:name="Tabelle4.C" style:family="table-column">
      <style:table-column-properties style:column-width="10.074cm" style:rel-column-width="5711*"/>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78cm" table:align="margins" style:writing-mode="lr-tb"/>
    </style:style>
    <style:style style:name="Tabelle5.A" style:family="table-column">
      <style:table-column-properties style:column-width="4.004cm" style:rel-column-width="2270*"/>
    </style:style>
    <style:style style:name="Tabelle5.B" style:family="table-column">
      <style:table-column-properties style:column-width="2.374cm" style:rel-column-width="1346*"/>
    </style:style>
    <style:style style:name="Tabelle5.C" style:family="table-column">
      <style:table-column-properties style:column-width="1.82cm" style:rel-column-width="1032*"/>
    </style:style>
    <style:style style:name="Tabelle5.D" style:family="table-column">
      <style:table-column-properties style:column-width="9.581cm" style:rel-column-width="5432*"/>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6" style:family="table">
      <style:table-properties style:width="17.78cm" table:align="margins" style:writing-mode="lr-tb"/>
    </style:style>
    <style:style style:name="Tabelle6.A" style:family="table-column">
      <style:table-column-properties style:column-width="5.927cm" style:rel-column-width="21845*"/>
    </style:style>
    <style:style style:name="Tabelle6.B" style:family="table-column">
      <style:table-column-properties style:column-width="2.272cm" style:rel-column-width="8373*"/>
    </style:style>
    <style:style style:name="Tabelle6.C" style:family="table-column">
      <style:table-column-properties style:column-width="9.581cm" style:rel-column-width="35317*"/>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7.78cm" table:align="margins" style:writing-mode="lr-tb"/>
    </style:style>
    <style:style style:name="Tabelle7.A" style:family="table-column">
      <style:table-column-properties style:column-width="5.927cm" style:rel-column-width="21845*"/>
    </style:style>
    <style:style style:name="Tabelle7.B" style:family="table-column">
      <style:table-column-properties style:column-width="2.272cm" style:rel-column-width="8373*"/>
    </style:style>
    <style:style style:name="Tabelle7.C" style:family="table-column">
      <style:table-column-properties style:column-width="9.581cm" style:rel-column-width="35317*"/>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78cm" table:align="margins" style:writing-mode="lr-tb"/>
    </style:style>
    <style:style style:name="Tabelle8.A" style:family="table-column">
      <style:table-column-properties style:column-width="5.927cm" style:rel-column-width="21845*"/>
    </style:style>
    <style:style style:name="Tabelle8.B" style:family="table-column">
      <style:table-column-properties style:column-width="2.272cm" style:rel-column-width="8373*"/>
    </style:style>
    <style:style style:name="Tabelle8.C" style:family="table-column">
      <style:table-column-properties style:column-width="9.581cm" style:rel-column-width="35317*"/>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style:font-name="Arial" fo:font-size="8pt" officeooo:rsid="0111b2c9" officeooo:paragraph-rsid="0111b2c9" style:font-size-asian="8pt" style:font-size-complex="8pt"/>
    </style:style>
    <style:style style:name="P11" style:family="paragraph" style:parent-style-name="Standard">
      <style:text-properties style:font-name="Arial" officeooo:paragraph-rsid="00e00cf9"/>
    </style:style>
    <style:style style:name="P12" style:family="paragraph" style:parent-style-name="Standard">
      <style:text-properties style:font-name="Arial" officeooo:rsid="0111b2c9" officeooo:paragraph-rsid="0111b2c9"/>
    </style:style>
    <style:style style:name="P13"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4"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5"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16" style:family="paragraph" style:parent-style-name="Standard">
      <style:text-properties fo:color="#3f5fbf" style:font-name="Monospace" fo:font-size="8pt" fo:language="en" fo:country="US" officeooo:rsid="0089497c" officeooo:paragraph-rsid="00e18e2e" style:font-name-asian="Times New Roman" style:font-size-asian="8pt" style:font-name-complex="Times New Roman" style:font-size-complex="8pt" style:language-complex="ar" style:country-complex="SA"/>
    </style:style>
    <style:style style:name="P17" style:family="paragraph" style:parent-style-name="Standard">
      <style:text-properties fo:color="#3f5fbf" style:font-name="Monospace" fo:font-size="8pt" officeooo:rsid="0089497c" officeooo:paragraph-rsid="00e18e2e" style:font-size-asian="8pt" style:font-size-complex="8pt"/>
    </style:style>
    <style:style style:name="P18" style:family="paragraph" style:parent-style-name="Standard">
      <style:text-properties fo:color="#000000" style:font-name="Monospace" fo:font-size="10pt" officeooo:paragraph-rsid="007bef7c" style:font-size-asian="10pt"/>
    </style:style>
    <style:style style:name="P19"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20" style:family="paragraph" style:parent-style-name="Standard">
      <style:text-properties fo:color="#000000" style:font-name="Monospace"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color="#000000" style:font-name="Monospace" fo:font-size="8pt" style:font-size-asian="8pt" style:font-size-complex="8pt"/>
    </style:style>
    <style:style style:name="P22" style:family="paragraph" style:parent-style-name="Standard">
      <style:text-properties fo:color="#000000" style:font-name="Monospace" fo:font-size="8pt" officeooo:rsid="00674804" officeooo:paragraph-rsid="007bef7c" style:font-size-asian="8pt" style:font-size-complex="8pt"/>
    </style:style>
    <style:style style:name="P23" style:family="paragraph" style:parent-style-name="Standard">
      <style:text-properties fo:color="#000000" style:font-name="Monospace" fo:font-size="8pt" officeooo:paragraph-rsid="00797fda" style:font-size-asian="8pt" style:font-size-complex="8pt"/>
    </style:style>
    <style:style style:name="P24" style:family="paragraph" style:parent-style-name="Standard">
      <style:text-properties fo:color="#000000" style:font-name="Monospace" fo:font-size="8pt" officeooo:paragraph-rsid="007bef7c" style:font-size-asian="8pt" style:font-size-complex="8pt"/>
    </style:style>
    <style:style style:name="P25" style:family="paragraph" style:parent-style-name="Standard">
      <style:text-properties fo:color="#000000" style:font-name="Monospace" fo:font-size="8pt" officeooo:rsid="008b081c" officeooo:paragraph-rsid="008b081c" style:font-size-asian="8pt" style:font-size-complex="8pt"/>
    </style:style>
    <style:style style:name="P26" style:family="paragraph" style:parent-style-name="Standard">
      <style:text-properties fo:color="#000000" style:font-name="Monospace" fo:font-size="8pt" officeooo:paragraph-rsid="00796590" style:font-size-asian="8pt" style:font-size-complex="8pt"/>
    </style:style>
    <style:style style:name="P27" style:family="paragraph" style:parent-style-name="Standard">
      <style:text-properties fo:color="#000000" style:font-name="Monospace" fo:font-size="8pt" officeooo:paragraph-rsid="00928697" style:font-size-asian="8pt" style:font-size-complex="8pt"/>
    </style:style>
    <style:style style:name="P28" style:family="paragraph" style:parent-style-name="Standard">
      <style:text-properties fo:color="#000000" style:font-name="Monospace" fo:font-size="8pt" officeooo:rsid="00a1973c" officeooo:paragraph-rsid="00a1973c" style:font-size-asian="8pt" style:font-size-complex="8pt"/>
    </style:style>
    <style:style style:name="P29" style:family="paragraph" style:parent-style-name="Standard">
      <style:text-properties fo:color="#000000" style:font-name="Monospace" fo:font-size="8pt" officeooo:rsid="00adcdaa" officeooo:paragraph-rsid="00adcdaa" style:font-size-asian="8pt" style:font-size-complex="8pt"/>
    </style:style>
    <style:style style:name="P30" style:family="paragraph" style:parent-style-name="Standard">
      <style:text-properties fo:color="#000000" style:font-name="Monospace" fo:font-size="8pt" officeooo:rsid="00a34cd9" officeooo:paragraph-rsid="00a34cd9" style:font-size-asian="8pt" style:font-size-complex="8pt"/>
    </style:style>
    <style:style style:name="P31" style:family="paragraph" style:parent-style-name="Standard">
      <style:text-properties fo:color="#000000" style:font-name="Monospace" fo:font-size="8pt" officeooo:rsid="0073c05b" officeooo:paragraph-rsid="00c1f928" style:font-size-asian="8pt" style:font-size-complex="8pt"/>
    </style:style>
    <style:style style:name="P32" style:family="paragraph" style:parent-style-name="Standard">
      <style:paragraph-properties fo:text-align="start" style:justify-single-word="false"/>
      <style:text-properties fo:color="#000000" style:font-name="Monospace" fo:font-size="8pt" officeooo:rsid="00c4ebb1" officeooo:paragraph-rsid="00c32980" style:font-size-asian="8pt" style:font-size-complex="8pt"/>
    </style:style>
    <style:style style:name="P33" style:family="paragraph" style:parent-style-name="Standard">
      <style:text-properties fo:color="#000000" style:font-name="Monospace" fo:font-size="8pt" officeooo:rsid="0089497c" officeooo:paragraph-rsid="00e18e2e" style:font-size-asian="8pt" style:font-size-complex="8pt"/>
    </style:style>
    <style:style style:name="P34" style:family="paragraph" style:parent-style-name="Standard">
      <style:text-properties fo:color="#000000" style:font-name="Monospace" fo:font-size="8pt" officeooo:paragraph-rsid="00b974bc" style:font-size-asian="8pt" style:font-size-complex="8pt"/>
    </style:style>
    <style:style style:name="P35" style:family="paragraph" style:parent-style-name="Standard">
      <style:text-properties fo:color="#000000" style:font-name="Monospace" fo:font-size="8pt" officeooo:rsid="00b1b369" officeooo:paragraph-rsid="00b1b369" style:font-size-asian="8pt" style:font-size-complex="8pt"/>
    </style:style>
    <style:style style:name="P36" style:family="paragraph" style:parent-style-name="Standard">
      <style:text-properties fo:color="#000000" style:font-name="Monospace" fo:font-size="8pt" officeooo:paragraph-rsid="00d66148" style:font-size-asian="8pt" style:font-size-complex="8pt"/>
    </style:style>
    <style:style style:name="P37" style:family="paragraph" style:parent-style-name="Standard">
      <style:text-properties fo:color="#000000" style:font-name="Monospace" fo:font-size="8pt" officeooo:paragraph-rsid="00dd78d6" style:font-size-asian="8pt" style:font-size-complex="8pt"/>
    </style:style>
    <style:style style:name="P38" style:family="paragraph" style:parent-style-name="Standard">
      <style:text-properties fo:color="#000000" style:font-name="Monospace" fo:font-size="8pt" officeooo:rsid="00d90be3" officeooo:paragraph-rsid="00d90be3" style:font-size-asian="8pt" style:font-size-complex="8pt"/>
    </style:style>
    <style:style style:name="P39"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40"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41"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42"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43" style:family="paragraph" style:parent-style-name="Standard">
      <style:paragraph-properties fo:text-align="start" style:justify-single-word="false"/>
      <style:text-properties fo:color="#000000" style:font-name="Monospace" fo:font-size="8pt" fo:language="en" fo:country="US" officeooo:rsid="00928697" officeooo:paragraph-rsid="00a34cd9" style:font-name-asian="Times New Roman" style:font-size-asian="8pt" style:font-name-complex="Times New Roman" style:font-size-complex="8pt" style:language-complex="ar" style:country-complex="SA"/>
    </style:style>
    <style:style style:name="P44"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45" style:family="paragraph" style:parent-style-name="Standard">
      <style:text-properties fo:color="#000000" style:font-name="Monospace" fo:font-size="8pt" fo:font-weight="normal" officeooo:rsid="00e00cf9" officeooo:paragraph-rsid="00e00cf9" style:font-size-asian="8pt" style:font-weight-asian="normal" style:font-size-complex="8pt" style:font-weight-complex="normal"/>
    </style:style>
    <style:style style:name="P46" style:family="paragraph" style:parent-style-name="Standard">
      <style:paragraph-properties fo:text-align="start" style:justify-single-word="false"/>
      <style:text-properties fo:color="#000000" style:font-name="Arial" fo:font-size="8pt" fo:language="en" fo:country="US" officeooo:rsid="00a27e66" officeooo:paragraph-rsid="00a27e66" style:font-name-asian="Times New Roman" style:font-size-asian="8pt" style:font-name-complex="Times New Roman" style:font-size-complex="8pt" style:language-complex="ar" style:country-complex="SA"/>
    </style:style>
    <style:style style:name="P47" style:family="paragraph" style:parent-style-name="Standard">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48" style:family="paragraph" style:parent-style-name="Standard">
      <style:text-properties fo:font-size="8pt" officeooo:rsid="00674804" officeooo:paragraph-rsid="007bef7c" style:font-size-asian="8pt" style:font-size-complex="8pt"/>
    </style:style>
    <style:style style:name="P49" style:family="paragraph" style:parent-style-name="Standard">
      <style:text-properties fo:font-size="8pt" officeooo:paragraph-rsid="00796590" style:font-size-asian="8pt" style:font-size-complex="8pt"/>
    </style:style>
    <style:style style:name="P50" style:family="paragraph" style:parent-style-name="Standard">
      <style:text-properties fo:font-size="8pt" officeooo:paragraph-rsid="008ef5bc" style:font-size-asian="8pt" style:font-size-complex="8pt"/>
    </style:style>
    <style:style style:name="P51" style:family="paragraph" style:parent-style-name="Standard">
      <style:text-properties fo:font-size="8pt" officeooo:paragraph-rsid="008ffe71" style:font-size-asian="8pt" style:font-size-complex="8pt"/>
    </style:style>
    <style:style style:name="P52" style:family="paragraph" style:parent-style-name="Standard">
      <style:text-properties fo:font-size="8pt" officeooo:paragraph-rsid="007bef7c" style:font-size-asian="8pt" style:font-size-complex="8pt"/>
    </style:style>
    <style:style style:name="P53" style:family="paragraph" style:parent-style-name="Standard">
      <style:text-properties fo:font-size="8pt" officeooo:paragraph-rsid="00928697" style:font-size-asian="8pt" style:font-size-complex="8pt"/>
    </style:style>
    <style:style style:name="P54" style:family="paragraph" style:parent-style-name="Standard">
      <style:text-properties fo:font-size="8pt" officeooo:paragraph-rsid="0095570d" style:font-size-asian="8pt" style:font-size-complex="8pt"/>
    </style:style>
    <style:style style:name="P55" style:family="paragraph" style:parent-style-name="Standard">
      <style:text-properties fo:font-size="8pt" officeooo:rsid="00a1973c" officeooo:paragraph-rsid="00a1973c" style:font-size-asian="8pt" style:font-size-complex="8pt"/>
    </style:style>
    <style:style style:name="P56" style:family="paragraph" style:parent-style-name="Standard">
      <style:paragraph-properties fo:text-align="start" style:justify-single-word="false"/>
      <style:text-properties fo:font-size="8pt" officeooo:paragraph-rsid="00a27e66" style:font-size-asian="8pt" style:font-size-complex="8pt"/>
    </style:style>
    <style:style style:name="P57" style:family="paragraph" style:parent-style-name="Standard">
      <style:paragraph-properties fo:text-align="start" style:justify-single-word="false"/>
      <style:text-properties fo:font-size="8pt" officeooo:paragraph-rsid="00a34cd9" style:font-size-asian="8pt" style:font-size-complex="8pt"/>
    </style:style>
    <style:style style:name="P58" style:family="paragraph" style:parent-style-name="Standard">
      <style:text-properties fo:font-size="8pt" officeooo:paragraph-rsid="00a34cd9" style:font-size-asian="8pt" style:font-size-complex="8pt"/>
    </style:style>
    <style:style style:name="P59" style:family="paragraph" style:parent-style-name="Standard">
      <style:text-properties fo:font-size="8pt" officeooo:rsid="00adcdaa" officeooo:paragraph-rsid="00adcdaa" style:font-size-asian="8pt" style:font-size-complex="8pt"/>
    </style:style>
    <style:style style:name="P60" style:family="paragraph" style:parent-style-name="Standard">
      <style:text-properties fo:font-size="8pt" officeooo:paragraph-rsid="00afc339" style:font-size-asian="8pt" style:font-size-complex="8pt"/>
    </style:style>
    <style:style style:name="P61" style:family="paragraph" style:parent-style-name="Standard">
      <style:text-properties fo:font-size="8pt" officeooo:paragraph-rsid="00b974bc" style:font-size-asian="8pt" style:font-size-complex="8pt"/>
    </style:style>
    <style:style style:name="P62" style:family="paragraph" style:parent-style-name="Standard">
      <style:text-properties fo:font-size="8pt" officeooo:rsid="00b1b369" officeooo:paragraph-rsid="00b1b369" style:font-size-asian="8pt" style:font-size-complex="8pt"/>
    </style:style>
    <style:style style:name="P63" style:family="paragraph" style:parent-style-name="Standard">
      <style:text-properties fo:font-size="8pt" officeooo:rsid="0073c05b" officeooo:paragraph-rsid="00c1f928" style:font-size-asian="8pt" style:font-size-complex="8pt"/>
    </style:style>
    <style:style style:name="P64" style:family="paragraph" style:parent-style-name="Standard">
      <style:text-properties fo:font-size="8pt" officeooo:paragraph-rsid="00c4ebb1" style:font-size-asian="8pt" style:font-size-complex="8pt"/>
    </style:style>
    <style:style style:name="P65" style:family="paragraph" style:parent-style-name="Standard">
      <style:text-properties fo:font-size="8pt" officeooo:paragraph-rsid="00d66148" style:font-size-asian="8pt" style:font-size-complex="8pt"/>
    </style:style>
    <style:style style:name="P66" style:family="paragraph" style:parent-style-name="Standard">
      <style:text-properties fo:font-size="8pt" officeooo:paragraph-rsid="00d82c00" style:font-size-asian="8pt" style:font-size-complex="8pt"/>
    </style:style>
    <style:style style:name="P67" style:family="paragraph" style:parent-style-name="Standard">
      <style:text-properties fo:font-size="8pt" officeooo:rsid="00e00cf9" officeooo:paragraph-rsid="00e00cf9" style:font-size-asian="8pt" style:font-size-complex="8pt"/>
    </style:style>
    <style:style style:name="P68" style:family="paragraph" style:parent-style-name="Standard">
      <style:text-properties fo:font-size="8pt" officeooo:rsid="010423d1" officeooo:paragraph-rsid="010423d1" style:font-size-asian="8pt" style:font-size-complex="8pt"/>
    </style:style>
    <style:style style:name="P69" style:family="paragraph" style:parent-style-name="Standard">
      <style:text-properties fo:color="#6a3e3e" style:font-name="Monospace" fo:font-size="8pt" officeooo:paragraph-rsid="00796590" style:font-size-asian="8pt" style:font-size-complex="8pt"/>
    </style:style>
    <style:style style:name="P70" style:family="paragraph" style:parent-style-name="Standard">
      <style:text-properties fo:color="#6a3e3e" style:font-name="Monospace" fo:font-size="8pt" officeooo:rsid="00a34cd9" officeooo:paragraph-rsid="00a34cd9" style:font-size-asian="8pt" style:font-size-complex="8pt"/>
    </style:style>
    <style:style style:name="P71"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72" style:family="paragraph" style:parent-style-name="Standard">
      <style:paragraph-properties fo:text-align="start" style:justify-single-word="false"/>
      <style:text-properties fo:color="#646464" style:font-name="Monospace" fo:font-size="8pt" officeooo:paragraph-rsid="00a34cd9" style:font-size-asian="8pt" style:font-size-complex="8pt"/>
    </style:style>
    <style:style style:name="P73" style:family="paragraph" style:parent-style-name="Standard">
      <style:text-properties officeooo:paragraph-rsid="00796590"/>
    </style:style>
    <style:style style:name="P74" style:family="paragraph" style:parent-style-name="Standard">
      <style:text-properties officeooo:paragraph-rsid="007bef7c"/>
    </style:style>
    <style:style style:name="P75"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76" style:family="paragraph" style:parent-style-name="Standard">
      <style:text-properties style:use-window-font-color="true" style:font-name="Helvetica"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77" style:family="paragraph" style:parent-style-name="Standard">
      <style:text-properties style:use-window-font-color="true" style:font-name="Helvetica"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78" style:family="paragraph" style:parent-style-name="Standard">
      <style:text-properties style:use-window-font-color="true" style:font-name="Helvetica"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79"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80" style:family="paragraph" style:parent-style-name="Standard">
      <style:text-properties style:use-window-font-color="true" style:font-name="Helvetica" fo:font-size="10pt" fo:language="en" fo:country="US" fo:font-weight="normal" officeooo:rsid="00b255ca"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82"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83" style:family="paragraph" style:parent-style-name="Standard">
      <style:paragraph-properties fo:text-align="start" style:justify-single-word="false"/>
      <style:text-properties style:use-window-font-color="true" style:font-name="Helvetica"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84" style:family="paragraph" style:parent-style-name="Standard">
      <style:text-properties fo:color="#3f7f5f" style:font-name="Monospace" fo:font-size="8pt" officeooo:paragraph-rsid="007bef7c" style:font-size-asian="8pt" style:font-size-complex="8pt"/>
    </style:style>
    <style:style style:name="P85" style:family="paragraph" style:parent-style-name="Standard">
      <style:text-properties officeooo:paragraph-rsid="0095570d"/>
    </style:style>
    <style:style style:name="P86" style:family="paragraph" style:parent-style-name="Standard">
      <style:text-properties officeooo:paragraph-rsid="009d7fc6"/>
    </style:style>
    <style:style style:name="P87" style:family="paragraph" style:parent-style-name="Standard">
      <style:text-properties officeooo:rsid="00b255ca" officeooo:paragraph-rsid="00b255ca"/>
    </style:style>
    <style:style style:name="P88" style:family="paragraph" style:parent-style-name="Standard">
      <style:text-properties fo:font-style="normal" officeooo:rsid="006a4c05" officeooo:paragraph-rsid="00796590" style:font-style-asian="normal" style:font-style-complex="normal"/>
    </style:style>
    <style:style style:name="P89" style:family="paragraph" style:parent-style-name="Standard">
      <style:text-properties officeooo:paragraph-rsid="011486d5"/>
    </style:style>
    <style:style style:name="P90" style:family="paragraph" style:parent-style-name="Standard">
      <style:text-properties officeooo:paragraph-rsid="011b28e1"/>
    </style:style>
    <style:style style:name="P91" style:family="paragraph" style:parent-style-name="Body">
      <style:text-properties fo:language="en" fo:country="US" style:language-complex="ar" style:country-complex="SA"/>
    </style:style>
    <style:style style:name="P92" style:family="paragraph" style:parent-style-name="Body">
      <style:text-properties fo:language="en" fo:country="US" officeooo:rsid="001febee" officeooo:paragraph-rsid="0021c380" style:language-complex="ar" style:country-complex="SA"/>
    </style:style>
    <style:style style:name="P93" style:family="paragraph" style:parent-style-name="Body">
      <style:text-properties fo:language="en" fo:country="US" officeooo:rsid="004423b9" officeooo:paragraph-rsid="003dc5bd" style:language-complex="ar" style:country-complex="SA"/>
    </style:style>
    <style:style style:name="P94" style:family="paragraph" style:parent-style-name="Body">
      <style:text-properties fo:language="en" fo:country="US" officeooo:rsid="0081847f" officeooo:paragraph-rsid="0081847f" style:language-complex="ar" style:country-complex="SA"/>
    </style:style>
    <style:style style:name="P95" style:family="paragraph" style:parent-style-name="Body">
      <style:text-properties fo:language="en" fo:country="US" officeooo:rsid="0096b05c" officeooo:paragraph-rsid="0096b05c" style:language-complex="ar" style:country-complex="SA"/>
    </style:style>
    <style:style style:name="P96" style:family="paragraph" style:parent-style-name="Body">
      <style:text-properties fo:language="en" fo:country="US" officeooo:rsid="0049694d" officeooo:paragraph-rsid="0098a40a" style:language-complex="ar" style:country-complex="SA"/>
    </style:style>
    <style:style style:name="P97"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98" style:family="paragraph" style:parent-style-name="Body">
      <style:text-properties fo:color="#ff0000" fo:language="en" fo:country="US" fo:font-style="italic" style:font-style-asian="italic" style:language-complex="ar" style:country-complex="SA"/>
    </style:style>
    <style:style style:name="P9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00" style:family="paragraph" style:parent-style-name="Body">
      <style:text-properties officeooo:paragraph-rsid="0021c380"/>
    </style:style>
    <style:style style:name="P101" style:family="paragraph" style:parent-style-name="Body">
      <style:text-properties officeooo:rsid="0018f655" officeooo:paragraph-rsid="003dc5bd"/>
    </style:style>
    <style:style style:name="P102" style:family="paragraph" style:parent-style-name="Body">
      <style:text-properties fo:font-style="normal" officeooo:rsid="0050667c" officeooo:paragraph-rsid="003dc5bd" style:font-style-asian="normal" style:font-style-complex="normal"/>
    </style:style>
    <style:style style:name="P103" style:family="paragraph" style:parent-style-name="Body">
      <style:text-properties fo:font-style="normal" officeooo:rsid="004893bd" officeooo:paragraph-rsid="003dc5bd" style:font-style-asian="normal" style:font-style-complex="normal"/>
    </style:style>
    <style:style style:name="P104" style:family="paragraph" style:parent-style-name="Body">
      <style:text-properties fo:font-style="normal" officeooo:rsid="004b76ce" officeooo:paragraph-rsid="003dc5bd" style:font-style-asian="normal" style:font-style-complex="normal"/>
    </style:style>
    <style:style style:name="P105" style:family="paragraph" style:parent-style-name="Body">
      <style:text-properties fo:font-style="normal" officeooo:rsid="004c2b47" officeooo:paragraph-rsid="003dc5bd" style:font-style-asian="normal" style:font-style-complex="normal"/>
    </style:style>
    <style:style style:name="P106" style:family="paragraph" style:parent-style-name="Body">
      <style:text-properties fo:font-style="normal" officeooo:rsid="005284b8" officeooo:paragraph-rsid="003dc5bd" style:font-style-asian="normal" style:font-style-complex="normal"/>
    </style:style>
    <style:style style:name="P107" style:family="paragraph" style:parent-style-name="Body">
      <style:text-properties fo:font-style="normal" officeooo:rsid="011ef26a" officeooo:paragraph-rsid="011ef26a" style:font-style-asian="normal" style:font-style-complex="normal"/>
    </style:style>
    <style:style style:name="P108" style:family="paragraph" style:parent-style-name="Body">
      <style:text-properties officeooo:rsid="00463c18" officeooo:paragraph-rsid="003dc5bd"/>
    </style:style>
    <style:style style:name="P109" style:family="paragraph" style:parent-style-name="Body">
      <style:text-properties officeooo:rsid="004893bd" officeooo:paragraph-rsid="003dc5bd"/>
    </style:style>
    <style:style style:name="P110" style:family="paragraph" style:parent-style-name="Body">
      <style:text-properties officeooo:rsid="004e4125" officeooo:paragraph-rsid="003dc5bd"/>
    </style:style>
    <style:style style:name="P111" style:family="paragraph" style:parent-style-name="Body">
      <style:text-properties officeooo:rsid="004e29fc" officeooo:paragraph-rsid="003dc5bd"/>
    </style:style>
    <style:style style:name="P112" style:family="paragraph" style:parent-style-name="Body">
      <style:text-properties officeooo:paragraph-rsid="0029d236"/>
    </style:style>
    <style:style style:name="P113" style:family="paragraph" style:parent-style-name="Body">
      <style:text-properties officeooo:rsid="005284b8" officeooo:paragraph-rsid="003dc5bd"/>
    </style:style>
    <style:style style:name="P114" style:family="paragraph" style:parent-style-name="Body">
      <style:text-properties officeooo:rsid="005379ab" officeooo:paragraph-rsid="003dc5bd"/>
    </style:style>
    <style:style style:name="P115" style:family="paragraph" style:parent-style-name="Body">
      <style:text-properties officeooo:rsid="0028ae53" officeooo:paragraph-rsid="003dc5bd"/>
    </style:style>
    <style:style style:name="P116" style:family="paragraph" style:parent-style-name="Body">
      <style:text-properties officeooo:rsid="00407bf2" officeooo:paragraph-rsid="00407bf2"/>
    </style:style>
    <style:style style:name="P117" style:family="paragraph" style:parent-style-name="Body">
      <style:text-properties officeooo:paragraph-rsid="00796590"/>
    </style:style>
    <style:style style:name="P118" style:family="paragraph" style:parent-style-name="Body">
      <style:text-properties officeooo:rsid="006434f5" officeooo:paragraph-rsid="00a50454"/>
    </style:style>
    <style:style style:name="P119" style:family="paragraph" style:parent-style-name="Body">
      <style:text-properties officeooo:paragraph-rsid="00797fda"/>
    </style:style>
    <style:style style:name="P120" style:family="paragraph" style:parent-style-name="Body">
      <style:text-properties officeooo:paragraph-rsid="007b1aaa"/>
    </style:style>
    <style:style style:name="P121" style:family="paragraph" style:parent-style-name="Body">
      <style:text-properties officeooo:paragraph-rsid="007fabbd"/>
    </style:style>
    <style:style style:name="P122" style:family="paragraph" style:parent-style-name="Body">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123" style:family="paragraph" style:parent-style-name="Body">
      <style:text-properties fo:color="#000000" style:font-name="Arial" fo:font-size="10pt" fo:language="en" fo:country="US" fo:font-style="normal" fo:font-weight="normal" officeooo:rsid="00b1b369" officeooo:paragraph-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text-properties fo:color="#000000" style:font-name="Arial"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125" style:family="paragraph" style:parent-style-name="Body">
      <style:text-properties officeooo:rsid="00847589" officeooo:paragraph-rsid="00847589"/>
    </style:style>
    <style:style style:name="P126" style:family="paragraph" style:parent-style-name="Body">
      <style:text-properties officeooo:paragraph-rsid="00847589"/>
    </style:style>
    <style:style style:name="P127" style:family="paragraph" style:parent-style-name="Body">
      <style:text-properties officeooo:paragraph-rsid="00928697"/>
    </style:style>
    <style:style style:name="P128" style:family="paragraph" style:parent-style-name="Body">
      <style:text-properties officeooo:paragraph-rsid="0095570d"/>
    </style:style>
    <style:style style:name="P129" style:family="paragraph" style:parent-style-name="Body">
      <style:text-properties officeooo:rsid="0096b05c" officeooo:paragraph-rsid="0096b05c"/>
    </style:style>
    <style:style style:name="P130" style:family="paragraph" style:parent-style-name="Body">
      <style:text-properties officeooo:paragraph-rsid="0096b05c"/>
    </style:style>
    <style:style style:name="P131" style:family="paragraph" style:parent-style-name="Body">
      <style:text-properties officeooo:paragraph-rsid="003dc5bd"/>
    </style:style>
    <style:style style:name="P132" style:family="paragraph" style:parent-style-name="Body">
      <style:text-properties officeooo:rsid="00a1973c" officeooo:paragraph-rsid="00a1973c"/>
    </style:style>
    <style:style style:name="P133" style:family="paragraph" style:parent-style-name="Body">
      <style:text-properties officeooo:paragraph-rsid="00a24b91"/>
    </style:style>
    <style:style style:name="P134" style:family="paragraph" style:parent-style-name="Body">
      <style:text-properties officeooo:rsid="00a34cd9" officeooo:paragraph-rsid="00a34cd9"/>
    </style:style>
    <style:style style:name="P135" style:family="paragraph" style:parent-style-name="Body">
      <style:text-properties officeooo:paragraph-rsid="00a50454"/>
    </style:style>
    <style:style style:name="P136" style:family="paragraph" style:parent-style-name="Body">
      <style:text-properties officeooo:paragraph-rsid="00a5badf"/>
    </style:style>
    <style:style style:name="P137" style:family="paragraph" style:parent-style-name="Body">
      <style:text-properties officeooo:paragraph-rsid="00a6ec35"/>
    </style:style>
    <style:style style:name="P138" style:family="paragraph" style:parent-style-name="Body">
      <style:text-properties officeooo:rsid="00ac3be9" officeooo:paragraph-rsid="00ac3be9"/>
    </style:style>
    <style:style style:name="P139" style:family="paragraph" style:parent-style-name="Body">
      <style:text-properties officeooo:rsid="00b255ca" officeooo:paragraph-rsid="00b255ca"/>
    </style:style>
    <style:style style:name="P140" style:family="paragraph" style:parent-style-name="Body">
      <style:text-properties officeooo:rsid="00b06b55" officeooo:paragraph-rsid="00b06b55"/>
    </style:style>
    <style:style style:name="P141" style:family="paragraph" style:parent-style-name="Body">
      <style:text-properties officeooo:paragraph-rsid="00bbd984"/>
    </style:style>
    <style:style style:name="P142" style:family="paragraph" style:parent-style-name="Body">
      <style:text-properties style:font-name="Arial" officeooo:rsid="0111b2c9" officeooo:paragraph-rsid="0111b2c9"/>
    </style:style>
    <style:style style:name="P143" style:family="paragraph" style:parent-style-name="Body">
      <style:text-properties officeooo:paragraph-rsid="00c32980"/>
    </style:style>
    <style:style style:name="P144" style:family="paragraph" style:parent-style-name="Body">
      <style:text-properties officeooo:paragraph-rsid="00d66148"/>
    </style:style>
    <style:style style:name="P145" style:family="paragraph" style:parent-style-name="Body">
      <style:text-properties fo:font-weight="normal" officeooo:rsid="006132dc" officeooo:paragraph-rsid="00d82c00" style:font-weight-asian="normal" style:font-weight-complex="normal"/>
    </style:style>
    <style:style style:name="P146" style:family="paragraph" style:parent-style-name="Body">
      <style:text-properties officeooo:rsid="00d90be3" officeooo:paragraph-rsid="00dd78d6"/>
    </style:style>
    <style:style style:name="P147" style:family="paragraph" style:parent-style-name="Body">
      <style:text-properties officeooo:rsid="00de35d4" officeooo:paragraph-rsid="00de35d4"/>
    </style:style>
    <style:style style:name="P148" style:family="paragraph" style:parent-style-name="Body">
      <style:text-properties fo:font-size="10pt" officeooo:rsid="00e00cf9" officeooo:paragraph-rsid="00e00cf9" style:font-size-asian="10pt" style:font-size-complex="10pt"/>
    </style:style>
    <style:style style:name="P149" style:family="paragraph" style:parent-style-name="Body">
      <style:text-properties officeooo:paragraph-rsid="00e18e2e"/>
    </style:style>
    <style:style style:name="P150" style:family="paragraph" style:parent-style-name="Body">
      <style:text-properties officeooo:rsid="00e18e2e" officeooo:paragraph-rsid="00e18e2e"/>
    </style:style>
    <style:style style:name="P151" style:family="paragraph" style:parent-style-name="Body">
      <style:text-properties officeooo:paragraph-rsid="00f02ff8"/>
    </style:style>
    <style:style style:name="P152" style:family="paragraph" style:parent-style-name="Body">
      <style:text-properties officeooo:paragraph-rsid="00992a20"/>
    </style:style>
    <style:style style:name="P153" style:family="paragraph" style:parent-style-name="Body">
      <style:text-properties officeooo:rsid="00f63754" officeooo:paragraph-rsid="00f63754"/>
    </style:style>
    <style:style style:name="P154" style:family="paragraph" style:parent-style-name="Body">
      <style:text-properties officeooo:rsid="00f22646" officeooo:paragraph-rsid="00f22646"/>
    </style:style>
    <style:style style:name="P155" style:family="paragraph" style:parent-style-name="Body">
      <style:text-properties officeooo:rsid="010246a2" officeooo:paragraph-rsid="010246a2"/>
    </style:style>
    <style:style style:name="P156" style:family="paragraph" style:parent-style-name="Body">
      <style:text-properties officeooo:rsid="010423d1" officeooo:paragraph-rsid="010423d1"/>
    </style:style>
    <style:style style:name="P157" style:family="paragraph" style:parent-style-name="Body">
      <style:text-properties officeooo:rsid="0107c005" officeooo:paragraph-rsid="0107c005"/>
    </style:style>
    <style:style style:name="P158" style:family="paragraph" style:parent-style-name="Body">
      <style:text-properties officeooo:paragraph-rsid="0107c005"/>
    </style:style>
    <style:style style:name="P159" style:family="paragraph" style:parent-style-name="Body">
      <style:text-properties officeooo:rsid="00d520dc" officeooo:paragraph-rsid="00d90be3"/>
    </style:style>
    <style:style style:name="P160" style:family="paragraph" style:parent-style-name="Body">
      <style:text-properties officeooo:rsid="01084e13" officeooo:paragraph-rsid="01084e13"/>
    </style:style>
    <style:style style:name="P161" style:family="paragraph" style:parent-style-name="Body">
      <style:text-properties officeooo:paragraph-rsid="01084e13"/>
    </style:style>
    <style:style style:name="P162" style:family="paragraph" style:parent-style-name="Body">
      <style:text-properties officeooo:rsid="0109268a" officeooo:paragraph-rsid="0109268a"/>
    </style:style>
    <style:style style:name="P163" style:family="paragraph" style:parent-style-name="Body">
      <style:text-properties officeooo:paragraph-rsid="0109268a"/>
    </style:style>
    <style:style style:name="P164" style:family="paragraph" style:parent-style-name="Body">
      <style:text-properties officeooo:paragraph-rsid="00dd78d6"/>
    </style:style>
    <style:style style:name="P165" style:family="paragraph" style:parent-style-name="Body">
      <style:text-properties officeooo:paragraph-rsid="010fd623"/>
    </style:style>
    <style:style style:name="P166" style:family="paragraph" style:parent-style-name="Body">
      <style:text-properties officeooo:rsid="010fd623" officeooo:paragraph-rsid="01143c0a"/>
    </style:style>
    <style:style style:name="P167" style:family="paragraph" style:parent-style-name="Body">
      <style:text-properties officeooo:rsid="0112ded4" officeooo:paragraph-rsid="01143c0a"/>
    </style:style>
    <style:style style:name="P168" style:family="paragraph" style:parent-style-name="Body">
      <style:text-properties officeooo:paragraph-rsid="01143c0a"/>
    </style:style>
    <style:style style:name="P169" style:family="paragraph" style:parent-style-name="Body">
      <style:text-properties officeooo:paragraph-rsid="00d82c00"/>
    </style:style>
    <style:style style:name="P170" style:family="paragraph" style:parent-style-name="Body">
      <style:text-properties officeooo:paragraph-rsid="011b28e1"/>
    </style:style>
    <style:style style:name="P171" style:family="paragraph" style:parent-style-name="Body">
      <style:text-properties officeooo:paragraph-rsid="011ef26a"/>
    </style:style>
    <style:style style:name="P172" style:family="paragraph" style:parent-style-name="Body">
      <style:text-properties officeooo:paragraph-rsid="008b081c"/>
    </style:style>
    <style:style style:name="P173" style:family="paragraph" style:parent-style-name="Body">
      <style:text-properties officeooo:paragraph-rsid="01224c1a"/>
    </style:style>
    <style:style style:name="P174" style:family="paragraph" style:parent-style-name="Body">
      <style:paragraph-properties fo:orphans="2" fo:widows="2" style:writing-mode="lr-tb"/>
    </style:style>
    <style:style style:name="P17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7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77" style:family="paragraph" style:parent-style-name="Document_20_Title">
      <style:text-properties fo:language="en" fo:country="US" style:language-complex="ar" style:country-complex="SA"/>
    </style:style>
    <style:style style:name="P178" style:family="paragraph" style:parent-style-name="Document_20_Title">
      <style:text-properties fo:language="en" fo:country="US" officeooo:rsid="002da020" officeooo:paragraph-rsid="002da020" style:language-complex="ar" style:country-complex="SA"/>
    </style:style>
    <style:style style:name="P179" style:family="paragraph" style:parent-style-name="CellBody">
      <style:paragraph-properties fo:keep-with-next="always" style:snap-to-layout-grid="false"/>
      <style:text-properties fo:language="en" fo:country="US" style:language-complex="ar" style:country-complex="SA"/>
    </style:style>
    <style:style style:name="P180"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81"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8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83" style:family="paragraph" style:parent-style-name="CellBody">
      <style:paragraph-properties style:snap-to-layout-grid="false"/>
      <style:text-properties fo:language="en" fo:country="US" style:language-complex="ar" style:country-complex="SA"/>
    </style:style>
    <style:style style:name="P184" style:family="paragraph" style:parent-style-name="CellBody">
      <style:paragraph-properties style:snap-to-layout-grid="false"/>
      <style:text-properties fo:language="en" fo:country="US" officeooo:rsid="003dc5bd" officeooo:paragraph-rsid="003dc5bd" style:language-complex="ar" style:country-complex="SA"/>
    </style:style>
    <style:style style:name="P185" style:family="paragraph" style:parent-style-name="CellBody">
      <style:paragraph-properties style:snap-to-layout-grid="false"/>
      <style:text-properties fo:language="en" fo:country="US" officeooo:rsid="004bc3db" officeooo:paragraph-rsid="004bc3db" style:language-complex="ar" style:country-complex="SA"/>
    </style:style>
    <style:style style:name="P186" style:family="paragraph" style:parent-style-name="CellBody">
      <style:paragraph-properties style:snap-to-layout-grid="false"/>
      <style:text-properties fo:language="en" fo:country="US" officeooo:rsid="007763da" officeooo:paragraph-rsid="007763da" style:language-complex="ar" style:country-complex="SA"/>
    </style:style>
    <style:style style:name="P187" style:family="paragraph" style:parent-style-name="CellBody">
      <style:paragraph-properties style:snap-to-layout-grid="false"/>
      <style:text-properties fo:language="en" fo:country="US" officeooo:rsid="00827a92" officeooo:paragraph-rsid="00827a92" style:language-complex="ar" style:country-complex="SA"/>
    </style:style>
    <style:style style:name="P188" style:family="paragraph" style:parent-style-name="CellBody">
      <style:paragraph-properties style:snap-to-layout-grid="false"/>
      <style:text-properties fo:language="en" fo:country="US" officeooo:rsid="011b2ae8" officeooo:paragraph-rsid="011b2ae8" style:language-complex="ar" style:country-complex="SA"/>
    </style:style>
    <style:style style:name="P189"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90"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91"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92" style:family="paragraph" style:parent-style-name="CellBody">
      <style:paragraph-properties style:snap-to-layout-grid="false"/>
      <style:text-properties fo:color="#ff0000" fo:language="en" fo:country="US" fo:font-style="italic" officeooo:rsid="011b2ae8" officeooo:paragraph-rsid="011b2ae8" style:font-style-asian="italic" style:language-complex="ar" style:country-complex="SA"/>
    </style:style>
    <style:style style:name="P193" style:family="paragraph" style:parent-style-name="Abstract">
      <style:text-properties fo:font-size="16pt" fo:language="en" fo:country="US" fo:font-weight="bold" style:font-size-asian="16pt" style:font-weight-asian="bold" style:language-complex="ar" style:country-complex="SA"/>
    </style:style>
    <style:style style:name="P194"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95" style:family="paragraph" style:parent-style-name="Standard">
      <style:paragraph-properties fo:margin-left="0cm" fo:margin-right="0cm" fo:text-align="start" style:justify-single-word="false" fo:text-indent="0cm" style:auto-text-indent="false"/>
    </style:style>
    <style:style style:name="P196" style:family="paragraph" style:parent-style-name="Standard">
      <style:paragraph-properties fo:margin-left="0cm" fo:margin-right="0cm" fo:text-align="start" style:justify-single-word="false" fo:text-indent="0cm" style:auto-text-indent="false"/>
      <style:text-properties officeooo:paragraph-rsid="0096b05c"/>
    </style:style>
    <style:style style:name="P197" style:family="paragraph" style:parent-style-name="Standard">
      <style:paragraph-properties fo:margin-left="0cm" fo:margin-right="0cm" fo:text-align="start" style:justify-single-word="false" fo:text-indent="0cm" style:auto-text-indent="false"/>
      <style:text-properties officeooo:paragraph-rsid="0095570d"/>
    </style:style>
    <style:style style:name="P198" style:family="paragraph" style:parent-style-name="Standard">
      <style:paragraph-properties fo:margin-left="0cm" fo:margin-right="0cm" fo:text-align="start" style:justify-single-word="false" fo:text-indent="0cm" style:auto-text-indent="false"/>
      <style:text-properties officeooo:paragraph-rsid="00caa062"/>
    </style:style>
    <style:style style:name="P199" style:family="paragraph" style:parent-style-name="Standard">
      <style:paragraph-properties fo:margin-left="0cm" fo:margin-right="0cm" fo:text-align="start" style:justify-single-word="false" fo:text-indent="0cm" style:auto-text-indent="false"/>
      <style:text-properties officeooo:paragraph-rsid="00e00cf9"/>
    </style:style>
    <style:style style:name="P200" style:family="paragraph" style:parent-style-name="Standard">
      <style:paragraph-properties fo:margin-left="0cm" fo:margin-right="0cm" fo:text-align="start" style:justify-single-word="false" fo:text-indent="0cm" style:auto-text-indent="false"/>
      <style:text-properties officeooo:paragraph-rsid="011486d5"/>
    </style:style>
    <style:style style:name="P201" style:family="paragraph" style:parent-style-name="Standard">
      <style:paragraph-properties fo:margin-left="0cm" fo:margin-right="0cm" fo:text-align="start" style:justify-single-word="false" fo:text-indent="0cm" style:auto-text-indent="false"/>
      <style:text-properties officeooo:paragraph-rsid="011ce714"/>
    </style:style>
    <style:style style:name="P202" style:family="paragraph" style:parent-style-name="Standard">
      <style:paragraph-properties fo:margin-left="0cm" fo:margin-right="0cm" fo:text-align="start" style:justify-single-word="false" fo:text-indent="0cm" style:auto-text-indent="false"/>
      <style:text-properties officeooo:paragraph-rsid="011e3dbd"/>
    </style:style>
    <style:style style:name="P203" style:family="paragraph" style:parent-style-name="Standard">
      <style:paragraph-properties fo:margin-left="0cm" fo:margin-right="0cm" fo:text-align="start" style:justify-single-word="false" fo:text-indent="0cm" style:auto-text-indent="false"/>
      <style:text-properties officeooo:paragraph-rsid="01230776"/>
    </style:style>
    <style:style style:name="P204"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properties style:font-name="Monospace" fo:font-size="8pt" officeooo:paragraph-rsid="00c1f928"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style:font-name="Monospace" fo:font-size="8pt" officeooo:paragraph-rsid="00e18e2e"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style:font-name="Monospace" fo:font-size="8pt" officeooo:paragraph-rsid="01143c0a"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b255ca"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dcdaa"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65371"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e18e2e"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aa062"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1ce714"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1e3dbd"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230776"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1230776" style:font-size-asian="8pt" style:font-size-complex="8pt"/>
    </style:style>
    <style:style style:name="P222"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223"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1f928" style:font-size-asian="8pt" style:font-size-complex="8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18e2e" style:font-size-asian="8pt" style:font-size-complex="8pt"/>
    </style:style>
    <style:style style:name="P23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ee143"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00cf9" style:font-size-asian="8pt" style:font-size-complex="8pt"/>
    </style:style>
    <style:style style:name="P23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d66148" style:font-size-asian="8pt" style:font-size-complex="8pt"/>
    </style:style>
    <style:style style:name="P23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ce714"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235"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1230776"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23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38"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239"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240"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241"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242"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243"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244"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245"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246" style:family="paragraph" style:parent-style-name="Standard">
      <style:paragraph-properties fo:margin-left="0cm" fo:margin-right="0cm" fo:text-align="start" style:justify-single-word="false" fo:text-indent="0cm" style:auto-text-indent="false"/>
      <style:text-properties fo:font-size="8pt" officeooo:paragraph-rsid="00c1f928" style:font-size-asian="8pt" style:font-size-complex="8pt"/>
    </style:style>
    <style:style style:name="P247"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248" style:family="paragraph" style:parent-style-name="Standard">
      <style:paragraph-properties fo:margin-left="0cm" fo:margin-right="0cm" fo:text-align="start" style:justify-single-word="false" fo:text-indent="0cm" style:auto-text-indent="false"/>
      <style:text-properties fo:font-size="8pt" officeooo:paragraph-rsid="00e18e2e" style:font-size-asian="8pt" style:font-size-complex="8pt"/>
    </style:style>
    <style:style style:name="P249" style:family="paragraph" style:parent-style-name="Standard">
      <style:paragraph-properties fo:margin-left="0cm" fo:margin-right="0cm" fo:text-align="start" style:justify-single-word="false" fo:text-indent="0cm" style:auto-text-indent="false"/>
      <style:text-properties fo:font-size="8pt" officeooo:paragraph-rsid="00cd0002" style:font-size-asian="8pt" style:font-size-complex="8pt"/>
    </style:style>
    <style:style style:name="P250" style:family="paragraph" style:parent-style-name="Standard">
      <style:paragraph-properties fo:margin-left="0cm" fo:margin-right="0cm" fo:text-align="start" style:justify-single-word="false" fo:text-indent="0cm" style:auto-text-indent="false"/>
      <style:text-properties fo:font-size="8pt" officeooo:paragraph-rsid="00cee143" style:font-size-asian="8pt" style:font-size-complex="8pt"/>
    </style:style>
    <style:style style:name="P251" style:family="paragraph" style:parent-style-name="Standard">
      <style:paragraph-properties fo:margin-left="0cm" fo:margin-right="0cm" fo:text-align="start" style:justify-single-word="false" fo:text-indent="0cm" style:auto-text-indent="false"/>
      <style:text-properties fo:font-size="8pt" officeooo:paragraph-rsid="00e00cf9" style:font-size-asian="8pt" style:font-size-complex="8pt"/>
    </style:style>
    <style:style style:name="P252" style:family="paragraph" style:parent-style-name="Standard">
      <style:paragraph-properties fo:margin-left="0cm" fo:margin-right="0cm" fo:text-align="start" style:justify-single-word="false" fo:text-indent="0cm" style:auto-text-indent="false"/>
      <style:text-properties fo:font-size="8pt" officeooo:paragraph-rsid="00ef403d" style:font-size-asian="8pt" style:font-size-complex="8pt"/>
    </style:style>
    <style:style style:name="P253" style:family="paragraph" style:parent-style-name="Standard">
      <style:paragraph-properties fo:margin-left="0cm" fo:margin-right="0cm" fo:text-align="start" style:justify-single-word="false" fo:text-indent="0cm" style:auto-text-indent="false"/>
      <style:text-properties fo:font-size="8pt" officeooo:paragraph-rsid="0117072a" style:font-size-asian="8pt" style:font-size-complex="8pt"/>
    </style:style>
    <style:style style:name="P254" style:family="paragraph" style:parent-style-name="Standard">
      <style:paragraph-properties fo:margin-left="0cm" fo:margin-right="0cm" fo:text-align="start" style:justify-single-word="false" fo:text-indent="0cm" style:auto-text-indent="false"/>
      <style:text-properties fo:font-size="8pt" officeooo:paragraph-rsid="0119e91a" style:font-size-asian="8pt" style:font-size-complex="8pt"/>
    </style:style>
    <style:style style:name="P255" style:family="paragraph" style:parent-style-name="Standard">
      <style:paragraph-properties fo:margin-left="0cm" fo:margin-right="0cm" fo:text-align="start" style:justify-single-word="false" fo:text-indent="0cm" style:auto-text-indent="false"/>
      <style:text-properties fo:font-size="8pt" officeooo:paragraph-rsid="011b191e" style:font-size-asian="8pt" style:font-size-complex="8pt"/>
    </style:style>
    <style:style style:name="P256" style:family="paragraph" style:parent-style-name="Standard">
      <style:paragraph-properties fo:margin-left="0cm" fo:margin-right="0cm" fo:text-align="start" style:justify-single-word="false" fo:text-indent="0cm" style:auto-text-indent="false"/>
      <style:text-properties fo:font-size="8pt" officeooo:paragraph-rsid="011b28e1" style:font-size-asian="8pt" style:font-size-complex="8pt"/>
    </style:style>
    <style:style style:name="P257" style:family="paragraph" style:parent-style-name="Standard">
      <style:paragraph-properties fo:margin-left="0cm" fo:margin-right="0cm" fo:text-align="start" style:justify-single-word="false" fo:text-indent="0cm" style:auto-text-indent="false"/>
      <style:text-properties fo:font-size="8pt" officeooo:paragraph-rsid="011ce714" style:font-size-asian="8pt" style:font-size-complex="8pt"/>
    </style:style>
    <style:style style:name="P258" style:family="paragraph" style:parent-style-name="Standard">
      <style:paragraph-properties fo:margin-left="0cm" fo:margin-right="0cm" fo:text-align="start" style:justify-single-word="false" fo:text-indent="0cm" style:auto-text-indent="false"/>
      <style:text-properties fo:font-size="8pt" officeooo:paragraph-rsid="011e3dbd" style:font-size-asian="8pt" style:font-size-complex="8pt"/>
    </style:style>
    <style:style style:name="P259" style:family="paragraph" style:parent-style-name="Standard">
      <style:paragraph-properties fo:margin-left="0cm" fo:margin-right="0cm" fo:text-align="start" style:justify-single-word="false" fo:text-indent="0cm" style:auto-text-indent="false"/>
      <style:text-properties fo:font-size="8pt" officeooo:paragraph-rsid="01230776" style:font-size-asian="8pt" style:font-size-complex="8pt"/>
    </style:style>
    <style:style style:name="P260" style:family="paragraph" style:parent-style-name="Standard">
      <style:paragraph-properties fo:margin-left="0cm" fo:margin-right="0cm" fo:text-align="start" style:justify-single-word="false" fo:text-indent="0cm" style:auto-text-indent="false"/>
      <style:text-properties fo:font-size="8pt" officeooo:paragraph-rsid="010f2ae4" style:font-size-asian="8pt" style:font-size-complex="8pt"/>
    </style:style>
    <style:style style:name="P261" style:family="paragraph" style:parent-style-name="Standard">
      <style:paragraph-properties fo:margin-left="0cm" fo:margin-right="0cm" fo:text-align="start" style:justify-single-word="false" fo:text-indent="0cm" style:auto-text-indent="false"/>
      <style:text-properties fo:font-size="8pt" officeooo:paragraph-rsid="01143c0a" style:font-size-asian="8pt" style:font-size-complex="8pt"/>
    </style:style>
    <style:style style:name="P262" style:family="paragraph" style:parent-style-name="Standard">
      <style:paragraph-properties fo:margin-left="0cm" fo:margin-right="0cm" fo:text-align="start" style:justify-single-word="false" fo:text-indent="0cm" style:auto-text-indent="false"/>
      <style:text-properties fo:font-size="8pt" officeooo:paragraph-rsid="011690e3" style:font-size-asian="8pt" style:font-size-complex="8pt"/>
    </style:style>
    <style:style style:name="P263"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264"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265"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266"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268"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269"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70"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1230776" style:font-size-asian="8pt" style:font-size-complex="8pt"/>
    </style:style>
    <style:style style:name="P271" style:family="paragraph" style:parent-style-name="Table_20_Contents">
      <style:text-properties officeooo:rsid="010cd059" officeooo:paragraph-rsid="010cd059"/>
    </style:style>
    <style:style style:name="P272" style:family="paragraph" style:parent-style-name="Table_20_Contents">
      <style:text-properties officeooo:paragraph-rsid="010cd059"/>
    </style:style>
    <style:style style:name="P273" style:family="paragraph" style:parent-style-name="Table_20_Contents">
      <style:text-properties fo:font-weight="bold" officeooo:rsid="010cd059" officeooo:paragraph-rsid="010cd059" style:font-weight-asian="bold" style:font-weight-complex="bold"/>
    </style:style>
    <style:style style:name="P274" style:family="paragraph" style:parent-style-name="Table_20_Contents">
      <style:text-properties fo:font-weight="bold" officeooo:rsid="011b7795" officeooo:paragraph-rsid="011b7795" style:font-weight-asian="bold" style:font-weight-complex="bold"/>
    </style:style>
    <style:style style:name="P275" style:family="paragraph" style:parent-style-name="Table_20_Contents">
      <style:text-properties style:font-name="Courier New1" fo:font-weight="bold" style:font-weight-asian="bold" style:font-weight-complex="bold"/>
    </style:style>
    <style:style style:name="P276" style:family="paragraph" style:parent-style-name="Table_20_Contents">
      <style:text-properties style:font-name="Courier New1" fo:font-weight="bold" officeooo:paragraph-rsid="010cd059" style:font-weight-asian="bold" style:font-weight-complex="bold"/>
    </style:style>
    <style:style style:name="P277" style:family="paragraph" style:parent-style-name="Table_20_Contents">
      <style:text-properties officeooo:rsid="011b7795" officeooo:paragraph-rsid="011b7795"/>
    </style:style>
    <style:style style:name="P278" style:family="paragraph" style:parent-style-name="Table_20_Contents">
      <style:text-properties officeooo:paragraph-rsid="011b7795"/>
    </style:style>
    <style:style style:name="P27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80" style:family="paragraph" style:parent-style-name="Body" style:list-style-name="L1">
      <style:text-properties officeooo:paragraph-rsid="003dc5bd"/>
    </style:style>
    <style:style style:name="P281" style:family="paragraph" style:parent-style-name="Body" style:list-style-name="L1">
      <style:text-properties officeooo:rsid="004893bd" officeooo:paragraph-rsid="003dc5bd"/>
    </style:style>
    <style:style style:name="P282" style:family="paragraph" style:parent-style-name="Body">
      <style:text-properties fo:font-style="normal" officeooo:rsid="008b2a05" officeooo:paragraph-rsid="003dc5bd" style:font-style-asian="normal" style:font-style-complex="normal"/>
    </style:style>
    <style:style style:name="P283" style:family="paragraph" style:parent-style-name="Body" style:list-style-name="L2">
      <style:text-properties fo:font-style="normal" officeooo:rsid="008b2a05" officeooo:paragraph-rsid="003dc5bd" style:font-style-asian="normal" style:font-style-complex="normal"/>
    </style:style>
    <style:style style:name="P284" style:family="paragraph" style:parent-style-name="Body" style:list-style-name="L2">
      <style:text-properties fo:font-style="normal" officeooo:rsid="004a973d" officeooo:paragraph-rsid="003dc5bd" style:font-style-asian="normal" style:font-style-complex="normal"/>
    </style:style>
    <style:style style:name="P285" style:family="paragraph" style:parent-style-name="Body" style:list-style-name="L3">
      <style:text-properties officeooo:rsid="005a8355" officeooo:paragraph-rsid="003dc5bd"/>
    </style:style>
    <style:style style:name="P286" style:family="paragraph" style:parent-style-name="Body" style:list-style-name="L4">
      <style:text-properties officeooo:rsid="005a8355" officeooo:paragraph-rsid="003dc5bd"/>
    </style:style>
    <style:style style:name="P287" style:family="paragraph" style:parent-style-name="Body" style:list-style-name="L5">
      <style:text-properties officeooo:rsid="005a8355" officeooo:paragraph-rsid="003dc5bd"/>
    </style:style>
    <style:style style:name="P288" style:family="paragraph" style:parent-style-name="Body" style:list-style-name="L3">
      <style:text-properties officeooo:rsid="005be120" officeooo:paragraph-rsid="003dc5bd"/>
    </style:style>
    <style:style style:name="P289" style:family="paragraph" style:parent-style-name="Body" style:list-style-name="L4">
      <style:text-properties officeooo:rsid="005be120" officeooo:paragraph-rsid="003dc5bd"/>
    </style:style>
    <style:style style:name="P290" style:family="paragraph" style:parent-style-name="Body" style:list-style-name="L5">
      <style:text-properties officeooo:rsid="005be120" officeooo:paragraph-rsid="003dc5bd"/>
    </style:style>
    <style:style style:name="P291" style:family="paragraph" style:parent-style-name="Body" style:list-style-name="L3">
      <style:text-properties officeooo:rsid="00772750" officeooo:paragraph-rsid="003dc5bd"/>
    </style:style>
    <style:style style:name="P292" style:family="paragraph" style:parent-style-name="Body" style:list-style-name="L3">
      <style:text-properties officeooo:rsid="00991b9f" officeooo:paragraph-rsid="003dc5bd"/>
    </style:style>
    <style:style style:name="P293" style:family="paragraph" style:parent-style-name="Body" style:list-style-name="L3">
      <style:text-properties officeooo:rsid="00b4d0bc" officeooo:paragraph-rsid="003dc5bd"/>
    </style:style>
    <style:style style:name="P294" style:family="paragraph" style:parent-style-name="Body" style:list-style-name="L4">
      <style:text-properties officeooo:rsid="0024ffc7" officeooo:paragraph-rsid="003dc5bd"/>
    </style:style>
    <style:style style:name="P295" style:family="paragraph" style:parent-style-name="Body" style:list-style-name="L4">
      <style:text-properties officeooo:rsid="0058c04f" officeooo:paragraph-rsid="003dc5bd"/>
    </style:style>
    <style:style style:name="P296" style:family="paragraph" style:parent-style-name="Body" style:list-style-name="L4">
      <style:text-properties officeooo:rsid="0066a126" officeooo:paragraph-rsid="003dc5bd"/>
    </style:style>
    <style:style style:name="P297" style:family="paragraph" style:parent-style-name="Body" style:list-style-name="L4">
      <style:text-properties officeooo:rsid="00815ba7" officeooo:paragraph-rsid="003dc5bd"/>
    </style:style>
    <style:style style:name="P298" style:family="paragraph" style:parent-style-name="Body" style:list-style-name="L5">
      <style:text-properties officeooo:paragraph-rsid="003dc5bd"/>
    </style:style>
    <style:style style:name="P299" style:family="paragraph" style:parent-style-name="Body" style:list-style-name="L5">
      <style:text-properties officeooo:rsid="00803751" officeooo:paragraph-rsid="003dc5bd"/>
    </style:style>
    <style:style style:name="P300"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301"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302"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303" style:family="paragraph" style:parent-style-name="Body">
      <style:text-properties fo:color="#000000" style:font-name="Arial" fo:font-size="10pt" fo:language="en" fo:country="US" officeooo:rsid="00f22646" officeooo:paragraph-rsid="00f22646" style:font-name-asian="Times New Roman" style:font-size-asian="10pt" style:font-name-complex="Times New Roman" style:font-size-complex="10pt" style:language-complex="ar" style:country-complex="SA"/>
    </style:style>
    <style:style style:name="P304" style:family="paragraph" style:parent-style-name="Body" style:list-style-name="L8">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305" style:family="paragraph" style:parent-style-name="Body">
      <style:text-properties fo:color="#000000" style:font-name="Arial" fo:font-size="10pt" fo:language="en" fo:country="US" officeooo:rsid="0137b4c1" officeooo:paragraph-rsid="0137b4c1" style:font-name-asian="Times New Roman" style:font-size-asian="10pt" style:font-name-complex="Times New Roman" style:font-size-complex="10pt" style:language-complex="ar" style:country-complex="SA"/>
    </style:style>
    <style:style style:name="P306" style:family="paragraph" style:parent-style-name="Body">
      <style:text-properties fo:color="#000000" style:font-name="Arial" fo:font-size="10pt" fo:language="en" fo:country="US" officeooo:rsid="0143c25f" officeooo:paragraph-rsid="0143c25f" style:font-name-asian="Times New Roman" style:font-size-asian="10pt" style:font-name-complex="Times New Roman" style:font-size-complex="10pt" style:language-complex="ar" style:country-complex="SA"/>
    </style:style>
    <style:style style:name="P307" style:family="paragraph" style:parent-style-name="Body">
      <style:text-properties fo:color="#000000" style:font-name="Arial" fo:font-size="10pt" fo:language="en" fo:country="US" fo:font-style="normal" officeooo:rsid="01224c1a" officeooo:paragraph-rsid="01224c1a" style:font-name-asian="Times New Roman" style:font-size-asian="10pt" style:font-style-asian="normal" style:font-name-complex="Times New Roman" style:font-size-complex="10pt" style:language-complex="ar" style:country-complex="SA" style:font-style-complex="normal"/>
    </style:style>
    <style:style style:name="P308" style:family="paragraph" style:parent-style-name="Body">
      <style:text-properties fo:color="#000000" style:font-name="Arial" fo:font-size="8pt" fo:language="en" fo:country="US" officeooo:rsid="00afc339" officeooo:paragraph-rsid="01446d7a" style:font-name-asian="Times New Roman" style:font-size-asian="8pt" style:font-name-complex="Times New Roman" style:font-size-complex="8pt" style:language-complex="ar" style:country-complex="SA"/>
    </style:style>
    <style:style style:name="P309" style:family="paragraph" style:parent-style-name="Body" style:list-style-name="L6">
      <style:text-properties officeooo:paragraph-rsid="00847589"/>
    </style:style>
    <style:style style:name="P310" style:family="paragraph" style:parent-style-name="Body" style:list-style-name="L7">
      <style:text-properties officeooo:rsid="00847589" officeooo:paragraph-rsid="00847589"/>
    </style:style>
    <style:style style:name="P311" style:family="paragraph" style:parent-style-name="Body" style:list-style-name="L7">
      <style:text-properties officeooo:rsid="00eccfe7" officeooo:paragraph-rsid="00eccfe7"/>
    </style:style>
    <style:style style:name="P312" style:family="paragraph" style:parent-style-name="Body" style:list-style-name="L8">
      <style:text-properties officeooo:rsid="0087dd6a" officeooo:paragraph-rsid="0087dd6a"/>
    </style:style>
    <style:style style:name="P313" style:family="paragraph" style:parent-style-name="Body" style:list-style-name="L9">
      <style:text-properties officeooo:rsid="00467055" officeooo:paragraph-rsid="00797fda"/>
    </style:style>
    <style:style style:name="P314" style:family="paragraph" style:parent-style-name="Body" style:list-style-name="L14">
      <style:text-properties officeooo:paragraph-rsid="00a24b91"/>
    </style:style>
    <style:style style:name="P315" style:family="paragraph" style:parent-style-name="Body">
      <style:text-properties fo:font-weight="normal" officeooo:rsid="0107c005" officeooo:paragraph-rsid="0107c005" style:font-weight-asian="normal" style:font-weight-complex="normal"/>
    </style:style>
    <style:style style:name="P316" style:family="paragraph" style:parent-style-name="Body">
      <style:text-properties officeooo:paragraph-rsid="010246a2"/>
    </style:style>
    <style:style style:name="P317" style:family="paragraph" style:parent-style-name="Body">
      <style:text-properties fo:language="en" fo:country="US" officeooo:rsid="0081847f" officeooo:paragraph-rsid="0081847f" style:language-complex="ar" style:country-complex="SA"/>
    </style:style>
    <style:style style:name="P318" style:family="paragraph" style:parent-style-name="Body">
      <style:text-properties fo:language="en" fo:country="US" officeooo:rsid="012917c0" officeooo:paragraph-rsid="012917c0" style:language-complex="ar" style:country-complex="SA"/>
    </style:style>
    <style:style style:name="P319" style:family="paragraph" style:parent-style-name="Body">
      <style:text-properties fo:font-size="8pt" officeooo:paragraph-rsid="012917c0" style:font-size-asian="8pt" style:font-size-complex="8pt"/>
    </style:style>
    <style:style style:name="P320" style:family="paragraph" style:parent-style-name="Body">
      <style:text-properties officeooo:paragraph-rsid="012c00aa"/>
    </style:style>
    <style:style style:name="P321" style:family="paragraph" style:parent-style-name="Body">
      <style:text-properties officeooo:rsid="010423d1" officeooo:paragraph-rsid="013adcd5"/>
    </style:style>
    <style:style style:name="P322" style:family="paragraph" style:parent-style-name="Body" style:list-style-name="L13"/>
    <style:style style:name="P323" style:family="paragraph" style:parent-style-name="Body">
      <style:text-properties officeooo:paragraph-rsid="012cfdef"/>
    </style:style>
    <style:style style:name="P324" style:family="paragraph" style:parent-style-name="Body">
      <style:text-properties officeooo:paragraph-rsid="01333da3"/>
    </style:style>
    <style:style style:name="P325" style:family="paragraph" style:parent-style-name="Body">
      <style:text-properties officeooo:rsid="0133cfcf" officeooo:paragraph-rsid="0133cfcf"/>
    </style:style>
    <style:style style:name="P326" style:family="paragraph" style:parent-style-name="Body">
      <style:text-properties officeooo:paragraph-rsid="0133cfcf"/>
    </style:style>
    <style:style style:name="P327" style:family="paragraph" style:parent-style-name="Body">
      <style:text-properties officeooo:paragraph-rsid="01355979"/>
    </style:style>
    <style:style style:name="P328" style:family="paragraph" style:parent-style-name="Body">
      <style:text-properties officeooo:rsid="0137b4c1" officeooo:paragraph-rsid="0137b4c1"/>
    </style:style>
    <style:style style:name="P329" style:family="paragraph" style:parent-style-name="Body">
      <style:text-properties officeooo:paragraph-rsid="00847589"/>
    </style:style>
    <style:style style:name="P330" style:family="paragraph" style:parent-style-name="Body" style:list-style-name="L6">
      <style:text-properties officeooo:rsid="013adcd5" officeooo:paragraph-rsid="013adcd5"/>
    </style:style>
    <style:style style:name="P331" style:family="paragraph" style:parent-style-name="Body">
      <style:text-properties officeooo:rsid="013d14d4" officeooo:paragraph-rsid="013d14d4"/>
    </style:style>
    <style:style style:name="P332" style:family="paragraph" style:parent-style-name="Body">
      <style:text-properties officeooo:paragraph-rsid="013d14d4"/>
    </style:style>
    <style:style style:name="P333" style:family="paragraph" style:parent-style-name="Body">
      <style:text-properties officeooo:paragraph-rsid="013f408f"/>
    </style:style>
    <style:style style:name="P334" style:family="paragraph" style:parent-style-name="Body">
      <style:text-properties officeooo:rsid="01408f24" officeooo:paragraph-rsid="01408f24"/>
    </style:style>
    <style:style style:name="P335" style:family="paragraph" style:parent-style-name="Body">
      <style:text-properties officeooo:paragraph-rsid="01408f24"/>
    </style:style>
    <style:style style:name="P336" style:family="paragraph" style:parent-style-name="Body">
      <style:text-properties officeooo:paragraph-rsid="01413ff9"/>
    </style:style>
    <style:style style:name="P337" style:family="paragraph" style:parent-style-name="Body" style:list-style-name="L19">
      <style:text-properties officeooo:paragraph-rsid="01413ff9"/>
    </style:style>
    <style:style style:name="P338" style:family="paragraph" style:parent-style-name="Body" style:list-style-name="L19">
      <style:text-properties officeooo:rsid="01413ff9" officeooo:paragraph-rsid="01413ff9"/>
    </style:style>
    <style:style style:name="P339" style:family="paragraph" style:parent-style-name="Body">
      <style:text-properties officeooo:rsid="01433215" officeooo:paragraph-rsid="01433215"/>
    </style:style>
    <style:style style:name="P340" style:family="paragraph" style:parent-style-name="Body">
      <style:text-properties officeooo:paragraph-rsid="01438c87"/>
    </style:style>
    <style:style style:name="P341" style:family="paragraph" style:parent-style-name="Body">
      <style:text-properties style:font-name="Arial" officeooo:rsid="01438c87" officeooo:paragraph-rsid="01438c87"/>
    </style:style>
    <style:style style:name="P342" style:family="paragraph" style:parent-style-name="Body">
      <style:text-properties officeooo:rsid="0072d8f7" officeooo:paragraph-rsid="0143c25f"/>
    </style:style>
    <style:style style:name="P343" style:family="paragraph" style:parent-style-name="Body">
      <style:text-properties officeooo:paragraph-rsid="0143c25f"/>
    </style:style>
    <style:style style:name="P344" style:family="paragraph" style:parent-style-name="Body">
      <style:text-properties officeooo:paragraph-rsid="01446d7a"/>
    </style:style>
    <style:style style:name="P345" style:family="paragraph" style:parent-style-name="Body">
      <style:text-properties style:font-name="Courier New1" fo:font-weight="bold" officeooo:paragraph-rsid="01446d7a" style:font-weight-asian="bold" style:font-weight-complex="bold"/>
    </style:style>
    <style:style style:name="P346" style:family="paragraph" style:parent-style-name="Body">
      <style:text-properties officeooo:rsid="00b974bc" officeooo:paragraph-rsid="01446d7a"/>
    </style:style>
    <style:style style:name="P347" style:family="paragraph" style:parent-style-name="Body">
      <style:text-properties officeooo:rsid="00b974bc" officeooo:paragraph-rsid="00b974bc"/>
    </style:style>
    <style:style style:name="P348" style:family="paragraph" style:parent-style-name="Definition_20_Term" style:list-style-name="WW8Num3">
      <style:text-properties fo:language="en" fo:country="US" officeooo:paragraph-rsid="003dc5bd" style:language-complex="ar" style:country-complex="SA"/>
    </style:style>
    <style:style style:name="P349" style:family="paragraph" style:parent-style-name="Heading_20_1">
      <style:text-properties fo:language="en" fo:country="US" style:language-complex="ar" style:country-complex="SA"/>
    </style:style>
    <style:style style:name="P350" style:family="paragraph" style:parent-style-name="Heading_20_1">
      <style:text-properties fo:language="en" fo:country="US" officeooo:rsid="01006227" officeooo:paragraph-rsid="01006227" style:language-complex="ar" style:country-complex="SA"/>
    </style:style>
    <style:style style:name="P351" style:family="paragraph" style:parent-style-name="Heading_20_1">
      <style:text-properties fo:language="en" fo:country="US" officeooo:paragraph-rsid="006434f5" style:language-complex="ar" style:country-complex="SA"/>
    </style:style>
    <style:style style:name="P352" style:family="paragraph" style:parent-style-name="Heading_20_1">
      <style:paragraph-properties fo:break-before="page"/>
      <style:text-properties fo:language="en" fo:country="US" style:language-complex="ar" style:country-complex="SA"/>
    </style:style>
    <style:style style:name="P353" style:family="paragraph" style:parent-style-name="Heading_20_2">
      <style:text-properties fo:language="en" fo:country="US" style:language-complex="ar" style:country-complex="SA"/>
    </style:style>
    <style:style style:name="P354" style:family="paragraph" style:parent-style-name="Heading_20_2">
      <style:text-properties fo:language="en" fo:country="US" officeooo:rsid="0021c380" officeooo:paragraph-rsid="0021c380" style:language-complex="ar" style:country-complex="SA"/>
    </style:style>
    <style:style style:name="P355" style:family="paragraph" style:parent-style-name="Heading_20_2">
      <style:text-properties fo:language="en" fo:country="US" officeooo:rsid="001febee" officeooo:paragraph-rsid="0021c380" style:language-complex="ar" style:country-complex="SA"/>
    </style:style>
    <style:style style:name="P356" style:family="paragraph" style:parent-style-name="Heading_20_2">
      <style:text-properties fo:language="en" fo:country="US" officeooo:paragraph-rsid="001febee" style:language-complex="ar" style:country-complex="SA"/>
    </style:style>
    <style:style style:name="P357" style:family="paragraph" style:parent-style-name="Heading_20_2">
      <style:text-properties officeooo:paragraph-rsid="0029d236"/>
    </style:style>
    <style:style style:name="P358" style:family="paragraph" style:parent-style-name="Heading_20_2">
      <style:text-properties fo:color="#000000" style:font-name="Arial" fo:font-size="14pt" fo:language="en" fo:country="US" fo:font-weight="bold" officeooo:rsid="00ffd537" officeooo:paragraph-rsid="00ffd537" style:font-name-asian="Times New Roman" style:font-size-asian="14pt" style:font-weight-asian="bold" style:font-name-complex="Times New Roman" style:font-size-complex="10pt" style:language-complex="ar" style:country-complex="SA"/>
    </style:style>
    <style:style style:name="P359"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360" style:family="paragraph" style:parent-style-name="Heading_20_2">
      <style:text-properties officeooo:rsid="00847589" officeooo:paragraph-rsid="00847589"/>
    </style:style>
    <style:style style:name="P361" style:family="paragraph" style:parent-style-name="Heading_20_2">
      <style:text-properties officeooo:paragraph-rsid="00796590"/>
    </style:style>
    <style:style style:name="P362" style:family="paragraph" style:parent-style-name="Heading_20_2">
      <style:text-properties officeooo:paragraph-rsid="007bef7c"/>
    </style:style>
    <style:style style:name="P363" style:family="paragraph" style:parent-style-name="Heading_20_2">
      <style:text-properties officeooo:rsid="0053348c" officeooo:paragraph-rsid="0053348c"/>
    </style:style>
    <style:style style:name="P364" style:family="paragraph" style:parent-style-name="Heading_20_2">
      <style:text-properties officeooo:rsid="01333da3" officeooo:paragraph-rsid="01333da3"/>
    </style:style>
    <style:style style:name="P365" style:family="paragraph" style:parent-style-name="Heading_20_2">
      <style:text-properties officeooo:paragraph-rsid="01333da3"/>
    </style:style>
    <style:style style:name="P366" style:family="paragraph" style:parent-style-name="Heading_20_2">
      <style:text-properties officeooo:rsid="0133cfcf" officeooo:paragraph-rsid="0133cfcf"/>
    </style:style>
    <style:style style:name="P367" style:family="paragraph" style:parent-style-name="Heading_20_2">
      <style:text-properties officeooo:paragraph-rsid="0133cfcf"/>
    </style:style>
    <style:style style:name="P368" style:family="paragraph" style:parent-style-name="Heading_20_3">
      <style:text-properties officeooo:rsid="004e29fc" officeooo:paragraph-rsid="003dc5bd"/>
    </style:style>
    <style:style style:name="P369" style:family="paragraph" style:parent-style-name="Heading_20_3">
      <style:text-properties officeooo:rsid="004f5375" officeooo:paragraph-rsid="003dc5bd"/>
    </style:style>
    <style:style style:name="P370" style:family="paragraph" style:parent-style-name="Heading_20_3">
      <style:text-properties officeooo:rsid="005a8355" officeooo:paragraph-rsid="003dc5bd"/>
    </style:style>
    <style:style style:name="P371" style:family="paragraph" style:parent-style-name="Heading_20_3">
      <style:text-properties officeooo:rsid="0096b05c" officeooo:paragraph-rsid="0096b05c"/>
    </style:style>
    <style:style style:name="P372" style:family="paragraph" style:parent-style-name="Heading_20_3">
      <style:text-properties officeooo:paragraph-rsid="009d7fc6"/>
    </style:style>
    <style:style style:name="P373" style:family="paragraph" style:parent-style-name="Heading_20_3">
      <style:text-properties officeooo:rsid="00c1f928" officeooo:paragraph-rsid="00c1f928"/>
    </style:style>
    <style:style style:name="P374" style:family="paragraph" style:parent-style-name="Heading_20_3">
      <style:text-properties officeooo:paragraph-rsid="00c32980"/>
    </style:style>
    <style:style style:name="P375" style:family="paragraph" style:parent-style-name="Heading_20_3">
      <style:text-properties officeooo:rsid="0107c005" officeooo:paragraph-rsid="0107c005"/>
    </style:style>
    <style:style style:name="P376" style:family="paragraph" style:parent-style-name="Heading_20_3">
      <style:text-properties officeooo:rsid="01084e13" officeooo:paragraph-rsid="01084e13"/>
    </style:style>
    <style:style style:name="P377" style:family="paragraph" style:parent-style-name="Heading_20_3">
      <style:text-properties officeooo:rsid="0104204f" officeooo:paragraph-rsid="0104204f"/>
    </style:style>
    <style:style style:name="P378" style:family="paragraph" style:parent-style-name="Heading_20_3">
      <style:text-properties officeooo:rsid="0104204f" officeooo:paragraph-rsid="012cfdef"/>
    </style:style>
    <style:style style:name="P379" style:family="paragraph" style:parent-style-name="Heading_20_3">
      <style:text-properties officeooo:rsid="0104204f" officeooo:paragraph-rsid="013adcd5"/>
    </style:style>
    <style:style style:name="P380" style:family="paragraph" style:parent-style-name="Heading_20_3">
      <style:text-properties officeooo:rsid="0110b586" officeooo:paragraph-rsid="0110b586"/>
    </style:style>
    <style:style style:name="P381" style:family="paragraph" style:parent-style-name="Heading_20_3">
      <style:text-properties officeooo:paragraph-rsid="00de35d4"/>
    </style:style>
    <style:style style:name="P382" style:family="paragraph" style:parent-style-name="Heading_20_3">
      <style:text-properties officeooo:rsid="013adcd5" officeooo:paragraph-rsid="013adcd5"/>
    </style:style>
    <style:style style:name="P383" style:family="paragraph" style:parent-style-name="Heading_20_3">
      <style:text-properties officeooo:paragraph-rsid="013adcd5"/>
    </style:style>
    <style:style style:name="P384"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385" style:family="paragraph" style:parent-style-name="Standard">
      <style:text-properties fo:color="#000000" style:font-name="Monospace" fo:font-size="8pt" officeooo:rsid="010423d1" officeooo:paragraph-rsid="010423d1" style:font-size-asian="8pt" style:font-size-complex="8pt"/>
    </style:style>
    <style:style style:name="P386" style:family="paragraph" style:parent-style-name="Standard">
      <style:text-properties fo:color="#000000" style:font-name="Monospace" fo:font-size="8pt" officeooo:rsid="010423d1" officeooo:paragraph-rsid="012cfdef" style:font-size-asian="8pt" style:font-size-complex="8pt"/>
    </style:style>
    <style:style style:name="P387" style:family="paragraph" style:parent-style-name="Standard">
      <style:text-properties fo:color="#000000" style:font-name="Monospace" fo:font-size="8pt" officeooo:rsid="010423d1" officeooo:paragraph-rsid="013adcd5" style:font-size-asian="8pt" style:font-size-complex="8pt"/>
    </style:style>
    <style:style style:name="P388" style:family="paragraph" style:parent-style-name="Standard">
      <style:text-properties fo:color="#000000" style:font-name="Monospace" fo:font-size="8pt" officeooo:rsid="010423d1" officeooo:paragraph-rsid="013b29c7" style:font-size-asian="8pt" style:font-size-complex="8pt"/>
    </style:style>
    <style:style style:name="P389" style:family="paragraph" style:parent-style-name="Standard">
      <style:text-properties fo:color="#000000" style:font-name="Monospace" fo:font-size="8pt" officeooo:paragraph-rsid="011486d5" style:font-size-asian="8pt" style:font-size-complex="8pt"/>
    </style:style>
    <style:style style:name="P390" style:family="paragraph" style:parent-style-name="Standard">
      <style:text-properties fo:color="#000000" style:font-name="Monospace" fo:font-size="8pt" officeooo:rsid="0111b2c9" officeooo:paragraph-rsid="0111b2c9" style:font-size-asian="8pt" style:font-size-complex="8pt"/>
    </style:style>
    <style:style style:name="P391" style:family="paragraph" style:parent-style-name="Standard">
      <style:text-properties fo:color="#000000" style:font-name="Monospace" fo:font-size="8pt" officeooo:paragraph-rsid="011b28e1" style:font-size-asian="8pt" style:font-size-complex="8pt"/>
    </style:style>
    <style:style style:name="P392" style:family="paragraph" style:parent-style-name="Standard">
      <style:text-properties fo:color="#000000" style:font-name="Monospace" fo:font-size="8pt" officeooo:rsid="010fd623" officeooo:paragraph-rsid="01143c0a" style:font-size-asian="8pt" style:font-size-complex="8pt"/>
    </style:style>
    <style:style style:name="P393" style:family="paragraph" style:parent-style-name="Standard">
      <style:paragraph-properties fo:text-align="start" style:justify-single-word="false"/>
      <style:text-properties fo:color="#000000" style:font-name="Monospace" fo:font-size="8pt" officeooo:rsid="00a34cd9" officeooo:paragraph-rsid="00a34cd9" style:font-size-asian="8pt" style:font-size-complex="8pt"/>
    </style:style>
    <style:style style:name="P394" style:family="paragraph" style:parent-style-name="Standard">
      <style:text-properties fo:color="#000000" style:font-name="Monospace" fo:font-size="10pt" officeooo:rsid="010423d1" officeooo:paragraph-rsid="010423d1" style:font-size-asian="10pt"/>
    </style:style>
    <style:style style:name="P395" style:family="paragraph" style:parent-style-name="Standard">
      <style:text-properties fo:color="#000000" style:font-name="Arial" fo:font-size="10pt" fo:language="en" fo:country="US" officeooo:rsid="0137b4c1" officeooo:paragraph-rsid="0137b4c1" style:font-name-asian="Times New Roman" style:font-size-asian="10pt" style:font-name-complex="Times New Roman" style:font-size-complex="10pt" style:language-complex="ar" style:country-complex="SA"/>
    </style:style>
    <style:style style:name="P396" style:family="paragraph" style:parent-style-name="Standard">
      <style:text-properties fo:color="#000000" style:font-name="Arial" fo:font-size="8pt" fo:language="en" fo:country="US" officeooo:rsid="0137b4c1" officeooo:paragraph-rsid="0137b4c1" style:font-name-asian="Times New Roman" style:font-size-asian="8pt" style:font-name-complex="Times New Roman" style:font-size-complex="8pt" style:language-complex="ar" style:country-complex="SA"/>
    </style:style>
    <style:style style:name="P397" style:family="paragraph" style:parent-style-name="Standard" style:list-style-name="L11">
      <style:text-properties officeooo:paragraph-rsid="009bec7d"/>
    </style:style>
    <style:style style:name="P398" style:family="paragraph" style:parent-style-name="Standard" style:list-style-name="L11">
      <style:text-properties officeooo:rsid="009bec7d" officeooo:paragraph-rsid="009bec7d"/>
    </style:style>
    <style:style style:name="P399" style:family="paragraph" style:parent-style-name="Standard" style:list-style-name="L12">
      <style:text-properties officeooo:paragraph-rsid="00bdd723"/>
    </style:style>
    <style:style style:name="P400" style:family="paragraph" style:parent-style-name="Standard" style:list-style-name="L12">
      <style:text-properties style:use-window-font-color="true" style:font-name="Helvetica" fo:font-size="10pt" fo:language="en" fo:country="US" officeooo:rsid="00bdd723" officeooo:paragraph-rsid="00bdd723" style:font-name-asian="Times New Roman" style:font-size-asian="10pt" style:font-name-complex="Times New Roman" style:font-size-complex="10pt" style:language-complex="ar" style:country-complex="SA"/>
    </style:style>
    <style:style style:name="P401" style:family="paragraph" style:parent-style-name="Standard">
      <style:text-properties style:use-window-font-color="true" style:font-name="Helvetica" fo:font-size="10pt" fo:language="en" fo:country="US" officeooo:rsid="009d7fc6" officeooo:paragraph-rsid="00bdd723" style:font-name-asian="Times New Roman" style:font-size-asian="10pt" style:font-name-complex="Times New Roman" style:font-size-complex="10pt" style:language-complex="ar" style:country-complex="SA"/>
    </style:style>
    <style:style style:name="P402" style:family="paragraph" style:parent-style-name="Standard" style:list-style-name="L17">
      <style:text-properties style:use-window-font-color="true" style:font-name="Helvetica" fo:font-size="10pt" fo:language="en" fo:country="US" officeooo:rsid="013ebf77" officeooo:paragraph-rsid="013f408f" style:font-name-asian="Times New Roman" style:font-size-asian="10pt" style:font-name-complex="Times New Roman" style:font-size-complex="10pt" style:language-complex="ar" style:country-complex="SA"/>
    </style:style>
    <style:style style:name="P403" style:family="paragraph" style:parent-style-name="Standard" style:list-style-name="L18">
      <style:text-properties style:use-window-font-color="true" style:font-name="Helvetica" fo:font-size="10pt" fo:language="en" fo:country="US" officeooo:rsid="013f408f" officeooo:paragraph-rsid="013f408f" style:font-name-asian="Times New Roman" style:font-size-asian="10pt" style:font-name-complex="Times New Roman" style:font-size-complex="10pt" style:language-complex="ar" style:country-complex="SA"/>
    </style:style>
    <style:style style:name="P404" style:family="paragraph" style:parent-style-name="Standard">
      <style:text-properties style:use-window-font-color="true" style:font-name="Helvetica" fo:font-size="10pt" fo:language="en" fo:country="US" fo:font-weight="normal" officeooo:rsid="00ac3be9" officeooo:paragraph-rsid="013d14d4" style:font-name-asian="Times New Roman" style:font-size-asian="10pt" style:font-weight-asian="normal" style:font-name-complex="Times New Roman" style:font-size-complex="10pt" style:language-complex="ar" style:country-complex="SA" style:font-weight-complex="normal"/>
    </style:style>
    <style:style style:name="P405" style:family="paragraph" style:parent-style-name="Standard" style:list-style-name="L18">
      <style:text-properties style:use-window-font-color="true" style:font-name="Helvetica" fo:font-size="10pt" fo:language="en" fo:country="US" fo:font-weight="bold" officeooo:rsid="013f408f" officeooo:paragraph-rsid="013f408f" style:font-name-asian="Times New Roman" style:font-size-asian="10pt" style:font-weight-asian="bold" style:font-name-complex="Times New Roman" style:font-size-complex="10pt" style:language-complex="ar" style:country-complex="SA" style:font-weight-complex="bold"/>
    </style:style>
    <style:style style:name="P406" style:family="paragraph" style:parent-style-name="Standard">
      <style:text-properties officeooo:rsid="00b255ca" officeooo:paragraph-rsid="013d14d4"/>
    </style:style>
    <style:style style:name="P407" style:family="paragraph" style:parent-style-name="Standard">
      <style:text-properties fo:color="#3f5fbf" style:font-name="Monospace" fo:font-size="8pt" fo:font-weight="normal" officeooo:rsid="00d520dc" officeooo:paragraph-rsid="00d520dc" style:font-size-asian="8pt" style:font-weight-asian="normal" style:font-size-complex="8pt" style:font-weight-complex="normal"/>
    </style:style>
    <style:style style:name="P408" style:family="paragraph" style:parent-style-name="Standard">
      <style:text-properties fo:color="#3f5fbf" style:font-name="Monospace" fo:font-size="8pt" officeooo:rsid="00d90be3" officeooo:paragraph-rsid="00d90be3" style:font-size-asian="8pt" style:font-size-complex="8pt"/>
    </style:style>
    <style:style style:name="P409" style:family="paragraph" style:parent-style-name="Standard">
      <style:text-properties fo:color="#3f5fbf" style:font-name="Monospace" fo:font-size="8pt" fo:font-style="normal" officeooo:rsid="010fd623" officeooo:paragraph-rsid="01143c0a" style:font-size-asian="8pt" style:font-style-asian="normal" style:font-size-complex="8pt" style:font-style-complex="normal"/>
    </style:style>
    <style:style style:name="P410" style:family="paragraph" style:parent-style-name="Standard">
      <style:text-properties fo:font-size="8pt" fo:language="en" fo:country="US" officeooo:rsid="012917c0" officeooo:paragraph-rsid="012917c0" style:font-size-asian="8pt" style:font-size-complex="8pt" style:language-complex="ar" style:country-complex="SA"/>
    </style:style>
    <style:style style:name="P411" style:family="paragraph" style:parent-style-name="Standard">
      <style:text-properties fo:font-size="8pt" style:font-size-asian="8pt" style:font-size-complex="8pt"/>
    </style:style>
    <style:style style:name="P412" style:family="paragraph" style:parent-style-name="Standard">
      <style:text-properties fo:font-size="8pt" officeooo:rsid="010423d1" officeooo:paragraph-rsid="012cfdef" style:font-size-asian="8pt" style:font-size-complex="8pt"/>
    </style:style>
    <style:style style:name="P413" style:family="paragraph" style:parent-style-name="Standard">
      <style:text-properties fo:font-size="8pt" officeooo:rsid="010423d1" officeooo:paragraph-rsid="013adcd5" style:font-size-asian="8pt" style:font-size-complex="8pt"/>
    </style:style>
    <style:style style:name="P414" style:family="paragraph" style:parent-style-name="Standard">
      <style:text-properties fo:font-size="8pt" officeooo:rsid="010423d1" officeooo:paragraph-rsid="013b29c7" style:font-size-asian="8pt" style:font-size-complex="8pt"/>
    </style:style>
    <style:style style:name="P415" style:family="paragraph" style:parent-style-name="Standard">
      <style:text-properties fo:font-size="8pt" officeooo:paragraph-rsid="00c4ebb1" style:font-size-asian="8pt" style:font-size-complex="8pt"/>
    </style:style>
    <style:style style:name="P416" style:family="paragraph" style:parent-style-name="Standard">
      <style:text-properties fo:font-size="8pt" officeooo:rsid="00adcdaa" officeooo:paragraph-rsid="00adcdaa" style:font-size-asian="8pt" style:font-size-complex="8pt"/>
    </style:style>
    <style:style style:name="P417" style:family="paragraph" style:parent-style-name="Standard">
      <style:text-properties fo:font-size="8pt" officeooo:rsid="00b974bc" officeooo:paragraph-rsid="00b974bc" style:font-size-asian="8pt" style:font-size-complex="8pt"/>
    </style:style>
    <style:style style:name="P418" style:family="paragraph" style:parent-style-name="Standard">
      <style:text-properties officeooo:paragraph-rsid="009d7fc6"/>
    </style:style>
    <style:style style:name="P419" style:family="paragraph" style:parent-style-name="Standard">
      <style:text-properties officeooo:paragraph-rsid="009bec7d"/>
    </style:style>
    <style:style style:name="P420" style:family="paragraph" style:parent-style-name="Standard">
      <style:paragraph-properties fo:text-align="start" style:justify-single-word="false"/>
      <style:text-properties fo:color="#646464" style:font-name="Monospace" fo:font-size="8pt" officeooo:paragraph-rsid="013210f1" style:font-size-asian="8pt" style:font-size-complex="8pt"/>
    </style:style>
    <style:style style:name="P421" style:family="paragraph" style:parent-style-name="Standard">
      <style:text-properties officeooo:paragraph-rsid="00b255ca"/>
    </style:style>
    <style:style style:name="P422" style:family="paragraph" style:parent-style-name="Standard">
      <style:text-properties officeooo:paragraph-rsid="00b72507"/>
    </style:style>
    <style:style style:name="P423" style:family="paragraph" style:parent-style-name="Standard" style:list-style-name="L17">
      <style:text-properties officeooo:paragraph-rsid="013f408f"/>
    </style:style>
    <style:style style:name="P424" style:family="paragraph" style:parent-style-name="Standard" style:list-style-name="L17">
      <style:text-properties officeooo:rsid="013ebf77" officeooo:paragraph-rsid="013f408f"/>
    </style:style>
    <style:style style:name="P425" style:family="paragraph" style:parent-style-name="Standard" style:list-style-name="L18">
      <style:text-properties officeooo:paragraph-rsid="013f408f"/>
    </style:style>
    <style:style style:name="P426" style:family="paragraph" style:parent-style-name="Standard" style:list-style-name="L15"/>
    <style:style style:name="P427" style:family="paragraph" style:parent-style-name="Standard">
      <style:text-properties style:font-name="Arial" officeooo:rsid="0143c25f" officeooo:paragraph-rsid="0143c25f"/>
    </style:style>
    <style:style style:name="P428" style:family="paragraph" style:parent-style-name="Standard" style:list-style-name="L16"/>
    <style:style style:name="P429"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43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0f2ae4" style:font-size-asian="8pt" style:font-size-complex="8pt"/>
    </style:style>
    <style:style style:name="P43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486d5" style:font-size-asian="8pt" style:font-size-complex="8pt"/>
    </style:style>
    <style:style style:name="P43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7072a" style:font-size-asian="8pt" style:font-size-complex="8pt"/>
    </style:style>
    <style:style style:name="P43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43c0a" style:font-size-asian="8pt" style:font-size-complex="8pt"/>
    </style:style>
    <style:style style:name="P43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b191e"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9e91a" style:font-size-asian="8pt" style:font-size-complex="8pt"/>
    </style:style>
    <style:style style:name="P43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2729f9"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3adcd5"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11b191e" officeooo:paragraph-rsid="011b191e"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143c0a"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officeooo:paragraph-rsid="012729f9"/>
    </style:style>
    <style:style style:name="P442" style:family="paragraph" style:parent-style-name="Standard">
      <style:paragraph-properties fo:margin-left="0cm" fo:margin-right="0cm" fo:text-align="start" style:justify-single-word="false" fo:text-indent="0cm" style:auto-text-indent="false"/>
      <style:text-properties officeooo:paragraph-rsid="012917c0"/>
    </style:style>
    <style:style style:name="P443" style:family="paragraph" style:parent-style-name="Standard">
      <style:paragraph-properties fo:margin-left="0cm" fo:margin-right="0cm" fo:text-align="start" style:justify-single-word="false" fo:text-indent="0cm" style:auto-text-indent="false"/>
      <style:text-properties officeooo:paragraph-rsid="012cfdef"/>
    </style:style>
    <style:style style:name="P444" style:family="paragraph" style:parent-style-name="Standard">
      <style:paragraph-properties fo:margin-left="0cm" fo:margin-right="0cm" fo:text-align="start" style:justify-single-word="false" fo:text-indent="0cm" style:auto-text-indent="false"/>
      <style:text-properties officeooo:paragraph-rsid="013b29c7"/>
    </style:style>
    <style:style style:name="P445" style:family="paragraph" style:parent-style-name="Standard">
      <style:paragraph-properties fo:margin-left="0cm" fo:margin-right="0cm" fo:text-align="start" style:justify-single-word="false" fo:text-indent="0cm" style:auto-text-indent="false"/>
      <style:text-properties fo:font-size="8pt" officeooo:paragraph-rsid="0130205b" style:font-size-asian="8pt" style:font-size-complex="8pt"/>
    </style:style>
    <style:style style:name="P446"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447" style:family="paragraph" style:parent-style-name="Standard">
      <style:paragraph-properties fo:margin-left="0cm" fo:margin-right="0cm" fo:text-align="start" style:justify-single-word="false" fo:text-indent="0cm" style:auto-text-indent="false"/>
    </style:style>
    <style:style style:name="P448"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44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50" style:family="paragraph" style:parent-style-name="Standard">
      <style:paragraph-properties fo:margin-left="0cm" fo:margin-right="0cm" fo:text-align="start" style:justify-single-word="false" fo:text-indent="0cm" style:auto-text-indent="false"/>
      <style:text-properties fo:color="#000000" style:font-name="Arial" fo:font-size="8pt" fo:language="en" fo:country="US" officeooo:rsid="0137b4c1" officeooo:paragraph-rsid="0137b4c1" style:font-name-asian="Times New Roman" style:font-size-asian="8pt" style:font-name-complex="Times New Roman" style:font-size-complex="8pt" style:language-complex="ar" style:country-complex="SA"/>
    </style:style>
    <style:style style:name="P451"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officeooo:rsid="0137b4c1" officeooo:paragraph-rsid="0137b4c1" style:font-name-asian="Times New Roman" style:font-size-asian="10pt" style:font-name-complex="Times New Roman" style:font-size-complex="10pt" style:language-complex="ar" style:country-complex="SA"/>
    </style:style>
    <style:style style:name="P452" style:family="paragraph" style:parent-style-name="Table_20_Contents">
      <style:text-properties fo:font-weight="bold" style:font-weight-asian="bold" style:font-weight-complex="bold"/>
    </style:style>
    <style:style style:name="P453" style:family="paragraph" style:parent-style-name="Table_20_Contents">
      <style:text-properties fo:font-weight="bold" officeooo:rsid="011b7795" officeooo:paragraph-rsid="012915a5" style:font-weight-asian="bold" style:font-weight-complex="bold"/>
    </style:style>
    <style:style style:name="P454" style:family="paragraph" style:parent-style-name="Table_20_Contents">
      <style:text-properties fo:font-weight="bold" officeooo:rsid="011b7795" officeooo:paragraph-rsid="013d14d4" style:font-weight-asian="bold" style:font-weight-complex="bold"/>
    </style:style>
    <style:style style:name="P455" style:family="paragraph" style:parent-style-name="Table_20_Contents">
      <style:text-properties fo:font-weight="bold" officeooo:rsid="011b7795" officeooo:paragraph-rsid="01438c87" style:font-weight-asian="bold" style:font-weight-complex="bold"/>
    </style:style>
    <style:style style:name="P456" style:family="paragraph" style:parent-style-name="Table_20_Contents">
      <style:text-properties fo:font-weight="bold" officeooo:rsid="011b7795" officeooo:paragraph-rsid="01446d7a" style:font-weight-asian="bold" style:font-weight-complex="bold"/>
    </style:style>
    <style:style style:name="P457" style:family="paragraph" style:parent-style-name="Table_20_Contents">
      <style:text-properties fo:font-weight="bold" officeooo:paragraph-rsid="01333da3" style:font-weight-asian="bold" style:font-weight-complex="bold"/>
    </style:style>
    <style:style style:name="P458" style:family="paragraph" style:parent-style-name="Table_20_Contents">
      <style:text-properties fo:font-weight="bold" officeooo:rsid="012915a5" officeooo:paragraph-rsid="012915a5" style:font-weight-asian="bold" style:font-weight-complex="bold"/>
    </style:style>
    <style:style style:name="P459" style:family="paragraph" style:parent-style-name="Table_20_Contents">
      <style:text-properties fo:font-weight="bold" officeooo:rsid="012915a5" officeooo:paragraph-rsid="01333da3" style:font-weight-asian="bold" style:font-weight-complex="bold"/>
    </style:style>
    <style:style style:name="P460" style:family="paragraph" style:parent-style-name="Table_20_Contents">
      <style:text-properties fo:font-weight="bold" officeooo:rsid="0135c982" officeooo:paragraph-rsid="0135c982" style:font-weight-asian="bold" style:font-weight-complex="bold"/>
    </style:style>
    <style:style style:name="P461" style:family="paragraph" style:parent-style-name="Table_20_Contents">
      <style:text-properties style:font-name="Courier New1" fo:font-weight="bold" officeooo:paragraph-rsid="012915a5" style:font-weight-asian="bold" style:font-weight-complex="bold"/>
    </style:style>
    <style:style style:name="P462" style:family="paragraph" style:parent-style-name="Table_20_Contents">
      <style:text-properties style:font-name="Courier New1" fo:font-weight="bold" officeooo:paragraph-rsid="013d14d4" style:font-weight-asian="bold" style:font-weight-complex="bold"/>
    </style:style>
    <style:style style:name="P463" style:family="paragraph" style:parent-style-name="Table_20_Contents">
      <style:text-properties style:font-name="Courier New1" fo:font-weight="bold" officeooo:paragraph-rsid="01438c87" style:font-weight-asian="bold" style:font-weight-complex="bold"/>
    </style:style>
    <style:style style:name="P464" style:family="paragraph" style:parent-style-name="Table_20_Contents">
      <style:text-properties officeooo:rsid="011b7795" officeooo:paragraph-rsid="012915a5"/>
    </style:style>
    <style:style style:name="P465" style:family="paragraph" style:parent-style-name="Table_20_Contents">
      <style:text-properties officeooo:rsid="011b7795" officeooo:paragraph-rsid="013d14d4"/>
    </style:style>
    <style:style style:name="P466" style:family="paragraph" style:parent-style-name="Table_20_Contents">
      <style:text-properties officeooo:rsid="011b7795" officeooo:paragraph-rsid="01438c87"/>
    </style:style>
    <style:style style:name="P467" style:family="paragraph" style:parent-style-name="Table_20_Contents">
      <style:text-properties officeooo:rsid="011b7795" officeooo:paragraph-rsid="01446d7a"/>
    </style:style>
    <style:style style:name="P468" style:family="paragraph" style:parent-style-name="Table_20_Contents">
      <style:text-properties officeooo:paragraph-rsid="012915a5"/>
    </style:style>
    <style:style style:name="P469" style:family="paragraph" style:parent-style-name="Table_20_Contents">
      <style:text-properties officeooo:rsid="012915a5" officeooo:paragraph-rsid="012915a5"/>
    </style:style>
    <style:style style:name="P470" style:family="paragraph" style:parent-style-name="Table_20_Contents">
      <style:text-properties officeooo:rsid="0130205b" officeooo:paragraph-rsid="0130205b"/>
    </style:style>
    <style:style style:name="P471" style:family="paragraph" style:parent-style-name="Table_20_Contents">
      <style:text-properties officeooo:paragraph-rsid="0130205b"/>
    </style:style>
    <style:style style:name="P472" style:family="paragraph" style:parent-style-name="Table_20_Contents">
      <style:text-properties style:font-name="Arial" fo:font-weight="bold" officeooo:rsid="013210f1" officeooo:paragraph-rsid="013210f1" style:font-weight-asian="bold" style:font-weight-complex="bold"/>
    </style:style>
    <style:style style:name="P473" style:family="paragraph" style:parent-style-name="Table_20_Contents">
      <style:text-properties style:font-name="Arial" fo:font-weight="normal" officeooo:rsid="013210f1" officeooo:paragraph-rsid="013210f1" style:font-weight-asian="normal" style:font-weight-complex="normal"/>
    </style:style>
    <style:style style:name="P474" style:family="paragraph" style:parent-style-name="Table_20_Contents">
      <style:text-properties officeooo:rsid="013210f1" officeooo:paragraph-rsid="013210f1"/>
    </style:style>
    <style:style style:name="P475" style:family="paragraph" style:parent-style-name="Table_20_Contents">
      <style:text-properties style:use-window-font-color="true" style:font-name="Arial" fo:font-size="10pt" fo:language="en" fo:country="US" fo:font-weight="normal" officeooo:rsid="013210f1" officeooo:paragraph-rsid="013210f1" style:font-name-asian="Times New Roman" style:font-size-asian="10pt" style:font-weight-asian="normal" style:font-name-complex="Times New Roman" style:font-size-complex="10pt" style:language-complex="ar" style:country-complex="SA" style:font-weight-complex="normal"/>
    </style:style>
    <style:style style:name="P476" style:family="paragraph" style:parent-style-name="Table_20_Contents">
      <style:text-properties style:use-window-font-color="true" style:font-name="Arial" fo:font-size="10pt" fo:language="en" fo:country="US" officeooo:rsid="0132dd43" officeooo:paragraph-rsid="0132dd43" style:font-name-asian="Times New Roman" style:font-size-asian="10pt" style:font-name-complex="Times New Roman" style:font-size-complex="10pt" style:language-complex="ar" style:country-complex="SA"/>
    </style:style>
    <style:style style:name="P477" style:family="paragraph" style:parent-style-name="Table_20_Contents">
      <style:text-properties style:use-window-font-color="true" style:font-name="Arial" fo:font-size="10pt" fo:language="en" fo:country="US" officeooo:rsid="01333da3" officeooo:paragraph-rsid="01333da3" style:font-name-asian="Times New Roman" style:font-size-asian="10pt" style:font-name-complex="Times New Roman" style:font-size-complex="10pt" style:language-complex="ar" style:country-complex="SA"/>
    </style:style>
    <style:style style:name="P478" style:family="paragraph" style:parent-style-name="Table_20_Contents">
      <style:text-properties style:use-window-font-color="true" style:font-name="Arial" fo:font-size="10pt" fo:language="en" fo:country="US" officeooo:rsid="0133cfcf" officeooo:paragraph-rsid="0133cfcf" style:font-name-asian="Times New Roman" style:font-size-asian="10pt" style:font-name-complex="Times New Roman" style:font-size-complex="10pt" style:language-complex="ar" style:country-complex="SA"/>
    </style:style>
    <style:style style:name="P479" style:family="paragraph" style:parent-style-name="Table_20_Contents">
      <style:text-properties style:use-window-font-color="true" style:font-name="Arial" fo:font-size="10pt" fo:language="en" fo:country="US" officeooo:rsid="0137b4c1" officeooo:paragraph-rsid="0137b4c1" style:font-name-asian="Times New Roman" style:font-size-asian="10pt" style:font-name-complex="Times New Roman" style:font-size-complex="10pt" style:language-complex="ar" style:country-complex="SA"/>
    </style:style>
    <style:style style:name="P480" style:family="paragraph" style:parent-style-name="Table_20_Contents">
      <style:text-properties style:use-window-font-color="true" style:font-name="Arial" fo:font-size="10pt" fo:language="en" fo:country="US" officeooo:rsid="01391d00" officeooo:paragraph-rsid="01391d00" style:font-name-asian="Times New Roman" style:font-size-asian="10pt" style:font-name-complex="Times New Roman" style:font-size-complex="10pt" style:language-complex="ar" style:country-complex="SA"/>
    </style:style>
    <style:style style:name="P481" style:family="paragraph" style:parent-style-name="Table_20_Contents">
      <style:text-properties style:use-window-font-color="true" style:font-name="Arial" fo:font-size="10pt" fo:language="en" fo:country="US" fo:font-weight="bold" officeooo:rsid="0133cfcf" officeooo:paragraph-rsid="0133cfcf" style:font-name-asian="Times New Roman" style:font-size-asian="10pt" style:font-weight-asian="bold" style:font-name-complex="Times New Roman" style:font-size-complex="10pt" style:language-complex="ar" style:country-complex="SA" style:font-weight-complex="bold"/>
    </style:style>
    <style:style style:name="P482" style:family="paragraph" style:parent-style-name="Table_20_Contents">
      <style:text-properties officeooo:rsid="01333da3" officeooo:paragraph-rsid="01333da3"/>
    </style:style>
    <style:style style:name="P483" style:family="paragraph" style:parent-style-name="Table_20_Contents">
      <style:text-properties officeooo:rsid="01391d00" officeooo:paragraph-rsid="01391d00"/>
    </style:style>
    <style:style style:name="P484" style:family="paragraph" style:parent-style-name="Table_20_Contents">
      <style:text-properties officeooo:paragraph-rsid="013d14d4"/>
    </style:style>
    <style:style style:name="P485" style:family="paragraph" style:parent-style-name="Table_20_Contents">
      <style:text-properties officeooo:paragraph-rsid="01438c87"/>
    </style:style>
    <style:style style:name="P486" style:family="paragraph" style:parent-style-name="Table_20_Contents">
      <style:text-properties officeooo:paragraph-rsid="01446d7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officeooo:rsid="00992a20" style:language-complex="ar" style:country-complex="SA"/>
    </style:style>
    <style:style style:name="T17" style:family="text">
      <style:text-properties fo:language="en" fo:country="US" officeooo:rsid="00f02ff8" style:language-complex="ar" style:country-complex="SA"/>
    </style:style>
    <style:style style:name="T18" style:family="text">
      <style:text-properties fo:language="en" fo:country="US" officeooo:rsid="00a11941" style:language-complex="ar" style:country-complex="SA"/>
    </style:style>
    <style:style style:name="T19" style:family="text">
      <style:text-properties fo:language="en" fo:country="US" officeooo:rsid="009bec7d" style:language-complex="ar" style:country-complex="SA"/>
    </style:style>
    <style:style style:name="T20" style:family="text">
      <style:text-properties fo:language="en" fo:country="US" officeooo:rsid="010246a2" style:language-complex="ar" style:country-complex="SA"/>
    </style:style>
    <style:style style:name="T21" style:family="text">
      <style:text-properties fo:language="en" fo:country="US" officeooo:rsid="012917c0" style:language-complex="ar" style:country-complex="SA"/>
    </style:style>
    <style:style style:name="T22" style:family="text">
      <style:text-properties fo:language="en" fo:country="US" officeooo:rsid="012adab0" style:language-complex="ar" style:country-complex="SA"/>
    </style:style>
    <style:style style:name="T23" style:family="text">
      <style:text-properties fo:language="en" fo:country="US" officeooo:rsid="00f63754" style:language-complex="ar" style:country-complex="SA"/>
    </style:style>
    <style:style style:name="T24" style:family="text">
      <style:text-properties fo:language="en" fo:country="US" officeooo:rsid="012c00aa" style:language-complex="ar" style:country-complex="SA"/>
    </style:style>
    <style:style style:name="T25" style:family="text">
      <style:text-properties fo:language="en" fo:country="US" officeooo:rsid="01006227" style:language-complex="ar" style:country-complex="SA"/>
    </style:style>
    <style:style style:name="T26" style:family="text">
      <style:text-properties fo:language="en" fo:country="US" fo:font-style="normal" officeooo:rsid="0058c04f" style:font-style-asian="normal" style:language-complex="ar" style:country-complex="SA" style:font-style-complex="normal"/>
    </style:style>
    <style:style style:name="T27" style:family="text">
      <style:text-properties fo:language="en" fo:country="US" fo:font-style="normal" officeooo:rsid="0071b406" style:font-style-asian="normal" style:language-complex="ar" style:country-complex="SA" style:font-style-complex="normal"/>
    </style:style>
    <style:style style:name="T28" style:family="text">
      <style:text-properties fo:language="en" fo:country="US" fo:font-style="normal" officeooo:rsid="0088907b" style:font-style-asian="normal" style:language-complex="ar" style:country-complex="SA" style:font-style-complex="normal"/>
    </style:style>
    <style:style style:name="T29" style:family="text">
      <style:text-properties fo:language="en" fo:country="US" fo:font-style="normal" officeooo:rsid="0093a640" style:font-style-asian="normal" style:language-complex="ar" style:country-complex="SA" style:font-style-complex="normal"/>
    </style:style>
    <style:style style:name="T30" style:family="text">
      <style:text-properties fo:language="en" fo:country="US" fo:font-style="normal" officeooo:rsid="00a9a7b6" style:font-style-asian="normal" style:language-complex="ar" style:country-complex="SA" style:font-style-complex="normal"/>
    </style:style>
    <style:style style:name="T31" style:family="text">
      <style:text-properties fo:language="en" fo:country="US" fo:font-style="normal" officeooo:rsid="00ffd537" style:font-style-asian="normal" style:language-complex="ar" style:country-complex="SA" style:font-style-complex="normal"/>
    </style:style>
    <style:style style:name="T32" style:family="text">
      <style:text-properties fo:language="en" fo:country="US" fo:font-style="italic" officeooo:rsid="009bec7d" style:font-style-asian="italic" style:language-complex="ar" style:country-complex="SA" style:font-style-complex="italic"/>
    </style:style>
    <style:style style:name="T33" style:family="text">
      <style:text-properties fo:language="en" fo:country="US" fo:font-weight="normal" style:font-name-asian="Times New Roman" style:font-weight-asian="normal" style:font-name-complex="Times New Roman" style:language-complex="ar" style:country-complex="SA" style:font-weight-complex="normal"/>
    </style:style>
    <style:style style:name="T34" style:family="text">
      <style:text-properties style:font-name="Courier New"/>
    </style:style>
    <style:style style:name="T35" style:family="text">
      <style:text-properties fo:color="#000000"/>
    </style:style>
    <style:style style:name="T3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59"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60"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61" style:family="text">
      <style:text-properties fo:color="#000000" style:font-name="Arial" fo:font-size="10pt" fo:language="en" fo:country="US" officeooo:rsid="00bbd984"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d66148"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dd78d6"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8ba4b3"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e18e2e"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c32980"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cd0002"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0cd7b3b"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fo:language="en" fo:country="US" officeooo:rsid="00cfd98b" style:font-name-asian="Times New Roman" style:font-size-asian="10pt" style:font-name-complex="Times New Roman" style:font-size-complex="10pt" style:language-complex="ar" style:country-complex="SA"/>
    </style:style>
    <style:style style:name="T70" style:family="text">
      <style:text-properties fo:color="#000000" style:font-name="Arial" fo:font-size="10pt" fo:language="en" fo:country="US" officeooo:rsid="00e3d9fc" style:font-name-asian="Times New Roman" style:font-size-asian="10pt" style:font-name-complex="Times New Roman" style:font-size-complex="10pt" style:language-complex="ar" style:country-complex="SA"/>
    </style:style>
    <style:style style:name="T71" style:family="text">
      <style:text-properties fo:color="#000000" style:font-name="Arial" fo:font-size="10pt" fo:language="en" fo:country="US" officeooo:rsid="00f02ff8" style:font-name-asian="Times New Roman" style:font-size-asian="10pt" style:font-name-complex="Times New Roman" style:font-size-complex="10pt" style:language-complex="ar" style:country-complex="SA"/>
    </style:style>
    <style:style style:name="T72" style:family="text">
      <style:text-properties fo:color="#000000" style:font-name="Arial" fo:font-size="10pt" fo:language="en" fo:country="US" officeooo:rsid="00f22646" style:font-name-asian="Times New Roman" style:font-size-asian="10pt" style:font-name-complex="Times New Roman" style:font-size-complex="10pt" style:language-complex="ar" style:country-complex="SA"/>
    </style:style>
    <style:style style:name="T73" style:family="text">
      <style:text-properties fo:color="#000000" style:font-name="Arial" fo:font-size="10pt" fo:language="en" fo:country="US" officeooo:rsid="00f3a0f7" style:font-name-asian="Times New Roman" style:font-size-asian="10pt" style:font-name-complex="Times New Roman" style:font-size-complex="10pt" style:language-complex="ar" style:country-complex="SA"/>
    </style:style>
    <style:style style:name="T74" style:family="text">
      <style:text-properties fo:color="#000000" style:font-name="Arial" fo:font-size="10pt" fo:language="en" fo:country="US" officeooo:rsid="00fa9174"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officeooo:rsid="01061323" style:font-name-asian="Times New Roman" style:font-size-asian="10pt" style:font-name-complex="Times New Roman" style:font-size-complex="10pt" style:language-complex="ar" style:country-complex="SA"/>
    </style:style>
    <style:style style:name="T76" style:family="text">
      <style:text-properties fo:color="#000000" style:font-name="Arial" fo:font-size="10pt" fo:language="en" fo:country="US" officeooo:rsid="01084e13" style:font-name-asian="Times New Roman" style:font-size-asian="10pt" style:font-name-complex="Times New Roman" style:font-size-complex="10pt" style:language-complex="ar" style:country-complex="SA"/>
    </style:style>
    <style:style style:name="T77" style:family="text">
      <style:text-properties fo:color="#000000" style:font-name="Arial" fo:font-size="10pt" fo:language="en" fo:country="US" officeooo:rsid="0109268a" style:font-name-asian="Times New Roman" style:font-size-asian="10pt" style:font-name-complex="Times New Roman" style:font-size-complex="10pt" style:language-complex="ar" style:country-complex="SA"/>
    </style:style>
    <style:style style:name="T78" style:family="text">
      <style:text-properties fo:color="#000000" style:font-name="Arial" fo:font-size="10pt" fo:language="en" fo:country="US" officeooo:rsid="010d3197" style:font-name-asian="Times New Roman" style:font-size-asian="10pt" style:font-name-complex="Times New Roman" style:font-size-complex="10pt" style:language-complex="ar" style:country-complex="SA"/>
    </style:style>
    <style:style style:name="T79" style:family="text">
      <style:text-properties fo:color="#000000" style:font-name="Arial" fo:font-size="10pt" fo:language="en" fo:country="US" officeooo:rsid="01143c0a" style:font-name-asian="Times New Roman" style:font-size-asian="10pt" style:font-name-complex="Times New Roman" style:font-size-complex="10pt" style:language-complex="ar" style:country-complex="SA"/>
    </style:style>
    <style:style style:name="T80" style:family="text">
      <style:text-properties fo:color="#000000" style:font-name="Arial" fo:font-size="10pt" fo:language="en" fo:country="US" officeooo:rsid="0117072a" style:font-name-asian="Times New Roman" style:font-size-asian="10pt" style:font-name-complex="Times New Roman" style:font-size-complex="10pt" style:language-complex="ar" style:country-complex="SA"/>
    </style:style>
    <style:style style:name="T81" style:family="text">
      <style:text-properties fo:color="#000000" style:font-name="Arial" fo:font-size="10pt" fo:language="en" fo:country="US" officeooo:rsid="011b28e1" style:font-name-asian="Times New Roman" style:font-size-asian="10pt" style:font-name-complex="Times New Roman" style:font-size-complex="10pt" style:language-complex="ar" style:country-complex="SA"/>
    </style:style>
    <style:style style:name="T82" style:family="text">
      <style:text-properties fo:color="#000000" style:font-name="Arial" fo:font-size="10pt" fo:language="en" fo:country="US" officeooo:rsid="011ef26a" style:font-name-asian="Times New Roman" style:font-size-asian="10pt" style:font-name-complex="Times New Roman" style:font-size-complex="10pt" style:language-complex="ar" style:country-complex="SA"/>
    </style:style>
    <style:style style:name="T83" style:family="text">
      <style:text-properties fo:color="#000000" style:font-name="Arial" fo:font-size="10pt" fo:language="en" fo:country="US" officeooo:rsid="012adab0" style:font-name-asian="Times New Roman" style:font-size-asian="10pt" style:font-name-complex="Times New Roman" style:font-size-complex="10pt" style:language-complex="ar" style:country-complex="SA"/>
    </style:style>
    <style:style style:name="T84" style:family="text">
      <style:text-properties fo:color="#000000" style:font-name="Arial" fo:font-size="10pt" fo:language="en" fo:country="US" officeooo:rsid="012c00aa" style:font-name-asian="Times New Roman" style:font-size-asian="10pt" style:font-name-complex="Times New Roman" style:font-size-complex="10pt" style:language-complex="ar" style:country-complex="SA"/>
    </style:style>
    <style:style style:name="T85" style:family="text">
      <style:text-properties fo:color="#000000" style:font-name="Arial" fo:font-size="10pt" fo:language="en" fo:country="US" officeooo:rsid="012cfdef" style:font-name-asian="Times New Roman" style:font-size-asian="10pt" style:font-name-complex="Times New Roman" style:font-size-complex="10pt" style:language-complex="ar" style:country-complex="SA"/>
    </style:style>
    <style:style style:name="T86" style:family="text">
      <style:text-properties fo:color="#000000" style:font-name="Arial" fo:font-size="10pt" fo:language="en" fo:country="US" officeooo:rsid="012e7d49" style:font-name-asian="Times New Roman" style:font-size-asian="10pt" style:font-name-complex="Times New Roman" style:font-size-complex="10pt" style:language-complex="ar" style:country-complex="SA"/>
    </style:style>
    <style:style style:name="T87" style:family="text">
      <style:text-properties fo:color="#000000" style:font-name="Arial" fo:font-size="10pt" fo:language="en" fo:country="US" officeooo:rsid="01333da3" style:font-name-asian="Times New Roman" style:font-size-asian="10pt" style:font-name-complex="Times New Roman" style:font-size-complex="10pt" style:language-complex="ar" style:country-complex="SA"/>
    </style:style>
    <style:style style:name="T88" style:family="text">
      <style:text-properties fo:color="#000000" style:font-name="Arial" fo:font-size="10pt" fo:language="en" fo:country="US" officeooo:rsid="0133cfcf" style:font-name-asian="Times New Roman" style:font-size-asian="10pt" style:font-name-complex="Times New Roman" style:font-size-complex="10pt" style:language-complex="ar" style:country-complex="SA"/>
    </style:style>
    <style:style style:name="T89" style:family="text">
      <style:text-properties fo:color="#000000" style:font-name="Arial" fo:font-size="10pt" fo:language="en" fo:country="US" officeooo:rsid="01355979" style:font-name-asian="Times New Roman" style:font-size-asian="10pt" style:font-name-complex="Times New Roman" style:font-size-complex="10pt" style:language-complex="ar" style:country-complex="SA"/>
    </style:style>
    <style:style style:name="T90" style:family="text">
      <style:text-properties fo:color="#000000" style:font-name="Arial" fo:font-size="10pt" fo:language="en" fo:country="US" officeooo:rsid="013adcd5" style:font-name-asian="Times New Roman" style:font-size-asian="10pt" style:font-name-complex="Times New Roman" style:font-size-complex="10pt" style:language-complex="ar" style:country-complex="SA"/>
    </style:style>
    <style:style style:name="T91" style:family="text">
      <style:text-properties fo:color="#000000" style:font-name="Arial" fo:font-size="10pt" fo:language="en" fo:country="US" officeooo:rsid="013d14d4" style:font-name-asian="Times New Roman" style:font-size-asian="10pt" style:font-name-complex="Times New Roman" style:font-size-complex="10pt" style:language-complex="ar" style:country-complex="SA"/>
    </style:style>
    <style:style style:name="T92" style:family="text">
      <style:text-properties fo:color="#000000" style:font-name="Arial" fo:font-size="10pt" fo:language="en" fo:country="US" officeooo:rsid="013f408f" style:font-name-asian="Times New Roman" style:font-size-asian="10pt" style:font-name-complex="Times New Roman" style:font-size-complex="10pt" style:language-complex="ar" style:country-complex="SA"/>
    </style:style>
    <style:style style:name="T93" style:family="text">
      <style:text-properties fo:color="#000000" style:font-name="Arial" fo:font-size="10pt" fo:language="en" fo:country="US" officeooo:rsid="01433215" style:font-name-asian="Times New Roman" style:font-size-asian="10pt" style:font-name-complex="Times New Roman" style:font-size-complex="10pt" style:language-complex="ar" style:country-complex="SA"/>
    </style:style>
    <style:style style:name="T94" style:family="text">
      <style:text-properties fo:color="#000000" style:font-name="Arial" fo:font-size="10pt" fo:language="en" fo:country="US" officeooo:rsid="01438c87" style:font-name-asian="Times New Roman" style:font-size-asian="10pt" style:font-name-complex="Times New Roman" style:font-size-complex="10pt" style:language-complex="ar" style:country-complex="SA"/>
    </style:style>
    <style:style style:name="T95" style:family="text">
      <style:text-properties fo:color="#000000" style:font-name="Arial" fo:font-size="10pt" fo:language="en" fo:country="US" officeooo:rsid="0143c25f" style:font-name-asian="Times New Roman" style:font-size-asian="10pt" style:font-name-complex="Times New Roman" style:font-size-complex="10pt" style:language-complex="ar" style:country-complex="SA"/>
    </style:style>
    <style:style style:name="T96" style:family="text">
      <style:text-properties fo:color="#000000" style:font-name="Arial" fo:font-size="10pt" fo:language="en" fo:country="US" officeooo:rsid="01446d7a" style:font-name-asian="Times New Roman" style:font-size-asian="10pt" style:font-name-complex="Times New Roman" style:font-size-complex="10pt" style:language-complex="ar" style:country-complex="SA"/>
    </style:style>
    <style:style style:name="T97"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8"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9"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0" style:family="text">
      <style:text-properties fo:color="#000000" style:font-name="Arial" fo:font-size="10pt" fo:language="en" fo:country="US" fo:font-style="italic" fo:font-weight="normal" officeooo:rsid="01408f2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1"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02"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103" style:family="text">
      <style:text-properties fo:color="#000000" style:font-name="Arial" fo:font-size="10pt" fo:language="en" fo:country="US" fo:font-style="italic" officeooo:rsid="00c1f928" style:font-name-asian="Times New Roman" style:font-size-asian="10pt" style:font-style-asian="italic" style:font-name-complex="Times New Roman" style:font-size-complex="10pt" style:language-complex="ar" style:country-complex="SA" style:font-style-complex="italic"/>
    </style:style>
    <style:style style:name="T104" style:family="text">
      <style:text-properties fo:color="#000000" style:font-name="Arial" fo:font-size="10pt" fo:language="en" fo:country="US" fo:font-style="italic" officeooo:rsid="00cd0002" style:font-name-asian="Times New Roman" style:font-size-asian="10pt" style:font-style-asian="italic" style:font-name-complex="Times New Roman" style:font-size-complex="10pt" style:language-complex="ar" style:country-complex="SA" style:font-style-complex="italic"/>
    </style:style>
    <style:style style:name="T105" style:family="text">
      <style:text-properties fo:color="#000000" style:font-name="Arial" fo:font-size="10pt" fo:language="en" fo:country="US" fo:font-style="italic" officeooo:rsid="00cfd98b" style:font-name-asian="Times New Roman" style:font-size-asian="10pt" style:font-style-asian="italic" style:font-name-complex="Times New Roman" style:font-size-complex="10pt" style:language-complex="ar" style:country-complex="SA" style:font-style-complex="italic"/>
    </style:style>
    <style:style style:name="T106" style:family="text">
      <style:text-properties fo:color="#000000" style:font-name="Arial" fo:font-size="10pt" fo:language="en" fo:country="US" fo:font-style="italic" officeooo:rsid="011b28e1" style:font-name-asian="Times New Roman" style:font-size-asian="10pt" style:font-style-asian="italic" style:font-name-complex="Times New Roman" style:font-size-complex="10pt" style:language-complex="ar" style:country-complex="SA" style:font-style-complex="italic"/>
    </style:style>
    <style:style style:name="T107" style:family="text">
      <style:text-properties fo:color="#000000" style:font-name="Arial" fo:font-size="10pt" fo:language="en" fo:country="US" fo:font-style="italic" officeooo:rsid="011ef26a" style:font-name-asian="Times New Roman" style:font-size-asian="10pt" style:font-style-asian="italic" style:font-name-complex="Times New Roman" style:font-size-complex="10pt" style:language-complex="ar" style:country-complex="SA" style:font-style-complex="italic"/>
    </style:style>
    <style:style style:name="T108" style:family="text">
      <style:text-properties fo:color="#000000" style:font-name="Arial" fo:font-size="10pt" fo:language="en" fo:country="US" fo:font-style="italic" officeooo:rsid="012adab0" style:font-name-asian="Times New Roman" style:font-size-asian="10pt" style:font-style-asian="italic" style:font-name-complex="Times New Roman" style:font-size-complex="10pt" style:language-complex="ar" style:country-complex="SA" style:font-style-complex="italic"/>
    </style:style>
    <style:style style:name="T109" style:family="text">
      <style:text-properties fo:color="#000000" style:font-name="Arial" fo:font-size="10pt" fo:language="en" fo:country="US" fo:font-style="italic" officeooo:rsid="01438c87" style:font-name-asian="Times New Roman" style:font-size-asian="10pt" style:font-style-asian="italic" style:font-name-complex="Times New Roman" style:font-size-complex="10pt" style:language-complex="ar" style:country-complex="SA" style:font-style-complex="italic"/>
    </style:style>
    <style:style style:name="T110"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111"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112"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113" style:family="text">
      <style:text-properties fo:color="#000000" style:font-name="Arial" fo:font-size="10pt" fo:language="en" fo:country="US" fo:font-style="normal" officeooo:rsid="00ffd537" style:font-name-asian="Times New Roman" style:font-size-asian="10pt" style:font-style-asian="normal" style:font-name-complex="Times New Roman" style:font-size-complex="10pt" style:language-complex="ar" style:country-complex="SA" style:font-style-complex="normal"/>
    </style:style>
    <style:style style:name="T114" style:family="text">
      <style:text-properties fo:color="#000000" style:font-name="Arial" fo:font-size="10pt" fo:language="en" fo:country="US" fo:font-style="normal" officeooo:rsid="010fd623" style:font-name-asian="Times New Roman" style:font-size-asian="10pt" style:font-style-asian="normal" style:font-name-complex="Times New Roman" style:font-size-complex="10pt" style:language-complex="ar" style:country-complex="SA" style:font-style-complex="normal"/>
    </style:style>
    <style:style style:name="T115" style:family="text">
      <style:text-properties fo:color="#000000" style:font-name="Arial" fo:font-size="10pt" fo:language="en" fo:country="US" fo:font-style="normal" officeooo:rsid="01224c1a" style:font-name-asian="Times New Roman" style:font-size-asian="10pt" style:font-style-asian="normal" style:font-name-complex="Times New Roman" style:font-size-complex="10pt" style:language-complex="ar" style:country-complex="SA" style:font-style-complex="normal"/>
    </style:style>
    <style:style style:name="T11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8" style:family="text">
      <style:text-properties fo:color="#000000" style:font-name="Arial" fo:font-size="10pt" fo:language="en" fo:country="US" fo:font-weight="normal" officeooo:rsid="010246a2" style:font-name-asian="Times New Roman" style:font-size-asian="10pt" style:font-weight-asian="normal" style:font-name-complex="Times New Roman" style:font-size-complex="10pt" style:language-complex="ar" style:country-complex="SA" style:font-weight-complex="normal"/>
    </style:style>
    <style:style style:name="T119" style:family="text">
      <style:text-properties fo:color="#000000" style:font-name="Arial" fo:font-size="10pt" fo:language="en" fo:country="US" fo:font-weight="normal" officeooo:rsid="0107c005" style:font-name-asian="Times New Roman" style:font-size-asian="10pt" style:font-weight-asian="normal" style:font-name-complex="Times New Roman" style:font-size-complex="10pt" style:language-complex="ar" style:country-complex="SA" style:font-weight-complex="normal"/>
    </style:style>
    <style:style style:name="T120" style:family="text">
      <style:text-properties fo:color="#000000" style:font-name="Arial" fo:font-size="10pt" fo:language="en" fo:country="US" fo:font-weight="normal" officeooo:rsid="0119e91a"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fo:color="#000000" style:font-name="Arial" fo:font-size="10pt" fo:language="en" fo:country="US" fo:font-weight="normal" officeooo:rsid="00f63754" style:font-name-asian="Times New Roman" style:font-size-asian="10pt" style:font-weight-asian="normal" style:font-name-complex="Times New Roman" style:font-size-complex="10pt" style:language-complex="ar" style:country-complex="SA" style:font-weight-complex="normal"/>
    </style:style>
    <style:style style:name="T122" style:family="text">
      <style:text-properties fo:color="#000000" style:font-name="Arial" fo:font-size="10pt" fo:language="en" fo:country="US" fo:font-weight="normal" officeooo:rsid="012915a5" style:font-name-asian="Times New Roman" style:font-size-asian="10pt" style:font-weight-asian="normal" style:font-name-complex="Times New Roman" style:font-size-complex="10pt" style:language-complex="ar" style:country-complex="SA" style:font-weight-complex="normal"/>
    </style:style>
    <style:style style:name="T123" style:family="text">
      <style:text-properties fo:color="#000000" style:font-name="Arial" fo:font-size="10pt" fo:language="en" fo:country="US" fo:font-weight="normal" officeooo:rsid="0133cfcf"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color="#000000" style:font-name="Arial" fo:font-size="10pt" fo:language="en" fo:country="US" fo:font-weight="normal" officeooo:rsid="013d14d4"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fo:color="#000000" style:font-name="Arial" fo:font-size="10pt" fo:language="en" fo:country="US" fo:font-weight="normal" officeooo:rsid="01408f24" style:font-name-asian="Times New Roman" style:font-size-asian="10pt" style:font-weight-asian="normal" style:font-name-complex="Times New Roman" style:font-size-complex="10pt" style:language-complex="ar" style:country-complex="SA" style:font-weight-complex="normal"/>
    </style:style>
    <style:style style:name="T126" style:family="text">
      <style:text-properties fo:color="#000000" style:font-name="Arial" fo:font-size="10pt" fo:language="en" fo:country="US" fo:font-weight="normal" officeooo:rsid="01438c87"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color="#000000" style:font-name="Arial" fo:font-size="10pt" fo:language="en" fo:country="US" fo:font-weight="bold" officeooo:rsid="00f63754" style:font-name-asian="Times New Roman" style:font-size-asian="10pt" style:font-weight-asian="bold" style:font-name-complex="Times New Roman" style:font-size-complex="10pt" style:language-complex="ar" style:country-complex="SA" style:font-weight-complex="bold"/>
    </style:style>
    <style:style style:name="T128" style:family="text">
      <style:text-properties fo:color="#000000" style:font-name="Arial" fo:font-size="10pt" fo:language="en" fo:country="US" fo:font-weight="bold" officeooo:rsid="013d14d4" style:font-name-asian="Times New Roman" style:font-size-asian="10pt" style:font-weight-asian="bold" style:font-name-complex="Times New Roman" style:font-size-complex="10pt" style:language-complex="ar" style:country-complex="SA" style:font-weight-complex="bold"/>
    </style:style>
    <style:style style:name="T129"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130" style:family="text">
      <style:text-properties fo:color="#000000" style:font-name="Arial" fo:font-size="14pt" fo:language="en" fo:country="US" fo:font-weight="bold" officeooo:rsid="0133cfcf" style:font-name-asian="Times New Roman" style:font-size-asian="14pt" style:font-weight-asian="bold" style:font-name-complex="Times New Roman" style:font-size-complex="10pt" style:language-complex="ar" style:country-complex="SA"/>
    </style:style>
    <style:style style:name="T131"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132" style:family="text">
      <style:text-properties fo:color="#000000" style:font-name="Arial" fo:font-size="12pt" fo:language="en" fo:country="US" fo:font-weight="bold" officeooo:rsid="0111b2c9" style:font-name-asian="Times New Roman" style:font-size-asian="12pt" style:font-weight-asian="bold" style:font-name-complex="Times New Roman" style:font-size-complex="10pt" style:language-complex="ar" style:country-complex="SA"/>
    </style:style>
    <style:style style:name="T133" style:family="text">
      <style:text-properties fo:color="#000000" style:font-name="Arial" fo:font-size="12pt" fo:language="en" fo:country="US" fo:font-weight="bold" officeooo:rsid="013adcd5" style:font-name-asian="Times New Roman" style:font-size-asian="12pt" style:font-weight-asian="bold" style:font-name-complex="Times New Roman" style:font-size-complex="10pt" style:language-complex="ar" style:country-complex="SA"/>
    </style:style>
    <style:style style:name="T134" style:family="text">
      <style:text-properties fo:color="#000000" style:font-name="Arial" fo:font-size="12pt" fo:language="en" fo:country="US" fo:font-weight="bold" officeooo:rsid="0143c25f" style:font-name-asian="Times New Roman" style:font-size-asian="12pt" style:font-weight-asian="bold" style:font-name-complex="Times New Roman" style:font-size-complex="10pt" style:language-complex="ar" style:country-complex="SA"/>
    </style:style>
    <style:style style:name="T135" style:family="text">
      <style:text-properties fo:color="#000000" style:font-name="Arial"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36" style:family="text">
      <style:text-properties fo:color="#000000" style:font-name="Monospace"/>
    </style:style>
    <style:style style:name="T137" style:family="text">
      <style:text-properties fo:color="#000000" style:font-name="Monospace" fo:font-size="10pt" style:font-size-asian="10pt"/>
    </style:style>
    <style:style style:name="T138" style:family="text">
      <style:text-properties fo:color="#000000" style:font-name="Monospace" fo:font-size="10pt" style:font-size-asian="10pt" style:font-size-complex="8pt"/>
    </style:style>
    <style:style style:name="T139" style:family="text">
      <style:text-properties fo:color="#000000" style:font-name="Monospace" fo:font-size="10pt" style:font-size-asian="10pt"/>
    </style:style>
    <style:style style:name="T140" style:family="text">
      <style:text-properties fo:color="#000000" style:font-name="Monospac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Monospace" fo:font-size="10pt" fo:background-color="#d4d4d4" loext:char-shading-value="0" style:font-size-asian="10pt"/>
    </style:style>
    <style:style style:name="T142" style:family="text">
      <style:text-properties fo:color="#000000" style:font-name="Monospace" fo:background-color="#d4d4d4" loext:char-shading-value="0"/>
    </style:style>
    <style:style style:name="T143" style:family="text">
      <style:text-properties fo:color="#000000" style:font-name="Monospace" officeooo:rsid="0111b2c9" fo:background-color="#d4d4d4" loext:char-shading-value="0"/>
    </style:style>
    <style:style style:name="T144" style:family="text">
      <style:text-properties fo:color="#000000" style:font-name="Monospace" fo:background-color="#d4d4d4" loext:char-shading-value="0"/>
    </style:style>
    <style:style style:name="T145" style:family="text">
      <style:text-properties fo:color="#000000" style:font-name="Monospace" fo:font-style="italic" style:font-style-asian="italic"/>
    </style:style>
    <style:style style:name="T146" style:family="text">
      <style:text-properties fo:color="#000000" style:font-name="Monospace" fo:font-style="italic" officeooo:rsid="00a34cd9" style:font-style-asian="italic"/>
    </style:style>
    <style:style style:name="T147" style:family="text">
      <style:text-properties fo:color="#000000" style:font-name="Monospace" fo:font-style="italic" style:font-style-asian="italic"/>
    </style:style>
    <style:style style:name="T148" style:family="text">
      <style:text-properties fo:color="#000000" style:font-name="Monospace" fo:font-size="8pt" style:font-size-asian="8pt" style:font-size-complex="8pt"/>
    </style:style>
    <style:style style:name="T149" style:family="text">
      <style:text-properties fo:color="#000000" style:font-name="Monospace" fo:font-size="8pt" officeooo:rsid="00e00cf9" style:font-size-asian="8pt" style:font-size-complex="8pt"/>
    </style:style>
    <style:style style:name="T150" style:family="text">
      <style:text-properties fo:color="#000000" style:font-name="Monospace" fo:font-size="8pt" officeooo:rsid="00674804" style:font-size-asian="8pt" style:font-size-complex="8pt"/>
    </style:style>
    <style:style style:name="T151" style:family="text">
      <style:text-properties fo:color="#000000" style:font-name="Monospace" fo:font-size="8pt" officeooo:rsid="00e87b48" style:font-size-asian="8pt" style:font-size-complex="8pt"/>
    </style:style>
    <style:style style:name="T152" style:family="text">
      <style:text-properties fo:color="#000000" style:font-name="Monospace" fo:font-size="8pt" officeooo:rsid="01143c0a" style:font-size-asian="8pt" style:font-size-complex="8pt"/>
    </style:style>
    <style:style style:name="T153" style:family="text">
      <style:text-properties fo:color="#000000" style:font-name="Monospace" fo:font-size="8pt" officeooo:rsid="013b29c7" style:font-size-asian="8pt" style:font-size-complex="8pt"/>
    </style:style>
    <style:style style:name="T154" style:family="text">
      <style:text-properties fo:color="#000000" style:font-name="Monospace" fo:font-size="8pt" style:font-size-asian="8pt" style:font-size-complex="8pt"/>
    </style:style>
    <style:style style:name="T155"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156"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157"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158"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159" style:family="text">
      <style:text-properties fo:color="#000000" style:font-name="Monospace" fo:font-size="8pt" fo:language="en" fo:country="US" officeooo:rsid="0093f59a" style:font-name-asian="Times New Roman" style:font-size-asian="8pt" style:font-name-complex="Times New Roman" style:font-size-complex="8pt" style:language-complex="ar" style:country-complex="SA"/>
    </style:style>
    <style:style style:name="T160" style:family="text">
      <style:text-properties fo:color="#000000" style:font-name="Monospace" fo:font-size="8pt" fo:language="en" fo:country="US" officeooo:rsid="00eb0b39" style:font-name-asian="Times New Roman" style:font-size-asian="8pt" style:font-name-complex="Times New Roman" style:font-size-complex="8pt" style:language-complex="ar" style:country-complex="SA"/>
    </style:style>
    <style:style style:name="T161" style:family="text">
      <style:text-properties fo:color="#000000" style:font-name="Monospace" fo:font-size="8pt" fo:language="en" fo:country="US" officeooo:rsid="00ef403d" style:font-name-asian="Times New Roman" style:font-size-asian="8pt" style:font-name-complex="Times New Roman" style:font-size-complex="8pt" style:language-complex="ar" style:country-complex="SA"/>
    </style:style>
    <style:style style:name="T162" style:family="text">
      <style:text-properties fo:color="#000000" style:font-name="Monospace" fo:font-size="8pt" fo:language="en" fo:country="US" officeooo:rsid="00f90daa" style:font-name-asian="Times New Roman" style:font-size-asian="8pt" style:font-name-complex="Times New Roman" style:font-size-complex="8pt" style:language-complex="ar" style:country-complex="SA"/>
    </style:style>
    <style:style style:name="T163" style:family="text">
      <style:text-properties fo:color="#000000" style:font-name="Monospace" fo:font-size="8pt" fo:language="en" fo:country="US" officeooo:rsid="00fa158a" style:font-name-asian="Times New Roman" style:font-size-asian="8pt" style:font-name-complex="Times New Roman" style:font-size-complex="8pt" style:language-complex="ar" style:country-complex="SA"/>
    </style:style>
    <style:style style:name="T164" style:family="text">
      <style:text-properties fo:color="#000000" style:font-name="Monospace" fo:font-size="8pt" fo:language="en" fo:country="US" officeooo:rsid="012cfdef" style:font-name-asian="Times New Roman" style:font-size-asian="8pt" style:font-name-complex="Times New Roman" style:font-size-complex="8pt" style:language-complex="ar" style:country-complex="SA"/>
    </style:style>
    <style:style style:name="T165"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166" style:family="text">
      <style:text-properties fo:color="#000000" style:font-name="Monospace" fo:font-size="8pt" fo:language="en" fo:country="US" fo:font-weight="normal" officeooo:rsid="012917c0" style:font-name-asian="Times New Roman" style:font-size-asian="8pt" style:font-weight-asian="normal" style:font-name-complex="Times New Roman" style:font-size-complex="8pt" style:language-complex="ar" style:country-complex="SA" style:font-weight-complex="normal"/>
    </style:style>
    <style:style style:name="T167" style:family="text">
      <style:text-properties fo:color="#000000" style:font-name="Monospace" fo:font-size="8pt" fo:background-color="#d4d4d4" loext:char-shading-value="0" style:font-size-asian="8pt" style:font-size-complex="8pt"/>
    </style:style>
    <style:style style:name="T168" style:family="text">
      <style:text-properties fo:color="#000000" style:font-name="Monospace" officeooo:rsid="008ef5bc"/>
    </style:style>
    <style:style style:name="T169" style:family="text">
      <style:text-properties fo:color="#000000" style:font-name="Monospace" fo:language="en" fo:country="US" officeooo:rsid="007bef7c" style:font-name-asian="Times New Roman" style:font-name-complex="Times New Roman" style:language-complex="ar" style:country-complex="SA"/>
    </style:style>
    <style:style style:name="T170" style:family="text">
      <style:text-properties fo:color="#000000" style:font-name="Monospace" fo:language="en" fo:country="US" officeooo:rsid="008ef5bc" style:font-name-asian="Times New Roman" style:font-name-complex="Times New Roman" style:language-complex="ar" style:country-complex="SA"/>
    </style:style>
    <style:style style:name="T171" style:family="text">
      <style:text-properties fo:color="#000000" style:font-name="Monospace" fo:language="en" fo:country="US" officeooo:rsid="00a27e66" style:font-name-asian="Times New Roman" style:font-name-complex="Times New Roman" style:language-complex="ar" style:country-complex="SA"/>
    </style:style>
    <style:style style:name="T172" style:family="text">
      <style:text-properties fo:color="#000000" style:font-name="Monospace" fo:language="en" fo:country="US" officeooo:rsid="00afc339" style:font-name-asian="Times New Roman" style:font-name-complex="Times New Roman" style:language-complex="ar" style:country-complex="SA"/>
    </style:style>
    <style:style style:name="T173" style:family="text">
      <style:text-properties fo:color="#000000" style:font-name="Monospace" fo:language="en" fo:country="US" officeooo:rsid="00ef403d" style:font-name-asian="Times New Roman" style:font-name-complex="Times New Roman" style:language-complex="ar" style:country-complex="SA"/>
    </style:style>
    <style:style style:name="T174" style:family="text">
      <style:text-properties fo:color="#000000" style:font-name="Monospace" fo:language="en" fo:country="US" officeooo:rsid="00928697" style:language-complex="ar" style:country-complex="SA"/>
    </style:style>
    <style:style style:name="T175"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176" style:family="text">
      <style:text-properties fo:color="#000000" style:font-name="Monospace"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77" style:family="text">
      <style:text-properties fo:color="#000000" style:font-name="Monospace" officeooo:rsid="00928697"/>
    </style:style>
    <style:style style:name="T178" style:family="text">
      <style:text-properties fo:color="#000000" style:font-name="Monospace" fo:background-color="#e8f2fe" loext:char-shading-value="0"/>
    </style:style>
    <style:style style:name="T179" style:family="text">
      <style:text-properties fo:color="#000000" style:font-name="Monospace" officeooo:rsid="008ef5bc" fo:background-color="#e8f2fe" loext:char-shading-value="0"/>
    </style:style>
    <style:style style:name="T180" style:family="text">
      <style:text-properties fo:color="#000000" style:font-name="Monospace" officeooo:rsid="00a34cd9"/>
    </style:style>
    <style:style style:name="T181" style:family="text">
      <style:text-properties fo:color="#000000" style:font-name="Monospace" officeooo:rsid="00cd0002"/>
    </style:style>
    <style:style style:name="T182" style:family="text">
      <style:text-properties fo:color="#000000" style:font-name="Monospace" officeooo:rsid="00cee143"/>
    </style:style>
    <style:style style:name="T183" style:family="text">
      <style:text-properties fo:color="#000000" style:font-name="Monospace" officeooo:rsid="00f90daa"/>
    </style:style>
    <style:style style:name="T184" style:family="text">
      <style:text-properties fo:color="#000000" style:font-name="Monospace" officeooo:rsid="00fa158a"/>
    </style:style>
    <style:style style:name="T185" style:family="text">
      <style:text-properties fo:color="#000000" style:font-name="Monospace" fo:font-weight="bold" style:font-weight-asian="bold"/>
    </style:style>
    <style:style style:name="T186" style:family="text">
      <style:text-properties fo:color="#000000" style:font-name="Monospace" officeooo:rsid="011b191e"/>
    </style:style>
    <style:style style:name="T187" style:family="text">
      <style:text-properties fo:color="#000000" style:font-name="Monospace" officeooo:rsid="0111b2c9"/>
    </style:style>
    <style:style style:name="T188" style:family="text">
      <style:text-properties fo:color="#000000" style:font-name="Monospace" officeooo:rsid="01230776"/>
    </style:style>
    <style:style style:name="T189" style:family="text">
      <style:text-properties fo:color="#000000" style:font-name="Monospace"/>
    </style:style>
    <style:style style:name="T190" style:family="text">
      <style:text-properties fo:color="#000000" style:font-name="Monospace" officeooo:rsid="013210f1"/>
    </style:style>
    <style:style style:name="T191" style:family="text">
      <style:text-properties fo:color="#000000" style:font-name="Courier New1"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192" style:family="text">
      <style:text-properties fo:color="#000000" style:font-name="Courier New1"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193" style:family="text">
      <style:text-properties fo:color="#000000" style:font-name="Courier New1"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194" style:family="text">
      <style:text-properties fo:color="#000000" style:font-name="Courier New1" fo:font-size="10pt" fo:language="en" fo:country="US" fo:font-weight="bold" officeooo:rsid="00f22646" style:font-name-asian="Times New Roman" style:font-size-asian="10pt" style:font-weight-asian="bold" style:font-name-complex="Times New Roman" style:font-size-complex="10pt" style:language-complex="ar" style:country-complex="SA" style:font-weight-complex="bold"/>
    </style:style>
    <style:style style:name="T195" style:family="text">
      <style:text-properties fo:color="#000000" style:font-name="Courier New1" fo:font-size="10pt" fo:language="en" fo:country="US" fo:font-weight="bold" officeooo:rsid="01061323" style:font-name-asian="Times New Roman" style:font-size-asian="10pt" style:font-weight-asian="bold" style:font-name-complex="Times New Roman" style:font-size-complex="10pt" style:language-complex="ar" style:country-complex="SA" style:font-weight-complex="bold"/>
    </style:style>
    <style:style style:name="T196" style:family="text">
      <style:text-properties fo:color="#000000" style:font-name="Courier New1" fo:font-size="10pt" fo:language="en" fo:country="US" fo:font-weight="bold" officeooo:rsid="012cfdef" style:font-name-asian="Times New Roman" style:font-size-asian="10pt" style:font-weight-asian="bold" style:font-name-complex="Times New Roman" style:font-size-complex="10pt" style:language-complex="ar" style:country-complex="SA" style:font-weight-complex="bold"/>
    </style:style>
    <style:style style:name="T197" style:family="text">
      <style:text-properties fo:color="#000000" style:font-name="Courier New1"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8" style:family="text">
      <style:text-properties fo:color="#000000" style:font-name="Courier New1" fo:font-size="10pt" fo:language="en" fo:country="US" fo:font-style="normal" fo:font-weight="bold" officeooo:rsid="00afc339"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9" style:family="text">
      <style:text-properties fo:color="#000000" style:font-name="Courier New1" fo:font-size="10pt" fo:language="en" fo:country="US" fo:font-style="normal" fo:font-weight="bold" officeooo:rsid="00f22646"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0" style:family="text">
      <style:text-properties fo:color="#000000" style:font-name="Courier New1" fo:font-size="10pt" fo:language="en" fo:country="US" fo:font-style="normal" fo:font-weight="bold" officeooo:rsid="01446d7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1" style:family="text">
      <style:text-properties fo:color="#000000" style:font-name="Courier New1" fo:font-size="10pt" fo:language="en" fo:country="US" fo:font-weight="bold" officeooo:rsid="012e7d49" style:font-name-asian="Times New Roman" style:font-size-asian="10pt" style:font-weight-asian="bold" style:font-name-complex="Times New Roman" style:font-size-complex="10pt" style:language-complex="ar" style:country-complex="SA" style:font-weight-complex="bold"/>
    </style:style>
    <style:style style:name="T202" style:family="text">
      <style:text-properties fo:color="#000000" fo:font-size="10pt" fo:language="en" fo:country="US" officeooo:rsid="00a24b91" style:font-name-asian="Times New Roman" style:font-size-asian="10pt" style:font-name-complex="Times New Roman" style:font-size-complex="10pt" style:language-complex="ar" style:country-complex="SA"/>
    </style:style>
    <style:style style:name="T203" style:family="text">
      <style:text-properties fo:color="#000000" fo:font-size="10pt" fo:language="en" fo:country="US" officeooo:rsid="00a27e66" style:font-name-asian="Times New Roman" style:font-size-asian="10pt" style:font-name-complex="Times New Roman" style:font-size-complex="10pt" style:language-complex="ar" style:country-complex="SA"/>
    </style:style>
    <style:style style:name="T204" style:family="text">
      <style:text-properties fo:color="#000000" fo:font-size="10pt" fo:language="en" fo:country="US" officeooo:rsid="00afc339" style:font-name-asian="Times New Roman" style:font-size-asian="10pt" style:font-name-complex="Times New Roman" style:font-size-complex="10pt" style:language-complex="ar" style:country-complex="SA"/>
    </style:style>
    <style:style style:name="T205" style:family="text">
      <style:text-properties fo:font-weight="normal" style:font-weight-asian="normal" style:font-weight-complex="normal"/>
    </style:style>
    <style:style style:name="T206" style:family="text">
      <style:text-properties fo:font-weight="normal" officeooo:rsid="00772750" style:font-weight-asian="normal" style:font-weight-complex="normal"/>
    </style:style>
    <style:style style:name="T207" style:family="text">
      <style:text-properties fo:font-weight="normal" officeooo:rsid="006108cb" style:font-weight-asian="normal" style:font-weight-complex="normal"/>
    </style:style>
    <style:style style:name="T208" style:family="text">
      <style:text-properties fo:font-weight="normal" officeooo:rsid="009ab299" style:font-weight-asian="normal" style:font-weight-complex="normal"/>
    </style:style>
    <style:style style:name="T209" style:family="text">
      <style:text-properties fo:font-weight="normal" officeooo:rsid="00d15e56" style:font-weight-asian="normal" style:font-weight-complex="normal"/>
    </style:style>
    <style:style style:name="T210" style:family="text">
      <style:text-properties fo:font-weight="normal" officeooo:rsid="00d90be3" style:font-weight-asian="normal" style:font-weight-complex="normal"/>
    </style:style>
    <style:style style:name="T211" style:family="text">
      <style:text-properties fo:font-weight="normal" officeooo:rsid="00fc5e7c" style:font-weight-asian="normal" style:font-weight-complex="normal"/>
    </style:style>
    <style:style style:name="T212" style:family="text">
      <style:text-properties fo:font-weight="normal" officeooo:rsid="00d520dc" style:font-weight-asian="normal" style:font-weight-complex="normal"/>
    </style:style>
    <style:style style:name="T213" style:family="text">
      <style:text-properties fo:font-weight="normal" officeooo:rsid="010246a2" style:font-weight-asian="normal" style:font-weight-complex="normal"/>
    </style:style>
    <style:style style:name="T214" style:family="text">
      <style:text-properties fo:font-weight="normal" officeooo:rsid="0107c005" style:font-weight-asian="normal" style:font-weight-complex="normal"/>
    </style:style>
    <style:style style:name="T215" style:family="text">
      <style:text-properties fo:font-weight="normal" officeooo:rsid="0109268a" style:font-weight-asian="normal" style:font-weight-complex="normal"/>
    </style:style>
    <style:style style:name="T216" style:family="text">
      <style:text-properties fo:font-weight="normal" officeooo:rsid="006132dc" style:font-weight-asian="normal" style:font-weight-complex="normal"/>
    </style:style>
    <style:style style:name="T217" style:family="text">
      <style:text-properties fo:font-weight="normal" officeooo:rsid="01408f24" style:font-weight-asian="normal" style:font-weight-complex="normal"/>
    </style:style>
    <style:style style:name="T218" style:family="text">
      <style:text-properties fo:font-style="normal" style:font-style-asian="normal" style:font-style-complex="normal"/>
    </style:style>
    <style:style style:name="T219" style:family="text">
      <style:text-properties fo:font-style="normal" officeooo:rsid="0021b48b" style:font-style-asian="normal" style:font-style-complex="normal"/>
    </style:style>
    <style:style style:name="T220" style:family="text">
      <style:text-properties fo:font-style="normal" officeooo:rsid="00870a1b" style:font-style-asian="normal" style:font-style-complex="normal"/>
    </style:style>
    <style:style style:name="T221" style:family="text">
      <style:text-properties fo:font-style="normal" officeooo:rsid="004703d7" style:font-style-asian="normal" style:font-style-complex="normal"/>
    </style:style>
    <style:style style:name="T222" style:family="text">
      <style:text-properties fo:font-style="normal" officeooo:rsid="00a1a8f8" style:font-style-asian="normal" style:font-style-complex="normal"/>
    </style:style>
    <style:style style:name="T223" style:family="text">
      <style:text-properties fo:font-style="normal" officeooo:rsid="004893bd" style:font-style-asian="normal" style:font-style-complex="normal"/>
    </style:style>
    <style:style style:name="T224" style:family="text">
      <style:text-properties fo:font-style="normal" officeooo:rsid="009c3e68" style:font-style-asian="normal" style:font-style-complex="normal"/>
    </style:style>
    <style:style style:name="T225" style:family="text">
      <style:text-properties fo:font-style="normal" officeooo:rsid="0071b406" style:font-style-asian="normal" style:font-style-complex="normal"/>
    </style:style>
    <style:style style:name="T226" style:family="text">
      <style:text-properties fo:font-style="normal" officeooo:rsid="0088907b" style:font-style-asian="normal" style:font-style-complex="normal"/>
    </style:style>
    <style:style style:name="T227" style:family="text">
      <style:text-properties fo:font-style="normal" officeooo:rsid="005379ab" style:font-style-asian="normal" style:font-style-complex="normal"/>
    </style:style>
    <style:style style:name="T228" style:family="text">
      <style:text-properties fo:font-style="normal" officeooo:rsid="00540f90" style:font-style-asian="normal" style:font-style-complex="normal"/>
    </style:style>
    <style:style style:name="T229" style:family="text">
      <style:text-properties fo:font-style="normal" officeooo:rsid="00542e55" style:font-style-asian="normal" style:font-style-complex="normal"/>
    </style:style>
    <style:style style:name="T230" style:family="text">
      <style:text-properties fo:font-style="normal" officeooo:rsid="00232be5" style:font-style-asian="normal" style:font-style-complex="normal"/>
    </style:style>
    <style:style style:name="T231" style:family="text">
      <style:text-properties fo:font-style="normal" officeooo:rsid="0057a0cb" style:font-style-asian="normal" style:font-style-complex="normal"/>
    </style:style>
    <style:style style:name="T232" style:family="text">
      <style:text-properties fo:font-style="normal" officeooo:rsid="0058c04f" style:font-style-asian="normal" style:font-style-complex="normal"/>
    </style:style>
    <style:style style:name="T233" style:family="text">
      <style:text-properties fo:font-style="normal" officeooo:rsid="00a50454" style:font-style-asian="normal" style:font-style-complex="normal"/>
    </style:style>
    <style:style style:name="T234" style:family="text">
      <style:text-properties fo:font-style="normal" officeooo:rsid="010fd623" style:font-style-asian="normal" style:font-style-complex="normal"/>
    </style:style>
    <style:style style:name="T235" style:family="text">
      <style:text-properties fo:font-style="normal" officeooo:rsid="0110b586" style:font-style-asian="normal" style:font-style-complex="normal"/>
    </style:style>
    <style:style style:name="T236" style:family="text">
      <style:text-properties fo:font-style="normal" officeooo:rsid="0113abbf" style:font-style-asian="normal" style:font-style-complex="normal"/>
    </style:style>
    <style:style style:name="T237" style:family="text">
      <style:text-properties fo:font-style="normal" officeooo:rsid="01413ff9" style:font-style-asian="normal" style:font-style-complex="normal"/>
    </style:style>
    <style:style style:name="T238" style:family="text">
      <style:text-properties fo:font-style="normal" officeooo:rsid="0073c05b" style:font-style-asian="normal" style:font-style-complex="normal"/>
    </style:style>
    <style:style style:name="T239" style:family="text">
      <style:text-properties fo:font-style="normal" officeooo:rsid="01438c87" style:font-style-asian="normal" style:font-style-complex="normal"/>
    </style:style>
    <style:style style:name="T240" style:family="text">
      <style:text-properties fo:color="#7f0055" style:font-name="Monospace" fo:font-weight="bold" style:font-weight-asian="bold"/>
    </style:style>
    <style:style style:name="T241" style:family="text">
      <style:text-properties fo:color="#7f0055" style:font-name="Monospace" fo:font-weight="bold" officeooo:rsid="008ef5bc" style:font-weight-asian="bold"/>
    </style:style>
    <style:style style:name="T242" style:family="text">
      <style:text-properties fo:color="#7f0055" style:font-name="Monospace" fo:font-weight="bold" style:font-weight-asian="bold"/>
    </style:style>
    <style:style style:name="T243" style:family="text">
      <style:text-properties fo:color="#7f0055" style:font-name="Monospace" fo:font-weight="bold" officeooo:rsid="008ef5bc" fo:background-color="#e8f2fe" loext:char-shading-value="0" style:font-weight-asian="bold"/>
    </style:style>
    <style:style style:name="T244" style:family="text">
      <style:text-properties fo:color="#7f0055" style:font-name="Monospace" fo:font-weight="bold" fo:background-color="#d4d4d4" loext:char-shading-value="0" style:font-weight-asian="bold"/>
    </style:style>
    <style:style style:name="T245" style:family="text">
      <style:text-properties fo:color="#7f0055" style:font-name="Monospace" fo:font-size="8pt" fo:font-weight="bold" style:font-size-asian="8pt" style:font-weight-asian="bold" style:font-size-complex="8pt"/>
    </style:style>
    <style:style style:name="T246" style:family="text">
      <style:text-properties fo:color="#7f0055" style:font-name="Monospace" fo:font-size="8pt" fo:font-weight="bold" officeooo:rsid="00674804" style:font-size-asian="8pt" style:font-weight-asian="bold" style:font-size-complex="8pt"/>
    </style:style>
    <style:style style:name="T247" style:family="text">
      <style:text-properties fo:color="#7f0055" style:font-name="Monospace" fo:font-size="8pt" fo:font-weight="bold" style:font-size-asian="8pt" style:font-weight-asian="bold" style:font-size-complex="8pt"/>
    </style:style>
    <style:style style:name="T248" style:family="text">
      <style:text-properties fo:color="#7f0055" style:font-name="Monospace" fo:font-size="8pt" fo:language="en" fo:country="US" fo:font-weight="bold" officeooo:rsid="012917c0" style:font-name-asian="Times New Roman" style:font-size-asian="8pt" style:font-weight-asian="bold" style:font-name-complex="Times New Roman" style:font-size-complex="8pt" style:language-complex="ar" style:country-complex="SA"/>
    </style:style>
    <style:style style:name="T249"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250" style:family="text">
      <style:text-properties fo:color="#7f0055" style:font-name="Monospace" fo:font-size="10pt" fo:font-weight="bold" style:font-size-asian="10pt" style:font-weight-asian="bold"/>
    </style:style>
    <style:style style:name="T251" style:family="text">
      <style:text-properties fo:color="#7f0055" fo:font-weight="bold" style:font-weight-asian="bold"/>
    </style:style>
    <style:style style:name="T252" style:family="text">
      <style:text-properties fo:color="#3f5fbf" style:font-name="Monospace"/>
    </style:style>
    <style:style style:name="T253" style:family="text">
      <style:text-properties fo:color="#3f5fbf" style:font-name="Monospace" style:text-underline-style="solid" style:text-underline-width="auto" style:text-underline-color="font-color"/>
    </style:style>
    <style:style style:name="T254" style:family="text">
      <style:text-properties fo:color="#3f5fbf" style:font-name="Monospace" fo:font-size="8pt" style:font-size-asian="8pt" style:font-size-complex="8pt"/>
    </style:style>
    <style:style style:name="T255" style:family="text">
      <style:text-properties fo:color="#3f5fbf" style:font-name="Monospace" fo:font-size="8pt" officeooo:rsid="008b081c" style:font-size-asian="8pt" style:font-size-complex="8pt"/>
    </style:style>
    <style:style style:name="T256"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257" style:family="text">
      <style:text-properties fo:color="#3f5fbf" style:font-name="Monospace" fo:font-size="8pt" fo:language="en" fo:country="US" officeooo:rsid="00caa062" style:font-name-asian="Times New Roman" style:font-size-asian="8pt" style:font-name-complex="Times New Roman" style:font-size-complex="8pt" style:language-complex="ar" style:country-complex="SA"/>
    </style:style>
    <style:style style:name="T258" style:family="text">
      <style:text-properties fo:color="#3f5fbf" style:font-name="Monospace" fo:font-size="8pt" fo:language="en" fo:country="US" officeooo:rsid="00e5a114" style:font-name-asian="Times New Roman" style:font-size-asian="8pt" style:font-name-complex="Times New Roman" style:font-size-complex="8pt" style:language-complex="ar" style:country-complex="SA"/>
    </style:style>
    <style:style style:name="T259" style:family="text">
      <style:text-properties fo:color="#3f5fbf" style:font-name="Monospace" fo:font-size="8pt" style:text-underline-style="solid" style:text-underline-width="auto" style:text-underline-color="font-color" style:font-size-asian="8pt" style:font-size-complex="8pt"/>
    </style:style>
    <style:style style:name="T260" style:family="text">
      <style:text-properties fo:color="#3f5fbf" style:font-name="Monospace" officeooo:rsid="00adcdaa"/>
    </style:style>
    <style:style style:name="T261" style:family="text">
      <style:text-properties fo:color="#3f5fbf" style:font-name="Monospace"/>
    </style:style>
    <style:style style:name="T262" style:family="text">
      <style:text-properties fo:color="#3f3fbf" style:font-name="Monospace"/>
    </style:style>
    <style:style style:name="T263" style:family="text">
      <style:text-properties fo:color="#3f3fbf" style:font-name="Monospace" fo:font-size="8pt" style:font-size-asian="8pt" style:font-size-complex="8pt"/>
    </style:style>
    <style:style style:name="T264" style:family="text">
      <style:text-properties fo:color="#3f3fbf" style:font-name="Monospace" fo:font-size="8pt" officeooo:rsid="0093f59a" style:font-size-asian="8pt" style:font-size-complex="8pt"/>
    </style:style>
    <style:style style:name="T265"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66" style:family="text">
      <style:text-properties fo:color="#3f3fbf" style:font-name="Monospace"/>
    </style:style>
    <style:style style:name="T267" style:family="text">
      <style:text-properties fo:color="#0000c0" style:font-name="Monospace"/>
    </style:style>
    <style:style style:name="T268" style:family="text">
      <style:text-properties fo:color="#0000c0" style:font-name="Monospace" fo:font-style="italic" fo:font-weight="bold" style:font-style-asian="italic" style:font-weight-asian="bold"/>
    </style:style>
    <style:style style:name="T269" style:family="text">
      <style:text-properties fo:color="#0000c0" style:font-name="Monospace" fo:font-style="italic" fo:font-weight="bold" style:font-style-asian="italic" style:font-weight-asian="bold"/>
    </style:style>
    <style:style style:name="T270" style:family="text">
      <style:text-properties fo:color="#0000c0" style:font-name="Monospace" fo:background-color="#f0d8a8" loext:char-shading-value="0"/>
    </style:style>
    <style:style style:name="T271" style:family="text">
      <style:text-properties fo:color="#0000c0" style:font-name="Monospace" officeooo:rsid="00a0077d"/>
    </style:style>
    <style:style style:name="T272" style:family="text">
      <style:text-properties fo:color="#0000c0" style:font-name="Monospace" fo:background-color="#d4d4d4" loext:char-shading-value="0"/>
    </style:style>
    <style:style style:name="T273" style:family="text">
      <style:text-properties fo:color="#7f9fbf" style:font-name="Monospace" fo:font-weight="bold" style:font-weight-asian="bold"/>
    </style:style>
    <style:style style:name="T274" style:family="text">
      <style:text-properties fo:color="#7f9fbf" style:font-name="Monospace" fo:font-weight="bold" style:font-weight-asian="bold"/>
    </style:style>
    <style:style style:name="T275" style:family="text">
      <style:text-properties fo:color="#7f9fbf" style:font-name="Monospace" fo:font-size="8pt" fo:font-weight="bold" style:font-size-asian="8pt" style:font-weight-asian="bold" style:font-size-complex="8pt"/>
    </style:style>
    <style:style style:name="T276" style:family="text">
      <style:text-properties fo:color="#7f7f9f" style:font-name="Monospace"/>
    </style:style>
    <style:style style:name="T277" style:family="text">
      <style:text-properties fo:color="#6a3e3e"/>
    </style:style>
    <style:style style:name="T278" style:family="text">
      <style:text-properties fo:color="#6a3e3e" style:font-name="Monospace"/>
    </style:style>
    <style:style style:name="T279" style:family="text">
      <style:text-properties fo:color="#6a3e3e" style:font-name="Monospace" style:text-underline-style="solid" style:text-underline-width="auto" style:text-underline-color="font-color"/>
    </style:style>
    <style:style style:name="T280" style:family="text">
      <style:text-properties fo:color="#6a3e3e" style:font-name="Monospace" style:text-underline-style="solid" style:text-underline-width="auto" style:text-underline-color="font-color"/>
    </style:style>
    <style:style style:name="T281" style:family="text">
      <style:text-properties fo:color="#6a3e3e" style:font-name="Monospace" fo:background-color="#d4d4d4" loext:char-shading-value="0"/>
    </style:style>
    <style:style style:name="T282" style:family="text">
      <style:text-properties fo:color="#6a3e3e" style:font-name="Monospace" officeooo:rsid="00cee143" fo:background-color="#d4d4d4" loext:char-shading-value="0"/>
    </style:style>
    <style:style style:name="T283" style:family="text">
      <style:text-properties fo:color="#6a3e3e" style:font-name="Monospace" officeooo:rsid="0111b2c9" fo:background-color="#d4d4d4" loext:char-shading-value="0"/>
    </style:style>
    <style:style style:name="T284" style:family="text">
      <style:text-properties fo:color="#6a3e3e" style:font-name="Monospace" fo:language="en" fo:country="US" officeooo:rsid="007bef7c" style:font-name-asian="Times New Roman" style:font-name-complex="Times New Roman" style:language-complex="ar" style:country-complex="SA"/>
    </style:style>
    <style:style style:name="T285"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286"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287"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288"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289" style:family="text">
      <style:text-properties fo:color="#6a3e3e" style:font-name="Monospace" fo:font-size="8pt" fo:language="en" fo:country="US" officeooo:rsid="00e5a114" style:font-name-asian="Times New Roman" style:font-size-asian="8pt" style:font-name-complex="Times New Roman" style:font-size-complex="8pt" style:language-complex="ar" style:country-complex="SA"/>
    </style:style>
    <style:style style:name="T290" style:family="text">
      <style:text-properties fo:color="#6a3e3e" style:font-name="Monospace" fo:font-size="8pt" fo:language="en" fo:country="US" officeooo:rsid="00ef403d" style:font-name-asian="Times New Roman" style:font-size-asian="8pt" style:font-name-complex="Times New Roman" style:font-size-complex="8pt" style:language-complex="ar" style:country-complex="SA"/>
    </style:style>
    <style:style style:name="T291" style:family="text">
      <style:text-properties fo:color="#6a3e3e" style:font-name="Monospace" fo:font-size="8pt" style:font-size-asian="8pt" style:font-size-complex="8pt"/>
    </style:style>
    <style:style style:name="T292" style:family="text">
      <style:text-properties fo:color="#6a3e3e" style:font-name="Monospace" fo:font-size="8pt" officeooo:rsid="00674804" style:font-size-asian="8pt" style:font-size-complex="8pt"/>
    </style:style>
    <style:style style:name="T293" style:family="text">
      <style:text-properties fo:color="#6a3e3e" style:font-name="Monospace" fo:font-size="8pt" style:font-size-asian="8pt" style:font-size-complex="8pt"/>
    </style:style>
    <style:style style:name="T294" style:family="text">
      <style:text-properties fo:color="#6a3e3e" style:font-name="Monospace" fo:font-size="8pt" fo:background-color="#f0d8a8" loext:char-shading-value="0" style:font-size-asian="8pt" style:font-size-complex="8pt"/>
    </style:style>
    <style:style style:name="T295" style:family="text">
      <style:text-properties fo:color="#6a3e3e" style:font-name="Monospace" fo:font-size="8pt" style:text-underline-style="solid" style:text-underline-width="auto" style:text-underline-color="font-color" style:font-size-asian="8pt" style:font-size-complex="8pt"/>
    </style:style>
    <style:style style:name="T296" style:family="text">
      <style:text-properties fo:color="#6a3e3e" style:font-name="Monospace" officeooo:rsid="00928697"/>
    </style:style>
    <style:style style:name="T297" style:family="text">
      <style:text-properties fo:color="#6a3e3e" style:font-name="Monospace" officeooo:rsid="00a34cd9"/>
    </style:style>
    <style:style style:name="T298" style:family="text">
      <style:text-properties fo:color="#6a3e3e" style:font-name="Monospace" officeooo:rsid="00cee143"/>
    </style:style>
    <style:style style:name="T299" style:family="text">
      <style:text-properties fo:color="#6a3e3e" style:font-name="Monospace" officeooo:rsid="0111b2c9"/>
    </style:style>
    <style:style style:name="T300" style:family="text">
      <style:text-properties fo:color="#6a3e3e" style:font-name="Monospace" fo:font-size="10pt" style:font-size-asian="10pt"/>
    </style:style>
    <style:style style:name="T301" style:family="text">
      <style:text-properties fo:color="#6a3e3e" style:font-name="Monospace" fo:font-size="10pt" style:text-underline-style="solid" style:text-underline-width="auto" style:text-underline-color="font-color" style:font-size-asian="10pt"/>
    </style:style>
    <style:style style:name="T302" style:family="text">
      <style:text-properties fo:color="#6a3e3e" style:font-name="Monospace"/>
    </style:style>
    <style:style style:name="T303" style:family="text">
      <style:text-properties officeooo:rsid="006108cb"/>
    </style:style>
    <style:style style:name="T304" style:family="text">
      <style:text-properties officeooo:rsid="003dfee6"/>
    </style:style>
    <style:style style:name="T305" style:family="text">
      <style:text-properties officeooo:rsid="003dc5bd"/>
    </style:style>
    <style:style style:name="T306" style:family="text">
      <style:text-properties officeooo:rsid="00861fe4"/>
    </style:style>
    <style:style style:name="T307" style:family="text">
      <style:text-properties officeooo:rsid="0071b406"/>
    </style:style>
    <style:style style:name="T308" style:family="text">
      <style:text-properties officeooo:rsid="003fef77"/>
    </style:style>
    <style:style style:name="T309" style:family="text">
      <style:text-properties officeooo:rsid="004a835e"/>
    </style:style>
    <style:style style:name="T310" style:family="text">
      <style:text-properties officeooo:rsid="00847dae"/>
    </style:style>
    <style:style style:name="T311" style:family="text">
      <style:text-properties officeooo:rsid="00839ebc"/>
    </style:style>
    <style:style style:name="T312" style:family="text">
      <style:text-properties officeooo:rsid="0041ba02"/>
    </style:style>
    <style:style style:name="T313" style:family="text">
      <style:text-properties officeooo:rsid="0050dc32"/>
    </style:style>
    <style:style style:name="T314" style:family="text">
      <style:text-properties officeooo:rsid="00a89314"/>
    </style:style>
    <style:style style:name="T315" style:family="text">
      <style:text-properties officeooo:rsid="009ab299"/>
    </style:style>
    <style:style style:name="T316" style:family="text">
      <style:text-properties officeooo:rsid="00772750"/>
    </style:style>
    <style:style style:name="T317" style:family="text">
      <style:text-properties officeooo:rsid="005284b8"/>
    </style:style>
    <style:style style:name="T318" style:family="text">
      <style:text-properties officeooo:rsid="004e4125"/>
    </style:style>
    <style:style style:name="T319" style:family="text">
      <style:text-properties officeooo:rsid="0066a126"/>
    </style:style>
    <style:style style:name="T320" style:family="text">
      <style:text-properties officeooo:rsid="00888997"/>
    </style:style>
    <style:style style:name="T321" style:family="text">
      <style:text-properties officeooo:rsid="0058c04f"/>
    </style:style>
    <style:style style:name="T322" style:family="text">
      <style:text-properties officeooo:rsid="00924cde"/>
    </style:style>
    <style:style style:name="T323" style:family="text">
      <style:text-properties officeooo:rsid="005a8355"/>
    </style:style>
    <style:style style:name="T324" style:family="text">
      <style:text-properties officeooo:rsid="007ce5bb"/>
    </style:style>
    <style:style style:name="T325" style:family="text">
      <style:text-properties officeooo:rsid="00ac336a"/>
    </style:style>
    <style:style style:name="T326" style:family="text">
      <style:text-properties officeooo:rsid="00ac3cbf"/>
    </style:style>
    <style:style style:name="T327" style:family="text">
      <style:text-properties officeooo:rsid="0028ae53"/>
    </style:style>
    <style:style style:name="T328" style:family="text">
      <style:text-properties officeooo:rsid="00ad71e1"/>
    </style:style>
    <style:style style:name="T329" style:family="text">
      <style:text-properties officeooo:rsid="005be120"/>
    </style:style>
    <style:style style:name="T330" style:family="text">
      <style:text-properties officeooo:rsid="005dee14"/>
    </style:style>
    <style:style style:name="T331" style:family="text">
      <style:text-properties officeooo:rsid="00ad80db"/>
    </style:style>
    <style:style style:name="T332" style:family="text">
      <style:text-properties officeooo:rsid="00b1d664"/>
    </style:style>
    <style:style style:name="T333" style:family="text">
      <style:text-properties officeooo:rsid="006e6f3e"/>
    </style:style>
    <style:style style:name="T334" style:family="text">
      <style:text-properties officeooo:rsid="00a35d3a"/>
    </style:style>
    <style:style style:name="T335" style:family="text">
      <style:text-properties officeooo:rsid="0045b0c6"/>
    </style:style>
    <style:style style:name="T336" style:family="text">
      <style:text-properties fo:color="#3c3c3c" style:font-name="Monospace" style:text-underline-style="solid" style:text-underline-width="auto" style:text-underline-color="font-color"/>
    </style:style>
    <style:style style:name="T337" style:family="text">
      <style:text-properties officeooo:rsid="0047b6b6"/>
    </style:style>
    <style:style style:name="T338" style:family="text">
      <style:text-properties fo:font-style="italic" style:font-style-asian="italic" style:font-style-complex="italic"/>
    </style:style>
    <style:style style:name="T339" style:family="text">
      <style:text-properties fo:font-style="italic" officeooo:rsid="0075f40a" style:font-style-asian="italic" style:font-style-complex="italic"/>
    </style:style>
    <style:style style:name="T340" style:family="text">
      <style:text-properties fo:font-style="italic" officeooo:rsid="006434f5" style:font-style-asian="italic" style:font-style-complex="italic"/>
    </style:style>
    <style:style style:name="T341" style:family="text">
      <style:text-properties fo:font-style="italic" officeooo:rsid="00c1f928" style:font-style-asian="italic" style:font-style-complex="italic"/>
    </style:style>
    <style:style style:name="T342" style:family="text">
      <style:text-properties fo:font-style="italic" officeooo:rsid="0073c05b" style:font-style-asian="italic" style:font-style-complex="italic"/>
    </style:style>
    <style:style style:name="T343" style:family="text">
      <style:text-properties fo:font-style="italic" officeooo:rsid="00d82c00" style:font-style-asian="italic" style:font-style-complex="italic"/>
    </style:style>
    <style:style style:name="T344" style:family="text">
      <style:text-properties fo:font-style="italic" officeooo:rsid="010fd623" style:font-style-asian="italic" style:font-style-complex="italic"/>
    </style:style>
    <style:style style:name="T345" style:family="text">
      <style:text-properties fo:font-style="italic" officeooo:rsid="01143c0a" style:font-style-asian="italic" style:font-style-complex="italic"/>
    </style:style>
    <style:style style:name="T346" style:family="text">
      <style:text-properties fo:font-style="italic" officeooo:rsid="0133cfcf" style:font-style-asian="italic" style:font-style-complex="italic"/>
    </style:style>
    <style:style style:name="T347" style:family="text">
      <style:text-properties fo:font-style="italic" officeooo:rsid="01438c87" style:font-style-asian="italic" style:font-style-complex="italic"/>
    </style:style>
    <style:style style:name="T348" style:family="text">
      <style:text-properties fo:font-style="italic" officeooo:rsid="0143c25f" style:font-style-asian="italic" style:font-style-complex="italic"/>
    </style:style>
    <style:style style:name="T349" style:family="text">
      <style:text-properties fo:font-style="italic" officeooo:rsid="01446d7a" style:font-style-asian="italic" style:font-style-complex="italic"/>
    </style:style>
    <style:style style:name="T350" style:family="text">
      <style:text-properties fo:font-style="italic" fo:font-weight="normal" officeooo:rsid="006132dc" style:font-style-asian="italic" style:font-weight-asian="normal" style:font-style-complex="italic" style:font-weight-complex="normal"/>
    </style:style>
    <style:style style:name="T351" style:family="text">
      <style:text-properties officeooo:rsid="006434f5"/>
    </style:style>
    <style:style style:name="T352" style:family="text">
      <style:text-properties fo:color="#2a00ff"/>
    </style:style>
    <style:style style:name="T353" style:family="text">
      <style:text-properties fo:color="#2a00ff" style:font-name="Monospace"/>
    </style:style>
    <style:style style:name="T354" style:family="text">
      <style:text-properties fo:color="#2a00ff" style:font-name="Monospace" fo:font-size="8pt" style:font-size-asian="8pt" style:font-size-complex="8pt"/>
    </style:style>
    <style:style style:name="T355" style:family="text">
      <style:text-properties fo:color="#2a00ff" style:font-name="Monospace" fo:font-size="8pt" officeooo:rsid="00e00cf9" style:font-size-asian="8pt" style:font-size-complex="8pt"/>
    </style:style>
    <style:style style:name="T356" style:family="text">
      <style:text-properties fo:color="#2a00ff" style:font-name="Monospace" fo:font-size="8pt" officeooo:rsid="00e5a114" style:font-size-asian="8pt" style:font-size-complex="8pt"/>
    </style:style>
    <style:style style:name="T357"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358" style:family="text">
      <style:text-properties fo:color="#2a00ff" style:font-name="Monospace" fo:font-size="8pt" fo:language="en" fo:country="US" officeooo:rsid="00e00cf9" style:font-name-asian="Times New Roman" style:font-size-asian="8pt" style:font-name-complex="Times New Roman" style:font-size-complex="8pt" style:language-complex="ar" style:country-complex="SA"/>
    </style:style>
    <style:style style:name="T359" style:family="text">
      <style:text-properties fo:color="#2a00ff" style:font-name="Monospace" fo:font-size="8pt" fo:language="en" fo:country="US" officeooo:rsid="00e5a114" style:font-name-asian="Times New Roman" style:font-size-asian="8pt" style:font-name-complex="Times New Roman" style:font-size-complex="8pt" style:language-complex="ar" style:country-complex="SA"/>
    </style:style>
    <style:style style:name="T360" style:family="text">
      <style:text-properties fo:color="#2a00ff" style:font-name="Monospace" officeooo:rsid="00a27e66"/>
    </style:style>
    <style:style style:name="T361" style:family="text">
      <style:text-properties fo:color="#2a00ff" style:font-name="Monospace" officeooo:rsid="00a50454"/>
    </style:style>
    <style:style style:name="T362" style:family="text">
      <style:text-properties fo:color="#2a00ff" style:font-name="Monospace" officeooo:rsid="00a34cd9"/>
    </style:style>
    <style:style style:name="T363" style:family="text">
      <style:text-properties fo:color="#2a00ff" style:font-name="Monospace" officeooo:rsid="00cd0002"/>
    </style:style>
    <style:style style:name="T364" style:family="text">
      <style:text-properties fo:color="#2a00ff" style:font-name="Monospace" fo:font-size="10pt" style:font-size-asian="10pt"/>
    </style:style>
    <style:style style:name="T365" style:family="text">
      <style:text-properties fo:color="#2a00ff" style:font-name="Monospace"/>
    </style:style>
    <style:style style:name="T366" style:family="text">
      <style:text-properties officeooo:rsid="00647272"/>
    </style:style>
    <style:style style:name="T367" style:family="text">
      <style:text-properties officeooo:rsid="0065ad64"/>
    </style:style>
    <style:style style:name="T368" style:family="text">
      <style:text-properties fo:color="#646464" style:font-name="Monospace"/>
    </style:style>
    <style:style style:name="T369" style:family="text">
      <style:text-properties fo:color="#646464" style:font-name="Monospace" fo:font-size="8pt" style:font-size-asian="8pt" style:font-size-complex="8pt"/>
    </style:style>
    <style:style style:name="T370" style:family="text">
      <style:text-properties fo:color="#646464" style:font-name="Monospace" fo:font-size="8pt" style:font-size-asian="8pt" style:font-size-complex="8pt"/>
    </style:style>
    <style:style style:name="T371" style:family="text">
      <style:text-properties fo:color="#646464" style:font-name="Monospace" fo:background-color="#e8f2fe" loext:char-shading-value="0"/>
    </style:style>
    <style:style style:name="T372" style:family="text">
      <style:text-properties fo:color="#646464" style:font-name="Monospace" fo:background-color="#d4d4d4" loext:char-shading-value="0"/>
    </style:style>
    <style:style style:name="T373" style:family="text">
      <style:text-properties fo:font-weight="bold" style:font-weight-asian="bold" style:font-weight-complex="bold"/>
    </style:style>
    <style:style style:name="T374" style:family="text">
      <style:text-properties fo:font-weight="bold" officeooo:rsid="00b255ca" style:font-weight-asian="bold" style:font-weight-complex="bold"/>
    </style:style>
    <style:style style:name="T375" style:family="text">
      <style:text-properties fo:font-weight="bold" officeooo:rsid="010246a2" style:font-weight-asian="bold" style:font-weight-complex="bold"/>
    </style:style>
    <style:style style:name="T376" style:family="text">
      <style:text-properties fo:font-weight="bold" officeooo:rsid="013ebf77" style:font-weight-asian="bold" style:font-weight-complex="bold"/>
    </style:style>
    <style:style style:name="T377" style:family="text">
      <style:text-properties officeooo:rsid="0073c05b"/>
    </style:style>
    <style:style style:name="T378" style:family="text">
      <style:text-properties officeooo:rsid="0075c922"/>
    </style:style>
    <style:style style:name="T379" style:family="text">
      <style:text-properties officeooo:rsid="0075f40a"/>
    </style:style>
    <style:style style:name="T380" style:family="text">
      <style:text-properties fo:color="#3f7f5f" style:font-name="Monospace"/>
    </style:style>
    <style:style style:name="T381" style:family="text">
      <style:text-properties fo:color="#3f7f5f" style:font-name="Monospace" fo:language="en" fo:country="US" officeooo:rsid="007f3e85" style:font-name-asian="Times New Roman" style:font-name-complex="Times New Roman" style:language-complex="ar" style:country-complex="SA"/>
    </style:style>
    <style:style style:name="T382" style:family="text">
      <style:text-properties fo:color="#3f7f5f" style:font-name="Monospace" officeooo:rsid="007f3e85"/>
    </style:style>
    <style:style style:name="T383"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384"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385" style:family="text">
      <style:text-properties fo:color="#3f7f5f" style:font-name="Monospace" fo:font-size="8pt" fo:language="en" fo:country="US" officeooo:rsid="00e73031" style:font-name-asian="Times New Roman" style:font-size-asian="8pt" style:font-name-complex="Times New Roman" style:font-size-complex="8pt" style:language-complex="ar" style:country-complex="SA"/>
    </style:style>
    <style:style style:name="T386" style:family="text">
      <style:text-properties fo:color="#3f7f5f" style:font-name="Monospace" fo:font-size="8pt" fo:language="en" fo:country="US" style:text-underline-style="solid" style:text-underline-width="auto" style:text-underline-color="font-color" officeooo:rsid="00f63754" style:font-name-asian="Times New Roman" style:font-size-asian="8pt" style:font-name-complex="Times New Roman" style:font-size-complex="8pt" style:language-complex="ar" style:country-complex="SA"/>
    </style:style>
    <style:style style:name="T387" style:family="text">
      <style:text-properties fo:color="#3f7f5f" style:font-name="Monospace" fo:font-size="8pt" style:font-size-asian="8pt" style:font-size-complex="8pt"/>
    </style:style>
    <style:style style:name="T388" style:family="text">
      <style:text-properties fo:color="#3f7f5f" style:font-name="Monospace" fo:font-size="8pt" style:text-underline-style="solid" style:text-underline-width="auto" style:text-underline-color="font-color" style:font-size-asian="8pt" style:font-size-complex="8pt"/>
    </style:style>
    <style:style style:name="T389" style:family="text">
      <style:text-properties officeooo:rsid="007763da"/>
    </style:style>
    <style:style style:name="T390" style:family="text">
      <style:text-properties officeooo:rsid="00796590"/>
    </style:style>
    <style:style style:name="T391" style:family="text">
      <style:text-properties officeooo:rsid="00797fda"/>
    </style:style>
    <style:style style:name="T392" style:family="text">
      <style:text-properties officeooo:rsid="007b1aaa"/>
    </style:style>
    <style:style style:name="T393" style:family="text">
      <style:text-properties officeooo:rsid="007bef7c"/>
    </style:style>
    <style:style style:name="T394" style:family="text">
      <style:text-properties officeooo:rsid="00674804"/>
    </style:style>
    <style:style style:name="T39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96"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397"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398"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399"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400"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401" style:family="text">
      <style:text-properties style:use-window-font-color="true" style:font-name="Helvetica" fo:font-size="10pt" fo:language="en" fo:country="US" officeooo:rsid="00ac3be9" style:font-name-asian="Times New Roman" style:font-size-asian="10pt" style:font-name-complex="Times New Roman" style:font-size-complex="10pt" style:language-complex="ar" style:country-complex="SA"/>
    </style:style>
    <style:style style:name="T402" style:family="text">
      <style:text-properties style:use-window-font-color="true" style:font-name="Helvetica" fo:font-size="10pt" fo:language="en" fo:country="US" officeooo:rsid="00ac2218" style:font-name-asian="Times New Roman" style:font-size-asian="10pt" style:font-name-complex="Times New Roman" style:font-size-complex="10pt" style:language-complex="ar" style:country-complex="SA"/>
    </style:style>
    <style:style style:name="T403" style:family="text">
      <style:text-properties style:use-window-font-color="true" style:font-name="Helvetica" fo:font-size="10pt" fo:language="en" fo:country="US" officeooo:rsid="00b895ed" style:font-name-asian="Times New Roman" style:font-size-asian="10pt" style:font-name-complex="Times New Roman" style:font-size-complex="10pt" style:language-complex="ar" style:country-complex="SA"/>
    </style:style>
    <style:style style:name="T404" style:family="text">
      <style:text-properties style:use-window-font-color="true" style:font-name="Helvetica" fo:font-size="10pt" fo:language="en" fo:country="US" officeooo:rsid="00bdd723" style:font-name-asian="Times New Roman" style:font-size-asian="10pt" style:font-name-complex="Times New Roman" style:font-size-complex="10pt" style:language-complex="ar" style:country-complex="SA"/>
    </style:style>
    <style:style style:name="T405" style:family="text">
      <style:text-properties style:use-window-font-color="true" style:font-name="Helvetica" fo:font-size="10pt" fo:language="en" fo:country="US" officeooo:rsid="00bf7c8e" style:font-name-asian="Times New Roman" style:font-size-asian="10pt" style:font-name-complex="Times New Roman" style:font-size-complex="10pt" style:language-complex="ar" style:country-complex="SA"/>
    </style:style>
    <style:style style:name="T406" style:family="text">
      <style:text-properties style:use-window-font-color="true" style:font-name="Helvetica" fo:font-size="10pt" fo:language="en" fo:country="US" officeooo:rsid="00c15c15" style:font-name-asian="Times New Roman" style:font-size-asian="10pt" style:font-name-complex="Times New Roman" style:font-size-complex="10pt" style:language-complex="ar" style:country-complex="SA"/>
    </style:style>
    <style:style style:name="T407" style:family="text">
      <style:text-properties style:use-window-font-color="true" style:font-name="Helvetica" fo:font-size="10pt" fo:language="en" fo:country="US" officeooo:rsid="010cd059" style:font-name-asian="Times New Roman" style:font-size-asian="10pt" style:font-name-complex="Times New Roman" style:font-size-complex="10pt" style:language-complex="ar" style:country-complex="SA"/>
    </style:style>
    <style:style style:name="T408" style:family="text">
      <style:text-properties style:use-window-font-color="true" style:font-name="Helvetica" fo:font-size="10pt" fo:language="en" fo:country="US" officeooo:rsid="011b7795" style:font-name-asian="Times New Roman" style:font-size-asian="10pt" style:font-name-complex="Times New Roman" style:font-size-complex="10pt" style:language-complex="ar" style:country-complex="SA"/>
    </style:style>
    <style:style style:name="T409" style:family="text">
      <style:text-properties style:use-window-font-color="true" style:font-name="Helvetica" fo:font-size="10pt" fo:language="en" fo:country="US" officeooo:rsid="012cfdef" style:font-name-asian="Times New Roman" style:font-size-asian="10pt" style:font-name-complex="Times New Roman" style:font-size-complex="10pt" style:language-complex="ar" style:country-complex="SA"/>
    </style:style>
    <style:style style:name="T410" style:family="text">
      <style:text-properties style:use-window-font-color="true" style:font-name="Helvetica" fo:font-size="10pt" fo:language="en" fo:country="US" officeooo:rsid="0130205b" style:font-name-asian="Times New Roman" style:font-size-asian="10pt" style:font-name-complex="Times New Roman" style:font-size-complex="10pt" style:language-complex="ar" style:country-complex="SA"/>
    </style:style>
    <style:style style:name="T411" style:family="text">
      <style:text-properties style:use-window-font-color="true" style:font-name="Helvetica" fo:font-size="10pt" fo:language="en" fo:country="US" officeooo:rsid="013f408f" style:font-name-asian="Times New Roman" style:font-size-asian="10pt" style:font-name-complex="Times New Roman" style:font-size-complex="10pt" style:language-complex="ar" style:country-complex="SA"/>
    </style:style>
    <style:style style:name="T412" style:family="text">
      <style:text-properties style:use-window-font-color="true" style:font-name="Helvetica" fo:font-size="10pt" fo:language="en" fo:country="US" officeooo:rsid="01408f24" style:font-name-asian="Times New Roman" style:font-size-asian="10pt" style:font-name-complex="Times New Roman" style:font-size-complex="10pt" style:language-complex="ar" style:country-complex="SA"/>
    </style:style>
    <style:style style:name="T413" style:family="text">
      <style:text-properties style:use-window-font-color="true" style:font-name="Helvetica" fo:font-size="10pt" fo:language="en" fo:country="US" officeooo:rsid="01446d7a" style:font-name-asian="Times New Roman" style:font-size-asian="10pt" style:font-name-complex="Times New Roman" style:font-size-complex="10pt" style:language-complex="ar" style:country-complex="SA"/>
    </style:style>
    <style:style style:name="T414"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415"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416"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17"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18" style:family="text">
      <style:text-properties style:use-window-font-color="true" style:font-name="Helvetica"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419" style:family="text">
      <style:text-properties style:use-window-font-color="true" style:font-name="Helvetica" fo:font-size="10pt" fo:language="en" fo:country="US" fo:font-weight="bold" officeooo:rsid="00b255ca" style:font-name-asian="Times New Roman" style:font-size-asian="10pt" style:font-weight-asian="bold" style:font-name-complex="Times New Roman" style:font-size-complex="10pt" style:language-complex="ar" style:country-complex="SA" style:font-weight-complex="bold"/>
    </style:style>
    <style:style style:name="T420" style:family="text">
      <style:text-properties style:use-window-font-color="true" style:font-name="Helvetica" fo:font-size="10pt" fo:language="en" fo:country="US" fo:font-weight="bold" officeooo:rsid="013f408f" style:font-name-asian="Times New Roman" style:font-size-asian="10pt" style:font-weight-asian="bold" style:font-name-complex="Times New Roman" style:font-size-complex="10pt" style:language-complex="ar" style:country-complex="SA" style:font-weight-complex="bold"/>
    </style:style>
    <style:style style:name="T421" style:family="text">
      <style:text-properties style:use-window-font-color="true" style:font-name="Helvetica" fo:font-size="10pt" fo:language="en" fo:country="US" fo:font-weight="bold" officeooo:rsid="01408f24" style:font-name-asian="Times New Roman" style:font-size-asian="10pt" style:font-weight-asian="bold" style:font-name-complex="Times New Roman" style:font-size-complex="10pt" style:language-complex="ar" style:country-complex="SA" style:font-weight-complex="bold"/>
    </style:style>
    <style:style style:name="T422"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23" style:family="text">
      <style:text-properties style:use-window-font-color="true" style:font-name="Helvetica"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424" style:family="text">
      <style:text-properties style:use-window-font-color="true" style:font-name="Helvetica"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425" style:family="text">
      <style:text-properties style:use-window-font-color="true"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26" style:family="text">
      <style:text-properties style:use-window-font-color="true" style:font-name="Helvetica" fo:font-size="10pt" fo:language="en" fo:country="US" fo:font-style="normal" fo:font-weight="bold" officeooo:rsid="01433215"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27" style:family="text">
      <style:text-properties style:use-window-font-color="true" style:font-name="Helvetica" fo:font-size="10pt" fo:language="en" fo:country="US" fo:font-style="normal" fo:font-weight="normal" officeooo:rsid="01438c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8" style:family="text">
      <style:text-properties style:use-window-font-color="true" fo:font-size="10pt" fo:language="en" fo:country="US" officeooo:rsid="010cd059" style:font-name-asian="Times New Roman" style:font-size-asian="10pt" style:font-name-complex="Times New Roman" style:font-size-complex="10pt" style:language-complex="ar" style:country-complex="SA"/>
    </style:style>
    <style:style style:name="T429" style:family="text">
      <style:text-properties style:use-window-font-color="true" fo:font-size="10pt" fo:language="en" fo:country="US" officeooo:rsid="0130205b" style:font-name-asian="Times New Roman" style:font-size-asian="10pt" style:font-name-complex="Times New Roman" style:font-size-complex="10pt" style:language-complex="ar" style:country-complex="SA"/>
    </style:style>
    <style:style style:name="T430" style:family="text">
      <style:text-properties style:use-window-font-color="true" fo:font-size="10pt" fo:language="en" fo:country="US" officeooo:rsid="012915a5" style:font-name-asian="Times New Roman" style:font-size-asian="10pt" style:font-name-complex="Times New Roman" style:font-size-complex="10pt" style:language-complex="ar" style:country-complex="SA"/>
    </style:style>
    <style:style style:name="T431" style:family="text">
      <style:text-properties style:use-window-font-color="true" style:font-name="Arial" fo:font-size="10pt" fo:language="en" fo:country="US" officeooo:rsid="01333da3" style:font-name-asian="Times New Roman" style:font-size-asian="10pt" style:font-name-complex="Times New Roman" style:font-size-complex="10pt" style:language-complex="ar" style:country-complex="SA"/>
    </style:style>
    <style:style style:name="T432" style:family="text">
      <style:text-properties officeooo:rsid="0081847f"/>
    </style:style>
    <style:style style:name="T433" style:family="text">
      <style:text-properties officeooo:rsid="00827a92"/>
    </style:style>
    <style:style style:name="T434" style:family="text">
      <style:text-properties officeooo:rsid="00847589"/>
    </style:style>
    <style:style style:name="T435" style:family="text">
      <style:text-properties style:font-name="Courier New1" fo:font-weight="bold" style:font-weight-asian="bold" style:font-weight-complex="bold"/>
    </style:style>
    <style:style style:name="T436" style:family="text">
      <style:text-properties style:font-name="Courier New1" fo:font-weight="bold" officeooo:rsid="00a24b91" style:font-weight-asian="bold" style:font-weight-complex="bold"/>
    </style:style>
    <style:style style:name="T437" style:family="text">
      <style:text-properties style:font-name="Courier New1" fo:font-weight="bold" officeooo:rsid="00afc339" style:font-weight-asian="bold" style:font-weight-complex="bold"/>
    </style:style>
    <style:style style:name="T438" style:family="text">
      <style:text-properties style:font-name="Courier New1" fo:font-weight="bold" officeooo:rsid="00f22646" style:font-weight-asian="bold" style:font-weight-complex="bold"/>
    </style:style>
    <style:style style:name="T439" style:family="text">
      <style:text-properties style:font-name="Courier New1" fo:font-weight="bold" officeooo:rsid="01006227" style:font-weight-asian="bold" style:font-weight-complex="bold"/>
    </style:style>
    <style:style style:name="T440" style:family="text">
      <style:text-properties style:font-name="Courier New1" fo:font-weight="bold" officeooo:rsid="010423d1" style:font-weight-asian="bold" style:font-weight-complex="bold"/>
    </style:style>
    <style:style style:name="T441" style:family="text">
      <style:text-properties style:font-name="Courier New1" fo:language="en" fo:country="US" fo:font-weight="bold" officeooo:rsid="010246a2" style:font-weight-asian="bold" style:language-complex="ar" style:country-complex="SA" style:font-weight-complex="bold"/>
    </style:style>
    <style:style style:name="T442" style:family="text">
      <style:text-properties officeooo:rsid="0086651c"/>
    </style:style>
    <style:style style:name="T443" style:family="text">
      <style:text-properties officeooo:rsid="00872a94"/>
    </style:style>
    <style:style style:name="T444" style:family="text">
      <style:text-properties officeooo:rsid="0087dd6a"/>
    </style:style>
    <style:style style:name="T445" style:family="text">
      <style:text-properties officeooo:rsid="008a2283"/>
    </style:style>
    <style:style style:name="T446" style:family="text">
      <style:text-properties officeooo:rsid="008ffe71"/>
    </style:style>
    <style:style style:name="T447" style:family="text">
      <style:text-properties officeooo:rsid="00919bab"/>
    </style:style>
    <style:style style:name="T448" style:family="text">
      <style:text-properties officeooo:rsid="0095570d"/>
    </style:style>
    <style:style style:name="T449" style:family="text">
      <style:text-properties officeooo:rsid="0098a40a"/>
    </style:style>
    <style:style style:name="T450" style:family="text">
      <style:text-properties officeooo:rsid="009f2110"/>
    </style:style>
    <style:style style:name="T451" style:family="text">
      <style:text-properties officeooo:rsid="00a0077d"/>
    </style:style>
    <style:style style:name="T452" style:family="text">
      <style:text-properties officeooo:rsid="00a24b91"/>
    </style:style>
    <style:style style:name="T453" style:family="text">
      <style:text-properties officeooo:rsid="00a50454"/>
    </style:style>
    <style:style style:name="T454" style:family="text">
      <style:text-properties officeooo:rsid="00a5badf"/>
    </style:style>
    <style:style style:name="T455" style:family="text">
      <style:text-properties officeooo:rsid="00a8b8f0"/>
    </style:style>
    <style:style style:name="T456" style:family="text">
      <style:text-properties officeooo:rsid="00afc339"/>
    </style:style>
    <style:style style:name="T457" style:family="text">
      <style:text-properties officeooo:rsid="00b255ca"/>
    </style:style>
    <style:style style:name="T458" style:family="text">
      <style:text-properties officeooo:rsid="00b72507"/>
    </style:style>
    <style:style style:name="T459" style:family="text">
      <style:text-properties officeooo:rsid="00b895ed"/>
    </style:style>
    <style:style style:name="T460" style:family="text">
      <style:text-properties officeooo:rsid="00bbd984"/>
    </style:style>
    <style:style style:name="T461" style:family="text">
      <style:text-properties officeooo:rsid="00b1b369"/>
    </style:style>
    <style:style style:name="T462" style:family="text">
      <style:text-properties officeooo:rsid="00bdd723"/>
    </style:style>
    <style:style style:name="T463" style:family="text">
      <style:text-properties officeooo:rsid="00bf9967"/>
    </style:style>
    <style:style style:name="T464" style:family="text">
      <style:text-properties officeooo:rsid="00c1ef6f"/>
    </style:style>
    <style:style style:name="T465" style:family="text">
      <style:text-properties officeooo:rsid="00c1f928"/>
    </style:style>
    <style:style style:name="T466" style:family="text">
      <style:text-properties style:font-name="Arial" officeooo:rsid="00c32980"/>
    </style:style>
    <style:style style:name="T467" style:family="text">
      <style:text-properties style:font-name="Arial" fo:language="en" fo:country="US" fo:font-weight="normal" style:font-weight-asian="normal" style:language-complex="ar" style:country-complex="SA" style:font-weight-complex="normal"/>
    </style:style>
    <style:style style:name="T468" style:family="text">
      <style:text-properties style:font-name="Arial" fo:language="en" fo:country="US" fo:font-weight="normal" officeooo:rsid="010246a2" style:font-weight-asian="normal" style:language-complex="ar" style:country-complex="SA" style:font-weight-complex="normal"/>
    </style:style>
    <style:style style:name="T469" style:family="text">
      <style:text-properties style:font-name="Arial" officeooo:rsid="01438c87"/>
    </style:style>
    <style:style style:name="T470" style:family="text">
      <style:text-properties officeooo:rsid="00d66148"/>
    </style:style>
    <style:style style:name="T471" style:family="text">
      <style:text-properties officeooo:rsid="00d82c00"/>
    </style:style>
    <style:style style:name="T472" style:family="text">
      <style:text-properties officeooo:rsid="00dd78d6"/>
    </style:style>
    <style:style style:name="T473" style:family="text">
      <style:text-properties officeooo:rsid="00e18e2e"/>
    </style:style>
    <style:style style:name="T474" style:family="text">
      <style:text-properties officeooo:rsid="00e3d9fc"/>
    </style:style>
    <style:style style:name="T475" style:family="text">
      <style:text-properties officeooo:rsid="00e4e171"/>
    </style:style>
    <style:style style:name="T476" style:family="text">
      <style:text-properties officeooo:rsid="00f02ff8"/>
    </style:style>
    <style:style style:name="T477" style:family="text">
      <style:text-properties officeooo:rsid="00f22646"/>
    </style:style>
    <style:style style:name="T478" style:family="text">
      <style:text-properties officeooo:rsid="01006227"/>
    </style:style>
    <style:style style:name="T479" style:family="text">
      <style:text-properties officeooo:rsid="010246a2"/>
    </style:style>
    <style:style style:name="T480" style:family="text">
      <style:text-properties officeooo:rsid="01061323"/>
    </style:style>
    <style:style style:name="T481" style:family="text">
      <style:text-properties officeooo:rsid="01084e13"/>
    </style:style>
    <style:style style:name="T482" style:family="text">
      <style:text-properties officeooo:rsid="0109268a"/>
    </style:style>
    <style:style style:name="T483" style:family="text">
      <style:text-properties officeooo:rsid="010cd059"/>
    </style:style>
    <style:style style:name="T484" style:family="text">
      <style:text-properties officeooo:rsid="00d90be3"/>
    </style:style>
    <style:style style:name="T485" style:family="text">
      <style:text-properties officeooo:rsid="010fd623"/>
    </style:style>
    <style:style style:name="T486" style:family="text">
      <style:text-properties officeooo:rsid="0111b2c9"/>
    </style:style>
    <style:style style:name="T487" style:family="text">
      <style:text-properties officeooo:rsid="01143c0a"/>
    </style:style>
    <style:style style:name="T488" style:family="text">
      <style:text-properties officeooo:rsid="0117072a"/>
    </style:style>
    <style:style style:name="T489" style:family="text">
      <style:text-properties officeooo:rsid="0119e91a"/>
    </style:style>
    <style:style style:name="T490" style:family="text">
      <style:text-properties officeooo:rsid="011b7795"/>
    </style:style>
    <style:style style:name="T491" style:family="text">
      <style:text-properties officeooo:rsid="011ef26a"/>
    </style:style>
    <style:style style:name="T492" style:family="text">
      <style:text-properties officeooo:rsid="012915a5"/>
    </style:style>
    <style:style style:name="T493" style:family="text">
      <style:text-properties officeooo:rsid="012917c0"/>
    </style:style>
    <style:style style:name="T494" style:family="text">
      <style:text-properties officeooo:rsid="012cfdef"/>
    </style:style>
    <style:style style:name="T495" style:family="text">
      <style:text-properties officeooo:rsid="010423d1"/>
    </style:style>
    <style:style style:name="T496" style:family="text">
      <style:text-properties style:font-name="Courier New1" fo:font-weight="bold" style:font-weight-asian="bold" style:font-weight-complex="bold"/>
    </style:style>
    <style:style style:name="T497" style:family="text">
      <style:text-properties style:font-name="Courier New1" fo:font-weight="bold" officeooo:rsid="012e7d49" style:font-weight-asian="bold" style:font-weight-complex="bold"/>
    </style:style>
    <style:style style:name="T498" style:family="text">
      <style:text-properties style:font-name="Courier New1" fo:font-weight="bold" officeooo:rsid="012cfdef" style:font-weight-asian="bold" style:font-weight-complex="bold"/>
    </style:style>
    <style:style style:name="T499" style:family="text">
      <style:text-properties style:font-name="Courier New1" fo:font-weight="bold" officeooo:rsid="0133cfcf" style:font-weight-asian="bold" style:font-weight-complex="bold"/>
    </style:style>
    <style:style style:name="T500" style:family="text">
      <style:text-properties officeooo:rsid="012e7d49"/>
    </style:style>
    <style:style style:name="T501" style:family="text">
      <style:text-properties officeooo:rsid="0130205b"/>
    </style:style>
    <style:style style:name="T502" style:family="text">
      <style:text-properties officeooo:rsid="01333da3"/>
    </style:style>
    <style:style style:name="T503" style:family="text">
      <style:text-properties style:font-name="Arial" officeooo:rsid="01333da3"/>
    </style:style>
    <style:style style:name="T504" style:family="text">
      <style:text-properties style:font-name="Arial" fo:language="en" fo:country="US" fo:font-style="italic" fo:font-weight="normal" style:font-style-asian="italic" style:font-weight-asian="normal" style:language-complex="ar" style:country-complex="SA" style:font-style-complex="italic" style:font-weight-complex="normal"/>
    </style:style>
    <style:style style:name="T505" style:family="text">
      <style:text-properties officeooo:rsid="0133cfcf"/>
    </style:style>
    <style:style style:name="T506" style:family="text">
      <style:text-properties officeooo:rsid="01355979"/>
    </style:style>
    <style:style style:name="T507" style:family="text">
      <style:text-properties officeooo:rsid="0135c982"/>
    </style:style>
    <style:style style:name="T508" style:family="text">
      <style:text-properties style:font-name="Monospace"/>
    </style:style>
    <style:style style:name="T509" style:family="text">
      <style:text-properties style:font-name="Monospace" fo:font-size="8pt" style:font-size-asian="8pt" style:font-size-complex="8pt"/>
    </style:style>
    <style:style style:name="T510" style:family="text">
      <style:text-properties officeooo:rsid="01391d00"/>
    </style:style>
    <style:style style:name="T511" style:family="text">
      <style:text-properties officeooo:rsid="013adcd5"/>
    </style:style>
    <style:style style:name="T512" style:family="text">
      <style:text-properties officeooo:rsid="013d14d4"/>
    </style:style>
    <style:style style:name="T513" style:family="text">
      <style:text-properties officeooo:rsid="013ebf77"/>
    </style:style>
    <style:style style:name="T514" style:family="text">
      <style:text-properties officeooo:rsid="01438c87"/>
    </style:style>
    <style:style style:name="T515" style:family="text">
      <style:text-properties officeooo:rsid="0143c25f"/>
    </style:style>
    <style:style style:name="T516" style:family="text">
      <style:text-properties officeooo:rsid="01446d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66cm" fo:text-indent="-0.635cm" fo:margin-left="1.4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1cm" fo:text-indent="-0.635cm" fo:margin-left="2.1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6cm" fo:text-indent="-0.635cm" fo:margin-left="2.7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1cm" fo:text-indent="-0.635cm" fo:margin-left="3.3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6cm" fo:text-indent="-0.635cm" fo:margin-left="4.0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1cm" fo:text-indent="-0.635cm" fo:margin-left="4.6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6cm" fo:text-indent="-0.635cm" fo:margin-left="5.2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1cm" fo:text-indent="-0.635cm" fo:margin-left="5.9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6cm" fo:text-indent="-0.635cm" fo:margin-left="6.5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1cm" fo:text-indent="-0.635cm" fo:margin-left="7.1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draw:frame draw:style-name="fr1" draw:name="graphics3" text:anchor-type="paragraph" svg:width="17.78cm" svg:height="7.893cm" draw:z-index="38"><draw:image xlink:href="Pictures/1000020100000427000001D87C14AEF463D3D5EF.png" xlink:type="simple" xlink:show="embed" xlink:actuate="onLoad" loext:mime-type="image/png"/></draw:frame></text:p>
      <text:p text:style-name="P178"><text:user-defined style:data-style-name="N0" text:name="RFC Title">Messaging</text:user-defined></text:p>
      <text:p text:style-name="P177"><text:span text:style-name="T2">Draft<text:line-break/><text:line-break/></text:span><text:span text:style-name="T2"><text:page-count style:num-format="1">39</text:page-count></text:span><text:span text:style-name="T2"> Pages</text:span></text:p>
      <text:p text:style-name="P177"><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93">Abstract</text:p>
      <text:p text:style-name="P194">Asynchronous communication is an <text:span text:style-name="T303">important</text:span> factor in today's business applications. Especially in the IoT domain but also for distributed infrastructures the communication over publish/subscribe protocols are common mechanisms. <text:span text:style-name="T303">Whereas</text:span> the existing OSGi Event Admin specification already <text:span text:style-name="T303">describes</text:span> an asynchronous e<text:span text:style-name="T304">v</text:span>ent model within an OSGi framework, this RFP addresses the interaction of an OSGi environment with third-party communication protocols using a common interface.</text:p>
      <text:h text:style-name="P352" text:outline-level="1" text:restart-numbering="true" text:start-value="-1">Document Information</text:h>
      <text:h text:style-name="P354" text:outline-level="2">License</text:h>
      <text:p text:style-name="P99">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355" text:outline-level="2">Trademarks</text:h>
      <text:p text:style-name="P9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5" text:outline-level="2">Feedback</text:h>
      <text:p text:style-name="P100"><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5">0 Document Information<text:tab/>2</text:p>
          <text:p text:style-name="P176">0.1 License<text:tab/>2</text:p>
          <text:p text:style-name="P176">0.2 Trademarks<text:tab/>3</text:p>
          <text:p text:style-name="P176">0.3 Feedback<text:tab/>3</text:p>
          <text:p text:style-name="P176">0.4 Table of Contents<text:tab/>3</text:p>
          <text:p text:style-name="P176">0.5 Terminology and Document Conventions<text:tab/>4</text:p>
          <text:p text:style-name="P176">0.6 Revision History<text:tab/>4</text:p>
          <text:p text:style-name="P175">1 Introduction<text:tab/>4</text:p>
          <text:p text:style-name="P175">2 Application Domain<text:tab/>5</text:p>
          <text:p text:style-name="P175">3 Problem Description<text:tab/>5</text:p>
          <text:p text:style-name="P175">4 Requirements<text:tab/>5</text:p>
          <text:p text:style-name="P175">5 Technical Solution<text:tab/>5</text:p>
          <text:p text:style-name="P175">6 Data Transfer Objects<text:tab/>6</text:p>
          <text:p text:style-name="P175">7 Javadoc<text:tab/>6</text:p>
          <text:p text:style-name="P175">8 Considered Alternatives<text:tab/>6</text:p>
          <text:p text:style-name="P175"><text:soft-page-break/>9 Security Considerations<text:tab/>7</text:p>
          <text:p text:style-name="P175">10 Document Support<text:tab/>7</text:p>
          <text:p text:style-name="P176">10.1 References<text:tab/>7</text:p>
          <text:p text:style-name="P176">10.2 Author’s Address<text:tab/>7</text:p>
          <text:p text:style-name="P176">10.3 Acronyms and Abbreviations<text:tab/>7</text:p>
          <text:p text:style-name="P176">10.4 End of Document<text:tab/>7</text:p>
        </text:index-body>
      </text:table-of-content>
      <text:p text:style-name="P91"/>
      <text:h text:style-name="P356" text:outline-level="2">Terminology and Document Conventions</text:h>
      <text:p text:style-name="P91">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91"><text:span text:style-name="T34">Source code is shown in this typeface</text:span>.</text:p>
      <text:h text:style-name="P353" text:outline-level="2">Revision History</text:h>
      <text:p text:style-name="P91">The last named individual in this history is currently responsible for this document.</text:p>
      <text:p text:style-name="P9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2">Revision</text:p>
            </table:table-cell>
            <table:table-cell table:style-name="Table1.A1" office:value-type="string">
              <text:p text:style-name="P182">Date</text:p>
            </table:table-cell>
            <table:table-cell table:style-name="Table1.C1" office:value-type="string">
              <text:p text:style-name="P182">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305">26</text:span> <text:span text:style-name="T305">Nov</text:span> 2019</text:p>
          </table:table-cell>
          <table:table-cell table:style-name="Table1.C1" office:value-type="string">
            <text:p text:style-name="Standard"><text:span text:style-name="T305">Mark Hoffmann</text:span>, initial content copied from RFP</text:p>
          </table:table-cell>
        </table:table-row>
        <table:table-row table:style-name="Table1.2">
          <table:table-cell table:style-name="Table1.A3" office:value-type="string">
            <text:p text:style-name="P185">1.0</text:p>
          </table:table-cell>
          <table:table-cell table:style-name="Table1.A3" office:value-type="string">
            <text:p text:style-name="P189">January 2020</text:p>
          </table:table-cell>
          <table:table-cell table:style-name="Table1.C3" office:value-type="string">
            <text:p text:style-name="P189">Mark Hoffmann, some initial API</text:p>
          </table:table-cell>
        </table:table-row>
        <table:table-row table:style-name="Table1.2">
          <table:table-cell table:style-name="Table1.A3" office:value-type="string">
            <text:p text:style-name="P186">1.1</text:p>
          </table:table-cell>
          <table:table-cell table:style-name="Table1.A3" office:value-type="string">
            <text:p text:style-name="P190">April 2020</text:p>
          </table:table-cell>
          <table:table-cell table:style-name="Table1.C3" office:value-type="string">
            <text:p text:style-name="P190">Mark Hoffmann, Subscriptions, <text:span text:style-name="T389">Reply-To, Ack, </text:span>Builders </text:p>
          </table:table-cell>
        </table:table-row>
        <table:table-row table:style-name="Table1.2">
          <table:table-cell table:style-name="Table1.A3" office:value-type="string">
            <text:p text:style-name="P187">1.2</text:p>
          </table:table-cell>
          <table:table-cell table:style-name="Table1.A3" office:value-type="string">
            <text:p text:style-name="P191">August 2020</text:p>
          </table:table-cell>
          <table:table-cell table:style-name="Table1.C3" office:value-type="string">
            <text:p text:style-name="P191">Mark Hoffmann, Publisher, Subscript<text:span text:style-name="T450">i</text:span>on Rework</text:p>
          </table:table-cell>
        </table:table-row>
        <table:table-row table:style-name="Table1.2">
          <table:table-cell table:style-name="Table1.A3" office:value-type="string">
            <text:p text:style-name="P188">1.3</text:p>
          </table:table-cell>
          <table:table-cell table:style-name="Table1.A3" office:value-type="string">
            <text:p text:style-name="P192">September, 6, 2020</text:p>
          </table:table-cell>
          <table:table-cell table:style-name="Table1.C3" office:value-type="string">
            <text:p text:style-name="P192">Mark Hoffmann, VF2F Improvements, Acknowledge Rework</text:p>
          </table:table-cell>
        </table:table-row>
      </table:table>
      <text:p text:style-name="P91"/>
      <text:h text:style-name="P349" text:outline-level="1">Introduction</text:h>
      <text:p text:style-name="P101">In the past there <text:span text:style-name="T308">have already been </text:span>some efforts to bring asynchronous messaging into the OSGi <text:span text:style-name="T308">framework</text:span>. <text:span text:style-name="T308">There was the Distributed Eventing RFC-214 and the MQTT Adapter RFC-229. In addition to that there are further available specification like </text:span>OSGi RSA, Promises and PushStreams, that <text:span text:style-name="T308">focus on remote events, a</text:span>synchronous processing <text:span text:style-name="T308">and</text:span> <text:span text:style-name="T308">reactive </text:span>event handling. <text:span text:style-name="T309">Promises and PushStreams are optimal partners to deal with the asynchronous programming model, that comes with the messaging pattern.</text:span></text:p>
      <text:p text:style-name="P101"><text:soft-page-break/><text:span text:style-name="T310">Because of the growing popularity of the IoT domain,</text:span> it is important to enable OSGi to be connected with the <text:span text:style-name="T310">common services of the </text:span>IoT world. <text:span text:style-name="T311">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01"><text:span text:style-name="T307">P</text:span>rotocols like AMQP, the Kafka Protocol or JMS are <text:s/>heavily used in back-end infrastructures. <text:s/>This RF<text:span text:style-name="T307">P</text:span> tries to address th<text:span text:style-name="T306">e</text:span> use-case <text:s/><text:span text:style-name="T306">for connecting to those protocols with a subset of their functionality.</text:span> <text:span text:style-name="T312">For a seamless use of OSGi as well in IoT infrastructures and cloud-infrastructures, it is important to provide an easy to use and also seamless integration of different communication protocols in OSGi. </text:span></text:p>
      <text:p text:style-name="P93">With the Event Admin specification, there is already an ease to use approach, for in-framework events. Distributed events often needs additional configuration parameters like quality of service, time-to-live or event strategies that needs to be <text:span text:style-name="T306">configured</text:span> <text:span text:style-name="T306">at connection time or set at message publication time. </text:span><text:s/><text:span text:style-name="T306">T</text:span>his RF<text:span text:style-name="T307">P</text:span> is seen for standalone use but also as an extension to the Event Admin to provide the possibility for a Remote Event Admin. </text:p>
      <text:h text:style-name="P349" text:outline-level="1">Application Domain</text:h>
      <text:p text:style-name="P108"><text:span text:style-name="T219">M</text:span><text:span text:style-name="T218">essaging is a pattern to reliably transport messages over a</text:span><text:span text:style-name="T220">n</text:span><text:span text:style-name="T218"> </text:span><text:span text:style-name="T221">inherent</text:span><text:span text:style-name="T218"> unreliable network </text:span><text:span text:style-name="T221">from a produce to one or more receivers</text:span><text:span text:style-name="T218">. </text:span><text:span text:style-name="T221">The process is to move messages from one system to another or many. The messaging system uses channels to do that. Because it is never clear, if the network </text:span><text:span text:style-name="T222">or the receiver system </text:span><text:span text:style-name="T221">is available, it is the task of the messaging system to handle that. </text:span></text:p>
      <text:p text:style-name="P109"><text:span text:style-name="T221">T</text:span><text:span text:style-name="T218">here are also different concepts in moving messages:</text:span></text:p>
      <text:list xml:id="list460926224" text:style-name="L1">
        <text:list-item>
          <text:p text:style-name="P280"><text:span text:style-name="T223">Send and Forget – </text:span><text:span text:style-name="T224">Guarantees</text:span><text:span text:style-name="T223"> successful send </text:span></text:p>
        </text:list-item>
        <text:list-item>
          <text:p text:style-name="P281"><text:span text:style-name="T220">Send</text:span><text:span text:style-name="T218"> and Forward – </text:span><text:span text:style-name="T220">Guarantees</text:span><text:span text:style-name="T218"> </text:span><text:span text:style-name="T220">eventual </text:span><text:span text:style-name="T218">successful receive</text:span></text:p>
        </text:list-item>
      </text:list>
      <text:p text:style-name="P103"/>
      <text:p text:style-name="P282">The following communication patterns exist:</text:p>
      <text:list xml:id="list3048922130" text:style-name="L2">
        <text:list-item>
          <text:p text:style-name="P284">Point-to-point</text:p>
        </text:list-item>
        <text:list-item>
          <text:p text:style-name="P284">Publish-Subscribe</text:p>
        </text:list-item>
        <text:list-item>
          <text:p text:style-name="P284">Guaranteed delivery</text:p>
        </text:list-item>
        <text:list-item>
          <text:p text:style-name="P283">Temporary/transient channe<text:span text:style-name="T314">l</text:span></text:p>
        </text:list-item>
        <text:list-item>
          <text:p text:style-name="P284">Dead-letter</text:p>
        </text:list-item>
        <text:list-item>
          <text:p text:style-name="P283">Monitoring, error and administration channels</text:p>
        </text:list-item>
      </text:list>
      <text:p text:style-name="P104"><text:soft-page-break/><text:s/>The use cases above cover <text:span text:style-name="T315">Reply-To</text:span> style communication and handling of common error conditions.</text:p>
      <text:p text:style-name="P105">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316">eply-To</text:span>, sequencing/ordering of messages, time-synchronization, filtering and others. <text:span text:style-name="T317">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102">Messaging in general induces a<text:span text:style-name="T303">n </text:span>asynchronous programming model. Therefor<text:span text:style-name="T307">e</text:span> <text:span text:style-name="T313">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357" text:outline-level="2"><text:bookmark-start text:name="__RefHeading___Toc428_4249349373"/>Terminology + Abbreviations<text:bookmark-end text:name="__RefHeading___Toc428_4249349373"/></text:h>
      <text:p text:style-name="P112"/>
      <text:h text:style-name="P368" text:outline-level="3">Message</text:h>
      <text:p text:style-name="P110">A message is a data structure that hold<text:span text:style-name="T303">s</text:span> the payload and additional meta-information about the content <text:span text:style-name="T433">that is submitted of a channel</text:span></text:p>
      <text:h text:style-name="P368" text:outline-level="3"><text:bookmark-start text:name="__RefHeading___Toc1147_3647882673"/>Channel<text:bookmark-end text:name="__RefHeading___Toc1147_3647882673"/></text:h>
      <text:p text:style-name="P111"><text:span text:style-name="T318">Channels are named resources </text:span>to connect programs <text:span text:style-name="T318">and interchange the messages.</text:span></text:p>
      <text:h text:style-name="P368" text:outline-level="3"><text:bookmark-start text:name="__RefHeading___Toc1149_3647882673"/>Sender / Publisher<text:bookmark-end text:name="__RefHeading___Toc1149_3647882673"/></text:h>
      <text:p text:style-name="P111">A sender writes a message into a channel. </text:p>
      <text:h text:style-name="P368" text:outline-level="3"><text:bookmark-start text:name="__RefHeading___Toc1151_3647882673"/><text:span text:style-name="T319">Receiver</text:span> / <text:span text:style-name="T319">Subscriber</text:span><text:bookmark-end text:name="__RefHeading___Toc1151_3647882673"/></text:h>
      <text:p text:style-name="P111"><text:s/><text:span text:style-name="T320">One or more receivers read messages from a</text:span> channel. </text:p>
      <text:h text:style-name="P369" text:outline-level="3"><text:bookmark-start text:name="__RefHeading___Toc1153_3647882673"/><text:span text:style-name="T316">Reply-To </text:span>Messaging<text:bookmark-end text:name="__RefHeading___Toc1153_3647882673"/></text:h>
      <text:p text:style-name="P97"><text:span text:style-name="T205">Sending a request and receiving a re</text:span><text:span text:style-name="T206">sponse</text:span><text:span text:style-name="T205"> are two separate </text:span><text:span text:style-name="T207">atomic</text:span><text:span text:style-name="T205"> operations. </text:span><text:span text:style-name="T207">Thus</text:span><text:span text:style-name="T205"> waiting for a response is not a blocking operation </text:span><text:span text:style-name="T208">in the underlying implementation.</text:span><text:span text:style-name="T205">,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45">A</text:span> message context defines the meta-data that are needed to describe the message <text:span text:style-name="T433">or/</text:span>and the way the message has to be handled on sender or/and receiver side.</text:p>
      <text:h text:style-name="Heading_20_3" text:outline-level="3">Message Builder</text:h>
      <text:p text:style-name="Body"><text:span text:style-name="T433">The Message Builder can </text:span>create message objects <text:span text:style-name="T45">with a</text:span> corresponding message contexts or <text:span text:style-name="T433">alternatively </text:span>message contexts alone. </text:p>
      <text:h text:style-name="Heading_20_3" text:outline-level="3">Messaging Instance</text:h>
      <text:p text:style-name="Body"><text:span text:style-name="T433">A</text:span> messaging instance is bound to a certain implementation and <text:tab/>connection settings. It provides subscriptions, publishers and <text:span text:style-name="T433">a Message Builder instance.</text:span></text:p>
      <text:h text:style-name="P349" text:outline-level="1"><text:soft-page-break/>Problem Description</text:h>
      <text:p text:style-name="P106">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113"><text:span text:style-name="T218">In the domains of IoT </text:span><text:span text:style-name="T227">there are standardized protocols to connect remote devices and submit data over a broker based messaging system from remote clients. But also in cloud-based infrastructures</text:span><text:span text:style-name="T218">, messaging systems are </text:span><text:span text:style-name="T227">often used for de-coupling of services or functions. </text:span></text:p>
      <text:p text:style-name="P114"><text:span text:style-name="T226">Today, t</text:span><text:span text:style-name="T218">o interact with such systems the implementer has to deal with messaging </text:span><text:span text:style-name="T226">protocol specifics</text:span><text:span text:style-name="T218"> and </text:span><text:span text:style-name="T226">operational conditions</text:span><text:span text:style-name="T218">, that are <text:s/>not covered, by existing specifications. </text:span><text:span text:style-name="T228">With OSGi Promises and the PushStream specification there are already major parts available to deal with an asynchronous programming model. This is a requirement when using messaging. </text:span></text:p>
      <text:p text:style-name="P114"><text:span text:style-name="T228">The missing p</text:span><text:span text:style-name="T225">i</text:span><text:span text:style-name="T228">ece is a </text:span><text:span text:style-name="T226">standardized</text:span><text:span text:style-name="T228"> way to send </text:span><text:span text:style-name="T226">and</text:span><text:span text:style-name="T228"> receive </text:span><text:span text:style-name="T229">data</text:span><text:span text:style-name="T228"> that support</text:span><text:span text:style-name="T226">s</text:span><text:span text:style-name="T228"> the </text:span><text:span text:style-name="T229">messaging </text:span><text:span text:style-name="T228">pattern</text:span><text:span text:style-name="T226">s</text:span><text:span text:style-name="T230">. </text:span><text:span text:style-name="T231">Consuming and producing data using common protocols like AMQP, MQTT </text:span><text:span text:style-name="T226">or JMS</text:span><text:span text:style-name="T231"> using OSGi services, would </text:span><text:span text:style-name="T232">integrate an OSGi application into more systems.</text:span></text:p>
      <text:p text:style-name="P131"><text:span text:style-name="T26">Also other specifications could </text:span><text:span text:style-name="T27">benefit</text:span><text:span text:style-name="T26"> from </text:span><text:span text:style-name="T110">this</text:span><text:span text:style-name="T26"> </text:span><text:span text:style-name="T111">specification</text:span><text:span text:style-name="T26">. </text:span><text:span text:style-name="T28">It should be possible to layer RSA remote calls over messaging. </text:span><text:span text:style-name="T26">It </text:span><text:span text:style-name="T28">should</text:span><text:span text:style-name="T26"> also be possible to provide a remote Event Admin </text:span><text:span text:style-name="T28">service</text:span><text:span text:style-name="T26">.</text:span></text:p>
      <text:h text:style-name="P358" text:outline-level="2"><text:bookmark-start text:name="__RefHeading___Toc1157_3647882673"/>Features<text:bookmark-end text:name="__RefHeading___Toc1157_3647882673"/></text:h>
      <text:p text:style-name="P131"><text:span text:style-name="T29">Messaging systems vary widely in their capabilities and are configurable with regard to guarantees of delivery. We do not want to expose this complexity the user of this solution. </text:span><text:span text:style-name="T30">The RSA specification uses intent for that purpose. </text:span><text:span text:style-name="T31">We want to follow these patterns by providing feature-strings, that are values for a certain service property. The specification contains predefined features and corresponding functionalities. Implement</text:span><text:span text:style-name="T113">e</text:span><text:span text:style-name="T31">rs can extend their implementation with additional features and functionality.</text:span></text:p>
      <text:h text:style-name="P349" text:outline-level="1">Requirements</text:h>
      <text:h text:style-name="P370" text:outline-level="3">General</text:h>
      <text:list xml:id="list2889046441" text:style-name="L3">
        <text:list-item>
          <text:p text:style-name="P285">MSG010 – The solution MUST be technology, <text:span text:style-name="T322">vendor</text:span> and <text:span text:style-name="T322">messaging </text:span>protocol independent. MSG030 – The solution MUST be configurable (address-space, timeouts, <text:span text:style-name="T322">quality of service guarantees</text:span>)</text:p>
        </text:list-item>
        <text:list-item>
          <text:p text:style-name="P288">MSG050 – The solution <text:span text:style-name="T323">MUST</text:span> announce their capabilities/intents to service consumers</text:p>
        </text:list-item>
        <text:list-item>
          <text:p text:style-name="P288">MSG060 – The solution MUST provide information about registered channels, <text:span text:style-name="T324">client</text:span> connection states, <text:span text:style-name="T325">if available</text:span></text:p>
        </text:list-item>
        <text:list-item>
          <text:p text:style-name="P288"><text:soft-page-break/>MSG070 – The solution MUST support the asynchronous programming model</text:p>
        </text:list-item>
        <text:list-item>
          <text:p text:style-name="P291">MSG080 – The solution MUST support a client API</text:p>
        </text:list-item>
        <text:list-item>
          <text:p text:style-name="P292">MSG090 – The solution <text:span text:style-name="T326">MUST</text:span> respect <text:span text:style-name="T326">requested </text:span>intents</text:p>
        </text:list-item>
        <text:list-item>
          <text:p text:style-name="P293">MSG095 – The solution MUST announce its supported intents</text:p>
        </text:list-item>
        <text:list-item>
          <text:p text:style-name="P292">MSG100 – The solution MUST fail when encountering unknown <text:span text:style-name="T326">or unsupported </text:span>intents. </text:p>
        </text:list-item>
      </text:list>
      <text:h text:style-name="P370" text:outline-level="3"><text:bookmark-start text:name="__RefHeading___Toc1177_3647882673"/>Channels<text:bookmark-end text:name="__RefHeading___Toc1177_3647882673"/></text:h>
      <text:list xml:id="list366109021" text:style-name="L4">
        <text:list-item>
          <text:p text:style-name="P294"><text:span text:style-name="T321">MSG10</text:span>0 – It <text:span text:style-name="T327">MUST</text:span> be possible to <text:span text:style-name="T321">asynchronously send messages to a channel.</text:span></text:p>
        </text:list-item>
        <text:list-item>
          <text:p text:style-name="P295">MSG120 – The solution MUST support <text:span text:style-name="T328">systems that support</text:span> point-to-point channel type</text:p>
        </text:list-item>
        <text:list-item>
          <text:p text:style-name="P295">MSG130 – The solution MUST support <text:span text:style-name="T328">systems that support </text:span>the publish-subscribe channel type</text:p>
        </text:list-item>
        <text:list-item>
          <text:p text:style-name="P295">MSG140 – The solution MUST support quality of service </text:p>
        </text:list-item>
        <text:list-item>
          <text:p text:style-name="P286">MSG<text:span text:style-name="T329">15</text:span>0 – The solution MUST support send-and-forget and send-and-forward semantics</text:p>
        </text:list-item>
        <text:list-item>
          <text:p text:style-name="P289">MSG160 – The <text:span text:style-name="T323">solution SHOULD support Reply-To calls, if possible. For that the solution MUST act as caller (publish and subscribe) as well as Reply-To receiver (subscribe on publish)</text:span></text:p>
        </text:list-item>
        <text:list-item>
          <text:p text:style-name="P296">MSG170 – The solution SHOULD support filter semantics like exchange / routing-key and wildcards for channels</text:p>
        </text:list-item>
        <text:list-item>
          <text:p text:style-name="P297">MSG180 – The solution MAY support a do-autocreate as well as do-not-autocreate</text:p>
        </text:list-item>
      </text:list>
      <text:p text:style-name="P115">Messages</text:p>
      <text:list xml:id="list4185275493" text:style-name="L5">
        <text:list-item>
          <text:p text:style-name="P287">MSG<text:span text:style-name="T329">20</text:span>0 – Message<text:span text:style-name="T330">s bodie</text:span>s MUST <text:span text:style-name="T331">support sending of byte-data</text:span></text:p>
        </text:list-item>
        <text:list-item>
          <text:p text:style-name="P299">MSG205 – The implementation MAY place limits on the size of the messages that can be send. <text:span text:style-name="T332">The existence of a message size limitation for an implementation SHOULD be signaled.</text:span></text:p>
        </text:list-item>
        <text:list-item>
          <text:p text:style-name="P299"><text:span text:style-name="T330">MSG210 – It SHOULD be possible to support additional message properties like sequencing </text:span><text:span text:style-name="T38">and correlation. </text:span><text:span text:style-name="T39">The implementation </text:span><text:span text:style-name="T37">SHOULD</text:span><text:span text:style-name="T39"> provide access to properties when available.</text:span></text:p>
        </text:list-item>
        <text:list-item>
          <text:p text:style-name="P290"><text:span text:style-name="T38">M</text:span><text:span text:style-name="T36">SG220 – The solution MAY define a content encoding</text:span></text:p>
        </text:list-item>
        <text:list-item>
          <text:p text:style-name="P300">MSG230 – The solution MAY support message time-to-live information</text:p>
        </text:list-item>
        <text:list-item>
          <text:p text:style-name="P301">MSG240 – The solution MAY support <text:span text:style-name="T333">manual </text:span>acknowledge/reject support for messages</text:p>
        </text:list-item>
        <text:list-item>
          <text:p text:style-name="P302">MSG250 – The solution MAY have a journal<text:span text:style-name="T334">l</text:span>ing support</text:p>
        </text:list-item>
        <text:list-item>
          <text:p text:style-name="P298"><text:span text:style-name="T98">MSG260 – It </text:span><text:span text:style-name="T99">MUST</text:span><text:span text:style-name="T98"> be possible to identify the channel the message was received on</text:span></text:p>
        </text:list-item>
      </text:list>
      <text:h text:style-name="P349" text:outline-level="1"><text:soft-page-break/>Technical Solution</text:h>
      <text:h text:style-name="P360" text:outline-level="2">Messaging Implementation</text:h>
      <text:p text:style-name="P126">An <text:span text:style-name="T474">implementer</text:span> <text:span text:style-name="T70">of</text:span> this specification creates a <text:span text:style-name="T474">certain </text:span>messaging implementation. This implementation is defined using <text:span text:style-name="T46">two properties:</text:span></text:p>
      <text:list xml:id="list1840665303" text:style-name="L6">
        <text:list-item>
          <text:p text:style-name="P309"><text:span text:style-name="T435">osgi.messaging.provider</text:span> – <text:span text:style-name="T434">defining the provider for this implementation </text:span><text:span text:style-name="T452">(String)</text:span></text:p>
        </text:list-item>
        <text:list-item>
          <text:p text:style-name="P309"><text:span text:style-name="T435">osgi.messaging.protocol</text:span> – <text:span text:style-name="T434">defining the protocols that are supported </text:span><text:span text:style-name="T452">(String</text:span><text:span text:style-name="T475">+</text:span><text:span text:style-name="T452">)</text:span></text:p>
        </text:list-item>
        <text:list-item>
          <text:p text:style-name="P330"><text:span text:style-name="T435">osgi.messaging.feature</text:span> – defining specific functionalities (String+)</text:p>
        </text:list-item>
      </text:list>
      <text:p text:style-name="P126">An implementation itself is no service itself. It provides the infrastructure, to create several messaging instances, depending on their configuration. It provides the <text:span text:style-name="T434">messaging </text:span>instances with unique names using the <text:span text:style-name="T478">at least </text:span><text:s/><text:span text:style-name="T439">osgi.messaging.protocol</text:span><text:span text:style-name="T478"> and </text:span><text:span text:style-name="T435">osgi.messaging.name</text:span> property. </text:p>
      <text:h text:style-name="P383" text:outline-level="3"><text:span text:style-name="T511">F</text:span><text:span text:style-name="T133">e</text:span><text:span text:style-name="T511">atures</text:span></text:h>
      <text:p text:style-name="P133"><text:span text:style-name="T452">To reflect </text:span><text:span text:style-name="T53">special</text:span><text:span text:style-name="T452"> features, that are supported within this implementation, but not in other implementations, there is also a String+ property, that reflects supported features. Values </text:span><text:span text:style-name="T90">can </text:span><text:span text:style-name="T452">be the mandatory </text:span><text:span text:style-name="T511">specification </text:span><text:span text:style-name="T452">features </text:span><text:span text:style-name="T511">as well as</text:span><text:span text:style-name="T452"> additional implementation specific features. This property is named: <text:s/></text:span><text:span text:style-name="T436">osgi.messaging.</text:span><text:span text:style-name="T191">feature</text:span><text:span text:style-name="T452">. Possible values are describe with in each chapter </text:span><text:span text:style-name="T511">and summarized in Chapter 6 </text:span><text:span text:style-name="T452">of this RFC.</text:span></text:p>
      <text:p text:style-name="P126">In addition to that, th<text:span text:style-name="T434">e implementation</text:span> is responsible for the correct setup of all services and the service properties <text:span text:style-name="T434">o</text:span><text:span text:style-name="T46">f</text:span><text:span text:style-name="T434"> messaging instances</text:span> in respect to the features/intents provided in the instance configuration<text:span text:style-name="T434">s</text:span>. <text:span text:style-name="T511">The set of features can vary from implementation instance to another.</text:span></text:p>
      <text:h text:style-name="P382" text:outline-level="3">Configuration</text:h>
      <text:p text:style-name="P126">The OSGi Configuration Admin Service must be supported to provide configurations for instances of an implementation.</text:p>
      <text:h text:style-name="P379" text:outline-level="3">Capability</text:h>
      <text:p text:style-name="P321">Implementation must provide the <text:span text:style-name="T435">osgi.implementation</text:span> capability with the name <text:span text:style-name="T435">osgi.messaging</text:span>. The capability must declare a uses constraint for the messaging package . The version of the capability must match the version of the specification. </text:p>
      <text:p text:style-name="P413"><text:span text:style-name="T185">Provide-Capability</text:span><text:span text:style-name="T136">: osgi.implementation;</text:span></text:p>
      <text:p text:style-name="P437"><text:s text:c="7"/>osgi.implementation="osgi.messaging";</text:p>
      <text:p text:style-name="P437"><text:s text:c="7"/>uses:="org.osgi.service.messaging";</text:p>
      <text:p text:style-name="P387"><text:s text:c="7"/>version:Version="1.0"</text:p>
      <text:h text:style-name="P360" text:outline-level="2">Messaging Instance</text:h>
      <text:p text:style-name="P126">A messaging instance represents a set of services, that belong to certain parameters. These can reflect a certain connection setup like different user credentials or different client settings regarding caching, <text:span text:style-name="T434">worker-</text:span>thread-behavior. </text:p>
      <text:p text:style-name="P126"><text:soft-page-break/>This is why a connection URI to a broker cannot be seen as unique property for an messaging instance. Therefore, in addition to the provider and protocol properties, an instance must provide the <text:span text:style-name="T434">mandatory property </text:span><text:span text:style-name="T435">osgi.messaging.name</text:span> property for all the provided services.</text:p>
      <text:p text:style-name="P125">The messaging instance is represented in via certain services, that are a minimum:</text:p>
      <text:list xml:id="list2701041794" text:style-name="L7">
        <text:list-item>
          <text:p text:style-name="P310">Messaging Runtime Service – <text:span text:style-name="T444">Introspection into the messaging instance</text:span></text:p>
        </text:list-item>
        <text:list-item>
          <text:p text:style-name="P310">Subscription – <text:span text:style-name="T444">Service to subscribe to channels</text:span></text:p>
        </text:list-item>
        <text:list-item>
          <text:p text:style-name="P310">Publisher – <text:span text:style-name="T444">Services to publish messages over channels</text:span></text:p>
        </text:list-item>
        <text:list-item>
          <text:p text:style-name="P311">Message Context Builder Service</text:p>
        </text:list-item>
      </text:list>
      <text:p text:style-name="P154">Implementation<text:span text:style-name="T490">s</text:span>, that create these services must define the following service properties:</text:p>
      <table:table table:name="Tabelle2" table:style-name="Tabelle2">
        <table:table-column table:style-name="Tabelle2.A"/>
        <table:table-column table:style-name="Tabelle2.B"/>
        <table:table-column table:style-name="Tabelle2.C"/>
        <table:table-row>
          <table:table-cell table:style-name="Tabelle2.A1" office:value-type="string">
            <text:p text:style-name="P274">Property Name</text:p>
          </table:table-cell>
          <table:table-cell table:style-name="Tabelle2.A1" office:value-type="string">
            <text:p text:style-name="P274">Type</text:p>
          </table:table-cell>
          <table:table-cell table:style-name="Tabelle2.C1" office:value-type="string">
            <text:p text:style-name="P274">Description</text:p>
          </table:table-cell>
        </table:table-row>
        <table:table-row>
          <table:table-cell table:style-name="Tabelle2.A2" office:value-type="string">
            <text:p text:style-name="P275">osgi.messaging.name</text:p>
          </table:table-cell>
          <table:table-cell table:style-name="Tabelle2.A2" office:value-type="string">
            <text:p text:style-name="P278"><text:span text:style-name="T490">S</text:span><text:span text:style-name="T408">t</text:span><text:span text:style-name="T490">ring</text:span></text:p>
          </table:table-cell>
          <table:table-cell table:style-name="Tabelle2.C2" office:value-type="string">
            <text:p text:style-name="Table_20_Contents">The unique name of the messaging instance / configuration</text:p>
          </table:table-cell>
        </table:table-row>
        <table:table-row>
          <table:table-cell table:style-name="Tabelle2.A2" office:value-type="string">
            <text:p text:style-name="P275">osgi.messaging.protocol</text:p>
          </table:table-cell>
          <table:table-cell table:style-name="Tabelle2.A2" office:value-type="string">
            <text:p text:style-name="P277">String+</text:p>
          </table:table-cell>
          <table:table-cell table:style-name="Tabelle2.C2" office:value-type="string">
            <text:p text:style-name="Table_20_Contents">The array of protocol strings that are supported by this instance</text:p>
          </table:table-cell>
        </table:table-row>
        <table:table-row>
          <table:table-cell table:style-name="Tabelle2.A2" office:value-type="string">
            <text:p text:style-name="Table_20_Contents"><text:span text:style-name="T438">osgi.messaging.</text:span><text:span text:style-name="T194">feature</text:span></text:p>
          </table:table-cell>
          <table:table-cell table:style-name="Tabelle2.A2" office:value-type="string">
            <text:p text:style-name="P277">String+</text:p>
          </table:table-cell>
          <table:table-cell table:style-name="Tabelle2.C2" office:value-type="string">
            <text:p text:style-name="Table_20_Contents"><text:span text:style-name="T477">The </text:span><text:span text:style-name="T72">array of supported </text:span><text:span text:style-name="T73">feature-strings</text:span><text:span text:style-name="T72"> for the services. The MessagingRuntimeService and the MessageContextBuilder services must provided all features, that are supported by the implementation. Publisher and Subscription can contain just a subset of the supported features, that are relevant for their corresponding case, these services cover.</text:span></text:p>
          </table:table-cell>
        </table:table-row>
      </table:table>
      <text:p text:style-name="P303"/>
      <text:h text:style-name="P360" text:outline-level="2"><text:s/><text:span text:style-name="T442">Messaging Runtime Service</text:span></text:h>
      <text:p text:style-name="P126">Each mess<text:span text:style-name="T443">agi</text:span>ng instance <text:span text:style-name="T47">is represented through</text:span> a runtime service instance. <text:span text:style-name="T443">This service</text:span> allows introspection using DTO's. <text:span text:style-name="T443">This enables interested parties to take a look into certain information about the underlying </text:span><text:span text:style-name="T47">protocol implementation. So it could show a connection status as well a s all subscriptions</text:span></text:p>
      <text:list xml:id="list2435199418" text:style-name="L8">
        <text:list-item>
          <text:p text:style-name="P312"><text:span text:style-name="T47">M</text:span><text:span text:style-name="T36">essagingRuntimeDTO</text:span></text:p>
        </text:list-item>
        <text:list-item>
          <text:p text:style-name="P304">ChannelDTO</text:p>
        </text:list-item>
        <text:list-item>
          <text:p text:style-name="P304">SubscriptionDTO</text:p>
        </text:list-item>
      </text:list>
      <text:p text:style-name="P172"><text:span text:style-name="T49">Each instance of an messaging implementation has to provide a corresponding Messaging Runtime Service instance, that reflects the state of this instance, with all its subscriptions. </text:span><text:span text:style-name="T82">The service has the service properties like described in the </text:span><text:span text:style-name="T107">Messaging Instance Chapter</text:span></text:p>
      <text:p text:style-name="P15">/**</text:p>
      <text:p text:style-name="P210"><text:s/>* The MessageServiceRuntime service represents the runtime information of a</text:p>
      <text:p text:style-name="P195"><text:span text:style-name="T254"><text:s/>* Message Service </text:span><text:span text:style-name="T256">instance of an implementation</text:span><text:span text:style-name="T254">.</text:span></text:p>
      <text:p text:style-name="P237"><text:span text:style-name="T252"><text:s/>* </text:span><text:span text:style-name="T276">&lt;p&gt;</text:span></text:p>
      <text:p text:style-name="P210"><text:s/>* It provides access to DTOs representing the current state of the connection.</text:p>
      <text:p text:style-name="P237"><text:span text:style-name="T252"><text:s/>* </text:span><text:span text:style-name="T276">&lt;p&gt;</text:span></text:p>
      <text:p text:style-name="P210"><text:s/>*</text:p>
      <text:p text:style-name="P210"><text:s/>*/</text:p>
      <text:p text:style-name="P237"><text:span text:style-name="T240">public</text:span><text:span text:style-name="T136"> </text:span><text:span text:style-name="T240">interface</text:span><text:span text:style-name="T136"> MessageServiceRuntime {</text:span></text:p>
      <text:p text:style-name="P223"><text:tab/></text:p>
      <text:p text:style-name="P237"><text:soft-page-break/><text:span text:style-name="T136"><text:tab/> <text:s text:c="3"/></text:span><text:span text:style-name="T252">/**</text:span></text:p>
      <text:p text:style-name="P201"><text:span text:style-name="T254"><text:tab/> </text:span><text:span text:style-name="T148"><text:s text:c="4"/></text:span><text:span text:style-name="T254">* Return the </text:span><text:span text:style-name="T256">messaging instance</text:span><text:span text:style-name="T254"> DTO containing the connection state </text:span><text:span text:style-name="T255">and subscriptions</text:span></text:p>
      <text:p text:style-name="P218"><text:tab/> <text:span text:style-name="T35"><text:s text:c="4"/></text:span>* </text:p>
      <text:p text:style-name="P257"><text:span text:style-name="T252"><text:tab/> </text:span><text:span text:style-name="T136"><text:s text:c="4"/></text:span><text:span text:style-name="T252">* </text:span><text:span text:style-name="T273">@return</text:span><text:span text:style-name="T252"> the runtime DTO</text:span></text:p>
      <text:p text:style-name="P218"><text:tab/> <text:span text:style-name="T35"><text:s text:c="4"/></text:span>*/</text:p>
      <text:p text:style-name="P233"><text:tab/> <text:s text:c="3"/>MessagingRuntimeDTO getRuntimeDTO();</text:p>
      <text:p text:style-name="P204"/>
      <text:p text:style-name="P25">}</text:p>
      <text:h text:style-name="P361" text:outline-level="2"><text:span text:style-name="T390">Subscri</text:span><text:span text:style-name="T129">p</text:span><text:span text:style-name="T390">tion</text:span></text:h>
      <text:p text:style-name="P117"><text:span text:style-name="T390">When we think about messaging in general, one important part is subscribing </text:span><text:span text:style-name="T48">to</text:span><text:span text:style-name="T390"> a channel to receive message</text:span><text:span text:style-name="T445">s</text:span><text:span text:style-name="T390">. </text:span><text:span text:style-name="T391">A message subscription can cover different use-cases like</text:span></text:p>
      <text:list xml:id="list443107990" text:style-name="L9">
        <text:list-item>
          <text:p text:style-name="P313">expecting a stream of data/<text:span text:style-name="T392">messages</text:span> for a <text:span text:style-name="T391">certain </text:span>channel</text:p>
        </text:list-item>
        <text:list-item>
          <text:p text:style-name="P313">expecting <text:span text:style-name="T351">answers</text:span> for a reply-to request</text:p>
        </text:list-item>
      </text:list>
      <text:p text:style-name="P117"/>
      <text:p text:style-name="P171"><text:span text:style-name="T390">The </text:span><text:span text:style-name="T391">second case </text:span><text:span text:style-name="T392">conver</text:span><text:span text:style-name="T445">t</text:span><text:span text:style-name="T392">s the </text:span><text:span text:style-name="T391">reply-to behavior </text:span><text:span text:style-name="T392">and </text:span><text:span text:style-name="T391">is described </text:span><text:span text:style-name="T392">in an own section </text:span><text:span text:style-name="T391">later </text:span><text:span text:style-name="T392">in this document</text:span><text:span text:style-name="T391">. </text:span><text:span text:style-name="T445">An messaging implementation must at least provide a Subscription Services for the supported protocols and instance. </text:span><text:span text:style-name="T82">The service has the service properties like described in the </text:span><text:span text:style-name="T107">Messaging Instance Chapter. </text:span></text:p>
      <text:p text:style-name="P107"><text:span text:style-name="T82">W</text:span><text:span text:style-name="T36">hen un-registering this service or closing the PushStream, the implementation has to take care about a correct un-subscription from the channel. </text:span></text:p>
      <text:p text:style-name="P119"><text:span text:style-name="T391">A </text:span><text:span text:style-name="T491">simple </text:span><text:span text:style-name="T391">message subscription </text:span><text:span text:style-name="T390">service </text:span><text:span text:style-name="T393">using the interface below</text:span><text:span text:style-name="T390">. </text:span></text:p>
      <text:p text:style-name="P237"><text:span text:style-name="T240">public</text:span><text:span text:style-name="T136"> </text:span><text:span text:style-name="T240">interface</text:span><text:span text:style-name="T136"> MessageSubscription {</text:span></text:p>
      <text:p text:style-name="P223"><text:tab/></text:p>
      <text:p text:style-name="P258"><text:span text:style-name="T136"><text:tab/> <text:s text:c="3"/></text:span><text:span text:style-name="T252">/**</text:span></text:p>
      <text:p text:style-name="P258"><text:span text:style-name="T252"><text:tab/> </text:span><text:span text:style-name="T136"><text:s text:c="4"/></text:span><text:span text:style-name="T252">* Subscribe the </text:span><text:span text:style-name="T262">{@link PushStream}</text:span><text:span text:style-name="T252"> to the given topic</text:span></text:p>
      <text:p text:style-name="P258"><text:span text:style-name="T252"><text:tab/> </text:span><text:span text:style-name="T136"><text:s text:c="4"/></text:span><text:span text:style-name="T252">* </text:span><text:span text:style-name="T273">@param</text:span><text:span text:style-name="T252"> topic the topic string to subscribe to</text:span></text:p>
      <text:p text:style-name="P258"><text:span text:style-name="T252"><text:tab/> </text:span><text:span text:style-name="T136"><text:s text:c="4"/></text:span><text:span text:style-name="T252">* </text:span><text:span text:style-name="T273">@return</text:span><text:span text:style-name="T252"> a </text:span><text:span text:style-name="T262">{@link PushStream}</text:span><text:span text:style-name="T252"> instance for the subscription</text:span></text:p>
      <text:p text:style-name="P219"><text:tab/> <text:span text:style-name="T35"><text:s text:c="4"/></text:span>*/</text:p>
      <text:p text:style-name="P202"><text:span text:style-name="T148"><text:tab/> <text:s text:c="3"/></text:span><text:span text:style-name="T245">public</text:span><text:span text:style-name="T148"> PushStream&lt;Message&gt; subscribe(String </text:span><text:span text:style-name="T289">channel</text:span><text:span text:style-name="T148">);</text:span></text:p>
      <text:p text:style-name="P223"><text:tab/></text:p>
      <text:p text:style-name="P258"><text:span text:style-name="T136"><text:tab/> <text:s text:c="3"/></text:span><text:span text:style-name="T252">/**</text:span></text:p>
      <text:p text:style-name="P258"><text:span text:style-name="T252"><text:tab/> </text:span><text:span text:style-name="T136"><text:s text:c="4"/></text:span><text:span text:style-name="T252">* Subscribe the </text:span><text:span text:style-name="T262">{@link PushStream}</text:span><text:span text:style-name="T252"> to the given topic with a certain quality of service</text:span></text:p>
      <text:p text:style-name="P258"><text:span text:style-name="T252"><text:tab/> </text:span><text:span text:style-name="T136"><text:s text:c="4"/></text:span><text:span text:style-name="T252">* </text:span><text:span text:style-name="T273">@param</text:span><text:span text:style-name="T252"> topic the message topic to subscribe</text:span></text:p>
      <text:p text:style-name="P258"><text:span text:style-name="T252"><text:tab/> </text:span><text:span text:style-name="T136"><text:s text:c="4"/></text:span><text:span text:style-name="T252">* </text:span><text:span text:style-name="T273">@param</text:span><text:span text:style-name="T252"> context the optional properties in the context</text:span></text:p>
      <text:p text:style-name="P258"><text:span text:style-name="T252"><text:tab/> </text:span><text:span text:style-name="T136"><text:s text:c="4"/></text:span><text:span text:style-name="T252">* </text:span><text:span text:style-name="T273">@return</text:span><text:span text:style-name="T252"> a </text:span><text:span text:style-name="T262">{@link PushStream}</text:span><text:span text:style-name="T252"> instance for the given topic</text:span></text:p>
      <text:p text:style-name="P219"><text:tab/> <text:span text:style-name="T35"><text:s text:c="4"/></text:span>*/</text:p>
      <text:p text:style-name="P258"><text:span text:style-name="T136"><text:tab/> <text:s text:c="3"/></text:span><text:span text:style-name="T240">public</text:span><text:span text:style-name="T136"> PushStream&lt;Message&gt; subscribe(MessageContext </text:span><text:span text:style-name="T278">context</text:span><text:span text:style-name="T136">);</text:span></text:p>
      <text:p text:style-name="P223"><text:tab/></text:p>
      <text:p text:style-name="P23">}</text:p>
      <text:p text:style-name="P73"/>
      <text:p text:style-name="P120">Th<text:span text:style-name="T392">is</text:span> <text:span text:style-name="T392">provided methods of this service provide a </text:span>common use-case for messaging. <text:span text:style-name="T392">Both methods return a reactive PushStream of messages for the subscription. It is possible to</text:span><text:span text:style-name="T40"> provide the channel name, </text:span><text:span text:style-name="T41">you want to subscribe to,</text:span><text:span text:style-name="T40"> directly. Otherwise there is a method to provide the </text:span><text:span text:style-name="T102">MessageContext,</text:span><text:span text:style-name="T40"> which is a subscription configuration with additional properties, that may needed for the subscription of the underlying implementation. </text:span></text:p>
      <text:p text:style-name="P120"><text:span text:style-name="T41">The implementations of theses two methods are </text:span><text:span text:style-name="T42">always </text:span><text:span text:style-name="T41">expected to work, no matter how complex the underlying implementation is. </text:span><text:span text:style-name="T42">The implementation should then provide appropriate default configuration or semantics, for e.g. definition of a channel name</text:span></text:p>
      <text:p text:style-name="P49"><text:span text:style-name="T371">@</text:span><text:span text:style-name="T372">Reference</text:span></text:p>
      <text:p text:style-name="P50"><text:span text:style-name="T241">private</text:span><text:span text:style-name="T168"> </text:span><text:span text:style-name="T136">MessageSubscription </text:span><text:span text:style-name="T278">subscription</text:span><text:span text:style-name="T136">;</text:span></text:p>
      <text:p text:style-name="P50"><text:span text:style-name="T371">@</text:span><text:span text:style-name="T372">Reference</text:span></text:p>
      <text:p text:style-name="P50"><text:soft-page-break/><text:span text:style-name="T241">private</text:span><text:span text:style-name="T168"> MessageContextBuilder</text:span><text:span text:style-name="T136"> </text:span><text:span text:style-name="T278">mcb</text:span><text:span text:style-name="T136">;</text:span></text:p>
      <text:p text:style-name="P26"/>
      <text:p text:style-name="P26">...</text:p>
      <text:p text:style-name="P26"/>
      <text:p text:style-name="P238"><text:span text:style-name="T136">PushStream&lt;Message&gt; </text:span><text:span text:style-name="T278">ps</text:span><text:span text:style-name="T136"> = </text:span><text:span text:style-name="T279">subscription</text:span><text:span text:style-name="T136">.subscribe(</text:span><text:span text:style-name="T353">"foo-topic"</text:span><text:span text:style-name="T136">);</text:span></text:p>
      <text:p text:style-name="P69">ps.forEach((m)→doSomething(m));</text:p>
      <text:p text:style-name="P26"/>
      <text:p text:style-name="P238"><text:span text:style-name="T136">MessageContext </text:span><text:span text:style-name="T278">ctx</text:span><text:span text:style-name="T136"> = </text:span><text:span text:style-name="T278">mcb</text:span><text:span text:style-name="T136">.channel(</text:span><text:span text:style-name="T353">"foo-topic"</text:span><text:span text:style-name="T136">).buildContext();</text:span></text:p>
      <text:p text:style-name="P238"><text:span text:style-name="T136">PushStream&lt;Message&gt; </text:span><text:span text:style-name="T278">ps</text:span><text:span text:style-name="T136"> = </text:span><text:span text:style-name="T279">subscription</text:span><text:span text:style-name="T136">.subscribe(</text:span><text:span text:style-name="T278">ctx</text:span><text:span text:style-name="T136">);</text:span></text:p>
      <text:p text:style-name="P69">ps.forEach((m)→doSomething(m));</text:p>
      <text:p text:style-name="P88"/>
      <text:h text:style-name="P362" text:outline-level="2">Message Publishing</text:h>
      <text:p text:style-name="P173"><text:span text:style-name="T394">To publish messages </text:span><text:span text:style-name="T49">a</text:span><text:span text:style-name="T393"> messaging </text:span><text:span text:style-name="T49">instance</text:span><text:span text:style-name="T393"> provides </text:span><text:span text:style-name="T43">a service using </text:span><text:span text:style-name="T394">the following interface. </text:span><text:span text:style-name="T82">The service has the service properties like described in the </text:span><text:span text:style-name="T107">Messaging Instance Chapter. </text:span><text:span text:style-name="T115">Each message implement for this specification has to provide this service for its instances.</text:span></text:p>
      <text:p text:style-name="P307"/>
      <text:p text:style-name="P71"/>
      <text:p text:style-name="P48"><text:span text:style-name="T240">public</text:span><text:span text:style-name="T136"> </text:span><text:span text:style-name="T240">interface</text:span><text:span text:style-name="T136"> MessagePublisher {</text:span></text:p>
      <text:p text:style-name="P224"><text:tab/></text:p>
      <text:p text:style-name="P239"><text:span text:style-name="T136"><text:tab/> <text:s text:c="3"/></text:span><text:span text:style-name="T252">/**</text:span></text:p>
      <text:p text:style-name="P259"><text:span text:style-name="T252"><text:tab/> </text:span><text:span text:style-name="T136"><text:s text:c="4"/></text:span><text:span text:style-name="T252">* Publish the given </text:span><text:span text:style-name="T262">{@link Message}</text:span><text:span text:style-name="T252"> to the given topic</text:span></text:p>
      <text:p text:style-name="P221"><text:tab/> <text:span text:style-name="T35"><text:s text:c="4"/></text:span>* contained in the message context of the message</text:p>
      <text:p text:style-name="P259"><text:span text:style-name="T252"><text:tab/> </text:span><text:span text:style-name="T136"><text:s text:c="4"/></text:span><text:span text:style-name="T252">* </text:span><text:span text:style-name="T273">@param</text:span><text:span text:style-name="T252"> message the </text:span><text:span text:style-name="T262">{@link Message}</text:span><text:span text:style-name="T252"> to publish</text:span></text:p>
      <text:p text:style-name="P220"><text:tab/> <text:span text:style-name="T35"><text:s text:c="4"/></text:span>*/</text:p>
      <text:p text:style-name="P235"><text:span text:style-name="T136"><text:tab/></text:span> <text:s text:c="3"/><text:span text:style-name="T251">public</text:span><text:span text:style-name="T136"> </text:span><text:span text:style-name="T251">void</text:span><text:span text:style-name="T136"> publish(Message </text:span><text:span text:style-name="T277">message</text:span><text:span text:style-name="T136">);</text:span></text:p>
      <text:p text:style-name="P224"><text:tab/></text:p>
      <text:p text:style-name="P259"><text:span text:style-name="T136"><text:tab/> <text:s text:c="3"/></text:span><text:span text:style-name="T252">/**</text:span></text:p>
      <text:p text:style-name="P259"><text:span text:style-name="T252"><text:tab/> </text:span><text:span text:style-name="T136"><text:s text:c="4"/></text:span><text:span text:style-name="T252">* Publish the given </text:span><text:span text:style-name="T262">{@link Message}</text:span><text:span text:style-name="T252"> to the given topic</text:span></text:p>
      <text:p text:style-name="P259"><text:span text:style-name="T252"><text:tab/> </text:span><text:span text:style-name="T188"><text:s text:c="4"/></text:span><text:span text:style-name="T252">* </text:span><text:span text:style-name="T273">@param</text:span><text:span text:style-name="T252"> message the </text:span><text:span text:style-name="T262">{@link Message}</text:span><text:span text:style-name="T252"> to publish</text:span></text:p>
      <text:p text:style-name="P203"><text:span text:style-name="T254"><text:tab/> </text:span><text:span text:style-name="T148"><text:s text:c="4"/></text:span><text:span text:style-name="T254">* </text:span><text:span text:style-name="T275">@param</text:span><text:span text:style-name="T254"> </text:span><text:span text:style-name="T258">channel</text:span><text:span text:style-name="T254"> the topic to publish the message to</text:span></text:p>
      <text:p text:style-name="P220"><text:tab/> <text:span text:style-name="T35"><text:s text:c="4"/></text:span>*/</text:p>
      <text:p text:style-name="P203"><text:span text:style-name="T150"><text:tab/> <text:s text:c="3"/></text:span><text:span text:style-name="T246">public</text:span><text:span text:style-name="T150"> </text:span><text:span text:style-name="T246">void</text:span><text:span text:style-name="T150"> publish(Message </text:span><text:span text:style-name="T292">message</text:span><text:span text:style-name="T150">, String </text:span><text:span text:style-name="T289">channel</text:span><text:span text:style-name="T150">);</text:span></text:p>
      <text:p text:style-name="P234"/>
      <text:p text:style-name="P224"><text:tab/></text:p>
      <text:p text:style-name="P259"><text:span text:style-name="T136"><text:tab/> <text:s text:c="3"/></text:span><text:span text:style-name="T252">/**</text:span></text:p>
      <text:p text:style-name="P259"><text:span text:style-name="T252"><text:tab/> </text:span><text:span text:style-name="T136"><text:s text:c="4"/></text:span><text:span text:style-name="T252">* Publish the given </text:span><text:span text:style-name="T262">{@link Message}</text:span><text:span text:style-name="T252"> using the given </text:span><text:span text:style-name="T262">{@link MessageContext}.</text:span></text:p>
      <text:p text:style-name="P203"><text:span text:style-name="T263"><text:tab/> </text:span><text:span text:style-name="T148"><text:s text:c="4"/></text:span><text:span text:style-name="T263">* </text:span><text:span text:style-name="T264">The context parameter will override all context information, that </text:span><text:span text:style-name="T265">come</text:span></text:p>
      <text:p text:style-name="P270"><text:tab/> <text:span text:style-name="T35"><text:s text:c="4"/></text:span>* with the message’s Message#getContext information</text:p>
      <text:p text:style-name="P259"><text:span text:style-name="T252"><text:tab/> </text:span><text:span text:style-name="T136"><text:s text:c="4"/></text:span><text:span text:style-name="T252">* </text:span><text:span text:style-name="T273">@param</text:span><text:span text:style-name="T252"> message the </text:span><text:span text:style-name="T262">{@link Message}</text:span><text:span text:style-name="T252"> to send</text:span></text:p>
      <text:p text:style-name="P259"><text:span text:style-name="T252"><text:tab/> </text:span><text:span text:style-name="T136"><text:s text:c="4"/></text:span><text:span text:style-name="T252">* </text:span><text:span text:style-name="T273">@param</text:span><text:span text:style-name="T252"> context the </text:span><text:span text:style-name="T262">{@link MessageContext}</text:span><text:span text:style-name="T252"> to be used</text:span></text:p>
      <text:p text:style-name="P220"><text:tab/> <text:span text:style-name="T35"><text:s text:c="4"/></text:span>*/</text:p>
      <text:p text:style-name="P235"><text:tab/> <text:s text:c="3"/><text:span text:style-name="T251">public</text:span> <text:span text:style-name="T251">void</text:span> publish(Message <text:span text:style-name="T277">message</text:span>, MessageContext <text:span text:style-name="T277">context</text:span>);</text:p>
      <text:p text:style-name="P224"><text:tab/></text:p>
      <text:p text:style-name="P22">}</text:p>
      <text:p text:style-name="P22"/>
      <text:p text:style-name="P74"><text:span text:style-name="T396">There are various method signature to publish a message. Like in the message subscription, the </text:span><text:span text:style-name="T414">MessagingContext</text:span><text:span text:style-name="T396"> </text:span><text:span text:style-name="T397">can be</text:span><text:span text:style-name="T396"> used to define additional properties that may needed to publish a message, like e.g. qualitiy of service </text:span><text:span text:style-name="T397">or also implementation specific options</text:span><text:span text:style-name="T396">. </text:span></text:p>
      <text:p text:style-name="P77"/>
      <text:p text:style-name="P77"/>
      <text:p text:style-name="P51"><text:span text:style-name="T371">@</text:span><text:span text:style-name="T372">Reference</text:span></text:p>
      <text:p text:style-name="P51"><text:span text:style-name="T241">private</text:span><text:span text:style-name="T168"> </text:span><text:span text:style-name="T169">MessagePublisher </text:span><text:span text:style-name="T284">publisher</text:span><text:span text:style-name="T136">;</text:span></text:p>
      <text:p text:style-name="P51"><text:span text:style-name="T371">@</text:span><text:span text:style-name="T372">Reference</text:span></text:p>
      <text:p text:style-name="P81"><text:span text:style-name="T241">private</text:span><text:span text:style-name="T168"> MessageContextBuilder</text:span><text:span text:style-name="T136"> </text:span><text:span text:style-name="T278">mcb</text:span><text:span text:style-name="T136">;</text:span></text:p>
      <text:p text:style-name="P41"/>
      <text:p text:style-name="P41">...</text:p>
      <text:p text:style-name="P41"/>
      <text:p text:style-name="P263">/*</text:p>
      <text:p text:style-name="P237"><text:span text:style-name="T380"><text:s/>* Using an existing Messag</text:span><text:span text:style-name="T381">e</text:span><text:span text:style-name="T380">Builder, </text:span><text:span text:style-name="T382">with a channel name</text:span></text:p>
      <text:p text:style-name="P267"><text:s/>*/</text:p>
      <text:p text:style-name="P241"><text:soft-page-break/><text:span text:style-name="T136">Message </text:span><text:span text:style-name="T278">message</text:span><text:span text:style-name="T136"> = </text:span><text:span text:style-name="T284">mcb</text:span><text:span text:style-name="T136">.content(ByteBuffer.</text:span><text:span text:style-name="T145">wrap</text:span><text:span text:style-name="T136">(</text:span><text:span text:style-name="T353">"Foo"</text:span><text:span text:style-name="T136">.getBytes())).buildMessage();</text:span></text:p>
      <text:p text:style-name="P52"><text:span text:style-name="T279">publisher</text:span><text:span text:style-name="T136">.publish(</text:span><text:span text:style-name="T278">message</text:span><text:span text:style-name="T136">, </text:span><text:span text:style-name="T353">"bar-topic"</text:span><text:span text:style-name="T136">);</text:span></text:p>
      <text:p text:style-name="P24"/>
      <text:p text:style-name="P264">/*</text:p>
      <text:p text:style-name="P242"><text:span text:style-name="T380"><text:s/>* Using an existing Messag</text:span><text:span text:style-name="T381">e</text:span><text:span text:style-name="T380">Builder, </text:span><text:span text:style-name="T381">define the</text:span><text:span text:style-name="T382"> channel name</text:span></text:p>
      <text:p text:style-name="P242"><text:span text:style-name="T380"><text:s/>* </text:span><text:span text:style-name="T382">using the builder.</text:span></text:p>
      <text:p text:style-name="P268"><text:s/>*/</text:p>
      <text:p text:style-name="P241"><text:span text:style-name="T136">Message </text:span><text:span text:style-name="T278">message</text:span><text:span text:style-name="T136"> = </text:span><text:span text:style-name="T284">mcb</text:span><text:span text:style-name="T136">.content(ByteBuffer.</text:span><text:span text:style-name="T145">wrap</text:span><text:span text:style-name="T136">(</text:span><text:span text:style-name="T353">"Foo"</text:span><text:span text:style-name="T136">.getBytes()))</text:span></text:p>
      <text:p text:style-name="P237"><text:span text:style-name="T136"><text:tab/><text:tab/><text:tab/><text:tab/> <text:s text:c="18"/>.channel(</text:span><text:span text:style-name="T353">"bar-topic"</text:span><text:span text:style-name="T136">)</text:span></text:p>
      <text:p text:style-name="P436"><text:tab/> <text:s text:c="18"/>.buildMessage();</text:p>
      <text:p text:style-name="P52"><text:span text:style-name="T279">publisher</text:span><text:span text:style-name="T136">.publish(</text:span><text:span text:style-name="T278">message</text:span><text:span text:style-name="T136">);</text:span></text:p>
      <text:p text:style-name="P24"/>
      <text:p text:style-name="P84">/*</text:p>
      <text:p text:style-name="P266"><text:s/>* Publish a message with an <text:span text:style-name="T446">maybe </text:span>existing</text:p>
      <text:p text:style-name="P237"><text:span text:style-name="T380"><text:s/>* MessageContext that </text:span><text:span text:style-name="T381">can</text:span><text:span text:style-name="T380"> be a default </text:span></text:p>
      <text:p text:style-name="P237"><text:span text:style-name="T380"><text:s/>* context </text:span><text:span text:style-name="T382">provided as service</text:span><text:span text:style-name="T380">.</text:span></text:p>
      <text:p text:style-name="P266"><text:s/>*/</text:p>
      <text:p text:style-name="P241"><text:span text:style-name="T371">@</text:span><text:span text:style-name="T372">Reference</text:span></text:p>
      <text:p text:style-name="P241"><text:span text:style-name="T249">private</text:span><text:span text:style-name="T170"> </text:span><text:span text:style-name="T136">MessageContext </text:span><text:span text:style-name="T278">ctx</text:span><text:span text:style-name="T136">;</text:span></text:p>
      <text:p text:style-name="P51"><text:span text:style-name="T371">@</text:span><text:span text:style-name="T372">Reference</text:span></text:p>
      <text:p text:style-name="P51"><text:span text:style-name="T241">private</text:span><text:span text:style-name="T168"> </text:span><text:span text:style-name="T169">MessagePublisher </text:span><text:span text:style-name="T284">publisher</text:span><text:span text:style-name="T136">;</text:span></text:p>
      <text:p text:style-name="P51"><text:span text:style-name="T371">@</text:span><text:span text:style-name="T372">Reference</text:span></text:p>
      <text:p text:style-name="P269"><text:span text:style-name="T241">private</text:span><text:span text:style-name="T168"> MessageContextBuilder</text:span><text:span text:style-name="T136"> </text:span><text:span text:style-name="T278">mcb</text:span><text:span text:style-name="T136">;</text:span></text:p>
      <text:p text:style-name="P227"/>
      <text:p text:style-name="P227">...</text:p>
      <text:p text:style-name="P227"/>
      <text:p text:style-name="P241"><text:span text:style-name="T136">Message </text:span><text:span text:style-name="T278">message</text:span><text:span text:style-name="T136"> = </text:span><text:span text:style-name="T284">mcb</text:span><text:span text:style-name="T136">.content(ByteBuffer.</text:span><text:span text:style-name="T145">wrap</text:span><text:span text:style-name="T136">(</text:span><text:span text:style-name="T353">"Foo"</text:span><text:span text:style-name="T136">.getBytes())).buildMessage();</text:span></text:p>
      <text:p text:style-name="P52"><text:span text:style-name="T279">publisher</text:span><text:span text:style-name="T136">.publish(</text:span><text:span text:style-name="T278">message</text:span><text:span text:style-name="T136">, </text:span><text:span text:style-name="T278">ctx</text:span><text:span text:style-name="T136">);</text:span></text:p>
      <text:p text:style-name="P18"/>
      <text:p text:style-name="P78">In the latter example the message context parameter will override any information that are eventually set in the messages’s context instance.</text:p>
      <text:h text:style-name="Heading_20_2" text:outline-level="2">Message, Message Context <text:span text:style-name="T448">and</text:span> <text:span text:style-name="T432">Message </text:span><text:span text:style-name="T447">Context </text:span><text:span text:style-name="T432">Builder</text:span></text:h>
      <text:p text:style-name="P130"><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52">m</text:span><text:span text:style-name="T10">essage </text:span><text:span text:style-name="T52">c</text:span><text:span text:style-name="T10">ontext contains </text:span><text:span text:style-name="T44">pre-defined</text:span><text:span text:style-name="T10"> and typed information, than just a topic-</text:span><text:span text:style-name="T11">string</text:span><text:span text:style-name="T10"> and a properties map.</text:span></text:p>
      <text:p text:style-name="P128"><text:span text:style-name="T11">The </text:span><text:span text:style-name="T51">M</text:span><text:span text:style-name="T11">essage </text:span><text:span text:style-name="T51">holds</text:span><text:span text:style-name="T11"> the payload. </text:span><text:span text:style-name="T15">The </text:span><text:span text:style-name="T51">M</text:span><text:span text:style-name="T15">essage </text:span><text:span text:style-name="T51">C</text:span><text:span text:style-name="T15">ontext represents the additional messaging properties</text:span><text:span text:style-name="T11"> </text:span><text:span text:style-name="T15">or header</text:span><text:span text:style-name="T11">. </text:span><text:span text:style-name="T15">The </text:span><text:span text:style-name="T51">M</text:span><text:span text:style-name="T15">essage </text:span><text:span text:style-name="T51">C</text:span><text:span text:style-name="T15">ontext builder is a convenient way to create </text:span><text:span text:style-name="T51">M</text:span><text:span text:style-name="T15">essage instances or </text:span><text:span text:style-name="T51">M</text:span><text:span text:style-name="T15">essageContext instances.</text:span></text:p>
      <text:h text:style-name="Heading_20_3" text:outline-level="3"><text:span text:style-name="T10">M</text:span><text:span text:style-name="T8">essage</text:span></text:h>
      <text:p text:style-name="P121"><text:span text:style-name="T10">The </text:span><text:span text:style-name="T51">message is represented using the following interface</text:span><text:span text:style-name="T11">. </text:span></text:p>
      <text:p text:style-name="P13">/**</text:p>
      <text:p text:style-name="P211"><text:s/>* An message object</text:p>
      <text:p text:style-name="P211"><text:s/>*/</text:p>
      <text:p text:style-name="P240"><text:span text:style-name="T240">public</text:span><text:span text:style-name="T136"> </text:span><text:span text:style-name="T240">interface</text:span><text:span text:style-name="T136"> Message {</text:span></text:p>
      <text:p text:style-name="P225"><text:tab/></text:p>
      <text:p text:style-name="P240"><text:span text:style-name="T136"><text:tab/> <text:s/></text:span><text:span text:style-name="T252">/**</text:span></text:p>
      <text:p text:style-name="P240"><text:span text:style-name="T252"><text:tab/> <text:s text:c="2"/>* Returns the </text:span><text:span text:style-name="T253">playload</text:span><text:span text:style-name="T252"> of the message as </text:span><text:span text:style-name="T262">{@link ByteBuffer}</text:span></text:p>
      <text:p text:style-name="P240"><text:span text:style-name="T252"><text:tab/> <text:s text:c="2"/>* </text:span><text:span text:style-name="T273">@return</text:span><text:span text:style-name="T252"> the </text:span><text:span text:style-name="T253">playload</text:span><text:span text:style-name="T252"> of the message as </text:span><text:span text:style-name="T262">{@link ByteBuffer}</text:span></text:p>
      <text:p text:style-name="P211"><text:tab/> <text:s text:c="2"/>*/</text:p>
      <text:p text:style-name="P240"><text:span text:style-name="T136"><text:tab/> <text:s/></text:span><text:span text:style-name="T240">public</text:span><text:span text:style-name="T136"> ByteBuffer payload();</text:span></text:p>
      <text:p text:style-name="P225"><text:tab/></text:p>
      <text:p text:style-name="P240"><text:span text:style-name="T136"><text:tab/> <text:s/></text:span><text:span text:style-name="T252">/**</text:span></text:p>
      <text:p text:style-name="P240"><text:span text:style-name="T252"><text:tab/> <text:s text:c="2"/>* Returns the message context. This must not be </text:span><text:span text:style-name="T276">&lt;code&gt;</text:span><text:span text:style-name="T252">null</text:span><text:span text:style-name="T276">&lt;/code&gt;</text:span><text:span text:style-name="T252">.</text:span></text:p>
      <text:p text:style-name="P240"><text:span text:style-name="T252"><text:tab/> <text:s text:c="2"/>* </text:span><text:span text:style-name="T273">@return</text:span><text:span text:style-name="T252"> the </text:span><text:span text:style-name="T262">{@link MessageContext}</text:span><text:span text:style-name="T252"> instance of this message</text:span></text:p>
      <text:p text:style-name="P211"><text:tab/> <text:s text:c="2"/>*/</text:p>
      <text:p text:style-name="P240"><text:span text:style-name="T136"><text:tab/> <text:s/></text:span><text:span text:style-name="T240">public</text:span><text:span text:style-name="T136"> MessageContext getContext();</text:span></text:p>
      <text:p text:style-name="P205"/>
      <text:p text:style-name="P39"><text:soft-page-break/>}</text:p>
      <text:p text:style-name="P39"/>
      <text:p text:style-name="P128"><text:span text:style-name="T13">On the publishing side,</text:span><text:span text:style-name="T11"> the </text:span><text:span text:style-name="T13">creator of the message may want to define some payload and meta data for publishing:</text:span></text:p>
      <text:p text:style-name="P54"><text:span text:style-name="T371">@</text:span><text:span text:style-name="T372">Reference</text:span></text:p>
      <text:p text:style-name="P54"><text:span text:style-name="T243">private</text:span><text:span text:style-name="T179"> </text:span><text:span text:style-name="T175">MessagePublisher </text:span><text:span text:style-name="T285">publisher</text:span><text:span text:style-name="T178">;</text:span></text:p>
      <text:p text:style-name="P54"><text:span text:style-name="T371">@</text:span><text:span text:style-name="T372">Reference</text:span></text:p>
      <text:p text:style-name="P82"><text:span text:style-name="T241">private</text:span><text:span text:style-name="T168"> MessageContextBuilder</text:span><text:span text:style-name="T177"> </text:span><text:span text:style-name="T296">mcb</text:span><text:span text:style-name="T177">;</text:span></text:p>
      <text:p text:style-name="P42"/>
      <text:p text:style-name="P85"><text:span text:style-name="T155">Message </text:span><text:span text:style-name="T287">message</text:span><text:span text:style-name="T156"> = </text:span><text:span text:style-name="T288">mcb</text:span><text:span text:style-name="T156">.content(ByteBuffer.</text:span><text:span text:style-name="T165">wrap</text:span><text:span text:style-name="T156">(</text:span><text:span text:style-name="T357">"Foo"</text:span><text:span text:style-name="T156">.getBytes())) <text:tab/></text:span><text:span text:style-name="T383">//</text:span><text:span text:style-name="T384">message payload</text:span></text:p>
      <text:p text:style-name="P197"><text:span text:style-name="T148"><text:tab/><text:tab/><text:tab/><text:tab/> <text:s text:c="18"/>.channel(</text:span><text:span text:style-name="T354">"foo-topic"</text:span><text:span text:style-name="T148">) <text:tab/><text:tab/><text:tab/><text:tab/></text:span><text:span text:style-name="T383">//</text:span><text:span text:style-name="T384">message context information</text:span></text:p>
      <text:p text:style-name="P197"><text:span text:style-name="T148"><text:tab/> <text:s text:c="18"/>.contentType(</text:span><text:span text:style-name="T354">"</text:span><text:span text:style-name="T359">text</text:span><text:span text:style-name="T354">/</text:span><text:span text:style-name="T356">plain</text:span><text:span text:style-name="T354">"</text:span><text:span text:style-name="T148">)<text:tab/><text:tab/><text:tab/></text:span><text:span text:style-name="T383">//</text:span><text:span text:style-name="T384">message context information</text:span></text:p>
      <text:p text:style-name="P441"><text:span text:style-name="T148"><text:tab/> <text:tab/> <text:s text:c="11"/>.</text:span><text:span text:style-name="T157">buildMessage</text:span><text:span text:style-name="T148">();</text:span></text:p>
      <text:p text:style-name="P54"><text:span text:style-name="T286">publisher</text:span><text:span text:style-name="T169">.publish(</text:span><text:span text:style-name="T284">message</text:span><text:span text:style-name="T169">);</text:span></text:p>
      <text:p text:style-name="P128"><text:span text:style-name="T13">This example creates a message with a containing message context. Where </text:span><text:span text:style-name="T50">the payload is part of the message instance and the channel definition and content type are part of the message context instance inside the message object:</text:span></text:p>
      <text:p text:style-name="P197"><text:span text:style-name="T287">message</text:span><text:span text:style-name="T159">.getContext().getContentType();</text:span><text:span text:style-name="T383">//</text:span><text:span text:style-name="T385">text</text:span><text:span text:style-name="T383">/</text:span><text:span text:style-name="T385">plain</text:span></text:p>
      <text:p text:style-name="P39"/>
      <text:p text:style-name="P127"><text:span text:style-name="T11">On the subscriber side, the message instance is created by the </text:span><text:span text:style-name="T51">subscription service</text:span><text:span text:style-name="T11"> implementation. </text:span><text:span text:style-name="T13">The consumer of the message may want to know some meta data about the payload:</text:span></text:p>
      <text:p text:style-name="P53"><text:span text:style-name="T174">PushStream&lt;Message&gt; </text:span><text:span text:style-name="T278">ps</text:span><text:span text:style-name="T136"> = </text:span><text:span text:style-name="T279">subscription</text:span><text:span text:style-name="T136">.subscribe(</text:span><text:span text:style-name="T353">"foo-topic"</text:span><text:span text:style-name="T136">);</text:span></text:p>
      <text:p text:style-name="P237"><text:span text:style-name="T278">ps</text:span><text:span text:style-name="T136">.forEach((</text:span><text:span text:style-name="T278">m</text:span><text:span text:style-name="T136">)-&gt;{</text:span></text:p>
      <text:p text:style-name="P237"><text:span text:style-name="T136"><text:tab/> <text:s text:c="3"/>String </text:span><text:span text:style-name="T278">contentType</text:span><text:span text:style-name="T136"> = </text:span><text:span text:style-name="T278">m</text:span><text:span text:style-name="T136">.getContext().getContentType();</text:span></text:p>
      <text:p text:style-name="P237"><text:span text:style-name="T136"><text:tab/> <text:s text:c="3"/></text:span><text:span text:style-name="T240">if</text:span><text:span text:style-name="T136"> (</text:span><text:span text:style-name="T353">"application/json"</text:span><text:span text:style-name="T136">.equals(</text:span><text:span text:style-name="T278">contentType</text:span><text:span text:style-name="T136">)) {</text:span></text:p>
      <text:p text:style-name="P195"><text:span text:style-name="T148"><text:tab/><text:tab/> <text:s text:c="5"/></text:span><text:span text:style-name="T387">// do </text:span><text:span text:style-name="T386">j</text:span><text:span text:style-name="T388">son</text:span><text:span text:style-name="T387"> stuff</text:span></text:p>
      <text:p text:style-name="P223"><text:tab/> <text:s text:c="3"/>}</text:p>
      <text:p text:style-name="P27"><text:s text:c="2"/>});</text:p>
      <text:p text:style-name="P265"/>
      <text:h text:style-name="P371" text:outline-level="3"><text:span text:style-name="T12">M</text:span><text:span text:style-name="T8">essage Context</text:span></text:h>
      <text:p text:style-name="P129"><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95">The following interface defines a message context: </text:p>
      <text:p text:style-name="P14">/**</text:p>
      <text:p text:style-name="P243"><text:span text:style-name="T252"><text:s/>* </text:span><text:span text:style-name="T336">Context</text:span><text:span text:style-name="T252"> object that can be used to provide additional properties that</text:span></text:p>
      <text:p text:style-name="P212"><text:s/>* can be put to the underlying driver / connection. </text:p>
      <text:p text:style-name="P243"><text:span text:style-name="T252"><text:s/>* The context holds meta</text:span><text:span text:style-name="T276">-</text:span><text:span text:style-name="T252">information for a message to be send or received</text:span></text:p>
      <text:p text:style-name="P212"><text:s/>*/</text:p>
      <text:p text:style-name="P243"><text:span text:style-name="T240">public</text:span><text:span text:style-name="T136"> </text:span><text:span text:style-name="T240">interface</text:span><text:span text:style-name="T136"> MessageContext {</text:span></text:p>
      <text:p text:style-name="P206"/>
      <text:p text:style-name="P243"><text:span text:style-name="T136"><text:tab/> <text:s/></text:span><text:span text:style-name="T252">/**</text:span></text:p>
      <text:p text:style-name="P212"><text:tab/> <text:s text:c="2"/>* Returns a channel definition</text:p>
      <text:p text:style-name="P243"><text:span text:style-name="T252"><text:tab/> <text:s text:c="2"/>* </text:span><text:span text:style-name="T273">@return</text:span><text:span text:style-name="T252"> a channel definition</text:span></text:p>
      <text:p text:style-name="P212"><text:tab/> <text:s text:c="2"/>*/</text:p>
      <text:p text:style-name="P196"><text:span text:style-name="T148"><text:tab/> <text:s/></text:span><text:span text:style-name="T158">String</text:span><text:span text:style-name="T148"> getChannel();</text:span></text:p>
      <text:p text:style-name="P206"/>
      <text:p text:style-name="P243"><text:span text:style-name="T136"><text:tab/> <text:s/></text:span><text:span text:style-name="T252">/**</text:span></text:p>
      <text:p text:style-name="P243"><text:span text:style-name="T252"><text:tab/> <text:s text:c="2"/>* Returns the content type like a mime</text:span><text:span text:style-name="T276">-</text:span><text:span text:style-name="T252">type</text:span></text:p>
      <text:p text:style-name="P243"><text:span text:style-name="T252"><text:tab/> <text:s text:c="2"/>* </text:span><text:span text:style-name="T273">@return</text:span><text:span text:style-name="T252"> the content type</text:span></text:p>
      <text:p text:style-name="P212"><text:tab/> <text:s text:c="2"/>*/</text:p>
      <text:p text:style-name="P243"><text:span text:style-name="T136"><text:tab/> <text:s/></text:span><text:span text:style-name="T240">public</text:span><text:span text:style-name="T136"> String getContentType();</text:span></text:p>
      <text:p text:style-name="P206"/>
      <text:p text:style-name="P243"><text:span text:style-name="T136"><text:tab/> <text:s/></text:span><text:span text:style-name="T252">/**</text:span></text:p>
      <text:p text:style-name="P212"><text:tab/> <text:s text:c="2"/>* Returns the content encoding</text:p>
      <text:p text:style-name="P243"><text:span text:style-name="T252"><text:tab/> <text:s text:c="2"/>* </text:span><text:span text:style-name="T273">@return</text:span><text:span text:style-name="T252"> the content encoding</text:span></text:p>
      <text:p text:style-name="P212"><text:soft-page-break/><text:tab/> <text:s text:c="2"/>*/</text:p>
      <text:p text:style-name="P243"><text:span text:style-name="T136"><text:tab/> <text:s/></text:span><text:span text:style-name="T240">public</text:span><text:span text:style-name="T136"> String getContentEncoding();</text:span></text:p>
      <text:p text:style-name="P206"/>
      <text:p text:style-name="P243"><text:span text:style-name="T136"><text:tab/> <text:s/></text:span><text:span text:style-name="T252">/**</text:span></text:p>
      <text:p text:style-name="P212"><text:tab/> <text:s text:c="2"/>* Returns the correlation id</text:p>
      <text:p text:style-name="P243"><text:span text:style-name="T252"><text:tab/> <text:s text:c="2"/>* </text:span><text:span text:style-name="T273">@return</text:span><text:span text:style-name="T252"> the correlation id</text:span></text:p>
      <text:p text:style-name="P212"><text:tab/> <text:s text:c="2"/>*/</text:p>
      <text:p text:style-name="P243"><text:span text:style-name="T136"><text:tab/> <text:s/></text:span><text:span text:style-name="T240">public</text:span><text:span text:style-name="T136"> String getCorrelationId();</text:span></text:p>
      <text:p text:style-name="P206"/>
      <text:p text:style-name="P243"><text:span text:style-name="T136"><text:tab/> <text:s/></text:span><text:span text:style-name="T252">/**</text:span></text:p>
      <text:p text:style-name="P212"><text:tab/> <text:s text:c="2"/>* Returns the reply to channel</text:p>
      <text:p text:style-name="P243"><text:span text:style-name="T252"><text:tab/> <text:s text:c="2"/>* </text:span><text:span text:style-name="T273">@return</text:span><text:span text:style-name="T252"> the reply to channel</text:span></text:p>
      <text:p text:style-name="P212"><text:tab/> <text:s text:c="2"/>*/</text:p>
      <text:p text:style-name="P196"><text:span text:style-name="T148"><text:tab/> <text:s/></text:span><text:span text:style-name="T245">public</text:span><text:span text:style-name="T148"> </text:span><text:span text:style-name="T158">String</text:span><text:span text:style-name="T148"> getReplyToChannel();</text:span></text:p>
      <text:p text:style-name="P226"/>
      <text:p text:style-name="P243"><text:span text:style-name="T136"><text:tab/> <text:s/></text:span><text:span text:style-name="T252">/**</text:span></text:p>
      <text:p text:style-name="P215"><text:tab/> <text:s text:c="2"/>* Returns the options map for additional configurations. The returning map can not be </text:p>
      <text:p text:style-name="P215"><text:s text:c="3"/>* modified anymore</text:p>
      <text:p text:style-name="P243"><text:span text:style-name="T252"><text:tab/> <text:s text:c="2"/>* </text:span><text:span text:style-name="T273">@return</text:span><text:span text:style-name="T252"> the options map, must no be </text:span><text:span text:style-name="T276">&lt;code&gt;</text:span><text:span text:style-name="T252">null</text:span><text:span text:style-name="T276">&lt;/code&gt;</text:span></text:p>
      <text:p text:style-name="P212"><text:tab/> <text:s text:c="2"/>*/</text:p>
      <text:p text:style-name="P196"><text:span text:style-name="T148"><text:tab/> <text:s/></text:span><text:span text:style-name="T245">public</text:span><text:span text:style-name="T148"> Map&lt;String, Object&gt; get</text:span><text:span text:style-name="T151">Extension</text:span><text:span text:style-name="T160">s</text:span><text:span text:style-name="T148">();</text:span></text:p>
      <text:p text:style-name="P206"/>
      <text:p text:style-name="P40">}</text:p>
      <text:p text:style-name="P40"/>
      <text:h text:style-name="Heading_20_3" text:outline-level="3"><text:span text:style-name="T12">M</text:span><text:span text:style-name="T8">essage </text:span><text:span text:style-name="T14">Context </text:span><text:span text:style-name="T8">Builder</text:span></text:h>
      <text:p text:style-name="P318">Each message context must implement the following interface, but not necessarily register a service under this interface:</text:p>
      <text:p text:style-name="P410"><text:span text:style-name="T252">/**</text:span></text:p>
      <text:p text:style-name="P237"><text:span text:style-name="T252"><text:s/>* Interface to provide builder methods to create a </text:span><text:span text:style-name="T262">{@link Message}</text:span></text:p>
      <text:p text:style-name="P237"><text:span text:style-name="T252"><text:s/>* or a </text:span><text:span text:style-name="T262">{@link MessageContext}</text:span><text:span text:style-name="T252"> instance</text:span></text:p>
      <text:p text:style-name="P237"><text:span text:style-name="T252"><text:s/>*/</text:span></text:p>
      <text:p text:style-name="P237"><text:span text:style-name="T240">public</text:span><text:span text:style-name="T136"> </text:span><text:span text:style-name="T240">interface</text:span><text:span text:style-name="T136"> MessageContextProvider {</text:span></text:p>
      <text:p text:style-name="P237"><text:span text:style-name="T136"><text:tab/></text:span></text:p>
      <text:p text:style-name="P237"><text:span text:style-name="T136"><text:tab/> <text:s text:c="3"/></text:span><text:span text:style-name="T252">/**</text:span></text:p>
      <text:p text:style-name="P237"><text:span text:style-name="T252"><text:tab/> <text:s text:c="4"/>* Builds the message context</text:span></text:p>
      <text:p text:style-name="P237"><text:span text:style-name="T252"><text:tab/> <text:s text:c="4"/>* </text:span><text:span text:style-name="T273">@return</text:span><text:span text:style-name="T252"> the message context instance</text:span></text:p>
      <text:p text:style-name="P237"><text:span text:style-name="T252"><text:tab/> <text:s text:c="4"/>*/</text:span></text:p>
      <text:p text:style-name="P237"><text:span text:style-name="T136"><text:tab/> <text:s text:c="3"/></text:span><text:span text:style-name="T240">public</text:span><text:span text:style-name="T136"> MessageContext buildContext();</text:span></text:p>
      <text:p text:style-name="P237"><text:span text:style-name="T136"><text:tab/></text:span></text:p>
      <text:p text:style-name="P237"><text:span text:style-name="T136"><text:tab/> <text:s text:c="3"/></text:span><text:span text:style-name="T252">/**</text:span></text:p>
      <text:p text:style-name="P237"><text:span text:style-name="T252"><text:tab/> <text:s text:c="4"/>* Builds the message with a containing context</text:span></text:p>
      <text:p text:style-name="P237"><text:span text:style-name="T252"><text:tab/> <text:s text:c="4"/>* </text:span><text:span text:style-name="T273">@return</text:span><text:span text:style-name="T252"> the message instance</text:span></text:p>
      <text:p text:style-name="P237"><text:span text:style-name="T252"><text:tab/> <text:s text:c="4"/>*/</text:span></text:p>
      <text:p text:style-name="P237"><text:span text:style-name="T136"><text:tab/> <text:s text:c="3"/></text:span><text:span text:style-name="T240">public</text:span><text:span text:style-name="T136"> Message buildMessage();</text:span></text:p>
      <text:p text:style-name="P204"/>
      <text:p text:style-name="P319"><text:span text:style-name="T136">}</text:span><text:span text:style-name="T21"> </text:span></text:p>
      <text:p text:style-name="P94">The Message<text:span text:style-name="T449">Context</text:span>Builder is <text:span text:style-name="T449">a service </text:span>provided by the <text:span text:style-name="T449">instance of an messaging implementation</text:span> using the following interface<text:span text:style-name="T493">s</text:span>:</text:p>
      <text:p text:style-name="P94"/>
      <text:p text:style-name="P222">/**</text:p>
      <text:p text:style-name="P237"><text:span text:style-name="T252"><text:s/>* Builder for building a </text:span><text:span text:style-name="T262">{@link Message}</text:span><text:span text:style-name="T252"> or </text:span><text:span text:style-name="T262">{@link MessageContext}</text:span><text:span text:style-name="T252"> to configure publish or subscription properties</text:span></text:p>
      <text:p text:style-name="P210"><text:s/>*/</text:p>
      <text:p text:style-name="P442"><text:span text:style-name="T245">public</text:span><text:span text:style-name="T148"> </text:span><text:span text:style-name="T245">interface</text:span><text:span text:style-name="T148"> MessageContextBuilder </text:span><text:span text:style-name="T248">extends </text:span><text:span text:style-name="T166">MessageContextProvider </text:span><text:span text:style-name="T148">{</text:span></text:p>
      <text:p text:style-name="P223"><text:tab/></text:p>
      <text:p text:style-name="P237"><text:span text:style-name="T136"><text:tab/> <text:s/></text:span><text:span text:style-name="T252">/**</text:span></text:p>
      <text:p text:style-name="P237"><text:span text:style-name="T252"><text:tab/> <text:s text:c="2"/>* Sets the provided </text:span><text:span text:style-name="T262">{@link MessageContext}</text:span><text:span text:style-name="T252"> instance. If this context is set,</text:span></text:p>
      <text:p text:style-name="P210"><text:tab/> <text:s text:c="2"/>* calling message context builder functions on this builder will no override</text:p>
      <text:p text:style-name="P210"><text:tab/> <text:s text:c="2"/>* the values from the given context.</text:p>
      <text:p text:style-name="P237"><text:span text:style-name="T252"><text:tab/> <text:s text:c="2"/>* </text:span><text:span text:style-name="T273">@param</text:span><text:span text:style-name="T252"> context an existing context</text:span></text:p>
      <text:p text:style-name="P237"><text:soft-page-break/><text:span text:style-name="T252"><text:tab/> <text:s text:c="2"/>* </text:span><text:span text:style-name="T273">@return</text:span><text:span text:style-name="T252"> the </text:span><text:span text:style-name="T262">{@link MessageBuilder}</text:span><text:span text:style-name="T252"> instance</text:span></text:p>
      <text:p text:style-name="P210"><text:tab/> <text:s text:c="2"/>*/</text:p>
      <text:p text:style-name="P237"><text:span text:style-name="T136"><text:tab/> <text:s/></text:span><text:span text:style-name="T240">public</text:span><text:span text:style-name="T136"> MessageContextBuilder withContext(MessageContext </text:span><text:span text:style-name="T278">context</text:span><text:span text:style-name="T136">);</text:span></text:p>
      <text:p text:style-name="P223"><text:tab/></text:p>
      <text:p text:style-name="P237"><text:span text:style-name="T136"><text:tab/> <text:s/></text:span><text:span text:style-name="T252">/**</text:span></text:p>
      <text:p text:style-name="P210"><text:tab/> <text:s text:c="2"/>* Adds the content to the message</text:p>
      <text:p text:style-name="P237"><text:span text:style-name="T252"><text:tab/> <text:s text:c="2"/>* </text:span><text:span text:style-name="T273">@param</text:span><text:span text:style-name="T252"> byteBuffer the content</text:span></text:p>
      <text:p text:style-name="P237"><text:span text:style-name="T252"><text:tab/> <text:s text:c="2"/>* </text:span><text:span text:style-name="T273">@return</text:span><text:span text:style-name="T252"> the </text:span><text:span text:style-name="T262">{@link MessageBuilder}</text:span><text:span text:style-name="T252"> instance</text:span></text:p>
      <text:p text:style-name="P210"><text:tab/> <text:s text:c="2"/>*/</text:p>
      <text:p text:style-name="P237"><text:span text:style-name="T136"><text:tab/> <text:s/></text:span><text:span text:style-name="T240">public</text:span><text:span text:style-name="T136"> MessageContextBuilder content(ByteBuffer </text:span><text:span text:style-name="T278">byteBuffer</text:span><text:span text:style-name="T136">);</text:span></text:p>
      <text:p text:style-name="P223"><text:tab/></text:p>
      <text:p text:style-name="P237"><text:span text:style-name="T136"><text:tab/> <text:s/></text:span><text:span text:style-name="T252">/**</text:span></text:p>
      <text:p text:style-name="P210"><text:tab/> <text:s text:c="2"/>* Adds typed content to the message and maps it using the provided mapping function</text:p>
      <text:p text:style-name="P237"><text:span text:style-name="T252"><text:tab/> <text:s text:c="2"/>* </text:span><text:span text:style-name="T273">@param</text:span><text:span text:style-name="T252"> </text:span><text:span text:style-name="T276">&lt;T&gt;</text:span><text:span text:style-name="T252"> the content type</text:span></text:p>
      <text:p text:style-name="P237"><text:span text:style-name="T252"><text:tab/> <text:s text:c="2"/>* </text:span><text:span text:style-name="T273">@param</text:span><text:span text:style-name="T252"> object the input object </text:span></text:p>
      <text:p text:style-name="P237"><text:span text:style-name="T252"><text:tab/> <text:s text:c="2"/>* </text:span><text:span text:style-name="T273">@param</text:span><text:span text:style-name="T252"> contentMapper a mapping function to map T into the </text:span><text:span text:style-name="T262">{@link ByteBuffer}</text:span></text:p>
      <text:p text:style-name="P237"><text:span text:style-name="T252"><text:tab/> <text:s text:c="2"/>* </text:span><text:span text:style-name="T273">@return</text:span><text:span text:style-name="T252"> the </text:span><text:span text:style-name="T262">{@link MessageBuilder}</text:span><text:span text:style-name="T252"> instance</text:span></text:p>
      <text:p text:style-name="P210"><text:tab/> <text:s text:c="2"/>*/</text:p>
      <text:p text:style-name="P237"><text:span text:style-name="T136"><text:tab/> <text:s/></text:span><text:span text:style-name="T240">public</text:span><text:span text:style-name="T136"> &lt;T&gt; MessageContextBuilder content(T </text:span><text:span text:style-name="T278">object</text:span><text:span text:style-name="T136">, Function&lt;T, ByteBuffer&gt; </text:span><text:span text:style-name="T278">contentMapper</text:span><text:span text:style-name="T136">);</text:span></text:p>
      <text:p text:style-name="P223"><text:tab/></text:p>
      <text:p text:style-name="P237"><text:span text:style-name="T136"><text:tab/> <text:s/></text:span><text:span text:style-name="T252">/**</text:span></text:p>
      <text:p text:style-name="P237"><text:span text:style-name="T252"><text:tab/> <text:s text:c="2"/>* Defines a reply to address when submitting a reply</text:span><text:span text:style-name="T276">-</text:span><text:span text:style-name="T252">to request. So the receiver will</text:span></text:p>
      <text:p text:style-name="P210"><text:tab/> <text:s text:c="2"/>* knows, where to send the reply.</text:p>
      <text:p text:style-name="P237"><text:span text:style-name="T252"><text:tab/> <text:s text:c="2"/>* </text:span><text:span text:style-name="T273">@param</text:span><text:span text:style-name="T252"> replyToAddress the reply address</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replyTo(String </text:span><text:span text:style-name="T278">replyToAddress</text:span><text:span text:style-name="T136">);</text:span></text:p>
      <text:p text:style-name="P204"/>
      <text:p text:style-name="P237"><text:span text:style-name="T136"><text:tab/> <text:s/></text:span><text:span text:style-name="T252">/**</text:span></text:p>
      <text:p text:style-name="P237"><text:span text:style-name="T252"><text:tab/> <text:s text:c="2"/>* Defines a correlation id that is usually used for reply</text:span><text:span text:style-name="T276">-</text:span><text:span text:style-name="T252">to requests. </text:span></text:p>
      <text:p text:style-name="P210"><text:tab/> <text:s text:c="2"/>* The correlation id is an identifier to assign a response to its corresponding request.</text:p>
      <text:p text:style-name="P210"><text:tab/> <text:s text:c="2"/>* This options can be used when the underlying system doesn't provide the generation of these</text:p>
      <text:p text:style-name="P237"><text:span text:style-name="T252"><text:tab/> <text:s text:c="2"/>* correlation </text:span><text:span text:style-name="T253">ids</text:span></text:p>
      <text:p text:style-name="P237"><text:span text:style-name="T252"><text:tab/> <text:s text:c="2"/>* </text:span><text:span text:style-name="T273">@param</text:span><text:span text:style-name="T252"> correlationId the correlationId</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correlationId(String </text:span><text:span text:style-name="T278">correlationId</text:span><text:span text:style-name="T136">);</text:span></text:p>
      <text:p text:style-name="P204"/>
      <text:p text:style-name="P237"><text:span text:style-name="T136"><text:tab/> <text:s/></text:span><text:span text:style-name="T252">/**</text:span></text:p>
      <text:p text:style-name="P210"><text:tab/> <text:s text:c="2"/>* Defines a content encoding <text:s/></text:p>
      <text:p text:style-name="P237"><text:span text:style-name="T252"><text:tab/> <text:s text:c="2"/>* </text:span><text:span text:style-name="T273">@param</text:span><text:span text:style-name="T252"> content the content encoding</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contentEncoding(String </text:span><text:span text:style-name="T278">contentEncoding</text:span><text:span text:style-name="T136">);</text:span></text:p>
      <text:p text:style-name="P204"/>
      <text:p text:style-name="P237"><text:span text:style-name="T136"><text:tab/> <text:s/></text:span><text:span text:style-name="T252">/**</text:span></text:p>
      <text:p text:style-name="P237"><text:span text:style-name="T252"><text:tab/> <text:s text:c="2"/>* Defines a content</text:span><text:span text:style-name="T276">-</text:span><text:span text:style-name="T252">type like the content mime</text:span><text:span text:style-name="T276">-</text:span><text:span text:style-name="T252">type.</text:span></text:p>
      <text:p text:style-name="P237"><text:span text:style-name="T252"><text:tab/> <text:s text:c="2"/>* </text:span><text:span text:style-name="T273">@param</text:span><text:span text:style-name="T252"> contentType the content type</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contentType(String </text:span><text:span text:style-name="T278">contentType</text:span><text:span text:style-name="T136">);</text:span></text:p>
      <text:p text:style-name="P204"/>
      <text:p text:style-name="P237"><text:span text:style-name="T136"><text:tab/> <text:s/></text:span><text:span text:style-name="T252">/**</text:span></text:p>
      <text:p text:style-name="P210"><text:tab/> <text:s text:c="2"/>* Defines a channel name and a routing key</text:p>
      <text:p text:style-name="P237"><text:span text:style-name="T252"><text:tab/> <text:s text:c="2"/>* </text:span><text:span text:style-name="T273">@param</text:span><text:span text:style-name="T252"> channelName the channel name </text:span></text:p>
      <text:p text:style-name="P237"><text:span text:style-name="T252"><text:tab/> <text:s text:c="2"/>* </text:span><text:span text:style-name="T273">@param</text:span><text:span text:style-name="T252"> channelExtension the special key for routing a message</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channel(String </text:span><text:span text:style-name="T278">channelName</text:span><text:span text:style-name="T136">, String </text:span><text:span text:style-name="T278">channelExtension</text:span><text:span text:style-name="T136">);</text:span></text:p>
      <text:p text:style-name="P204"/>
      <text:p text:style-name="P237"><text:span text:style-name="T136"><text:tab/> <text:s/></text:span><text:span text:style-name="T252">/**</text:span></text:p>
      <text:p text:style-name="P210"><text:tab/> <text:s text:c="2"/>* Defines a channel name that can be a topic or queue name</text:p>
      <text:p text:style-name="P237"><text:span text:style-name="T252"><text:tab/> <text:s text:c="2"/>* </text:span><text:span text:style-name="T273">@param</text:span><text:span text:style-name="T252"> channelName the channel name</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37"><text:span text:style-name="T136"><text:tab/> <text:s/></text:span><text:span text:style-name="T240">public</text:span><text:span text:style-name="T136"> MessageContextBuilder channel(String </text:span><text:span text:style-name="T278">channelName</text:span><text:span text:style-name="T136">);</text:span></text:p>
      <text:p text:style-name="P223"><text:tab/></text:p>
      <text:p text:style-name="P237"><text:soft-page-break/><text:span text:style-name="T136"><text:tab/> <text:s/></text:span><text:span text:style-name="T252">/**</text:span></text:p>
      <text:p text:style-name="P210"><text:tab/> <text:s text:c="2"/>* Adds an options entry with the given key and the given value</text:p>
      <text:p text:style-name="P237"><text:span text:style-name="T252"><text:tab/> <text:s text:c="2"/>* </text:span><text:span text:style-name="T273">@param</text:span><text:span text:style-name="T252"> key the option/property key</text:span></text:p>
      <text:p text:style-name="P237"><text:span text:style-name="T252"><text:tab/> <text:s text:c="2"/>* </text:span><text:span text:style-name="T273">@param</text:span><text:span text:style-name="T252"> value the option value</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252"><text:span text:style-name="T136"><text:tab/> <text:s/></text:span><text:span text:style-name="T240">public</text:span><text:span text:style-name="T136"> MessageContextBuilder </text:span><text:span text:style-name="T173">extension</text:span><text:span text:style-name="T136">Entry(String </text:span><text:span text:style-name="T278">key</text:span><text:span text:style-name="T136">, Object </text:span><text:span text:style-name="T278">value</text:span><text:span text:style-name="T136">);</text:span></text:p>
      <text:p text:style-name="P223"><text:tab/></text:p>
      <text:p text:style-name="P237"><text:span text:style-name="T136"><text:tab/> <text:s/></text:span><text:span text:style-name="T252">/**</text:span></text:p>
      <text:p text:style-name="P210"><text:tab/> <text:s text:c="2"/>* Appends the given options to the context options</text:p>
      <text:p text:style-name="P237"><text:span text:style-name="T252"><text:tab/> <text:s text:c="2"/>* </text:span><text:span text:style-name="T273">@param</text:span><text:span text:style-name="T252"> options the options map to be added to the options</text:span></text:p>
      <text:p text:style-name="P237"><text:span text:style-name="T252"><text:tab/> <text:s text:c="2"/>* </text:span><text:span text:style-name="T273">@return</text:span><text:span text:style-name="T252"> the </text:span><text:span text:style-name="T262">{@link MessageContextBuilder}</text:span><text:span text:style-name="T252"> instance</text:span></text:p>
      <text:p text:style-name="P210"><text:tab/> <text:s text:c="2"/>*/</text:p>
      <text:p text:style-name="P195"><text:span text:style-name="T148"><text:tab/> <text:s/></text:span><text:span text:style-name="T245">public</text:span><text:span text:style-name="T148"> MessageContextBuilder </text:span><text:span text:style-name="T161">extensions</text:span><text:span text:style-name="T148">(Map&lt;String, Object&gt; </text:span><text:span text:style-name="T290">extension</text:span><text:span text:style-name="T148">);</text:span></text:p>
      <text:p text:style-name="P223"><text:tab/></text:p>
      <text:p text:style-name="P237"><text:span text:style-name="T136"><text:tab/> <text:s/></text:span><text:span text:style-name="T252">/**</text:span></text:p>
      <text:p text:style-name="P210"><text:tab/> <text:s text:c="2"/>* Builds the message context</text:p>
      <text:p text:style-name="P237"><text:span text:style-name="T252"><text:tab/> <text:s text:c="2"/>* </text:span><text:span text:style-name="T273">@return</text:span><text:span text:style-name="T252"> the message context instance</text:span></text:p>
      <text:p text:style-name="P210"><text:tab/> <text:s text:c="2"/>*/</text:p>
      <text:p text:style-name="P237"><text:span text:style-name="T136"><text:tab/> <text:s/></text:span><text:span text:style-name="T240">public</text:span><text:span text:style-name="T136"> MessageContext buildContext();</text:span></text:p>
      <text:p text:style-name="P223"><text:tab/></text:p>
      <text:p text:style-name="P237"><text:span text:style-name="T136"><text:tab/> <text:s/></text:span><text:span text:style-name="T252">/**</text:span></text:p>
      <text:p text:style-name="P210"><text:tab/> <text:s text:c="2"/>* Builds the message with a containing context</text:p>
      <text:p text:style-name="P237"><text:span text:style-name="T252"><text:tab/> <text:s text:c="2"/>* </text:span><text:span text:style-name="T273">@return</text:span><text:span text:style-name="T252"> the message instance</text:span></text:p>
      <text:p text:style-name="P210"><text:tab/> <text:s text:c="2"/>*/</text:p>
      <text:p text:style-name="P237"><text:span text:style-name="T136"><text:tab/> <text:s/></text:span><text:span text:style-name="T240">public</text:span><text:span text:style-name="T136"> Message buildMessage();</text:span></text:p>
      <text:p text:style-name="P223"><text:tab/></text:p>
      <text:p text:style-name="P204"/>
      <text:p text:style-name="P236">}</text:p>
      <text:p text:style-name="P151"><text:span text:style-name="T17">The service for the message context builder must be registered as a </text:span><text:span text:style-name="T71">p</text:span><text:span text:style-name="T17">rototype-scoped service, to allow the creation of multiple instance and also releasing them.</text:span></text:p>
      <text:p text:style-name="P96">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text:span text:style-name="T476">Implementation-specific</text:span> Message Context Builder</text:h>
      <text:p text:style-name="P152"><text:span text:style-name="T16">To allow </text:span><text:span text:style-name="T71">provider</text:span><text:span text:style-name="T16"> specific builder </text:span><text:span text:style-name="T18">implementations and </text:span><text:span text:style-name="T16">methods, </text:span><text:span text:style-name="T17">it is possible to additionally register </text:span><text:span text:style-name="T83">custom builder</text:span><text:span text:style-name="T17"> instances as a service as well. There must be at least a service </text:span><text:span text:style-name="T22">using the</text:span><text:span text:style-name="T17"> </text:span><text:span text:style-name="T32">MessageContextBuilder</text:span><text:span text:style-name="T19"> </text:span><text:span text:style-name="T22">interface</text:span><text:span text:style-name="T19">.</text:span><text:span text:style-name="T16"> </text:span></text:p>
      <text:p text:style-name="P320"><text:span text:style-name="T16">A</text:span><text:span text:style-name="T23">lternative builders must </text:span><text:span text:style-name="T83">implement the </text:span><text:span text:style-name="T108">MessageContextProvider</text:span><text:span text:style-name="T83"> interface, </text:span><text:span text:style-name="T84">but must not provide their builder using this interface. </text:span><text:span text:style-name="T83">So the</text:span><text:span text:style-name="T23"> </text:span><text:span text:style-name="T24">custom message context builder </text:span><text:span text:style-name="T23">service </text:span><text:span text:style-name="T24">must registered using</text:span><text:span text:style-name="T23"> the following service properties:</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453">Property Name</text:p>
          </table:table-cell>
          <table:table-cell table:style-name="Tabelle3.A1" office:value-type="string">
            <text:p text:style-name="P453">Type</text:p>
          </table:table-cell>
          <table:table-cell table:style-name="Tabelle3.C1" office:value-type="string">
            <text:p text:style-name="P453">Description</text:p>
          </table:table-cell>
        </table:table-row>
        <table:table-row>
          <table:table-cell table:style-name="Tabelle3.A2" office:value-type="string">
            <text:p text:style-name="P461">osgi.messaging.name</text:p>
          </table:table-cell>
          <table:table-cell table:style-name="Tabelle3.A2" office:value-type="string">
            <text:p text:style-name="P468"><text:span text:style-name="T490">S</text:span><text:span text:style-name="T408">t</text:span><text:span text:style-name="T490">ring</text:span></text:p>
          </table:table-cell>
          <table:table-cell table:style-name="Tabelle3.C2" office:value-type="string">
            <text:p text:style-name="P468">The unique name of the messaging instance / configuration</text:p>
          </table:table-cell>
        </table:table-row>
        <table:table-row>
          <table:table-cell table:style-name="Tabelle3.A2" office:value-type="string">
            <text:p text:style-name="P461">osgi.messaging.protocol</text:p>
          </table:table-cell>
          <table:table-cell table:style-name="Tabelle3.A2" office:value-type="string">
            <text:p text:style-name="P464">String+</text:p>
          </table:table-cell>
          <table:table-cell table:style-name="Tabelle3.C2" office:value-type="string">
            <text:p text:style-name="P468">The array of protocol strings that are supported by this instance</text:p>
          </table:table-cell>
        </table:table-row>
        <table:table-row>
          <table:table-cell table:style-name="Tabelle3.A2" office:value-type="string">
            <text:p text:style-name="P468"><text:span text:style-name="T438">osgi.messaging.</text:span><text:span text:style-name="T194">feature</text:span></text:p>
          </table:table-cell>
          <table:table-cell table:style-name="Tabelle3.A2" office:value-type="string">
            <text:p text:style-name="P464">String+</text:p>
          </table:table-cell>
          <table:table-cell table:style-name="Tabelle3.C2" office:value-type="string">
            <text:p text:style-name="P468"><text:span text:style-name="T477">The </text:span><text:span text:style-name="T72">array of supported </text:span><text:span text:style-name="T73">feature-strings</text:span><text:span text:style-name="T72"> for the services. </text:span><text:span text:style-name="T121">A service, that contains an alternative implementation does not necessarily need to implement MessageContextBuilder. The service will be marked adding a feature with name: </text:span><text:span text:style-name="T127">messageContextBuilder</text:span></text:p>
          </table:table-cell>
        </table:table-row>
      </table:table>
      <text:p text:style-name="P153"><text:span text:style-name="T117"/></text:p>
      <text:p text:style-name="P19"/>
      <text:h text:style-name="P359" text:outline-level="2"><text:soft-page-break/>Reply-To Behavior</text:h>
      <text:p text:style-name="P5"/>
      <text:p text:style-name="P86"><text:span text:style-name="T399">B</text:span><text:span text:style-name="T398">eside the common publishing and subscriptions there is also a common use-case, the reply-to-behavior. </text:span></text:p>
      <text:p text:style-name="P79"/>
      <text:p text:style-name="P76">The following cases can exist:</text:p>
      <text:p text:style-name="P75"/>
      <text:list xml:id="list637797273" text:style-name="L11">
        <text:list-item>
          <text:p text:style-name="P397"><text:span text:style-name="T416">Reply-To-Publisher</text:span><text:span text:style-name="T400"> - </text:span><text:span text:style-name="T398">A request message is sent to a certain channel and expects at least one answer-message on a reply-channel.</text:span></text:p>
        </text:list-item>
        <text:list-item>
          <text:p text:style-name="P398"><text:span text:style-name="T415">Reply-To-Subscription</text:span><text:span text:style-name="T400"> - </text:span><text:span text:style-name="T395">Request-messages are expected on a certain channel and at least one answer message is created by a handler and published back to a reply-channel</text:span></text:p>
        </text:list-item>
      </text:list>
      <text:p text:style-name="P79"/>
      <text:p text:style-name="P86"><text:span text:style-name="T400">Many protocols support these cases, but not all allowing such features out-of the box. So, its not expected that all implementations support these features. </text:span><text:span text:style-name="T409">Vendors are free to implement this behavior. If they provide a reply-to implementation, it must follow this specification.</text:span></text:p>
      <text:p text:style-name="P79"/>
      <text:p text:style-name="P401">In case that a<text:span text:style-name="T462">n implementation </text:span><text:s/>supports reply-to <text:span text:style-name="T462">behavior</text:span>, it has to provide the services for publishing reply-to-request messages, as well as the infrastructure component to deal with reply-to-subscriptions <text:span text:style-name="T494">(reply-to-whiteboard)</text:span>. <text:span text:style-name="T462">The services that must be provided from an implementation are:</text:span></text:p>
      <text:p text:style-name="P401"/>
      <text:list xml:id="list4003903785" text:style-name="L12">
        <text:list-item>
          <text:p text:style-name="P399"><text:span text:style-name="T404">ReplyToPublisher Service – provides interface to submit messages and expect at lea</text:span><text:span text:style-name="T405">s</text:span><text:span text:style-name="T404">t </text:span><text:span text:style-name="T405">one</text:span><text:span text:style-name="T404"> message as response</text:span></text:p>
        </text:list-item>
        <text:list-item>
          <text:p text:style-name="P400">ReplyToWhiteboard Service – provides an infrastructure that binds Reply-To-Subscription Services</text:p>
        </text:list-item>
      </text:list>
      <text:p text:style-name="P333"><text:span text:style-name="T92">A reply-to</text:span><text:span text:style-name="T513"> publisher is in general expected to execute the following action: </text:span><text:span text:style-name="T420">Publish and wait for an answer / answers</text:span></text:p>
      <text:list xml:id="list1500006483" text:style-name="L17">
        <text:list-item>
          <text:p text:style-name="P423"><text:span text:style-name="T373">subscribe</text:span> to a given or generated <text:span text:style-name="T373">reply-to-channel</text:span></text:p>
        </text:list-item>
        <text:list-item>
          <text:p text:style-name="P423"><text:span text:style-name="T373">publish</text:span> a <text:span text:style-name="T376">request </text:span><text:span text:style-name="T373">message</text:span> <text:span text:style-name="T411">to</text:span> a defined <text:span text:style-name="T373">channel</text:span></text:p>
        </text:list-item>
        <text:list-item>
          <text:p text:style-name="P424">wait, till a <text:span text:style-name="T373">response message</text:span> arrives on the <text:span text:style-name="T373">reply-to-channel</text:span></text:p>
        </text:list-item>
        <text:list-item>
          <text:p text:style-name="P402"><text:span text:style-name="T373">un-subscribe</text:span> from the <text:span text:style-name="T373">reply-channel</text:span></text:p>
        </text:list-item>
      </text:list>
      <text:p text:style-name="P334">The publisher send the message to one specific receiver and gets a reply message over an exclusive reply-to channel, like request-response.</text:p>
      <text:p text:style-name="Body"><text:span text:style-name="T411">In difference to that, the reply-to subscription / whiteboard, has the following tasks: </text:span><text:span text:style-name="T420">Answer all requests </text:span></text:p>
      <text:list xml:id="list2207719590" text:style-name="L18">
        <text:list-item>
          <text:p text:style-name="P403"><text:span text:style-name="T373">subscribe</text:span> to a r<text:span text:style-name="T373">equest-channel</text:span>, that stays open during the life-time of this instance/configuration</text:p>
        </text:list-item>
        <text:list-item>
          <text:p text:style-name="P405">receive <text:span text:style-name="T205">many</text:span> request messages</text:p>
        </text:list-item>
        <text:list-item>
          <text:p text:style-name="P405">configure response message context builder<text:span text:style-name="T205"> with correlation id and reply-to-channel for each single request </text:span><text:span text:style-name="T217">message</text:span></text:p>
        </text:list-item>
        <text:list-item>
          <text:p text:style-name="P425"><text:span text:style-name="T420">execute handler</text:span><text:span text:style-name="T411"> instances that execute logic </text:span><text:span text:style-name="T412">for each request message</text:span></text:p>
        </text:list-item>
        <text:list-item>
          <text:p text:style-name="P425"><text:span text:style-name="T420">create</text:span><text:span text:style-name="T411"> </text:span><text:span text:style-name="T412">one or many</text:span><text:span text:style-name="T411"> </text:span><text:span text:style-name="T420">response-message</text:span><text:span text:style-name="T421">s</text:span></text:p>
        </text:list-item>
        <text:list-item>
          <text:p text:style-name="P403"><text:span text:style-name="T373">publish response-message</text:span><text:span text:style-name="T205"> to the </text:span><text:span text:style-name="T217">configured </text:span><text:span text:style-name="T205">reply-to-channel</text:span></text:p>
        </text:list-item>
        <text:list-item>
          <text:p text:style-name="P403"><text:span text:style-name="T205">do that for all request messages that arrive on the request channel</text:span></text:p>
        </text:list-item>
      </text:list>
      <text:p text:style-name="P335"><text:span text:style-name="T217">This whiteboard receives many requests over a channel, like a Java </text:span><text:span text:style-name="T125">S</text:span><text:span text:style-name="T217">ervlet. </text:span><text:span text:style-name="T125">Like in a Servlet some logic will be executed, here using the registered </text:span><text:span text:style-name="T100">SubscriptionHandler</text:span><text:span text:style-name="T125"> and a response is created. In that case the response channel was pre-defined in the request. So the response message is sent over an exclusive response channel, for a certain request. </text:span></text:p>
      <text:p text:style-name="P421"><text:span text:style-name="T402">To find out, if the implementation supports reply-to handling, the MessagingRuntimeDTO can be inspected </text:span><text:span text:style-name="T401">if it supports</text:span><text:span text:style-name="T402"> the feature </text:span><text:span text:style-name="T401">named </text:span><text:span text:style-name="T402">“</text:span><text:span text:style-name="T418">replyTo</text:span><text:span text:style-name="T423">”. </text:span><text:span text:style-name="T424">In that case publishing as well subscribing/handling of request must be supported.</text:span></text:p>
      <text:p text:style-name="P331">The service property for the mandatory services are:</text:p>
      <table:table table:name="Tabelle6" table:style-name="Tabelle6">
        <table:table-column table:style-name="Tabelle6.A"/>
        <table:table-column table:style-name="Tabelle6.B"/>
        <table:table-column table:style-name="Tabelle6.C"/>
        <text:soft-page-break/>
        <table:table-row>
          <table:table-cell table:style-name="Tabelle6.A1" office:value-type="string">
            <text:p text:style-name="P454">Property Name</text:p>
          </table:table-cell>
          <table:table-cell table:style-name="Tabelle6.A1" office:value-type="string">
            <text:p text:style-name="P454">Type</text:p>
          </table:table-cell>
          <table:table-cell table:style-name="Tabelle6.C1" office:value-type="string">
            <text:p text:style-name="P454">Description</text:p>
          </table:table-cell>
        </table:table-row>
        <table:table-row>
          <table:table-cell table:style-name="Tabelle6.A2" office:value-type="string">
            <text:p text:style-name="P462">osgi.messaging.name</text:p>
          </table:table-cell>
          <table:table-cell table:style-name="Tabelle6.A2" office:value-type="string">
            <text:p text:style-name="P484"><text:span text:style-name="T490">S</text:span><text:span text:style-name="T408">t</text:span><text:span text:style-name="T490">ring</text:span></text:p>
          </table:table-cell>
          <table:table-cell table:style-name="Tabelle6.C2" office:value-type="string">
            <text:p text:style-name="P484">The unique name of the messaging instance / configuration</text:p>
          </table:table-cell>
        </table:table-row>
        <table:table-row>
          <table:table-cell table:style-name="Tabelle6.A2" office:value-type="string">
            <text:p text:style-name="P462">osgi.messaging.protocol</text:p>
          </table:table-cell>
          <table:table-cell table:style-name="Tabelle6.A2" office:value-type="string">
            <text:p text:style-name="P465">String+</text:p>
          </table:table-cell>
          <table:table-cell table:style-name="Tabelle6.C2" office:value-type="string">
            <text:p text:style-name="P484">The array of protocol strings that are supported by this instance</text:p>
          </table:table-cell>
        </table:table-row>
        <table:table-row>
          <table:table-cell table:style-name="Tabelle6.A2" office:value-type="string">
            <text:p text:style-name="P484"><text:span text:style-name="T438">osgi.messaging.</text:span><text:span text:style-name="T194">feature</text:span></text:p>
          </table:table-cell>
          <table:table-cell table:style-name="Tabelle6.A2" office:value-type="string">
            <text:p text:style-name="P465">String+</text:p>
          </table:table-cell>
          <table:table-cell table:style-name="Tabelle6.C2" office:value-type="string">
            <text:p text:style-name="P484"><text:span text:style-name="T477">The </text:span><text:span text:style-name="T72">array of supported </text:span><text:span text:style-name="T73">feature-strings</text:span><text:span text:style-name="T72"> for the services. </text:span><text:span text:style-name="T121">A service, that contains an alternative implementation does not necessarily need to implement MessageContextBuilder. The service</text:span><text:span text:style-name="T124">s</text:span><text:span text:style-name="T121"> will be marked adding a feature with name: </text:span><text:span text:style-name="T128">replyTo</text:span></text:p>
          </table:table-cell>
        </table:table-row>
      </table:table>
      <text:p text:style-name="P404"/>
      <text:p text:style-name="P80">There are additional use-cases, reply-to-many publishing and subscription that are optional and provide their own features:</text:p>
      <text:list xml:id="list1033557988" text:style-name="L13">
        <text:list-item>
          <text:p text:style-name="P322"><text:span text:style-name="T422">Reply-To Many Publisher Feature: “</text:span><text:span text:style-name="T417">replyToManyPublish”</text:span></text:p>
        </text:list-item>
        <text:list-item>
          <text:p text:style-name="P322"><text:span text:style-name="T422">Reply-To Many Subscription Handler: “</text:span><text:span text:style-name="T417">replyToManySubscribe”</text:span><text:span text:style-name="T422"> </text:span></text:p>
        </text:list-item>
      </text:list>
      <text:h text:style-name="P378" text:outline-level="3">Capability</text:h>
      <text:p text:style-name="P323"><text:span text:style-name="T495">Implementation</text:span><text:span text:style-name="T494">s</text:span><text:span text:style-name="T495"> that wants to provide the </text:span><text:span text:style-name="T85">reply-to,</text:span><text:span text:style-name="T495"> must provide the </text:span><text:span text:style-name="T440">osgi.implementation</text:span><text:span text:style-name="T495"> capability with the name </text:span><text:span text:style-name="T440">osgi.messaging.</text:span><text:span text:style-name="T196">replyto</text:span><text:span text:style-name="T495">. The capability must declare a uses constraint for the messaging package . The version of the capability must match the version of the specification. </text:span></text:p>
      <text:p text:style-name="P412"><text:span text:style-name="T185">Provide-Capability</text:span><text:span text:style-name="T136">: osgi.implementation;</text:span></text:p>
      <text:p text:style-name="P443"><text:span text:style-name="T148"><text:s text:c="7"/>osgi.implementation="osgi.messaging.</text:span><text:span text:style-name="T164">replyto</text:span><text:span text:style-name="T148">";</text:span></text:p>
      <text:p text:style-name="P443"><text:span text:style-name="T148"><text:s text:c="7"/>uses:="org.osgi.service.messaging, org.osgi.service.messaging.</text:span><text:span text:style-name="T164">replyto</text:span><text:span text:style-name="T148">";</text:span></text:p>
      <text:p text:style-name="P386"><text:span text:style-name="T422"><text:s text:c="12"/></text:span><text:span text:style-name="T33">version:Version="1.0"</text:span></text:p>
      <text:p text:style-name="P323"><text:span text:style-name="T494">For the support of reply-to-many, the attribute “</text:span><text:span text:style-name="T498">many=</text:span><text:span text:style-name="T201">publish</text:span><text:span text:style-name="T494">” </text:span><text:span text:style-name="T500">or/and “</text:span><text:span text:style-name="T497">many=subscribe</text:span><text:span text:style-name="T500">”</text:span><text:span text:style-name="T494"> </text:span><text:span text:style-name="T86">can</text:span><text:span text:style-name="T494"> be added to the capability definition:</text:span></text:p>
      <text:p text:style-name="P414"><text:span text:style-name="T185">Provide-Capability</text:span><text:span text:style-name="T136">: osgi.implementation;</text:span></text:p>
      <text:p text:style-name="P444"><text:span text:style-name="T148"><text:s text:c="7"/>osgi.implementation="osgi.messaging.</text:span><text:span text:style-name="T164">replyto</text:span><text:span text:style-name="T148">";</text:span></text:p>
      <text:p text:style-name="P444"><text:span text:style-name="T148"><text:tab/><text:tab/> <text:s text:c="6"/></text:span><text:span text:style-name="T153">many:List&lt;String&gt;=”publish,subscribe”;</text:span></text:p>
      <text:p text:style-name="P444"><text:span text:style-name="T148"><text:s text:c="7"/>uses:="org.osgi.service.messaging, org.osgi.service.messaging.</text:span><text:span text:style-name="T164">replyto</text:span><text:span text:style-name="T148">";</text:span></text:p>
      <text:p text:style-name="P388"><text:span text:style-name="T422"><text:s text:c="12"/></text:span><text:span text:style-name="T33">version:Version="1.0"</text:span></text:p>
      <text:p text:style-name="P419"/>
      <text:h text:style-name="P372" text:outline-level="3">Reply-To Publisher</text:h>
      <text:p text:style-name="P132">Submitting a reply-to request can be handled using the following interface:</text:p>
      <text:p text:style-name="P55"><text:span text:style-name="T240">public</text:span><text:span text:style-name="T136"> </text:span><text:span text:style-name="T240">interface</text:span><text:span text:style-name="T136"> ReplyToPublisher {</text:span></text:p>
      <text:p text:style-name="P223"><text:tab/></text:p>
      <text:p text:style-name="P237"><text:span text:style-name="T136"><text:tab/> <text:s text:c="3"/></text:span><text:span text:style-name="T252">/**</text:span></text:p>
      <text:p text:style-name="P237"><text:span text:style-name="T252"><text:tab/> <text:s text:c="4"/>* Subscribe for single response for a reply</text:span><text:span text:style-name="T276">-</text:span><text:span text:style-name="T252">to </text:span><text:span text:style-name="T253">equest</text:span></text:p>
      <text:p text:style-name="P237"><text:span text:style-name="T252"><text:tab/> <text:s text:c="4"/>* </text:span><text:span text:style-name="T273">@param</text:span><text:span text:style-name="T252"> requestMessage the request message</text:span></text:p>
      <text:p text:style-name="P237"><text:span text:style-name="T252"><text:tab/> <text:s text:c="4"/>* </text:span><text:span text:style-name="T273">@return</text:span><text:span text:style-name="T252"> the </text:span><text:span text:style-name="T262">{@link Promise}</text:span><text:span text:style-name="T252"> that is resolved, when the answer message has arrived</text:span></text:p>
      <text:p text:style-name="P210"><text:tab/> <text:s text:c="4"/>*/</text:p>
      <text:p text:style-name="P237"><text:span text:style-name="T136"><text:tab/> <text:s text:c="3"/></text:span><text:span text:style-name="T240">public</text:span><text:span text:style-name="T136"> Promise&lt;Message&gt; publish</text:span><text:span text:style-name="T183">With</text:span><text:span text:style-name="T136">Reply(Message </text:span><text:span text:style-name="T278">requestMessage</text:span><text:span text:style-name="T136">);</text:span></text:p>
      <text:p text:style-name="P223"><text:tab/></text:p>
      <text:p text:style-name="P237"><text:span text:style-name="T136"><text:tab/> <text:s text:c="3"/></text:span><text:span text:style-name="T252">/**</text:span></text:p>
      <text:p text:style-name="P237"><text:span text:style-name="T252"><text:tab/> <text:s text:c="4"/>* Subscribe for single response for a reply</text:span><text:span text:style-name="T276">-</text:span><text:span text:style-name="T252">to request</text:span></text:p>
      <text:p text:style-name="P237"><text:span text:style-name="T252"><text:tab/> <text:s text:c="4"/>* </text:span><text:span text:style-name="T273">@param</text:span><text:span text:style-name="T252"> message the request message</text:span></text:p>
      <text:p text:style-name="P445"><text:span text:style-name="T252"><text:tab/> <text:s text:c="4"/>* </text:span><text:span text:style-name="T273">@param</text:span><text:span text:style-name="T252"> replyToContext the optional properties in the context for the request and </text:span></text:p>
      <text:p text:style-name="P445"><text:span text:style-name="T252"><text:s text:c="5"/>* response channels</text:span></text:p>
      <text:p text:style-name="P237"><text:span text:style-name="T252"><text:tab/> <text:s text:c="4"/>* </text:span><text:span text:style-name="T273">@return</text:span><text:span text:style-name="T252"> the </text:span><text:span text:style-name="T262">{@link Promise}</text:span><text:span text:style-name="T252"> that is resolved, when the answer has arrived</text:span></text:p>
      <text:p text:style-name="P210"><text:tab/> <text:s text:c="4"/>*/</text:p>
      <text:p text:style-name="P195"><text:span text:style-name="T148"><text:tab/> <text:s text:c="3"/></text:span><text:span text:style-name="T245">public</text:span><text:span text:style-name="T148"> Promise&lt;Message&gt; publish</text:span><text:span text:style-name="T162">With</text:span><text:span text:style-name="T148">Reply(Message </text:span><text:span text:style-name="T291">requestMessage</text:span><text:span text:style-name="T148">, MessageContext </text:span><text:span text:style-name="T291">replyToContext</text:span><text:span text:style-name="T148">);</text:span></text:p>
      <text:p text:style-name="P204"><text:span text:style-name="T35"><text:tab/></text:span></text:p>
      <text:p text:style-name="P28">}</text:p>
      <text:p text:style-name="P332"><text:soft-page-break/><text:span text:style-name="T54">If an implementation supports the reply-to behavior it must provide a service with this interface </text:span><text:span text:style-name="T91">and the corresponding service properties describe above</text:span><text:span text:style-name="T54">. </text:span></text:p>
      <text:p text:style-name="P332"><text:span text:style-name="T57">It is expected that the implementation un-subscribes from the reply-to channel as soon as the answer arrive</text:span><text:span text:style-name="T91">d</text:span><text:span text:style-name="T57"> or an error oc</text:span><text:span text:style-name="T58">c</text:span><text:span text:style-name="T57">ur</text:span><text:span text:style-name="T91">ed</text:span><text:span text:style-name="T57">.</text:span></text:p>
      <text:p text:style-name="P137"><text:span text:style-name="T59">T</text:span><text:span text:style-name="T53">he service must provide </text:span><text:span text:style-name="T59">the</text:span><text:span text:style-name="T53"> </text:span><text:span text:style-name="T191">osgi.messaging.feature </text:span><text:span text:style-name="T53">service propert</text:span><text:span text:style-name="T55">y</text:span><text:span text:style-name="T53"> that define</text:span><text:span text:style-name="T55">s</text:span><text:span text:style-name="T53">, if there are certain built-in </text:span><text:span text:style-name="T91">functionalities</text:span><text:span text:style-name="T53"> available. </text:span><text:span text:style-name="T55">Possible features and so values for this property in the reply-to context are</text:span><text:span text:style-name="T53">:</text:span></text:p>
      <text:list xml:id="list222386266" text:style-name="L14">
        <text:list-item>
          <text:p text:style-name="P314"><text:span text:style-name="T53">automatically generate </text:span><text:span text:style-name="T91">and set</text:span><text:span text:style-name="T53"> correlation identifiers: </text:span><text:span text:style-name="T191">generateCorrelation</text:span><text:span text:style-name="T192">Id</text:span></text:p>
        </text:list-item>
        <text:list-item>
          <text:p text:style-name="P314"><text:span text:style-name="T53">automatically generate a response channel: </text:span><text:span text:style-name="T191">generateReplyChannel</text:span></text:p>
        </text:list-item>
      </text:list>
      <text:p text:style-name="P122">If given, the implementation supports these functionalities. That means that it is not necessary, to manually provide these additional properties, when publishing request messages:</text:p>
      <text:p text:style-name="P56"><text:span text:style-name="T368">@Reference</text:span><text:span text:style-name="T136">(target = </text:span><text:span text:style-name="T353">"(&amp;(osgi.mess</text:span><text:span text:style-name="T360">a</text:span><text:span text:style-name="T353">ging.feature=generateCorrelationId)(osgi.mess</text:span><text:span text:style-name="T360">a</text:span><text:span text:style-name="T353">ging.feature=generateReplyChannel))"</text:span><text:span text:style-name="T136">)</text:span></text:p>
      <text:p text:style-name="P56"><text:span text:style-name="T240">private</text:span><text:span text:style-name="T136"> ReplyToPublisher </text:span><text:span text:style-name="T270">replyToPub</text:span><text:span text:style-name="T136">;</text:span></text:p>
      <text:p text:style-name="P58"><text:span text:style-name="T371">@</text:span><text:span text:style-name="T372">Reference</text:span></text:p>
      <text:p text:style-name="P83"><text:span text:style-name="T241">private</text:span><text:span text:style-name="T168"> MessageContextBuilder</text:span><text:span text:style-name="T177"> </text:span><text:span text:style-name="T296">mcb</text:span><text:span text:style-name="T177">;</text:span></text:p>
      <text:p text:style-name="P43"/>
      <text:p text:style-name="P43">...</text:p>
      <text:p text:style-name="P46"/>
      <text:p text:style-name="P56"><text:span text:style-name="T171">Message </text:span><text:span text:style-name="T278">request</text:span><text:span text:style-name="T136"> = </text:span><text:span text:style-name="T278">mcb</text:span><text:span text:style-name="T136">.content(ByteBuffer.</text:span><text:span text:style-name="T145">wrap</text:span><text:span text:style-name="T136">(</text:span><text:span text:style-name="T353">"Foo"</text:span><text:span text:style-name="T136">.getBytes()))</text:span></text:p>
      <text:p text:style-name="P237"><text:span text:style-name="T136"><text:tab/><text:tab/><text:tab/><text:tab/><text:tab/> <text:s text:c="19"/>.channel(</text:span><text:span text:style-name="T353">"foo-</text:span><text:span text:style-name="T361">topic</text:span><text:span text:style-name="T353">"</text:span><text:span text:style-name="T136">)</text:span></text:p>
      <text:p text:style-name="P223"><text:tab/><text:tab/><text:tab/><text:tab/> <text:s text:c="19"/>.buildMessage();</text:p>
      <text:p text:style-name="P237"><text:span text:style-name="T136">Promise&lt;Message&gt; </text:span><text:span text:style-name="T278">ps</text:span><text:span text:style-name="T136"> = </text:span><text:span text:style-name="T267">replyToPub</text:span><text:span text:style-name="T136">.publishAndReply(</text:span><text:span text:style-name="T278">request</text:span><text:span text:style-name="T136">);</text:span></text:p>
      <text:p text:style-name="P56"><text:span text:style-name="T278">ps</text:span><text:span text:style-name="T136">.onSuccess((</text:span><text:span text:style-name="T281">response</text:span><text:span text:style-name="T136">)-&gt;doSomething(</text:span><text:span text:style-name="T281">response</text:span><text:span text:style-name="T136">));</text:span></text:p>
      <text:p text:style-name="P47"/>
      <text:p text:style-name="P118">The example above send<text:span text:style-name="T453">s</text:span> the given request message to the <text:span text:style-name="T338">foo-topic</text:span> using <text:span text:style-name="T453">a </text:span>correlation id, <text:span text:style-name="T453">that is generated by the underlying implementation</text:span>. <text:span text:style-name="T453">The same applies to the reply-to channel. </text:span></text:p>
      <text:p text:style-name="P135"><text:span text:style-name="T454">T</text:span><text:span text:style-name="T351">he response is expected to arrive on the</text:span><text:span text:style-name="T340"> </text:span><text:span text:style-name="T233">generated reply-to channel</text:span><text:span text:style-name="T351">. </text:span><text:span text:style-name="T512"><text:s/></text:span><text:span text:style-name="T351">The returned Promise will resolve as soon as the answer arrives on </text:span><text:span text:style-name="T112">the reply-to channel</text:span><text:span text:style-name="T351">. The implementation is responsible to subscribe on the reply-to channel and publish the message to the defined channel </text:span><text:span text:style-name="T512">as well as un-subscribe from the reply-to channel</text:span></text:p>
      <text:p text:style-name="P134">When there are no such features provided by the implementation, all needed information <text:span text:style-name="T512">for reply-to channel or correlation id </text:span>can be additionally provided:</text:p>
      <text:p text:style-name="P72">@Reference</text:p>
      <text:p text:style-name="P57"><text:span text:style-name="T240">private</text:span><text:span text:style-name="T136"> ReplyToPublisher </text:span><text:span text:style-name="T190">replyToPub</text:span><text:span text:style-name="T136">;</text:span></text:p>
      <text:p text:style-name="P420">@Reference</text:p>
      <text:p text:style-name="P83"><text:span text:style-name="T241">private</text:span><text:span text:style-name="T168"> MessageContextBuilder</text:span><text:span text:style-name="T177"> </text:span><text:span text:style-name="T296">mcb</text:span><text:span text:style-name="T177">;</text:span></text:p>
      <text:p text:style-name="P43"/>
      <text:p text:style-name="P43">...</text:p>
      <text:p text:style-name="P393"/>
      <text:p text:style-name="P64"><text:span text:style-name="T180">Message </text:span><text:span text:style-name="T190">request</text:span><text:span text:style-name="T180"> = </text:span><text:span text:style-name="T297">mcb</text:span><text:span text:style-name="T180">.content(ByteBuffer.</text:span><text:span text:style-name="T146">wrap</text:span><text:span text:style-name="T180">(</text:span><text:span text:style-name="T362">"Foo"</text:span><text:span text:style-name="T180">.getBytes()))</text:span></text:p>
      <text:p text:style-name="P64"><text:span text:style-name="T136"><text:tab/><text:tab/><text:tab/><text:tab/> <text:s text:c="19"/>.channel(</text:span><text:span text:style-name="T353">"foo-replyTo"</text:span><text:span text:style-name="T136">)</text:span></text:p>
      <text:p text:style-name="P237"><text:span text:style-name="T136"><text:tab/><text:tab/><text:tab/><text:tab/> <text:s text:c="19"/>.correlationId(</text:span><text:span text:style-name="T353">"1234"</text:span><text:span text:style-name="T136">)</text:span></text:p>
      <text:p text:style-name="P237"><text:span text:style-name="T136"><text:tab/><text:tab/><text:tab/><text:tab/> <text:s text:c="19"/>.replyTo(</text:span><text:span text:style-name="T353">"bar-replyToRe</text:span><text:span text:style-name="T362">s</text:span><text:span text:style-name="T353">ponse"</text:span><text:span text:style-name="T136">)</text:span></text:p>
      <text:p text:style-name="P223"><text:tab/> <text:s text:c="19"/>.buildMessage();</text:p>
      <text:p text:style-name="P237"><text:span text:style-name="T136">Promise&lt;Message&gt; </text:span><text:span text:style-name="T278">ps</text:span><text:span text:style-name="T136"> = </text:span><text:span text:style-name="T278">replyToPub</text:span><text:span text:style-name="T136">.publishAndReply</text:span><text:span text:style-name="T190">(request</text:span><text:span text:style-name="T136">);</text:span></text:p>
      <text:p text:style-name="P70">ps.onSuccess((m)→doSomething(m));</text:p>
      <text:p text:style-name="P30"/>
      <text:p text:style-name="P136"><text:span text:style-name="T454">This examples sho</text:span><text:span text:style-name="T56">w</text:span><text:span text:style-name="T454">s, how correlation id and/or reply-channel information can be provided using the messaging context.</text:span></text:p>
      <text:h text:style-name="Heading_20_3" text:outline-level="3"><text:soft-page-break/>Reply-To Many Publisher</text:h>
      <text:p text:style-name="P139">An optional extension to the Reply-To Publisher is this kind of publishing, where many response messages are expected for one request message <text:span text:style-name="T463">instead of just one</text:span>. </text:p>
      <text:p text:style-name="P332"><text:span text:style-name="T457">If an implementation supports the feature “</text:span><text:span text:style-name="T374">replyToManyPublish</text:span><text:span text:style-name="T457">”, it must provide a service with the following interface </text:span><text:span text:style-name="T512">and mandatory service properties with the “</text:span><text:span text:style-name="T374">replyToManyPublish</text:span><text:span text:style-name="T512">” feature value</text:span><text:span text:style-name="T457">:</text:span></text:p>
      <text:p text:style-name="P237"><text:span text:style-name="T240">public</text:span><text:span text:style-name="T136"> </text:span><text:span text:style-name="T240">interface</text:span><text:span text:style-name="T136"> ReplyToManyPublisher {</text:span></text:p>
      <text:p text:style-name="P223"><text:tab/></text:p>
      <text:p text:style-name="P237"><text:span text:style-name="T136"><text:tab/> <text:s/></text:span><text:span text:style-name="T252">/**</text:span></text:p>
      <text:p text:style-name="P247"><text:span text:style-name="T252"><text:s text:c="3"/>* Subscribe for multiple responses on a reply</text:span><text:span text:style-name="T276">-</text:span><text:span text:style-name="T252">to request. This call is similar to the simple</text:span></text:p>
      <text:p text:style-name="P198"><text:span text:style-name="T254"><text:s text:c="3"/>* subscription </text:span><text:span text:style-name="T257">to a </text:span><text:span text:style-name="T254">topic. This request message contains </text:span><text:span text:style-name="T259">payload</text:span><text:span text:style-name="T254"> and parameters, </text:span></text:p>
      <text:p text:style-name="P217"><text:s text:c="3"/>* like e.g. correlation id or response channel for the request, response setup.</text:p>
      <text:p text:style-name="P237"><text:span text:style-name="T252"><text:tab/> <text:s text:c="2"/>* </text:span><text:span text:style-name="T273">@param</text:span><text:span text:style-name="T252"> requestMessage the request message</text:span></text:p>
      <text:p text:style-name="P237"><text:span text:style-name="T252"><text:tab/> <text:s text:c="2"/>* </text:span><text:span text:style-name="T273">@return</text:span><text:span text:style-name="T252"> the </text:span><text:span text:style-name="T262">{@link PushStream}</text:span><text:span text:style-name="T252"> for the answer stream</text:span></text:p>
      <text:p text:style-name="P210"><text:tab/> <text:s text:c="2"/>*/</text:p>
      <text:p text:style-name="P195"><text:span text:style-name="T148"><text:tab/> <text:s/></text:span><text:span text:style-name="T245">public</text:span><text:span text:style-name="T148"> PushStream&lt;Message&gt; publish</text:span><text:span text:style-name="T163">With</text:span><text:span text:style-name="T148">ReplyMany(Message </text:span><text:span text:style-name="T291">requestMessage</text:span><text:span text:style-name="T148">);</text:span></text:p>
      <text:p text:style-name="P223"><text:tab/></text:p>
      <text:p text:style-name="P237"><text:span text:style-name="T136"><text:tab/> <text:s/></text:span><text:span text:style-name="T252">/**</text:span></text:p>
      <text:p text:style-name="P213"><text:tab/> <text:s text:c="2"/>* Publish a request and await multiple answers for that request. </text:p>
      <text:p text:style-name="P213"><text:tab/> <text:s text:c="2"/>* This call is similar to the simple subscription on a</text:p>
      <text:p text:style-name="P245"><text:span text:style-name="T252"><text:tab/> <text:s text:c="2"/>* topic. This request message contains </text:span><text:span text:style-name="T253">payload</text:span><text:span text:style-name="T252"> and parameters, like e.g. correlation id </text:span></text:p>
      <text:p text:style-name="P213"><text:tab/> <text:s text:c="2"/>* or response channel for the request, response setup.</text:p>
      <text:p text:style-name="P237"><text:span text:style-name="T252"><text:tab/> <text:s text:c="2"/>* </text:span><text:span text:style-name="T273">@param</text:span><text:span text:style-name="T252"> requestMessage the request message</text:span></text:p>
      <text:p text:style-name="P237"><text:span text:style-name="T252"><text:tab/> <text:s text:c="2"/>* </text:span><text:span text:style-name="T273">@param</text:span><text:span text:style-name="T252"> replyToContext the properties in the context for the request and response setup</text:span></text:p>
      <text:p text:style-name="P237"><text:span text:style-name="T252"><text:tab/> <text:s text:c="2"/>* </text:span><text:span text:style-name="T273">@return</text:span><text:span text:style-name="T252"> the </text:span><text:span text:style-name="T262">{@link PushStream}</text:span><text:span text:style-name="T252"> for the answer stream</text:span></text:p>
      <text:p text:style-name="P210"><text:tab/> <text:s text:c="2"/>*/</text:p>
      <text:p text:style-name="P237"><text:span text:style-name="T136"><text:tab/> <text:s/></text:span><text:span text:style-name="T240">public</text:span><text:span text:style-name="T136"> PushStream&lt;Message&gt; publish</text:span><text:span text:style-name="T184">With</text:span><text:span text:style-name="T136">ReplyMany(Message </text:span><text:span text:style-name="T278">requestMessage</text:span><text:span text:style-name="T136">, MessageContext </text:span><text:span text:style-name="T278">replyToContext</text:span><text:span text:style-name="T136">);</text:span></text:p>
      <text:p text:style-name="P204"/>
      <text:p text:style-name="P21">}</text:p>
      <text:p text:style-name="Standard"/>
      <text:p text:style-name="P406">It follows the same rules, like for the ordinary reply-to publishing mechanism. <text:span text:style-name="T512">The difference is, that the reply-channel stays open until a last message arrives. The </text:span>implementation is responsible to provide the correct handling of the push stream regarding error handling and closing of the stream. <text:span text:style-name="T512">It has to un-subscribe from the reply-channel, as well.</text:span></text:p>
      <text:p text:style-name="P87"/>
      <text:p text:style-name="P422"><text:span text:style-name="T458">This feature may need additional setup for the implemen</text:span><text:span text:style-name="T459">t</text:span><text:span text:style-name="T458">ation, </text:span><text:span text:style-name="T406">e.g.</text:span><text:span text:style-name="T458"> in form of special message headers. Th</text:span><text:span text:style-name="T403">is must be </text:span><text:span text:style-name="T406">hidden from the user</text:span><text:span text:style-name="T403"> by the implementation </text:span><text:span text:style-name="T406">so that no </text:span><text:span text:style-name="T403">further user-interaction </text:span><text:span text:style-name="T406">is needed</text:span><text:span text:style-name="T403">.</text:span></text:p>
      <text:p text:style-name="P422"><text:span text:style-name="T403"/></text:p>
      <text:p text:style-name="Standard"/>
      <text:h text:style-name="P373" text:outline-level="3">Reply-To Subscription Whiteboard</text:h>
      <text:p text:style-name="P342">The previous section covered the “sending <text:span text:style-name="T455">a </text:span>request” side of the reply-to scenario. This section will cover the “<text:span text:style-name="T338">handle/</text:span><text:span text:style-name="T348">answer</text:span><text:span text:style-name="T338"> request</text:span>” part. </text:p>
      <text:p text:style-name="P336"><text:span text:style-name="T377">Implementations </text:span><text:span text:style-name="T465">that support reply-to behavior </text:span><text:span text:style-name="T378">ha</text:span><text:span text:style-name="T93">s</text:span><text:span text:style-name="T378"> to</text:span><text:span text:style-name="T377"> provide a </text:span><text:span text:style-name="T339">ReplyToWhiteboard</text:span><text:span text:style-name="T379"> </text:span><text:span text:style-name="T377">runtime that </text:span><text:span text:style-name="T93">must be able to bind following service reference interface types </text:span><text:span text:style-name="T378">:</text:span></text:p>
      <text:list xml:id="list3255571371" text:style-name="L19">
        <text:list-item>
          <text:p text:style-name="P338"><text:span text:style-name="T342">R</text:span><text:span text:style-name="T338">eplyToSubscriptionHandler – </text:span><text:span text:style-name="T218">Handle request message, without sending a response. This is a receiver for send-and-forget.</text:span></text:p>
        </text:list-item>
        <text:list-item>
          <text:p text:style-name="P337"><text:span text:style-name="T342">ReplyTo</text:span><text:span text:style-name="T341">SingleSubscription</text:span><text:span text:style-name="T342">Handler – </text:span><text:span text:style-name="T237">Handle request message and return a response message.</text:span></text:p>
        </text:list-item>
      </text:list>
      <text:p text:style-name="P339"><text:span text:style-name="T237">I</text:span><text:span text:style-name="T218">f the implementation also supports the feature “</text:span><text:span text:style-name="T425">replyToManySubscribe</text:span><text:span text:style-name="T218">”, the whiteboard must also be able to bind:</text:span></text:p>
      <text:list xml:id="list205829009869088" text:continue-numbering="true" text:style-name="L19">
        <text:list-item>
          <text:p text:style-name="P337"><text:soft-page-break/><text:span text:style-name="T342">ReplyTo</text:span><text:span text:style-name="T103">Many</text:span><text:span text:style-name="T341">Subscription</text:span><text:span text:style-name="T342">Handler – </text:span><text:span text:style-name="T237">Handle request message and return a push stream of response messages</text:span><text:span text:style-name="T238">. </text:span></text:p>
        </text:list-item>
      </text:list>
      <text:p text:style-name="P340"><text:span text:style-name="T379">This </text:span><text:span text:style-name="T514">whiteboard </text:span><text:span text:style-name="T379">runtime is responsible for subscribing </text:span><text:span text:style-name="T94">on at least</text:span><text:span text:style-name="T379"> </text:span><text:span text:style-name="T514">one</text:span><text:span text:style-name="T379"> </text:span><text:span text:style-name="T94">request</text:span><text:span text:style-name="T379"> channel. </text:span><text:span text:style-name="T94">It also binds</text:span><text:span text:style-name="T514"> </text:span><text:span text:style-name="T347">SubscriptionHandler</text:span><text:span text:style-name="T514"> service instances. When a message arrives on a request channel, the whiteboard del</text:span><text:span text:style-name="T94">e</text:span><text:span text:style-name="T514">gates this request message to an appropriate </text:span><text:span text:style-name="T347">SubscriptionHandler </text:span><text:span text:style-name="T239">that creates response message's. The whiteboard is then responsible to publish the reponse message to their correct reply-to-channel.</text:span></text:p>
      <text:p text:style-name="P340"><text:span text:style-name="T465">This whiteboard is provided using the marker interface:</text:span></text:p>
      <text:p text:style-name="P63"><text:span text:style-name="T240">public</text:span><text:span text:style-name="T136"> </text:span><text:span text:style-name="T240">interface</text:span><text:span text:style-name="T136"> ReplyToWhiteboard {</text:span></text:p>
      <text:p text:style-name="P228"><text:tab/></text:p>
      <text:p text:style-name="P246"><text:span text:style-name="T136"><text:tab/></text:span><text:span text:style-name="T380">// Add a runtime DTO here?! </text:span></text:p>
      <text:p text:style-name="P207"/>
      <text:p text:style-name="P31">}</text:p>
      <text:p text:style-name="P31"/>
      <text:p text:style-name="P341">This whiteboard is registered using the following service properties:</text:p>
      <table:table table:name="Tabelle7" table:style-name="Tabelle7">
        <table:table-column table:style-name="Tabelle7.A"/>
        <table:table-column table:style-name="Tabelle7.B"/>
        <table:table-column table:style-name="Tabelle7.C"/>
        <table:table-row>
          <table:table-cell table:style-name="Tabelle7.A1" office:value-type="string">
            <text:p text:style-name="P455">Property Name</text:p>
          </table:table-cell>
          <table:table-cell table:style-name="Tabelle7.A1" office:value-type="string">
            <text:p text:style-name="P455">Type</text:p>
          </table:table-cell>
          <table:table-cell table:style-name="Tabelle7.C1" office:value-type="string">
            <text:p text:style-name="P455">Description</text:p>
          </table:table-cell>
        </table:table-row>
        <table:table-row>
          <table:table-cell table:style-name="Tabelle7.A2" office:value-type="string">
            <text:p text:style-name="P463">osgi.messaging.name</text:p>
          </table:table-cell>
          <table:table-cell table:style-name="Tabelle7.A2" office:value-type="string">
            <text:p text:style-name="P485"><text:span text:style-name="T490">S</text:span><text:span text:style-name="T408">t</text:span><text:span text:style-name="T490">ring</text:span></text:p>
          </table:table-cell>
          <table:table-cell table:style-name="Tabelle7.C2" office:value-type="string">
            <text:p text:style-name="P485">The unique name of the messaging instance / configuration</text:p>
          </table:table-cell>
        </table:table-row>
        <table:table-row>
          <table:table-cell table:style-name="Tabelle7.A2" office:value-type="string">
            <text:p text:style-name="P463">osgi.messaging.protocol</text:p>
          </table:table-cell>
          <table:table-cell table:style-name="Tabelle7.A2" office:value-type="string">
            <text:p text:style-name="P466">String+</text:p>
          </table:table-cell>
          <table:table-cell table:style-name="Tabelle7.C2" office:value-type="string">
            <text:p text:style-name="P485">The array of protocol strings that are supported by this instance</text:p>
          </table:table-cell>
        </table:table-row>
        <table:table-row>
          <table:table-cell table:style-name="Tabelle7.A2" office:value-type="string">
            <text:p text:style-name="P485"><text:span text:style-name="T438">osgi.messaging.</text:span><text:span text:style-name="T194">feature</text:span></text:p>
          </table:table-cell>
          <table:table-cell table:style-name="Tabelle7.A2" office:value-type="string">
            <text:p text:style-name="P466">String+</text:p>
          </table:table-cell>
          <table:table-cell table:style-name="Tabelle7.C2" office:value-type="string">
            <text:p text:style-name="P485"><text:span text:style-name="T477">The </text:span><text:span text:style-name="T72">array of supported </text:span><text:span text:style-name="T73">feature-strings</text:span><text:span text:style-name="T72"> for the services. </text:span><text:span text:style-name="T121">The </text:span><text:span text:style-name="T126">whiteboard</text:span><text:span text:style-name="T121"> will be marked adding a feature with name: </text:span><text:span text:style-name="T128">replyTo. </text:span><text:span text:style-name="T126">If it also supports <text:s/></text:span><text:span text:style-name="T426">replyToManySubscribe, </text:span><text:span text:style-name="T427">this feature must also be provided.</text:span></text:p>
          </table:table-cell>
        </table:table-row>
      </table:table>
      <text:p text:style-name="P340"><text:span text:style-name="T466">Th</text:span><text:span text:style-name="T94">e</text:span><text:span text:style-name="T466"> whiteboard implementation must take care to pre-configure a response message context builder instance, </text:span><text:span text:style-name="T469">with correlation id and reply-to-channel definition.</text:span><text:span text:style-name="T466"> </text:span><text:span text:style-name="T469">This configured message context builder instance</text:span><text:span text:style-name="T466"> is later provided to the </text:span><text:span text:style-name="T94">bound</text:span><text:span text:style-name="T466"> </text:span><text:span text:style-name="T109">SubscriptionHandler</text:span><text:span text:style-name="T466"> </text:span><text:span text:style-name="T469">service </text:span><text:span text:style-name="T466">as </text:span><text:span text:style-name="T469">method </text:span><text:span text:style-name="T466">parameter.</text:span></text:p>
      <text:p text:style-name="P340"><text:span text:style-name="T466">A </text:span><text:span text:style-name="T469">whiteboard </text:span><text:span text:style-name="T94">instance</text:span><text:span text:style-name="T469"> is allowed to handle many request channels. It is also possible, that an implementation provides many whiteboard instances for subscriptions, as long the instance service can be distinguished. </text:span></text:p>
      <text:p text:style-name="P340"><text:span text:style-name="T466">A simple example of such a whiteboard, that is provided from the implement</text:span><text:span text:style-name="T66">e</text:span><text:span text:style-name="T466">r of an protocol, could look like this:</text:span></text:p>
      <text:p text:style-name="P32"><text:span text:style-name="T368">@Component</text:span>(property = {<text:span text:style-name="T352">"messaging.name=myFooBarWhiteboard"</text:span>, <text:span text:style-name="T352">"foo=bar"</text:span>})</text:p>
      <text:p text:style-name="P237"><text:span text:style-name="T240">public</text:span><text:span text:style-name="T136"> </text:span><text:span text:style-name="T240">class</text:span><text:span text:style-name="T136"> FooBarReplyToWhiteboardImpl </text:span><text:span text:style-name="T240">implements</text:span><text:span text:style-name="T136"> ReplyToWhiteboard {</text:span></text:p>
      <text:p text:style-name="P223"><text:tab/></text:p>
      <text:p text:style-name="P237"><text:span text:style-name="T136"><text:tab/> <text:s/></text:span><text:span text:style-name="T368">@Reference</text:span><text:span text:style-name="T136">(target = </text:span><text:span text:style-name="T353">"(osgi.messaging.protocol=mqtt)"</text:span><text:span text:style-name="T136">)</text:span></text:p>
      <text:p text:style-name="P237"><text:span text:style-name="T136"><text:tab/> <text:s/></text:span><text:span text:style-name="T240">private</text:span><text:span text:style-name="T136"> MessageSubscription </text:span><text:span text:style-name="T267">fooSubscription</text:span><text:span text:style-name="T136">;</text:span></text:p>
      <text:p text:style-name="P237"><text:span text:style-name="T136"><text:tab/> <text:s/></text:span><text:span text:style-name="T368">@Reference</text:span><text:span text:style-name="T136">(target = </text:span><text:span text:style-name="T353">"(osgi.messaging.protocol=mqtt)"</text:span><text:span text:style-name="T136">)</text:span></text:p>
      <text:p text:style-name="P237"><text:span text:style-name="T136"><text:tab/> <text:s/></text:span><text:span text:style-name="T240">private</text:span><text:span text:style-name="T136"> MessagePublisher </text:span><text:span text:style-name="T267">barPublisher</text:span><text:span text:style-name="T136">;</text:span></text:p>
      <text:p text:style-name="P237"><text:span text:style-name="T136"><text:tab/> <text:s/></text:span><text:span text:style-name="T368">@Reference</text:span></text:p>
      <text:p text:style-name="P237"><text:span text:style-name="T136"><text:tab/> <text:s/></text:span><text:span text:style-name="T240">private</text:span><text:span text:style-name="T136"> MessageContextBuilder </text:span><text:span text:style-name="T267">mcb</text:span><text:span text:style-name="T136">;</text:span></text:p>
      <text:p text:style-name="P223"><text:tab/></text:p>
      <text:p text:style-name="P237"><text:span text:style-name="T136"><text:tab/> <text:s/></text:span><text:span text:style-name="T240">private</text:span><text:span text:style-name="T136"> ReplyToSingleSubscriptionHandler </text:span><text:span text:style-name="T267">handler</text:span><text:span text:style-name="T136">;</text:span></text:p>
      <text:p text:style-name="P223"><text:tab/></text:p>
      <text:p text:style-name="P249"><text:span text:style-name="T136"><text:tab/> <text:s/></text:span><text:span text:style-name="T368">@Reference</text:span><text:span text:style-name="T136">(</text:span><text:span text:style-name="T181">policy = ReferencePolicy.</text:span><text:span text:style-name="T363">DYNAMIC</text:span><text:span text:style-name="T181">, </text:span><text:span text:style-name="T136">target = </text:span><text:span text:style-name="T353">"(messaging.name=myFooBarHandler)"</text:span><text:span text:style-name="T136">)</text:span></text:p>
      <text:p text:style-name="P237"><text:span text:style-name="T136"><text:tab/> <text:s/></text:span><text:span text:style-name="T240">public</text:span><text:span text:style-name="T136"> </text:span><text:span text:style-name="T240">void</text:span><text:span text:style-name="T136"> setSubscriptionHandler(ReplyToSingleSubscriptionHandler </text:span><text:span text:style-name="T278">handler</text:span><text:span text:style-name="T136">, Map&lt;String, Object&gt; </text:span><text:span text:style-name="T278">properties</text:span><text:span text:style-name="T136">) {</text:span></text:p>
      <text:p text:style-name="P237"><text:span text:style-name="T136"><text:tab/><text:tab/> <text:s text:c="3"/></text:span><text:span text:style-name="T240">this</text:span><text:span text:style-name="T136">.</text:span><text:span text:style-name="T267">handler</text:span><text:span text:style-name="T136"> = </text:span><text:span text:style-name="T278">handler</text:span><text:span text:style-name="T136">;</text:span></text:p>
      <text:p text:style-name="P237"><text:span text:style-name="T136"><text:tab/><text:tab/> <text:s text:c="3"/>String </text:span><text:span text:style-name="T278">subChannel</text:span><text:span text:style-name="T136"> = (String) </text:span><text:span text:style-name="T278">properties</text:span><text:span text:style-name="T136">.get(</text:span><text:span text:style-name="T353">"osgi.messaging.replyTo.channel"</text:span><text:span text:style-name="T136">);</text:span></text:p>
      <text:p text:style-name="P237"><text:span text:style-name="T136"><text:tab/><text:tab/> <text:s text:c="3"/></text:span><text:span text:style-name="T267">fooSubscription</text:span><text:span text:style-name="T136">.subscribe(</text:span><text:span text:style-name="T278">subChannel</text:span><text:span text:style-name="T136">).map(</text:span><text:span text:style-name="T240">this</text:span><text:span text:style-name="T136">::handleResponse).forEach(</text:span><text:span text:style-name="T267">barPublisher</text:span><text:span text:style-name="T136">::publish);</text:span></text:p>
      <text:p text:style-name="P223"><text:tab/> <text:s/>}</text:p>
      <text:p text:style-name="P223"><text:tab/></text:p>
      <text:p text:style-name="P237"><text:span text:style-name="T136"><text:tab/> <text:s/></text:span><text:span text:style-name="T240">private</text:span><text:span text:style-name="T136"> </text:span><text:span text:style-name="T142">Message</text:span><text:span text:style-name="T136"> handleResponse(Message </text:span><text:span text:style-name="T278">request</text:span><text:span text:style-name="T136">) {</text:span></text:p>
      <text:p text:style-name="P237"><text:span text:style-name="T136"><text:tab/><text:tab/> <text:s text:c="3"/>MessageContext </text:span><text:span text:style-name="T278">requestCtx</text:span><text:span text:style-name="T136"> = </text:span><text:span text:style-name="T278">request</text:span><text:span text:style-name="T136">.getContext();</text:span></text:p>
      <text:p text:style-name="P237"><text:span text:style-name="T136"><text:tab/><text:tab/> <text:s text:c="3"/>String </text:span><text:span text:style-name="T278">channel</text:span><text:span text:style-name="T136"> = </text:span><text:span text:style-name="T278">requestCtx</text:span><text:span text:style-name="T136">.getReplyToChannel();</text:span></text:p>
      <text:p text:style-name="P237"><text:soft-page-break/><text:span text:style-name="T136"><text:tab/> <text:s text:c="3"/>String </text:span><text:span text:style-name="T278">correlation</text:span><text:span text:style-name="T136"> = </text:span><text:span text:style-name="T278">requestCtx</text:span><text:span text:style-name="T136">.getCorrelationId();</text:span></text:p>
      <text:p text:style-name="P237"><text:span text:style-name="T136"><text:tab/> <text:s text:c="3"/>MessageContext</text:span><text:span text:style-name="T182">Builder</text:span><text:span text:style-name="T136"> </text:span><text:span text:style-name="T278">responseCtx</text:span><text:span text:style-name="T298">Builder</text:span><text:span text:style-name="T136"> = </text:span><text:span text:style-name="T267">mcb</text:span><text:span text:style-name="T136">.channel(</text:span><text:span text:style-name="T278">channel</text:span><text:span text:style-name="T136">).correlationId(</text:span><text:span text:style-name="T278">correlation</text:span><text:span text:style-name="T136">);</text:span></text:p>
      <text:p text:style-name="P237"><text:span text:style-name="T136"><text:tab/><text:tab/> <text:s text:c="3"/></text:span><text:span text:style-name="T240">try</text:span><text:span text:style-name="T136"> {</text:span></text:p>
      <text:p text:style-name="P250"><text:span text:style-name="T136"><text:tab/><text:tab/><text:tab/> <text:s text:c="5"/></text:span><text:span text:style-name="T244">return</text:span><text:span text:style-name="T142"> </text:span><text:span text:style-name="T272">handler</text:span><text:span text:style-name="T142">.handleResponse(</text:span><text:span text:style-name="T281">request</text:span><text:span text:style-name="T142">, </text:span><text:span text:style-name="T281">responseCtx</text:span><text:span text:style-name="T282">Builder</text:span><text:span text:style-name="T142">).getValue();</text:span></text:p>
      <text:p text:style-name="P237"><text:span text:style-name="T136"><text:tab/> <text:s text:c="3"/>} </text:span><text:span text:style-name="T240">catch</text:span><text:span text:style-name="T136"> (Exception </text:span><text:span text:style-name="T278">e</text:span><text:span text:style-name="T136">) {</text:span></text:p>
      <text:p text:style-name="P247"><text:span text:style-name="T136"><text:tab/> <text:s text:c="5"/>Message </text:span><text:span text:style-name="T278">error</text:span><text:span text:style-name="T136"> = </text:span><text:span text:style-name="T278">responseCtx</text:span><text:span text:style-name="T298">Builder</text:span><text:span text:style-name="T136">.content(ByteBuffer.</text:span><text:span text:style-name="T145">wrap</text:span><text:span text:style-name="T136">(</text:span><text:span text:style-name="T278">e</text:span><text:span text:style-name="T136">.getMessage().getBytes()))</text:span></text:p>
      <text:p text:style-name="P230"><text:s text:c="24"/>.buildMessage();</text:p>
      <text:p text:style-name="P237"><text:span text:style-name="T136"><text:tab/><text:tab/><text:tab/> <text:s text:c="5"/></text:span><text:span text:style-name="T244">return</text:span><text:span text:style-name="T142"> </text:span><text:span text:style-name="T281">error</text:span><text:span text:style-name="T142">;</text:span></text:p>
      <text:p text:style-name="P223"><text:tab/> <text:s text:c="3"/>}</text:p>
      <text:p text:style-name="P223"><text:tab/> <text:s/>}</text:p>
      <text:p text:style-name="P204"/>
      <text:p text:style-name="P32">}</text:p>
      <text:p text:style-name="P143"><text:span text:style-name="T466">This very simple implementation </text:span><text:span text:style-name="T67">injects a MQTT subscriber and publisher. The handler </text:span><text:span text:style-name="T104">ReplyToSingleSu</text:span><text:span text:style-name="T105">b</text:span><text:span text:style-name="T104">scriptionHandler</text:span><text:span text:style-name="T67"> was provided by the user and is then also injected into this component. As soon as the </text:span><text:span text:style-name="T68">handler is injected the </text:span><text:span text:style-name="T69">subscription to the request topic is established. In the PushStream pipeline the mapping is done using the </text:span><text:span text:style-name="T105">handleResponse</text:span><text:span text:style-name="T69"> method, that delegates to the injected subscription handler that creates the response message. This re</text:span><text:span text:style-name="T74">s</text:span><text:span text:style-name="T69">ponse message is then forwarded to the publisher, that submits the response.</text:span></text:p>
      <text:h text:style-name="P374" text:outline-level="3">Reply-To <text:span text:style-name="T131">Subscription </text:span><text:span text:style-name="T134">Handler</text:span></text:h>
      <text:p text:style-name="P306">Subscription handlers are services that are provided by users. Depending on their service properties, these handlers are bound to a <text:span text:style-name="T338">ReplyToWhiteboard</text:span> instance. </text:p>
      <text:p text:style-name="P343"><text:span text:style-name="T95">An implementation of this service provides a business logic, that accepts the request message as method parameter and returns the response message, messages or nothing, depending, which interface is used. </text:span></text:p>
      <text:p text:style-name="P138"><text:span text:style-name="T515">Like already outlined in the Reply-To Whiteboard sevtion, there are the following</text:span> subscription handler interfaces:</text:p>
      <text:list xml:id="list445819438" text:style-name="L15">
        <text:list-item>
          <text:p text:style-name="P426">ReplyToSubscriptionHandler</text:p>
        </text:list-item>
        <text:list-item>
          <text:p text:style-name="P426">ReplyToSingleSubscriptionHandler</text:p>
        </text:list-item>
        <text:list-item>
          <text:p text:style-name="P426">ReplyToManySubscriptionHandler <text:span text:style-name="T515">(next section)</text:span></text:p>
        </text:list-item>
      </text:list>
      <text:p text:style-name="P427"/>
      <text:p text:style-name="P427">For just receiving requests and handling them the ReplyToSubscription handler can be used:</text:p>
      <text:p text:style-name="P237"><text:span text:style-name="T240"/></text:p>
      <text:p text:style-name="P237"><text:span text:style-name="T240">public</text:span><text:span text:style-name="T136"> </text:span><text:span text:style-name="T240">interface</text:span><text:span text:style-name="T136"> ReplyToSubscriptionHandler {</text:span></text:p>
      <text:p text:style-name="P237"><text:span text:style-name="T136"><text:tab/></text:span></text:p>
      <text:p text:style-name="P237"><text:span text:style-name="T136"><text:tab/> <text:s/></text:span><text:span text:style-name="T252">/**</text:span></text:p>
      <text:p text:style-name="P237"><text:span text:style-name="T252"><text:tab/> <text:s text:c="2"/>* Just handles the incoming request </text:span><text:span text:style-name="T262">{@link Message}</text:span><text:span text:style-name="T252">.</text:span></text:p>
      <text:p text:style-name="P237"><text:span text:style-name="T252"><text:tab/> <text:s text:c="2"/>* </text:span><text:span text:style-name="T273">@param</text:span><text:span text:style-name="T252"> requestMessage the </text:span><text:span text:style-name="T262">{@link Message}</text:span></text:p>
      <text:p text:style-name="P237"><text:span text:style-name="T252"><text:tab/> <text:s text:c="2"/>*/</text:span></text:p>
      <text:p text:style-name="P237"><text:span text:style-name="T136"><text:tab/> <text:s/></text:span><text:span text:style-name="T240">public</text:span><text:span text:style-name="T136"> </text:span><text:span text:style-name="T240">void</text:span><text:span text:style-name="T136"> handleResponse(Message </text:span><text:span text:style-name="T278">requestMessage</text:span><text:span text:style-name="T136">);</text:span></text:p>
      <text:p text:style-name="P204"/>
      <text:p text:style-name="P411"><text:span text:style-name="T136">}</text:span></text:p>
      <text:p text:style-name="P59"><text:span text:style-name="T240"/></text:p>
      <text:p text:style-name="P343"><text:span text:style-name="T515">To </text:span><text:span text:style-name="T95">handle code depending on the request message and return </text:span><text:span text:style-name="T515">a response message, the following subscription handler can be used:</text:span></text:p>
      <text:p text:style-name="P59"><text:span text:style-name="T240"/></text:p>
      <text:p text:style-name="P59"><text:span text:style-name="T240">public</text:span><text:span text:style-name="T136"> </text:span><text:span text:style-name="T240">interface</text:span><text:span text:style-name="T136"> ReplyToSingleSubscriptionHandler {</text:span></text:p>
      <text:p text:style-name="P223"><text:tab/></text:p>
      <text:p text:style-name="P237"><text:span text:style-name="T136"><text:tab/> <text:s/></text:span><text:span text:style-name="T252">/**</text:span></text:p>
      <text:p text:style-name="P244"><text:span text:style-name="T252"><text:tab/> <text:s text:c="2"/>* Creates a </text:span><text:span text:style-name="T262">{@link Promise}</text:span><text:span text:style-name="T252"> for response </text:span><text:span text:style-name="T262">{@link Message}</text:span><text:span text:style-name="T252"> for the incoming request</text:span></text:p>
      <text:p text:style-name="P244"><text:span text:style-name="T252"><text:tab/> <text:s text:c="2"/>* </text:span><text:span text:style-name="T262">{@link Message}</text:span><text:span text:style-name="T252">.</text:span></text:p>
      <text:p text:style-name="P244"><text:span text:style-name="T252"><text:tab/> <text:s text:c="2"/>* The promise will be resolved, as soon a the execution complete</text:span><text:span text:style-name="T260">d successfully</text:span><text:span text:style-name="T252">.<text:tab/></text:span></text:p>
      <text:p text:style-name="P214"><text:tab/> <text:s text:c="2"/>* Errors during the handling are delegated using the promise fail, behavior</text:p>
      <text:p text:style-name="P244"><text:span text:style-name="T252"><text:tab/> <text:s text:c="2"/>* The response message context builder is </text:span><text:span text:style-name="T253">pre</text:span><text:span text:style-name="T276">-</text:span><text:span text:style-name="T252">configured. </text:span></text:p>
      <text:p text:style-name="P214"><text:tab/> <text:s text:c="2"/>* Properties like the channel and correlation are already set correctly to the builder.</text:p>
      <text:p text:style-name="P237"><text:span text:style-name="T252"><text:tab/> <text:s text:c="2"/>* </text:span><text:span text:style-name="T273">@param</text:span><text:span text:style-name="T252"> requestMessage the </text:span><text:span text:style-name="T262">{@link Message}</text:span></text:p>
      <text:p text:style-name="P237"><text:span text:style-name="T252"><text:tab/> <text:s text:c="2"/>* </text:span><text:span text:style-name="T273">@param</text:span><text:span text:style-name="T252"> responseBuilder the builder for the response message</text:span></text:p>
      <text:p text:style-name="P237"><text:span text:style-name="T252"><text:tab/> <text:s text:c="2"/>* </text:span><text:span text:style-name="T273">@return</text:span><text:span text:style-name="T252"> the response </text:span><text:span text:style-name="T262">{@link Message}</text:span><text:span text:style-name="T252">, must not be null</text:span></text:p>
      <text:p text:style-name="P210"><text:tab/> <text:s text:c="2"/>*/</text:p>
      <text:p text:style-name="P237"><text:soft-page-break/><text:span text:style-name="T136"><text:tab/> <text:s/></text:span><text:span text:style-name="T240">public</text:span><text:span text:style-name="T136"> Promise&lt;Message&gt; handleResponse(Message </text:span><text:span text:style-name="T278">requestMessage</text:span><text:span text:style-name="T136">, MessageContextBuilder </text:span><text:span text:style-name="T278">responseBuilder</text:span><text:span text:style-name="T136">);</text:span></text:p>
      <text:p text:style-name="P204"/>
      <text:p text:style-name="P29">}</text:p>
      <text:p text:style-name="P344"><text:span text:style-name="T456">If </text:span><text:span text:style-name="T516">someone</text:span><text:span text:style-name="T456"> wants to act as party that listens </text:span><text:span text:style-name="T96">for</text:span><text:span text:style-name="T456"> message request</text:span><text:span text:style-name="T516">s</text:span><text:span text:style-name="T456"> and handles the</text:span><text:span text:style-name="T516">ir</text:span><text:span text:style-name="T456"> response</text:span><text:span text:style-name="T516">s</text:span><text:span text:style-name="T456">, it must register an imple</text:span><text:span text:style-name="T60">men</text:span><text:span text:style-name="T456">tation </text:span><text:span text:style-name="T96">for</text:span><text:span text:style-name="T456"> these interfaces </text:span><text:span text:style-name="T516">as service with the following service properties:</text:span></text:p>
      <table:table table:name="Tabelle8" table:style-name="Tabelle8">
        <table:table-column table:style-name="Tabelle8.A"/>
        <table:table-column table:style-name="Tabelle8.B"/>
        <table:table-column table:style-name="Tabelle8.C"/>
        <table:table-row>
          <table:table-cell table:style-name="Tabelle8.A1" office:value-type="string">
            <text:p text:style-name="P456">Property Name</text:p>
          </table:table-cell>
          <table:table-cell table:style-name="Tabelle8.A1" office:value-type="string">
            <text:p text:style-name="P456">Type</text:p>
          </table:table-cell>
          <table:table-cell table:style-name="Tabelle8.C1" office:value-type="string">
            <text:p text:style-name="P456">Description</text:p>
          </table:table-cell>
        </table:table-row>
        <table:table-row>
          <table:table-cell table:style-name="Tabelle8.A2" office:value-type="string">
            <text:p text:style-name="P345"><text:span text:style-name="T456">osgi.messaging.replyToSubscription.target</text:span></text:p>
          </table:table-cell>
          <table:table-cell table:style-name="Tabelle8.A2" office:value-type="string">
            <text:p text:style-name="P486"><text:span text:style-name="T490">S</text:span><text:span text:style-name="T408">t</text:span><text:span text:style-name="T490">ring</text:span></text:p>
          </table:table-cell>
          <table:table-cell table:style-name="Tabelle8.C2" office:value-type="string">
            <text:p text:style-name="P344"><text:span text:style-name="T413">D</text:span><text:span text:style-name="T60">etermine the correct reply-to subscription whiteboard</text:span><text:span text:style-name="T456"> </text:span><text:span text:style-name="T516">using </text:span><text:span text:style-name="T456">a LDAP filter style target filter</text:span></text:p>
          </table:table-cell>
        </table:table-row>
        <table:table-row>
          <table:table-cell table:style-name="Tabelle8.A2" office:value-type="string">
            <text:p text:style-name="P345"><text:span text:style-name="T204">osgi.messaging.replyToSubscription.channel</text:span></text:p>
          </table:table-cell>
          <table:table-cell table:style-name="Tabelle8.A2" office:value-type="string">
            <text:p text:style-name="P467">String+</text:p>
          </table:table-cell>
          <table:table-cell table:style-name="Tabelle8.C2" office:value-type="string">
            <text:p text:style-name="P486">The array of strings that <text:span text:style-name="T516">define the request channels, </text:span><text:span text:style-name="T413">a</text:span><text:span text:style-name="T516"> </text:span><text:span text:style-name="T349">ReplyToSubscriptionHandler</text:span><text:span text:style-name="T516"> subscribes to.</text:span></text:p>
          </table:table-cell>
        </table:table-row>
        <table:table-row>
          <table:table-cell table:style-name="Tabelle8.A2" office:value-type="string">
            <text:p text:style-name="P346"><text:span text:style-name="T198">osgi.messaging.replyToSubscription.</text:span><text:span text:style-name="T199">replyC</text:span><text:span text:style-name="T198">hannel </text:span><text:span text:style-name="T200">(optional)</text:span></text:p>
          </table:table-cell>
          <table:table-cell table:style-name="Tabelle8.A2" office:value-type="string">
            <text:p text:style-name="P467"><text:span text:style-name="T516">S</text:span>tring</text:p>
          </table:table-cell>
          <table:table-cell table:style-name="Tabelle8.C2" office:value-type="string">
            <text:p text:style-name="P486"><text:span text:style-name="T477">The </text:span><text:span text:style-name="T72">array of supported </text:span><text:span text:style-name="T73">feature-strings</text:span><text:span text:style-name="T72"> for the services. </text:span><text:span text:style-name="T121">The </text:span><text:span text:style-name="T126">whiteboard</text:span><text:span text:style-name="T121"> will be marked adding a feature with name: </text:span><text:span text:style-name="T128">replyTo. </text:span><text:span text:style-name="T126">If it also supports <text:s/></text:span><text:span text:style-name="T426">replyToManySubscribe, </text:span><text:span text:style-name="T427">this feature must also be provided.</text:span></text:p>
          </table:table-cell>
        </table:table-row>
      </table:table>
      <text:p text:style-name="P308"/>
      <text:p text:style-name="P60"><text:span text:style-name="T172">Dictionary&lt;String, Object&gt; </text:span><text:span text:style-name="T278">properties</text:span><text:span text:style-name="T136"> = </text:span><text:span text:style-name="T240">new</text:span><text:span text:style-name="T136"> Hashtable&lt;String, Object&gt;();</text:span></text:p>
      <text:p text:style-name="P237"><text:span text:style-name="T136"><text:tab/><text:tab/></text:span><text:span text:style-name="T278">properties</text:span><text:span text:style-name="T136">.put(</text:span><text:span text:style-name="T353">"osgi.messaging.replyToSubscription.target"</text:span><text:span text:style-name="T136">, </text:span><text:span text:style-name="T353">"(&amp;(osgi.messaging.name=foo)(osgi.messaging.protocol=mqtt)(osgi.messaging.feature=replyTo))"</text:span><text:span text:style-name="T136">);</text:span></text:p>
      <text:p text:style-name="P237"><text:span text:style-name="T136"><text:tab/><text:tab/></text:span><text:span text:style-name="T278">properties</text:span><text:span text:style-name="T136">.put(</text:span><text:span text:style-name="T353">"osgi.messaging.replyToSubscription.channel"</text:span><text:span text:style-name="T136">, </text:span><text:span text:style-name="T353">"foo-request-topic"</text:span><text:span text:style-name="T136">);</text:span></text:p>
      <text:p text:style-name="P223"/>
      <text:p text:style-name="P237"><text:span text:style-name="T136"><text:tab/><text:tab/>ReplyToSingleSubscriptionHandler </text:span><text:span text:style-name="T278">handler</text:span><text:span text:style-name="T136"> = </text:span><text:span text:style-name="T240">new</text:span><text:span text:style-name="T136"> MySingleSubscriptionHandler();</text:span></text:p>
      <text:p text:style-name="P34"><text:tab/><text:tab/></text:p>
      <text:p text:style-name="P61"><text:span text:style-name="T136">ServiceRegistration&lt;ReplyToSingleSubscriptionHandler&gt; </text:span><text:span text:style-name="T278">myHandlerReg</text:span></text:p>
      <text:p text:style-name="P61"><text:span text:style-name="T136"><text:s/>= </text:span><text:span text:style-name="T278">context</text:span><text:span text:style-name="T136">.registerService(ReplyToSingleSubscriptionHandler.</text:span><text:span text:style-name="T240">class</text:span><text:span text:style-name="T136">, </text:span><text:span text:style-name="T278">handler</text:span><text:span text:style-name="T136">, </text:span><text:span text:style-name="T278">properties</text:span><text:span text:style-name="T136">);</text:span></text:p>
      <text:p text:style-name="P140"><text:span text:style-name="T60">T</text:span><text:span text:style-name="T36">he above example registers a single subscription handler, that accepts request, that come in over the </text:span><text:span text:style-name="T101">foo-request-topic</text:span><text:span text:style-name="T36">. Each time a message arrives, the </text:span><text:span text:style-name="T97">handleResponse </text:span><text:span text:style-name="T116">method is called with the incoming message instance. The provided message context builder is already configured in respect to certain properties like correlation id and reply-channel. </text:span></text:p>
      <text:p text:style-name="P347"><text:span text:style-name="T116">When providing the property </text:span><text:span text:style-name="T198">osgi.messaging.replyToSubscription.</text:span><text:span text:style-name="T197">replyC</text:span><text:span text:style-name="T198">hannel,</text:span><text:span text:style-name="T116"> like in the following example, the handler would only be called, if channel and replyChannel service properties are the same like the definition in the message context. This allows to place handlers for a very special setup.</text:span></text:p>
      <text:p text:style-name="P417"><text:span text:style-name="T176">Dictionary&lt;String, Object&gt; </text:span><text:span text:style-name="T278">properties</text:span><text:span text:style-name="T136"> = </text:span><text:span text:style-name="T240">new</text:span><text:span text:style-name="T136"> Hashtable&lt;String, Object&gt;();</text:span></text:p>
      <text:p text:style-name="P237"><text:span text:style-name="T136"><text:tab/><text:tab/></text:span><text:span text:style-name="T278">properties</text:span><text:span text:style-name="T136">.put(</text:span><text:span text:style-name="T353">"osgi.messaging.replyToSubscription.target"</text:span><text:span text:style-name="T136">, </text:span><text:span text:style-name="T353">"(&amp;(osgi.messaging.name=foo)(osgi.messaging.protocol=mqtt)(osgi.messaging.feature=replyTo))"</text:span><text:span text:style-name="T136">);</text:span></text:p>
      <text:p text:style-name="P237"><text:span text:style-name="T136"><text:tab/><text:tab/></text:span><text:span text:style-name="T278">properties</text:span><text:span text:style-name="T136">.put(</text:span><text:span text:style-name="T353">"osgi.messaging.replyToSubscription.channel"</text:span><text:span text:style-name="T136">, </text:span><text:span text:style-name="T353">"foo-request-topic"</text:span><text:span text:style-name="T136">);</text:span></text:p>
      <text:p text:style-name="P237"><text:span text:style-name="T136"><text:tab/><text:tab/></text:span><text:span text:style-name="T278">properties</text:span><text:span text:style-name="T136">.put(</text:span><text:span text:style-name="T353">"osgi.messaging.replyToSubscription.replyChannel"</text:span><text:span text:style-name="T136">, </text:span><text:span text:style-name="T353">"foo-response-topic"</text:span><text:span text:style-name="T136">);</text:span></text:p>
      <text:p text:style-name="P237"><text:span text:style-name="T136"/></text:p>
      <text:p text:style-name="P237"><text:span text:style-name="T136"><text:tab/><text:tab/></text:span><text:span text:style-name="T142">ReplyToSingleSubscriptionHandler</text:span><text:span text:style-name="T136"> </text:span><text:span text:style-name="T278">handler</text:span><text:span text:style-name="T136"> = </text:span><text:span text:style-name="T240">new</text:span><text:span text:style-name="T136"> MySingleSubscriptionHandler();</text:span></text:p>
      <text:p text:style-name="P237"><text:span text:style-name="T136"/></text:p>
      <text:p text:style-name="P195"><text:span text:style-name="T148"><text:tab/><text:tab/>ServiceRegistration&lt;</text:span><text:span text:style-name="T167">ReplyToSingleSubscriptionHandler</text:span><text:span text:style-name="T148">&gt; </text:span><text:span text:style-name="T295">myHandlerReg</text:span><text:span text:style-name="T148"> = </text:span><text:span text:style-name="T291">context</text:span><text:span text:style-name="T148">.registerService(</text:span><text:span text:style-name="T167">ReplyToSingleSubscriptionHandler</text:span><text:span text:style-name="T148">.</text:span><text:span text:style-name="T245">class</text:span><text:span text:style-name="T148">, </text:span><text:span text:style-name="T291">handler</text:span><text:span text:style-name="T148">, </text:span><text:span text:style-name="T291">properties</text:span><text:span text:style-name="T148">);</text:span></text:p>
      <text:p text:style-name="P123">Each registered handler is reflected as ReplyToSubscriptionDTO in the MessagingRuntimeDTO.</text:p>
      <text:h text:style-name="Heading_20_3" text:outline-level="3">Reply-To-Many Subscriptions</text:h>
      <text:p text:style-name="P141"><text:span text:style-name="T461">This kind of subscription is a special use-case. </text:span><text:span text:style-name="T61">One</text:span><text:span text:style-name="T461"> request message is answered by multiple response messages. </text:span><text:span text:style-name="T460">This case must work, if the feature “</text:span><text:span text:style-name="T419">replyToManySubscribe</text:span><text:span text:style-name="T460">” is provided. </text:span><text:span text:style-name="T461">The subscription handler interface </text:span><text:span text:style-name="T460">is</text:span><text:span text:style-name="T461">:</text:span></text:p>
      <text:p text:style-name="P62"><text:span text:style-name="T240">public</text:span><text:span text:style-name="T136"> </text:span><text:span text:style-name="T240">interface</text:span><text:span text:style-name="T136"> ReplyToManySubscriptionHandler {</text:span></text:p>
      <text:p text:style-name="P223"><text:tab/></text:p>
      <text:p text:style-name="P237"><text:soft-page-break/><text:span text:style-name="T136"><text:tab/> <text:s/></text:span><text:span text:style-name="T252">/**</text:span></text:p>
      <text:p text:style-name="P237"><text:span text:style-name="T252"><text:tab/> <text:s text:c="2"/>* Creates </text:span><text:span text:style-name="T262">{@link PushStream}</text:span><text:span text:style-name="T252"> of response </text:span><text:span text:style-name="T262">{@link Message}</text:span><text:span text:style-name="T252">s for an incoming request </text:span><text:span text:style-name="T262">{@link Message}</text:span><text:span text:style-name="T252">.</text:span></text:p>
      <text:p text:style-name="P237"><text:span text:style-name="T252"><text:tab/> <text:s text:c="2"/>* The response builder is </text:span><text:span text:style-name="T253">pre</text:span><text:span text:style-name="T276">-</text:span><text:span text:style-name="T252">configured. Properties like the channel and correlation</text:span></text:p>
      <text:p text:style-name="P210"><text:tab/> <text:s text:c="2"/>* are already set correctly to the builder.</text:p>
      <text:p text:style-name="P237"><text:span text:style-name="T252"><text:tab/> <text:s text:c="2"/>* </text:span><text:span text:style-name="T273">@param</text:span><text:span text:style-name="T252"> requestMessage the </text:span><text:span text:style-name="T262">{@link Message}</text:span></text:p>
      <text:p text:style-name="P237"><text:span text:style-name="T252"><text:tab/> <text:s text:c="2"/>* </text:span><text:span text:style-name="T273">@param</text:span><text:span text:style-name="T252"> responseBuilder the builder for the response message</text:span></text:p>
      <text:p text:style-name="P237"><text:span text:style-name="T252"><text:tab/> <text:s text:c="2"/>* </text:span><text:span text:style-name="T273">@return</text:span><text:span text:style-name="T252"> the response </text:span><text:span text:style-name="T262">{@link PushStream}</text:span><text:span text:style-name="T252">, must not be null</text:span></text:p>
      <text:p text:style-name="P210"><text:tab/> <text:s text:c="2"/>*/</text:p>
      <text:p text:style-name="P237"><text:span text:style-name="T136"><text:tab/> <text:s/></text:span><text:span text:style-name="T240">public</text:span><text:span text:style-name="T136"> PushStream&lt;Message&gt; handleResponses(Message </text:span><text:span text:style-name="T278">requestMessage</text:span><text:span text:style-name="T136">, MessageBuilder </text:span><text:span text:style-name="T278">responseBuilder</text:span><text:span text:style-name="T136">);</text:span></text:p>
      <text:p text:style-name="P204"/>
      <text:p text:style-name="P35">}</text:p>
      <text:p text:style-name="P75"/>
      <text:p text:style-name="P344">The handling of the use-case works like the one for a single response. <text:span text:style-name="T464">So the services must be provided by the user. </text:span></text:p>
      <text:p text:style-name="P344">In addition to that, the implementation is also responsible to handle the push stream events for closing a stream or error <text:span text:style-name="T464">correctly. </text:span><text:span text:style-name="T516">It might be possible that a special message needs to be arranged to provide information, when the returned PushStream closes or gets an error.</text:span></text:p>
      <text:p text:style-name="P6"/>
      <text:h text:style-name="P359" text:outline-level="2">Acknowledgment</text:h>
      <text:p text:style-name="P163"><text:span text:style-name="T209">Messag</text:span><text:span text:style-name="T213">e protocol</text:span><text:span text:style-name="T209"> implementations </text:span><text:span text:style-name="T211">may </text:span><text:span text:style-name="T209">support acknowledgment and rejection of messages. </text:span><text:span text:style-name="T215">It must me clarified that like acknowledgment, rejection is a special behavior in several systems, that</text:span><text:span text:style-name="T209"> will </text:span><text:span text:style-name="T118">force</text:span><text:span text:style-name="T209"> re-delivery of the message in the </text:span><text:span text:style-name="T215">corresponding messaging </text:span><text:span text:style-name="T209">system. </text:span><text:span text:style-name="T215">Simply not acknowledging a message doesn’t necessarily leads to the same situation. Because of that this specification make a difference between acknowledgment and rejection.</text:span></text:p>
      <text:p text:style-name="P163"><text:span text:style-name="T209">There </text:span><text:span text:style-name="T213">also </text:span><text:span text:style-name="T209">may be different reasons to influence the decision, if or when to acknowledge a message or not. </text:span><text:span text:style-name="T213">The messaging specification introduces an API to deal with such cases.</text:span></text:p>
      <text:p text:style-name="P159"><text:span text:style-name="T209">I</text:span><text:span text:style-name="T205">f an implementation </text:span><text:span text:style-name="T211">supports </text:span><text:span text:style-name="T205">acknowledgment, the feature “</text:span><text:span text:style-name="T373">acknowledge</text:span><text:span text:style-name="T205">” must be provided. <text:s/></text:span><text:span text:style-name="T213">In that case it has to follow the specified rules in the next sections. Acknowledgment is an optional behavior in the messaging specification. An implementation announces this functionality using the feature value from above.</text:span></text:p>
      <text:p text:style-name="P157"><text:span text:style-name="T213">T</text:span><text:span text:style-name="T205">his acknowledge functionality must support two different cases:</text:span></text:p>
      <text:list xml:id="list2514001241" text:style-name="L16">
        <text:list-item>
          <text:p text:style-name="P428"><text:span text:style-name="T119">D</text:span><text:span text:style-name="T214">irect </text:span><text:span text:style-name="T119">A</text:span><text:span text:style-name="T214">cknowledgment </text:span></text:p>
        </text:list-item>
        <text:list-item>
          <text:p text:style-name="P428"><text:span text:style-name="T119">P</text:span><text:span text:style-name="T214">rogrammatic </text:span><text:span text:style-name="T119">A</text:span><text:span text:style-name="T214">cknowledgment</text:span></text:p>
        </text:list-item>
      </text:list>
      <text:p text:style-name="P315"/>
      <text:h text:style-name="P375" text:outline-level="3">Direct Acknowledgment</text:h>
      <text:p text:style-name="P161"><text:span text:style-name="T481">Direct acknowledgment happens directly, when the message arrives in a subscriber. Usually the implementations handle acknowledgment at this state. This means, that acknowledgment or rejection of message happens, before a message will published in </text:span><text:span text:style-name="T76">the</text:span><text:span text:style-name="T481"> PushStream or not.</text:span></text:p>
      <text:p text:style-name="P160">The Acknowledge Message Context Builder provides the possibility to setup a custom handling for direct acknowledging or rejecting messages. So a special message or message context instance can be created and supplied to the Subscriber.</text:p>
      <text:p text:style-name="P160">An implementation may also provide a possibility to pre-define acknowledgment behavior using the Configurator or Configuration Admin. This configured acknowledgment could then be available for the corresponding instance.</text:p>
      <text:h text:style-name="P376" text:outline-level="3"><text:soft-page-break/>Programmatic Acknowledgment</text:h>
      <text:p text:style-name="P161"><text:span text:style-name="T481">This kind of handling rejecting or acknowledging messages </text:span><text:span text:style-name="T482">can be when the message is already in the PushStream. If an implementation supports acknowledgment, messages must contain a message context, that is also of the interface type AcknowledgeM</text:span><text:span text:style-name="T77">e</text:span><text:span text:style-name="T482">ssageContext. </text:span></text:p>
      <text:p text:style-name="P162">As long there is a message, there is the possibility to case to that context type, that provides an acknowledging handler. With that handler acknowledgment and rejection can be done using the corresponding methods <text:span text:style-name="T338">acknowledge</text:span> or <text:span text:style-name="T338">reject</text:span><text:span text:style-name="T218">.</text:span></text:p>
      <text:h text:style-name="P377" text:outline-level="3">Capability</text:h>
      <text:p text:style-name="P156">Implementation that wants to provide the acknowledge feature must provide the <text:span text:style-name="T435">osgi.implementation</text:span> capability with the name <text:span text:style-name="T435">osgi.messaging.acknowledge</text:span>. The capability must declare a uses constraint for the messaging package . The version of the capability must match the version of the specification. </text:p>
      <text:p text:style-name="P68"><text:span text:style-name="T185">Provide-Capability</text:span><text:span text:style-name="T136">: osgi.implementation;</text:span></text:p>
      <text:p text:style-name="P223"><text:s text:c="7"/>osgi.implementation="osgi.messaging.acknowledge";</text:p>
      <text:p text:style-name="P223"><text:s text:c="7"/>uses:="org.osgi.service.messaging, org.osgi.service.messaging.acknowledge";</text:p>
      <text:p text:style-name="P385"><text:s text:c="7"/>version:Version="1.0"</text:p>
      <text:p text:style-name="P394"/>
      <text:h text:style-name="Heading_20_3" text:outline-level="3">Acknowledge Message Context Builder</text:h>
      <text:p text:style-name="P158"><text:span text:style-name="T210">T</text:span><text:span text:style-name="T214">o ease the configuration and the handling if acknowledgment, an acknowledge message context builder service must be provided in addition to the already known one. This service must be registered under the following </text:span><text:span text:style-name="T212">interface:</text:span></text:p>
      <text:p text:style-name="P407">/**</text:p>
      <text:p text:style-name="P237"><text:span text:style-name="T252"><text:s/>* Builder for the </text:span><text:span text:style-name="T262">{@link MessageContext}</text:span><text:span text:style-name="T252"> that is capable to handle</text:span></text:p>
      <text:p text:style-name="P210"><text:s/>* direct acknowledging/rejection of messages.</text:p>
      <text:p text:style-name="P210"><text:s/>* This builder supports the programmatic way of declaring</text:p>
      <text:p text:style-name="P237"><text:span text:style-name="T252"><text:s/>* </text:span><text:span text:style-name="T253">ack</text:span><text:span text:style-name="T252">/reject behavior as well a using services. </text:span></text:p>
      <text:p text:style-name="P210"><text:s/>*/</text:p>
      <text:p text:style-name="P237"><text:span text:style-name="T240">public</text:span><text:span text:style-name="T136"> </text:span><text:span text:style-name="T240">interface</text:span><text:span text:style-name="T136"> AcknowledeMessageContextBuilder {</text:span></text:p>
      <text:p text:style-name="P223"><text:tab/></text:p>
      <text:p text:style-name="P237"><text:span text:style-name="T136"><text:tab/> <text:s text:c="3"/></text:span><text:span text:style-name="T252">/**</text:span></text:p>
      <text:p text:style-name="P262"><text:span text:style-name="T252"><text:tab/> </text:span><text:span text:style-name="T136"><text:s text:c="4"/></text:span><text:span text:style-name="T252">* A consumer that is called to do custom acknowledge logic. </text:span></text:p>
      <text:p text:style-name="P262"><text:span text:style-name="T252"><text:tab/> </text:span><text:span text:style-name="T136"><text:s text:c="4"/></text:span><text:span text:style-name="T252">* It gets the </text:span><text:span text:style-name="T262">{@link Message}</text:span><text:span text:style-name="T252"> as parameter. To trigger </text:span></text:p>
      <text:p text:style-name="P262"><text:span text:style-name="T252"><text:tab/> </text:span><text:span text:style-name="T136"><text:s text:c="4"/></text:span><text:span text:style-name="T252">* acknowledgement or rejection, callers can access</text:span></text:p>
      <text:p text:style-name="P262"><text:span text:style-name="T252"><text:tab/> </text:span><text:span text:style-name="T136"><text:s text:c="4"/></text:span><text:span text:style-name="T252">* the </text:span><text:span text:style-name="T262">{@link AcknowledgeHandler}</text:span><text:span text:style-name="T252"> using the </text:span><text:span text:style-name="T262">{@link AcknowledgeMessageContext}</text:span><text:span text:style-name="T252"> </text:span></text:p>
      <text:p text:style-name="P262"><text:span text:style-name="T252"><text:tab/> </text:span><text:span text:style-name="T136"><text:s text:c="4"/></text:span><text:span text:style-name="T252">* of the message.</text:span></text:p>
      <text:p text:style-name="P262"><text:span text:style-name="T252"><text:tab/> </text:span><text:span text:style-name="T136"><text:s text:c="4"/></text:span><text:span text:style-name="T252">* This handler is only called, if no filter configuration is provided.</text:span></text:p>
      <text:p text:style-name="P262"><text:span text:style-name="T252"><text:tab/> </text:span><text:span text:style-name="T136"><text:s text:c="4"/></text:span><text:span text:style-name="T252">* If postAcknowledge or/and postReject consumers are defined, </text:span></text:p>
      <text:p text:style-name="P262"><text:span text:style-name="T252"><text:tab/> </text:span><text:span text:style-name="T136"><text:s text:c="4"/></text:span><text:span text:style-name="T252">* they will be called after this handler.</text:span></text:p>
      <text:p text:style-name="P262"><text:span text:style-name="T252"><text:tab/> </text:span><text:span text:style-name="T136"><text:s text:c="4"/></text:span><text:span text:style-name="T252">* </text:span><text:span text:style-name="T273">@param</text:span><text:span text:style-name="T252"> acknowledgeHandler the consumer that provides the </text:span><text:span text:style-name="T262">{@link Message}</text:span><text:span text:style-name="T252"> as parameter</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handleAcknowledge(Consumer&lt;Message&gt; </text:span><text:span text:style-name="T278">acknowledgeHandler</text:span><text:span text:style-name="T136">);</text:span></text:p>
      <text:p text:style-name="P223"><text:tab/></text:p>
      <text:p text:style-name="P262"><text:span text:style-name="T136"><text:tab/> <text:s text:c="3"/></text:span><text:span text:style-name="T252">/**</text:span></text:p>
      <text:p text:style-name="P262"><text:span text:style-name="T252"><text:tab/> </text:span><text:span text:style-name="T136"><text:s text:c="4"/></text:span><text:span text:style-name="T252">* A service with </text:span><text:span text:style-name="T262">{@link java.util.function.Consumer}</text:span><text:span text:style-name="T252"> as interface</text:span></text:p>
      <text:p text:style-name="P262"><text:span text:style-name="T252"><text:tab/> </text:span><text:span text:style-name="T136"><text:s text:c="4"/></text:span><text:span text:style-name="T252">* and parameter type </text:span><text:span text:style-name="T262">{@link Message}</text:span><text:span text:style-name="T252">, that matches the provided target filter,</text:span></text:p>
      <text:p text:style-name="P262"><text:span text:style-name="T252"><text:tab/> </text:span><text:span text:style-name="T136"><text:s text:c="4"/></text:span><text:span text:style-name="T252">* is called to do custom acknowledge logic. </text:span></text:p>
      <text:p text:style-name="P262"><text:span text:style-name="T252"><text:tab/> </text:span><text:span text:style-name="T136"><text:s text:c="4"/></text:span><text:span text:style-name="T252">* It gets the </text:span><text:span text:style-name="T262">{@link Message}</text:span><text:span text:style-name="T252"> as parameter. To trigger acknowledgement or rejection, </text:span></text:p>
      <text:p text:style-name="P262"><text:span text:style-name="T252"><text:tab/> </text:span><text:span text:style-name="T136"><text:s text:c="4"/></text:span><text:span text:style-name="T252">* callers can access the </text:span><text:span text:style-name="T262">{@link AcknowledgeHandler}</text:span><text:span text:style-name="T252"> using </text:span></text:p>
      <text:p text:style-name="P262"><text:span text:style-name="T252"><text:tab/> </text:span><text:span text:style-name="T136"><text:s text:c="4"/></text:span><text:span text:style-name="T252">* the </text:span><text:span text:style-name="T262">{@link AcknowledgeMessageContext}</text:span><text:span text:style-name="T252"> of the message.</text:span></text:p>
      <text:p text:style-name="P262"><text:span text:style-name="T252"><text:tab/> </text:span><text:span text:style-name="T136"><text:s text:c="4"/></text:span><text:span text:style-name="T252">* This handler is called after filtering, if provided.</text:span></text:p>
      <text:p text:style-name="P262"><text:span text:style-name="T252"><text:tab/> </text:span><text:span text:style-name="T136"><text:s text:c="4"/></text:span><text:span text:style-name="T252">* If postAcknowledge or/and postReject consumers are defined, </text:span></text:p>
      <text:p text:style-name="P262"><text:span text:style-name="T252"><text:tab/> </text:span><text:span text:style-name="T136"><text:s text:c="4"/></text:span><text:span text:style-name="T252">* they will be called after this handler.</text:span></text:p>
      <text:p text:style-name="P262"><text:span text:style-name="T252"><text:tab/> </text:span><text:span text:style-name="T136"><text:s text:c="4"/></text:span><text:span text:style-name="T252">* </text:span><text:span text:style-name="T273">@param</text:span><text:span text:style-name="T252"> acknowledgeHandlerTarget the target filter for the consumer service</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handleAcknowledge(String </text:span><text:span text:style-name="T278">acknowledgeHandlerTarget</text:span><text:span text:style-name="T136">);</text:span></text:p>
      <text:p text:style-name="P204"/>
      <text:p text:style-name="P262"><text:soft-page-break/><text:span text:style-name="T136"><text:tab/> <text:s text:c="3"/></text:span><text:span text:style-name="T252">/**</text:span></text:p>
      <text:p text:style-name="P262"><text:span text:style-name="T252"><text:tab/> </text:span><text:span text:style-name="T136"><text:s text:c="4"/></text:span><text:span text:style-name="T252">* Defines a </text:span><text:span text:style-name="T262">{@link Predicate}</text:span><text:span text:style-name="T252"> to test receiving message to either acknowledge or reject.</text:span></text:p>
      <text:p text:style-name="P262"><text:span text:style-name="T252"><text:tab/> </text:span><text:span text:style-name="T136"><text:s text:c="4"/></text:span><text:span text:style-name="T252">* If the test of the predicate is </text:span><text:span text:style-name="T276">&lt;code&gt;</text:span><text:span text:style-name="T252">true</text:span><text:span text:style-name="T276">&lt;/code&gt;</text:span><text:span text:style-name="T252">, the message will be acknowledged, </text:span></text:p>
      <text:p text:style-name="P262"><text:span text:style-name="T252"><text:tab/> </text:span><text:span text:style-name="T136"><text:s text:c="4"/></text:span><text:span text:style-name="T252">* otherwise rejected using the implementation specific logic. </text:span></text:p>
      <text:p text:style-name="P262"><text:span text:style-name="T252"><text:tab/> </text:span><text:span text:style-name="T136"><text:s text:c="4"/></text:span><text:span text:style-name="T252">* If postAcknowledge or/and postReject consumers are set, they will be called after that.</text:span></text:p>
      <text:p text:style-name="P262"><text:span text:style-name="T252"><text:tab/> </text:span><text:span text:style-name="T136"><text:s text:c="4"/></text:span><text:span text:style-name="T252">* The filter is called before a handleAcknowledge definition, if provided.</text:span></text:p>
      <text:p text:style-name="P262"><text:span text:style-name="T252"><text:tab/> </text:span><text:span text:style-name="T136"><text:s text:c="4"/></text:span><text:span text:style-name="T252">* </text:span><text:span text:style-name="T273">@param</text:span><text:span text:style-name="T252"> acknowledgeFilter the predicate to test the message</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filterAcknowledge(Predicate&lt;Message&gt; </text:span><text:span text:style-name="T278">acknowledgeFilter</text:span><text:span text:style-name="T136">);</text:span></text:p>
      <text:p text:style-name="P223"><text:tab/></text:p>
      <text:p text:style-name="P262"><text:span text:style-name="T136"><text:tab/> <text:s text:c="3"/></text:span><text:span text:style-name="T252">/**</text:span></text:p>
      <text:p text:style-name="P262"><text:span text:style-name="T252"><text:tab/> </text:span><text:span text:style-name="T136"><text:s text:c="4"/></text:span><text:span text:style-name="T252">* A service with </text:span><text:span text:style-name="T262">{@link java.util.function.Predicate}</text:span><text:span text:style-name="T252"> as interface</text:span></text:p>
      <text:p text:style-name="P262"><text:span text:style-name="T252"><text:tab/> </text:span><text:span text:style-name="T136"><text:s text:c="4"/></text:span><text:span text:style-name="T252">* and parameter type </text:span><text:span text:style-name="T262">{@link Message}</text:span><text:span text:style-name="T252">, that matches the provided target filter,</text:span></text:p>
      <text:p text:style-name="P262"><text:span text:style-name="T252"><text:tab/> </text:span><text:span text:style-name="T136"><text:s text:c="4"/></text:span><text:span text:style-name="T252">* is called to test receiving message to either acknowledge or reject.</text:span></text:p>
      <text:p text:style-name="P262"><text:span text:style-name="T252"><text:tab/> </text:span><text:span text:style-name="T136"><text:s text:c="4"/></text:span><text:span text:style-name="T252">* If the test of the predicate is </text:span><text:span text:style-name="T276">&lt;code&gt;</text:span><text:span text:style-name="T252">true</text:span><text:span text:style-name="T276">&lt;/code&gt;</text:span><text:span text:style-name="T252">, the message will be acknowledged, </text:span></text:p>
      <text:p text:style-name="P262"><text:span text:style-name="T252"><text:tab/> </text:span><text:span text:style-name="T136"><text:s text:c="4"/></text:span><text:span text:style-name="T252">* otherwise rejected using the implementation specific logic. </text:span></text:p>
      <text:p text:style-name="P262"><text:span text:style-name="T252"><text:tab/> </text:span><text:span text:style-name="T136"><text:s text:c="4"/></text:span><text:span text:style-name="T252">* If postAcknowledge or/and postReject consumers are set, they will be called after that.</text:span></text:p>
      <text:p text:style-name="P262"><text:span text:style-name="T252"><text:tab/> </text:span><text:span text:style-name="T136"><text:s text:c="4"/></text:span><text:span text:style-name="T252">* The filter is called before a handleAcknowledge definition, if provided.</text:span></text:p>
      <text:p text:style-name="P262"><text:span text:style-name="T252"><text:tab/> </text:span><text:span text:style-name="T136"><text:s text:c="4"/></text:span><text:span text:style-name="T252">* </text:span><text:span text:style-name="T273">@param</text:span><text:span text:style-name="T252"> acknowledgeFilterTarget the target filter for the </text:span><text:span text:style-name="T262">Predicate</text:span><text:span text:style-name="T252"> service</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filterAcknowledge(String </text:span><text:span text:style-name="T278">acknowledgeFilterTarget</text:span><text:span text:style-name="T136">);</text:span></text:p>
      <text:p text:style-name="P204"/>
      <text:p text:style-name="P262"><text:span text:style-name="T136"><text:tab/> <text:s text:c="3"/></text:span><text:span text:style-name="T252">/**</text:span></text:p>
      <text:p text:style-name="P262"><text:span text:style-name="T252"><text:tab/> </text:span><text:span text:style-name="T136"><text:s text:c="4"/></text:span><text:span text:style-name="T252">* A consumer that is called to do custom logic after</text:span></text:p>
      <text:p text:style-name="P262"><text:span text:style-name="T252"><text:tab/> </text:span><text:span text:style-name="T136"><text:s text:c="4"/></text:span><text:span text:style-name="T252">* acknowledging messages. </text:span></text:p>
      <text:p text:style-name="P262"><text:span text:style-name="T252"><text:tab/> </text:span><text:span text:style-name="T136"><text:s text:c="4"/></text:span><text:span text:style-name="T252">* That consumer is called either, if a acknowledge filter returns</text:span></text:p>
      <text:p text:style-name="P262"><text:span text:style-name="T252"><text:tab/> </text:span><text:span text:style-name="T136"><text:s text:c="4"/></text:span><text:span text:style-name="T252">* </text:span><text:span text:style-name="T276">&lt;code&gt;</text:span><text:span text:style-name="T252">true</text:span><text:span text:style-name="T276">&lt;/code&gt;</text:span><text:span text:style-name="T252"> or a acknowledge handler calls the acknowledge method.</text:span></text:p>
      <text:p text:style-name="P262"><text:span text:style-name="T252"><text:tab/> </text:span><text:span text:style-name="T136"><text:s text:c="4"/></text:span><text:span text:style-name="T252">* Depending on the message's </text:span><text:span text:style-name="T262">{@link AcknowledgeType}</text:span><text:span text:style-name="T252">, this callback can handle </text:span></text:p>
      <text:p text:style-name="P262"><text:span text:style-name="T252"><text:tab/> </text:span><text:span text:style-name="T136"><text:s text:c="4"/></text:span><text:span text:style-name="T252">* acknowledgement or rejection.</text:span></text:p>
      <text:p text:style-name="P262"><text:span text:style-name="T252"><text:tab/> </text:span><text:span text:style-name="T136"><text:s text:c="4"/></text:span><text:span text:style-name="T252">* </text:span><text:span text:style-name="T273">@param</text:span><text:span text:style-name="T252"> ackowledgeConsumer the consumer that handles post acknowledge</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postAcknowledge(Consumer&lt;Message&gt; </text:span><text:span text:style-name="T278">ackowledgeConsumer</text:span><text:span text:style-name="T136">);</text:span></text:p>
      <text:p text:style-name="P223"><text:tab/></text:p>
      <text:p text:style-name="P262"><text:span text:style-name="T136"><text:tab/> <text:s text:c="3"/></text:span><text:span text:style-name="T252">/**</text:span></text:p>
      <text:p text:style-name="P262"><text:span text:style-name="T252"><text:tab/> </text:span><text:span text:style-name="T136"><text:s text:c="4"/></text:span><text:span text:style-name="T252">* A service with interface </text:span><text:span text:style-name="T262">{@link Consumer}</text:span><text:span text:style-name="T252"> and parameter type </text:span><text:span text:style-name="T262">{@link Message}</text:span></text:p>
      <text:p text:style-name="P262"><text:span text:style-name="T252"><text:tab/> </text:span><text:span text:style-name="T136"><text:s text:c="4"/></text:span><text:span text:style-name="T252">* is called, if the service properties matches the provided target filter.</text:span></text:p>
      <text:p text:style-name="P262"><text:span text:style-name="T252"><text:tab/> </text:span><text:span text:style-name="T136"><text:s text:c="4"/></text:span><text:span text:style-name="T252">* Then the consumer is called to do custom logic after</text:span></text:p>
      <text:p text:style-name="P262"><text:span text:style-name="T252"><text:tab/> </text:span><text:span text:style-name="T136"><text:s text:c="4"/></text:span><text:span text:style-name="T252">* acknowledging messages. </text:span></text:p>
      <text:p text:style-name="P262"><text:span text:style-name="T252"><text:tab/> </text:span><text:span text:style-name="T136"><text:s text:c="4"/></text:span><text:span text:style-name="T252">* That consumer is called either, if a acknowledge filter returns</text:span></text:p>
      <text:p text:style-name="P262"><text:span text:style-name="T252"><text:tab/> </text:span><text:span text:style-name="T136"><text:s text:c="4"/></text:span><text:span text:style-name="T252">* </text:span><text:span text:style-name="T276">&lt;code&gt;</text:span><text:span text:style-name="T252">true</text:span><text:span text:style-name="T276">&lt;/code&gt;</text:span><text:span text:style-name="T252"> or a acknowledge handler calls the acknowledge method.</text:span></text:p>
      <text:p text:style-name="P262"><text:span text:style-name="T252"><text:tab/> </text:span><text:span text:style-name="T136"><text:s text:c="4"/></text:span><text:span text:style-name="T252">* Depending on the message's </text:span><text:span text:style-name="T262">{@link AcknowledgeType}</text:span><text:span text:style-name="T252">, this callback can handle </text:span></text:p>
      <text:p text:style-name="P262"><text:span text:style-name="T252"><text:tab/> </text:span><text:span text:style-name="T136"><text:s text:c="4"/></text:span><text:span text:style-name="T252">* acknowledgement or rejection.</text:span></text:p>
      <text:p text:style-name="P262"><text:span text:style-name="T252"><text:tab/> </text:span><text:span text:style-name="T136"><text:s text:c="4"/></text:span><text:span text:style-name="T252">* </text:span><text:span text:style-name="T273">@param</text:span><text:span text:style-name="T252"> ackowledgeConsumer the consumer that handles post acknowledge</text:span></text:p>
      <text:p text:style-name="P262"><text:span text:style-name="T252"><text:tab/> </text:span><text:span text:style-name="T136"><text:s text:c="4"/></text:span><text:span text:style-name="T252">* </text:span><text:span text:style-name="T273">@return</text:span><text:span text:style-name="T252"> the </text:span><text:span text:style-name="T262">{@link AcknowledeMessageContextBuilder}</text:span><text:span text:style-name="T252">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AcknowledeMessageContextBuilder postAcknowledge(String </text:span><text:span text:style-name="T278">ackowledgeConsumerTarget</text:span><text:span text:style-name="T136">);</text:span></text:p>
      <text:p text:style-name="P223"><text:tab/></text:p>
      <text:p text:style-name="P262"><text:span text:style-name="T136"><text:tab/> <text:s text:c="3"/></text:span><text:span text:style-name="T252">/**</text:span></text:p>
      <text:p text:style-name="P262"><text:span text:style-name="T252"><text:tab/> </text:span><text:span text:style-name="T136"><text:s text:c="4"/></text:span><text:span text:style-name="T252">* Returns the message context builder instance, to create a context or message</text:span></text:p>
      <text:p text:style-name="P262"><text:span text:style-name="T252"><text:tab/> </text:span><text:span text:style-name="T136"><text:s text:c="4"/></text:span><text:span text:style-name="T252">* </text:span><text:span text:style-name="T273">@return</text:span><text:span text:style-name="T252"> the message context builder instance</text:span></text:p>
      <text:p text:style-name="P262"><text:span text:style-name="T252"><text:tab/> </text:span><text:span text:style-name="T136"><text:s text:c="4"/></text:span><text:span text:style-name="T252">*/</text:span></text:p>
      <text:p text:style-name="P262"><text:span text:style-name="T136"><text:tab/> <text:s text:c="3"/></text:span><text:span text:style-name="T240">public</text:span><text:span text:style-name="T136"> MessageContextBuilder </text:span><text:span text:style-name="T142">messageContextBuilder</text:span><text:span text:style-name="T136">();</text:span></text:p>
      <text:p text:style-name="P204"/>
      <text:p text:style-name="P44">}</text:p>
      <text:p text:style-name="P44"/>
      <text:p text:style-name="P164"><text:span text:style-name="T484">The builder can be used to define custom handling for acknowledgment and rejection. </text:span><text:span text:style-name="T78">The service properties for this service must b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273">Service Property</text:p>
          </table:table-cell>
          <table:table-cell table:style-name="Tabelle1.A1" office:value-type="string">
            <text:p text:style-name="P273">Type</text:p>
          </table:table-cell>
          <table:table-cell table:style-name="Tabelle1.C1" office:value-type="string">
            <text:p text:style-name="P273">Description</text:p>
          </table:table-cell>
        </table:table-row>
        <table:table-row>
          <table:table-cell table:style-name="Tabelle1.A2" office:value-type="string">
            <text:p text:style-name="P276"><text:span text:style-name="T428">o</text:span><text:span text:style-name="T483">sgi.messaging.name</text:span></text:p>
          </table:table-cell>
          <table:table-cell table:style-name="Tabelle1.A2" office:value-type="string">
            <text:p text:style-name="P271">String</text:p>
          </table:table-cell>
          <table:table-cell table:style-name="Tabelle1.C2" office:value-type="string">
            <text:p text:style-name="P271">Unique name of the messaging instance.</text:p>
          </table:table-cell>
        </table:table-row>
        <table:table-row>
          <table:table-cell table:style-name="Tabelle1.A2" office:value-type="string">
            <text:p text:style-name="P276"><text:span text:style-name="T428">o</text:span><text:span text:style-name="T483">sgi.messaging.protocol</text:span></text:p>
          </table:table-cell>
          <table:table-cell table:style-name="Tabelle1.A2" office:value-type="string">
            <text:p text:style-name="P271">String+</text:p>
          </table:table-cell>
          <table:table-cell table:style-name="Tabelle1.C2" office:value-type="string">
            <text:p text:style-name="P272"><text:span text:style-name="T407">A</text:span><text:span text:style-name="T483">rray of supported protocol strings</text:span></text:p>
          </table:table-cell>
        </table:table-row>
        <text:soft-page-break/>
        <table:table-row>
          <table:table-cell table:style-name="Tabelle1.A2" office:value-type="string">
            <text:p text:style-name="P276"><text:span text:style-name="T428">o</text:span><text:span text:style-name="T483">sgi.messaging.feature</text:span></text:p>
          </table:table-cell>
          <table:table-cell table:style-name="Tabelle1.A2" office:value-type="string">
            <text:p text:style-name="P271">String+</text:p>
          </table:table-cell>
          <table:table-cell table:style-name="Tabelle1.C2" office:value-type="string">
            <text:p text:style-name="P271">Array of supported features. Must contain “<text:span text:style-name="T373">acknowledge</text:span>”</text:p>
          </table:table-cell>
        </table:table-row>
      </table:table>
      <text:p text:style-name="P146"/>
      <text:p text:style-name="P146"/>
      <text:h text:style-name="P380" text:outline-level="3">Acknowledge Message Context</text:h>
      <text:p text:style-name="P146">Implementations must also provide a message context that also implement<text:span text:style-name="T472">s</text:span> <text:span text:style-name="T472">the following interface</text:span>:</text:p>
      <text:p text:style-name="P38"><text:span text:style-name="T251">public</text:span> <text:span text:style-name="T251">interface</text:span> AcknowledgeMessageContext {</text:p>
      <text:p text:style-name="P223"><text:tab/></text:p>
      <text:p text:style-name="P237"><text:span text:style-name="T136"><text:tab/> <text:s text:c="3"/></text:span><text:span text:style-name="T252">/**</text:span></text:p>
      <text:p text:style-name="P260"><text:span text:style-name="T252"><text:tab/> </text:span><text:span text:style-name="T136"><text:s text:c="4"/></text:span><text:span text:style-name="T252">* Returns the state, if a message was acknowledge or not or </text:span></text:p>
      <text:p text:style-name="P260"><text:span text:style-name="T252"><text:tab/> </text:span><text:span text:style-name="T136"><text:s text:c="4"/></text:span><text:span text:style-name="T252">* none of them.</text:span></text:p>
      <text:p text:style-name="P260"><text:span text:style-name="T252"><text:tab/> </text:span><text:span text:style-name="T136"><text:s text:c="4"/></text:span><text:span text:style-name="T252">* </text:span><text:span text:style-name="T273">@return</text:span><text:span text:style-name="T252"> the </text:span><text:span text:style-name="T262">{@link AcknowledgeType}</text:span></text:p>
      <text:p text:style-name="P260"><text:span text:style-name="T252"><text:tab/> </text:span><text:span text:style-name="T136"><text:s text:c="4"/></text:span><text:span text:style-name="T252">*/</text:span></text:p>
      <text:p text:style-name="P430"><text:tab/> <text:s text:c="3"/>AcknowledgeType getAcknowledgeState();</text:p>
      <text:p text:style-name="P204"/>
      <text:p text:style-name="P260"><text:span text:style-name="T136"><text:tab/> <text:s text:c="3"/></text:span><text:span text:style-name="T252">/**</text:span></text:p>
      <text:p text:style-name="P260"><text:span text:style-name="T252"><text:tab/> </text:span><text:span text:style-name="T136"><text:s text:c="4"/></text:span><text:span text:style-name="T252">* Returns the acknowledge handler</text:span></text:p>
      <text:p text:style-name="P260"><text:span text:style-name="T252"><text:tab/> </text:span><text:span text:style-name="T136"><text:s text:c="4"/></text:span><text:span text:style-name="T252">* </text:span><text:span text:style-name="T273">@return</text:span><text:span text:style-name="T252"> the acknowledge handler </text:span><text:span text:style-name="T253">instnace</text:span></text:p>
      <text:p text:style-name="P260"><text:span text:style-name="T252"><text:tab/> </text:span><text:span text:style-name="T136"><text:s text:c="4"/></text:span><text:span text:style-name="T252">*/</text:span></text:p>
      <text:p text:style-name="P430"><text:tab/> <text:s text:c="3"/>AcknowledgeHandler getAcknowledgeHandler();</text:p>
      <text:p text:style-name="P204"/>
      <text:p text:style-name="P38">}</text:p>
      <text:p text:style-name="P38"/>
      <text:p text:style-name="P408">/**</text:p>
      <text:p text:style-name="P210"><text:s/>* Acknowledge types a message can have.</text:p>
      <text:p text:style-name="P237"><text:span text:style-name="T252"><text:s/>* RECEIVED </text:span><text:span text:style-name="T276">-</text:span><text:span text:style-name="T252"> the massage is received, but neither acknowledged nor rejected</text:span></text:p>
      <text:p text:style-name="P237"><text:span text:style-name="T252"><text:s/>* ACKOWLEDGED </text:span><text:span text:style-name="T276">-</text:span><text:span text:style-name="T252"> the message was acknowledged</text:span></text:p>
      <text:p text:style-name="P237"><text:span text:style-name="T252"><text:s/>* REJECTED </text:span><text:span text:style-name="T276">-</text:span><text:span text:style-name="T252"> the message was rejected</text:span></text:p>
      <text:p text:style-name="P237"><text:span text:style-name="T252"><text:s/>* UNSUPPORTED </text:span><text:span text:style-name="T276">-</text:span><text:span text:style-name="T252"> acknowledgement is not supported</text:span></text:p>
      <text:p text:style-name="P237"><text:span text:style-name="T252"><text:s/>* UNKNOWN </text:span><text:span text:style-name="T276">-</text:span><text:span text:style-name="T252"> an unknown state</text:span></text:p>
      <text:p text:style-name="P210"><text:s/>*</text:p>
      <text:p text:style-name="P210"><text:s/>*/</text:p>
      <text:p text:style-name="P237"><text:span text:style-name="T240">public</text:span><text:span text:style-name="T136"> </text:span><text:span text:style-name="T240">enum</text:span><text:span text:style-name="T136"> AcknowledgeType {</text:span></text:p>
      <text:p text:style-name="P204"/>
      <text:p text:style-name="P237"><text:span text:style-name="T136"><text:tab/> <text:s text:c="3"/></text:span><text:span text:style-name="T268">RECEIVED</text:span><text:span text:style-name="T136">,</text:span></text:p>
      <text:p text:style-name="P237"><text:span text:style-name="T136"><text:tab/> <text:s text:c="3"/></text:span><text:span text:style-name="T268">ACKOWLEDGED</text:span><text:span text:style-name="T136">,</text:span></text:p>
      <text:p text:style-name="P237"><text:span text:style-name="T136"><text:tab/> <text:s text:c="3"/></text:span><text:span text:style-name="T268">REJECTED</text:span><text:span text:style-name="T136">,</text:span></text:p>
      <text:p text:style-name="P237"><text:span text:style-name="T136"><text:tab/> <text:s text:c="3"/></text:span><text:span text:style-name="T268">UNSUPPORTED</text:span><text:span text:style-name="T136">,</text:span></text:p>
      <text:p text:style-name="P237"><text:span text:style-name="T136"><text:tab/> <text:s text:c="3"/></text:span><text:span text:style-name="T268">UNKNOWN</text:span><text:span text:style-name="T136">;</text:span></text:p>
      <text:p text:style-name="P204"/>
      <text:p text:style-name="P38">}</text:p>
      <text:p text:style-name="P165"><text:span text:style-name="T485">With this interface</text:span> <text:span text:style-name="T485">it is possible to get the current acknowledging state from a message. Implementations are responsible to reflect the correct </text:span><text:span text:style-name="T344">AcknowledgeType </text:span><text:span text:style-name="T234">over the </text:span><text:span text:style-name="T344">getAcknowledgeState </text:span><text:span text:style-name="T234">method in the context, whenever a rejection or acknowledgment </text:span><text:span text:style-name="T114">was</text:span><text:span text:style-name="T234"> triggered.</text:span></text:p>
      <text:h text:style-name="Heading_20_3" text:outline-level="3"><text:span text:style-name="T486">Direct </text:span>Acknowledge <text:span text:style-name="T132">Handling</text:span></text:h>
      <text:p text:style-name="P144"><text:span text:style-name="T470">Acknowledgment u</text:span>sually happens directly when the implementation receives the message. So this logic is called, before messages <text:span text:style-name="T366">where published to the PushEventSource.</text:span></text:p>
      <text:p text:style-name="P89"><text:span text:style-name="T137"><text:tab/></text:span><text:span text:style-name="T369">@Reference</text:span><text:span text:style-name="T137"><text:tab/></text:span></text:p>
      <text:p text:style-name="P89"><text:span text:style-name="T148">Acknowledg</text:span><text:span text:style-name="T152">e</text:span><text:span text:style-name="T148">MessageContextBuilder </text:span><text:span text:style-name="T294">amcb</text:span><text:span text:style-name="T148">;</text:span></text:p>
      <text:p text:style-name="P389"/>
      <text:p text:style-name="P389">...</text:p>
      <text:p text:style-name="P389"/>
      <text:p text:style-name="P232">MessageContext <text:span text:style-name="T277">ctx</text:span> = <text:span text:style-name="T277">amcb</text:span>.filterAcknowledge(<text:span text:style-name="T251">this</text:span>::isGoodMessage)</text:p>
      <text:p text:style-name="P253"><text:span text:style-name="T136"><text:tab/><text:tab/><text:tab/><text:tab/> <text:s text:c="21"/>.postAcknowledge((</text:span><text:span text:style-name="T278">m</text:span><text:span text:style-name="T136">)-&gt;{</text:span></text:p>
      <text:p text:style-name="P253"><text:span text:style-name="T136"><text:tab/><text:tab/><text:tab/><text:tab/><text:tab/><text:tab/><text:tab/> <text:s text:c="23"/>AcknowledgeMessageContext </text:span><text:span text:style-name="T278">amc</text:span><text:span text:style-name="T136"> = (AcknowledgeMessageContext) </text:span><text:span text:style-name="T278">m</text:span><text:span text:style-name="T136">.getContext();</text:span></text:p>
      <text:p text:style-name="P237"><text:span text:style-name="T136"><text:tab/><text:tab/><text:tab/><text:tab/><text:tab/> <text:s text:c="23"/></text:span><text:span text:style-name="T240">switch</text:span><text:span text:style-name="T136"> (</text:span><text:span text:style-name="T278">amc</text:span><text:span text:style-name="T136">.getAcknowledgeState()) {</text:span></text:p>
      <text:p text:style-name="P237"><text:span text:style-name="T136"><text:tab/><text:tab/><text:tab/><text:tab/><text:tab/> <text:s text:c="25"/></text:span><text:span text:style-name="T240">case</text:span><text:span text:style-name="T136"> </text:span><text:span text:style-name="T268">ACKOWLEDGED</text:span><text:span text:style-name="T136">:</text:span></text:p>
      <text:p text:style-name="P237"><text:span text:style-name="T136"><text:tab/><text:tab/><text:tab/><text:tab/><text:tab/><text:tab/> <text:s text:c="27"/>System.</text:span><text:span text:style-name="T268">out</text:span><text:span text:style-name="T136">.println(</text:span><text:span text:style-name="T353">"Store Acknowledged Message"</text:span><text:span text:style-name="T136">);</text:span></text:p>
      <text:p text:style-name="P237"><text:soft-page-break/><text:span text:style-name="T136"><text:tab/><text:tab/><text:tab/><text:tab/><text:tab/><text:tab/> <text:s text:c="27"/></text:span><text:span text:style-name="T240">break</text:span><text:span text:style-name="T136">;</text:span></text:p>
      <text:p text:style-name="P237"><text:span text:style-name="T136"><text:tab/> <text:s text:c="25"/></text:span><text:span text:style-name="T240">case</text:span><text:span text:style-name="T136"> </text:span><text:span text:style-name="T268">REJECTED</text:span><text:span text:style-name="T136">:</text:span></text:p>
      <text:p text:style-name="P237"><text:span text:style-name="T136"><text:tab/><text:tab/><text:tab/><text:tab/><text:tab/><text:tab/> <text:s text:c="27"/>System.</text:span><text:span text:style-name="T268">out</text:span><text:span text:style-name="T136">.println(</text:span><text:span text:style-name="T353">"Log Rejected Message"</text:span><text:span text:style-name="T136">);</text:span></text:p>
      <text:p text:style-name="P253"><text:span text:style-name="T136"><text:tab/><text:tab/><text:tab/><text:tab/><text:tab/><text:tab/><text:tab/><text:tab/><text:tab/><text:tab/><text:tab/><text:tab/><text:tab/><text:tab/><text:tab/><text:tab/><text:tab/><text:tab/><text:tab/><text:tab/><text:tab/><text:tab/><text:tab/><text:tab/><text:tab/><text:tab/> <text:s text:c="27"/></text:span><text:span text:style-name="T240">break</text:span><text:span text:style-name="T136">;</text:span></text:p>
      <text:p text:style-name="P237"><text:span text:style-name="T136"><text:tab/><text:tab/><text:tab/><text:tab/><text:tab/> <text:s text:c="25"/></text:span><text:span text:style-name="T240">default</text:span><text:span text:style-name="T136">:</text:span></text:p>
      <text:p text:style-name="P237"><text:span text:style-name="T136"><text:tab/> <text:tab/><text:tab/><text:tab/> <text:s text:c="5"/></text:span><text:span text:style-name="T240">break</text:span><text:span text:style-name="T136">;</text:span></text:p>
      <text:p text:style-name="P223"><text:tab/> <text:s text:c="23"/>}</text:p>
      <text:p text:style-name="P223"><text:tab/><text:tab/><text:tab/><text:tab/> <text:s text:c="21"/>})</text:p>
      <text:p text:style-name="P223"><text:tab/><text:tab/><text:tab/><text:tab/> <text:s text:c="21"/>.messageContextBuilder()</text:p>
      <text:p text:style-name="P237"><text:span text:style-name="T136"><text:tab/><text:tab/><text:tab/><text:tab/> <text:s text:c="21"/>.channel(</text:span><text:span text:style-name="T353">"foo-topic"</text:span><text:span text:style-name="T136">)</text:span></text:p>
      <text:p text:style-name="P232"><text:tab/> <text:s text:c="21"/>.buildContext();</text:p>
      <text:p text:style-name="P223"><text:tab/><text:tab/></text:p>
      <text:p text:style-name="P237"><text:span text:style-name="T136"><text:tab/><text:tab/>MessageSubscription </text:span><text:span text:style-name="T278">subscription</text:span><text:span text:style-name="T136"> = </text:span><text:span text:style-name="T240">...</text:span><text:span text:style-name="T136">;</text:span></text:p>
      <text:p text:style-name="P65"><text:span text:style-name="T136"><text:tab/><text:tab/>PushStream&lt;Message&gt; </text:span><text:span text:style-name="T278">ps</text:span><text:span text:style-name="T136"> = </text:span><text:span text:style-name="T278">subscription</text:span><text:span text:style-name="T136">.</text:span><text:span text:style-name="T142">subscribe</text:span><text:span text:style-name="T136">(</text:span><text:span text:style-name="T278">ctx</text:span><text:span text:style-name="T136">);</text:span></text:p>
      <text:p text:style-name="P36"/>
      <text:p text:style-name="P144">This configuration uses <text:span text:style-name="T62">an</text:span> automatically <text:span text:style-name="T367">acknowledgment/</text:span>rejection of messages, depending on the result of the provided filter result of <text:span text:style-name="T338">isGoodMessage</text:span> . <text:s/>Right after doing the internal <text:span text:style-name="T367">acknowledgment</text:span> or rejection, the provided <text:span text:style-name="T338">postAcknowledge</text:span> consumer <text:span text:style-name="T470">callback</text:span> <text:span text:style-name="T80">is</text:span> <text:span text:style-name="T62">executed</text:span>. <text:span text:style-name="T471">Th</text:span><text:span text:style-name="T80">is</text:span><text:span text:style-name="T471"> post-method </text:span><text:span text:style-name="T488">is</text:span><text:span text:style-name="T471"> useful, to determine, which messages are acknowledged or rejected. At least you can log these messages.</text:span></text:p>
      <text:h text:style-name="P381" text:outline-level="3"><text:span text:style-name="T486">Service-based Direct </text:span>Acknowledge <text:span text:style-name="T132">Handling</text:span></text:h>
      <text:p text:style-name="P124">Like in the example before, the used predicate implementation can also be registered as an OSGi service. Taken this service component:</text:p>
      <text:p text:style-name="P20"><text:tab/></text:p>
      <text:p text:style-name="P195"><text:span text:style-name="T148"><text:tab/></text:span><text:span text:style-name="T369">@Component</text:span><text:span text:style-name="T148">(property = </text:span><text:span text:style-name="T354">"</text:span><text:span text:style-name="T358">foo</text:span><text:span text:style-name="T354">=</text:span><text:span text:style-name="T355">bar</text:span><text:span text:style-name="T354">"</text:span><text:span text:style-name="T148">)</text:span></text:p>
      <text:p text:style-name="P237"><text:span text:style-name="T136"><text:tab/></text:span><text:span text:style-name="T240">public</text:span><text:span text:style-name="T136"> </text:span><text:span text:style-name="T240">class</text:span><text:span text:style-name="T136"> JsonPredicate </text:span><text:span text:style-name="T240">implements</text:span><text:span text:style-name="T136"> Predicate&lt;Message&gt; {</text:span></text:p>
      <text:p text:style-name="P204"/>
      <text:p text:style-name="P237"><text:span text:style-name="T136"><text:tab/><text:tab/> <text:s/></text:span><text:span text:style-name="T368">@Override</text:span></text:p>
      <text:p text:style-name="P237"><text:span text:style-name="T136"><text:tab/> <text:s/></text:span><text:span text:style-name="T240">public</text:span><text:span text:style-name="T136"> </text:span><text:span text:style-name="T240">boolean</text:span><text:span text:style-name="T136"> test(Message </text:span><text:span text:style-name="T278">m</text:span><text:span text:style-name="T136">) </text:span><text:span text:style-name="T240">throws</text:span><text:span text:style-name="T136"> Exception {</text:span></text:p>
      <text:p text:style-name="P237"><text:span text:style-name="T136"><text:tab/> <text:s text:c="3"/></text:span><text:span text:style-name="T240">return</text:span><text:span text:style-name="T136"> </text:span><text:span text:style-name="T278">m</text:span><text:span text:style-name="T136">.getContext().getContentType().equals(</text:span><text:span text:style-name="T353">"application/json"</text:span><text:span text:style-name="T136">);</text:span></text:p>
      <text:p text:style-name="P223"><text:tab/> <text:s/>}</text:p>
      <text:p text:style-name="P223"><text:tab/><text:tab/></text:p>
      <text:p text:style-name="P45"><text:tab/>}</text:p>
      <text:p text:style-name="P148">The acknowledge message context can be created like this, to use the registered predicate:</text:p>
      <text:p text:style-name="P200"><text:span text:style-name="T138"><text:tab/></text:span><text:span text:style-name="T369">@Reference</text:span><text:span text:style-name="T138"><text:tab/></text:span></text:p>
      <text:p text:style-name="P89"><text:span text:style-name="T148">Acknowledg</text:span><text:span text:style-name="T152">e</text:span><text:span text:style-name="T148">MessageContextBuilder </text:span><text:span text:style-name="T294">amcb</text:span><text:span text:style-name="T148">;</text:span></text:p>
      <text:p text:style-name="P389"/>
      <text:p text:style-name="P389">...</text:p>
      <text:p text:style-name="P431"/>
      <text:p text:style-name="P199"><text:span text:style-name="T148">MessageContext </text:span><text:span text:style-name="T291">ctx</text:span><text:span text:style-name="T148"> = </text:span><text:span text:style-name="T291">amcb</text:span><text:span text:style-name="T148">.filterAcknowledge</text:span><text:span text:style-name="T149">Target</text:span><text:span text:style-name="T148">(</text:span><text:span text:style-name="T354">"</text:span><text:span text:style-name="T355">(</text:span><text:span text:style-name="T358">foo</text:span><text:span text:style-name="T355">=bar)"</text:span><text:span text:style-name="T148">)</text:span></text:p>
      <text:p text:style-name="P253"><text:span text:style-name="T136"><text:tab/><text:tab/><text:tab/> <text:s text:c="22"/>.postAcknowledge((</text:span><text:span text:style-name="T278">m</text:span><text:span text:style-name="T136">)-&gt;{</text:span></text:p>
      <text:p text:style-name="P253"><text:span text:style-name="T136"><text:tab/><text:tab/><text:tab/><text:tab/><text:tab/><text:tab/><text:tab/> <text:s text:c="23"/>AcknowledgeMessageContext </text:span><text:span text:style-name="T278">amc</text:span><text:span text:style-name="T136"> = (AcknowledgeMessageContext) </text:span><text:span text:style-name="T278">m</text:span><text:span text:style-name="T136">.getContext();</text:span></text:p>
      <text:p text:style-name="P253"><text:span text:style-name="T136"><text:tab/><text:tab/><text:tab/><text:tab/><text:tab/> <text:s text:c="23"/></text:span><text:span text:style-name="T240">switch</text:span><text:span text:style-name="T136"> (</text:span><text:span text:style-name="T278">amc</text:span><text:span text:style-name="T136">.getAcknowledgeState()) {</text:span></text:p>
      <text:p text:style-name="P253"><text:span text:style-name="T136"><text:tab/><text:tab/><text:tab/><text:tab/><text:tab/> <text:s text:c="25"/></text:span><text:span text:style-name="T240">case</text:span><text:span text:style-name="T136"> </text:span><text:span text:style-name="T268">ACKOWLEDGED</text:span><text:span text:style-name="T136">:</text:span></text:p>
      <text:p text:style-name="P253"><text:span text:style-name="T136"><text:tab/><text:tab/><text:tab/><text:tab/><text:tab/><text:tab/> <text:s text:c="27"/>System.</text:span><text:span text:style-name="T268">out</text:span><text:span text:style-name="T136">.println(</text:span><text:span text:style-name="T353">"Store Acknowledged Message"</text:span><text:span text:style-name="T136">);</text:span></text:p>
      <text:p text:style-name="P253"><text:span text:style-name="T136"><text:tab/><text:tab/><text:tab/><text:tab/><text:tab/><text:tab/> <text:s text:c="27"/></text:span><text:span text:style-name="T240">break</text:span><text:span text:style-name="T136">;</text:span></text:p>
      <text:p text:style-name="P253"><text:span text:style-name="T136"><text:tab/> <text:s text:c="25"/></text:span><text:span text:style-name="T240">case</text:span><text:span text:style-name="T136"> </text:span><text:span text:style-name="T268">REJECTED</text:span><text:span text:style-name="T136">:</text:span></text:p>
      <text:p text:style-name="P253"><text:span text:style-name="T136"><text:tab/><text:tab/><text:tab/><text:tab/><text:tab/><text:tab/> <text:s text:c="27"/>System.</text:span><text:span text:style-name="T268">out</text:span><text:span text:style-name="T136">.println(</text:span><text:span text:style-name="T353">"Log Rejected Message"</text:span><text:span text:style-name="T136">);</text:span></text:p>
      <text:p text:style-name="P253"><text:span text:style-name="T136"><text:tab/><text:tab/><text:tab/><text:tab/><text:tab/><text:tab/><text:tab/><text:tab/><text:tab/><text:tab/><text:tab/><text:tab/><text:tab/><text:tab/><text:tab/><text:tab/><text:tab/><text:tab/><text:tab/><text:tab/><text:tab/><text:tab/><text:tab/><text:tab/><text:tab/><text:tab/> <text:s text:c="27"/></text:span><text:span text:style-name="T240">break</text:span><text:span text:style-name="T136">;</text:span></text:p>
      <text:p text:style-name="P253"><text:span text:style-name="T136"><text:tab/><text:tab/><text:tab/><text:tab/><text:tab/> <text:s text:c="25"/></text:span><text:span text:style-name="T240">default</text:span><text:span text:style-name="T136">:</text:span></text:p>
      <text:p text:style-name="P253"><text:span text:style-name="T136"><text:tab/> <text:tab/><text:tab/><text:tab/> <text:s text:c="5"/></text:span><text:span text:style-name="T240">break</text:span><text:span text:style-name="T136">;</text:span></text:p>
      <text:p text:style-name="P432"><text:tab/> <text:s text:c="23"/>}</text:p>
      <text:p text:style-name="P432"><text:tab/><text:tab/><text:tab/><text:tab/> <text:s text:c="21"/>})</text:p>
      <text:p text:style-name="P432"><text:tab/><text:tab/><text:tab/><text:tab/> <text:s text:c="21"/>.messageContextBuilder()</text:p>
      <text:p text:style-name="P251"><text:span text:style-name="T136"><text:tab/><text:tab/><text:tab/> <text:s text:c="21"/>.channel(</text:span><text:span text:style-name="T353">"foo-topic"</text:span><text:span text:style-name="T136">)</text:span></text:p>
      <text:p text:style-name="P231"><text:tab/><text:tab/><text:tab/> <text:s text:c="21"/>.buildContext();</text:p>
      <text:p text:style-name="P231"><text:tab/><text:tab/></text:p>
      <text:p text:style-name="P251"><text:span text:style-name="T136"><text:tab/><text:tab/>MessageSubscription </text:span><text:span text:style-name="T278">subscription</text:span><text:span text:style-name="T136"> = </text:span><text:span text:style-name="T240">...</text:span><text:span text:style-name="T136">;</text:span></text:p>
      <text:p text:style-name="P67"><text:span text:style-name="T136"><text:tab/><text:tab/>PushStream&lt;Message&gt; </text:span><text:span text:style-name="T278">ps</text:span><text:span text:style-name="T136"> = </text:span><text:span text:style-name="T278">subscription</text:span><text:span text:style-name="T136">.</text:span><text:span text:style-name="T142">subscribe</text:span><text:span text:style-name="T136">(</text:span><text:span text:style-name="T278">ctx</text:span><text:span text:style-name="T136">);</text:span></text:p>
      <text:p text:style-name="P11"/>
      <text:p text:style-name="P142"><text:soft-page-break/>In this example the instance of the implementation expects a service registered under interface <text:span text:style-name="T338">java.util.function.Predicate</text:span> of type <text:span text:style-name="T338">org.osgi.service.messaging.Message</text:span> and the service property <text:span text:style-name="T338">foo=bar</text:span><text:span text:style-name="T218"> . </text:span></text:p>
      <text:p text:style-name="P142"><text:span text:style-name="T218">If no service matches this conditions, </text:span><text:span text:style-name="T236">the implementation</text:span><text:span text:style-name="T218"> has to log a warning, that a filter is defined, but was not found in the service registry </text:span><text:span text:style-name="T236">and that it is ignored.</text:span></text:p>
      <text:p text:style-name="P142">Because the <text:span text:style-name="T338">AcknowledgeMessageContextBuilder</text:span> contains for each case also a possibility to defined a target filter, it would be possible to let the direct acknowledgment completely base upon services. But like in the example above also a mix can be defined.</text:p>
      <text:p text:style-name="P142">A<text:span text:style-name="T487">n example could look like this:</text:span></text:p>
      <text:p text:style-name="P12"><text:span text:style-name="T137"><text:tab/></text:span><text:span text:style-name="T369">@Component</text:span><text:span text:style-name="T148">(property = </text:span><text:span text:style-name="T354">"foo=bar"</text:span><text:span text:style-name="T148">)</text:span></text:p>
      <text:p text:style-name="P237"><text:span text:style-name="T136"><text:tab/></text:span><text:span text:style-name="T240">public</text:span><text:span text:style-name="T136"> </text:span><text:span text:style-name="T240">class</text:span><text:span text:style-name="T136"> JsonPredicate </text:span><text:span text:style-name="T240">implements</text:span><text:span text:style-name="T136"> Predicate&lt;Message&gt; {</text:span></text:p>
      <text:p text:style-name="P204"/>
      <text:p text:style-name="P237"><text:span text:style-name="T136"><text:tab/><text:tab/> <text:s/></text:span><text:span text:style-name="T368">@Override</text:span></text:p>
      <text:p text:style-name="P237"><text:span text:style-name="T136"><text:tab/><text:tab/> <text:s/></text:span><text:span text:style-name="T240">public</text:span><text:span text:style-name="T136"> </text:span><text:span text:style-name="T240">boolean</text:span><text:span text:style-name="T136"> test(Message </text:span><text:span text:style-name="T278">m</text:span><text:span text:style-name="T136">) </text:span><text:span text:style-name="T240">throws</text:span><text:span text:style-name="T136"> Exception {</text:span></text:p>
      <text:p text:style-name="P237"><text:span text:style-name="T136"><text:tab/><text:tab/><text:tab/> <text:s text:c="3"/></text:span><text:span text:style-name="T240">return</text:span><text:span text:style-name="T136"> </text:span><text:span text:style-name="T278">m</text:span><text:span text:style-name="T136">.getContext().getContentType().equals(</text:span><text:span text:style-name="T353">"application/json"</text:span><text:span text:style-name="T136">);</text:span></text:p>
      <text:p text:style-name="P223"><text:tab/><text:tab/> <text:s/>}</text:p>
      <text:p text:style-name="P204"/>
      <text:p text:style-name="P223"><text:tab/>}</text:p>
      <text:p text:style-name="P223"><text:tab/></text:p>
      <text:p text:style-name="P237"><text:span text:style-name="T136"><text:tab/></text:span><text:span text:style-name="T368">@Component</text:span><text:span text:style-name="T136">(property = </text:span><text:span text:style-name="T353">"myPostAck=true"</text:span><text:span text:style-name="T136">)</text:span></text:p>
      <text:p text:style-name="P237"><text:span text:style-name="T136"><text:tab/></text:span><text:span text:style-name="T240">public</text:span><text:span text:style-name="T136"> </text:span><text:span text:style-name="T240">class</text:span><text:span text:style-name="T136"> MyPostLogConsumer </text:span><text:span text:style-name="T240">implements</text:span><text:span text:style-name="T136"> Consumer&lt;Message&gt; {</text:span></text:p>
      <text:p text:style-name="P204"/>
      <text:p text:style-name="P237"><text:span text:style-name="T136"><text:tab/><text:tab/> <text:s/></text:span><text:span text:style-name="T368">@Override</text:span></text:p>
      <text:p text:style-name="P237"><text:span text:style-name="T136"><text:tab/><text:tab/> <text:s/></text:span><text:span text:style-name="T240">public</text:span><text:span text:style-name="T136"> </text:span><text:span text:style-name="T240">void</text:span><text:span text:style-name="T136"> accept(Message </text:span><text:span text:style-name="T278">m</text:span><text:span text:style-name="T136">) </text:span><text:span text:style-name="T240">throws</text:span><text:span text:style-name="T136"> Exception {</text:span></text:p>
      <text:p text:style-name="P237"><text:span text:style-name="T136"><text:tab/><text:tab/><text:tab/> <text:s text:c="3"/>AcknowledgeMessageContext </text:span><text:span text:style-name="T278">amc</text:span><text:span text:style-name="T136"> = (AcknowledgeMessageContext) </text:span><text:span text:style-name="T278">m</text:span><text:span text:style-name="T136">.getContext();</text:span></text:p>
      <text:p text:style-name="P237"><text:span text:style-name="T136"><text:tab/><text:tab/><text:tab/> <text:s text:c="3"/></text:span><text:span text:style-name="T240">switch</text:span><text:span text:style-name="T136"> (</text:span><text:span text:style-name="T278">amc</text:span><text:span text:style-name="T136">.getAcknowledgeState()) {</text:span></text:p>
      <text:p text:style-name="P237"><text:span text:style-name="T136"><text:tab/><text:tab/><text:tab/> <text:s text:c="5"/></text:span><text:span text:style-name="T240">case</text:span><text:span text:style-name="T136"> </text:span><text:span text:style-name="T268">ACKOWLEDGED</text:span><text:span text:style-name="T136">:</text:span></text:p>
      <text:p text:style-name="P237"><text:span text:style-name="T136"><text:tab/><text:tab/><text:tab/><text:tab/> <text:s text:c="7"/>System.</text:span><text:span text:style-name="T268">out</text:span><text:span text:style-name="T136">.println(</text:span><text:span text:style-name="T353">"Log Acknowledged Message"</text:span><text:span text:style-name="T136">);</text:span></text:p>
      <text:p text:style-name="P237"><text:span text:style-name="T136"><text:tab/><text:tab/><text:tab/><text:tab/> <text:s text:c="7"/></text:span><text:span text:style-name="T240">break</text:span><text:span text:style-name="T136">;</text:span></text:p>
      <text:p text:style-name="P237"><text:span text:style-name="T136"><text:tab/><text:tab/><text:tab/> <text:s text:c="5"/></text:span><text:span text:style-name="T240">case</text:span><text:span text:style-name="T136"> </text:span><text:span text:style-name="T268">REJECTED</text:span><text:span text:style-name="T136">:</text:span></text:p>
      <text:p text:style-name="P237"><text:span text:style-name="T136"><text:tab/> <text:s text:c="7"/>System.</text:span><text:span text:style-name="T268">out</text:span><text:span text:style-name="T136">.println(</text:span><text:span text:style-name="T353">"Log Rejected Message"</text:span><text:span text:style-name="T136">);</text:span></text:p>
      <text:p text:style-name="P237"><text:span text:style-name="T136"><text:tab/> <text:s text:c="7"/></text:span><text:span text:style-name="T240">break</text:span><text:span text:style-name="T136">;</text:span></text:p>
      <text:p text:style-name="P237"><text:span text:style-name="T136"><text:tab/><text:tab/><text:tab/> <text:s text:c="5"/></text:span><text:span text:style-name="T240">default</text:span><text:span text:style-name="T136">:</text:span></text:p>
      <text:p text:style-name="P237"><text:span text:style-name="T136"><text:tab/><text:tab/><text:tab/><text:tab/> <text:s text:c="7"/>System.</text:span><text:span text:style-name="T268">out</text:span><text:span text:style-name="T136">.println(</text:span><text:span text:style-name="T353">"Log Message state "</text:span><text:span text:style-name="T136"> + </text:span><text:span text:style-name="T278">amc</text:span><text:span text:style-name="T136">.getAcknowledgeState());</text:span></text:p>
      <text:p text:style-name="P237"><text:span text:style-name="T136"><text:tab/><text:tab/><text:tab/><text:tab/> <text:s text:c="7"/></text:span><text:span text:style-name="T240">break</text:span><text:span text:style-name="T136">;</text:span></text:p>
      <text:p text:style-name="P223"><text:tab/><text:tab/><text:tab/> <text:s text:c="3"/>}</text:p>
      <text:p text:style-name="P223"><text:tab/><text:tab/> <text:s/>}</text:p>
      <text:p text:style-name="P223"><text:tab/><text:tab/></text:p>
      <text:p text:style-name="P390"><text:tab/>}</text:p>
      <text:p text:style-name="P390"/>
      <text:p text:style-name="P90"><text:span text:style-name="T369">@Reference</text:span><text:span text:style-name="T137"><text:tab/></text:span></text:p>
      <text:p text:style-name="P90"><text:span text:style-name="T148">Acknowledg</text:span><text:span text:style-name="T152">e</text:span><text:span text:style-name="T148">MessageContextBuilder </text:span><text:span text:style-name="T294">amcb</text:span><text:span text:style-name="T148">;</text:span></text:p>
      <text:p text:style-name="P391"/>
      <text:p text:style-name="P391">...</text:p>
      <text:p text:style-name="P391"/>
      <text:p text:style-name="P256"><text:span text:style-name="T187"><text:tab/><text:tab/>MessageContext </text:span><text:span text:style-name="T299">ctx</text:span><text:span text:style-name="T187"> = </text:span><text:span text:style-name="T283">amcb</text:span><text:span text:style-name="T143">.</text:span><text:span text:style-name="T136">filterAcknowledge(</text:span><text:span text:style-name="T353">"(foo=bar)"</text:span><text:span text:style-name="T136">)</text:span></text:p>
      <text:p text:style-name="P237"><text:span text:style-name="T136"><text:tab/><text:tab/><text:tab/><text:tab/> <text:s text:c="22"/>.postAcknowledge(</text:span><text:span text:style-name="T353">"(myPostAck=true)"</text:span><text:span text:style-name="T136">)</text:span></text:p>
      <text:p text:style-name="P223"><text:tab/><text:tab/><text:tab/><text:tab/> <text:s text:c="22"/>.messageContextBuilder()</text:p>
      <text:p text:style-name="P237"><text:span text:style-name="T136"><text:tab/><text:tab/><text:tab/><text:tab/> <text:s text:c="22"/>.channel(</text:span><text:span text:style-name="T353">"foo-topic"</text:span><text:span text:style-name="T136">)</text:span></text:p>
      <text:p text:style-name="P223"><text:tab/><text:tab/><text:tab/><text:tab/> <text:s text:c="22"/>.buildContext();</text:p>
      <text:p text:style-name="P223"><text:tab/><text:tab/></text:p>
      <text:p text:style-name="P237"><text:span text:style-name="T136"><text:tab/><text:tab/>MessageSubscription </text:span><text:span text:style-name="T278">subscription</text:span><text:span text:style-name="T136"> = </text:span><text:span text:style-name="T240">null</text:span><text:span text:style-name="T136">;</text:span></text:p>
      <text:p text:style-name="P10"><text:span text:style-name="T136"><text:tab/><text:tab/>PushStream&lt;Message&gt; </text:span><text:span text:style-name="T278">ps</text:span><text:span text:style-name="T136"> = </text:span><text:span text:style-name="T279">subscription</text:span><text:span text:style-name="T136">.subscribe(</text:span><text:span text:style-name="T278">ctx</text:span><text:span text:style-name="T136">);</text:span></text:p>
      <text:p text:style-name="P170"><text:span text:style-name="T81">The </text:span><text:span text:style-name="T106">JsonPredicate</text:span><text:span text:style-name="T81"> service would be used, to filter the messages whether to acknowledge or reject. After that, the </text:span><text:span text:style-name="T106">MyPostLogConsumer</text:span><text:span text:style-name="T81"> is called. The acknowledge state is then determined using the Acknowledge Message Context.</text:span></text:p>
      <text:p text:style-name="P390"/>
      <text:h text:style-name="Heading_20_3" text:outline-level="3"><text:soft-page-break/>Programmatic Acknowledgment</text:h>
      <text:p text:style-name="P166"><text:span text:style-name="T218">In addition to the state, the </text:span><text:span text:style-name="T235">acknowledge </text:span><text:span text:style-name="T218">context also provides an Acknowledge Handler, that enables callers to programmatic trigger an acknowledgment or rejection.</text:span></text:p>
      <text:p text:style-name="P409">/**</text:p>
      <text:p text:style-name="P440"><text:s/>* Handler interface to acknowledge or reject a message. </text:p>
      <text:p text:style-name="P440"><text:s/>* Messaging provider implementations use this interface </text:p>
      <text:p text:style-name="P440"><text:s/>* to provide logic to acknowledge a message using</text:p>
      <text:p text:style-name="P440"><text:s/>* their underlying protocol.</text:p>
      <text:p text:style-name="P440"><text:s/>* </text:p>
      <text:p text:style-name="P440"><text:s/>* This interface is not meant to be implemented by users. </text:p>
      <text:p text:style-name="P440"><text:s/>*/</text:p>
      <text:p text:style-name="P261"><text:span text:style-name="T240">public</text:span><text:span text:style-name="T136"> </text:span><text:span text:style-name="T240">interface</text:span><text:span text:style-name="T136"> AcknowledgeHandler {</text:span></text:p>
      <text:p text:style-name="P433"><text:tab/></text:p>
      <text:p text:style-name="P261"><text:span text:style-name="T136"><text:tab/> <text:s text:c="3"/></text:span><text:span text:style-name="T252">/**</text:span></text:p>
      <text:p text:style-name="P261"><text:span text:style-name="T252"><text:tab/> </text:span><text:span text:style-name="T136"><text:s text:c="4"/></text:span><text:span text:style-name="T252">* Acknowledge the message. The return values reflects,</text:span></text:p>
      <text:p text:style-name="P261"><text:span text:style-name="T252"><text:tab/> </text:span><text:span text:style-name="T136"><text:s text:c="4"/></text:span><text:span text:style-name="T252">* if the action was successful or not.</text:span></text:p>
      <text:p text:style-name="P261"><text:span text:style-name="T252"><text:tab/> </text:span><text:span text:style-name="T136"><text:s text:c="4"/></text:span><text:span text:style-name="T252">* A acknowledge can fail, if the message was already</text:span></text:p>
      <text:p text:style-name="P261"><text:span text:style-name="T252"><text:tab/> </text:span><text:span text:style-name="T136"><text:s text:c="4"/></text:span><text:span text:style-name="T252">* rejected.</text:span></text:p>
      <text:p text:style-name="P261"><text:span text:style-name="T252"><text:tab/> </text:span><text:span text:style-name="T136"><text:s text:c="4"/></text:span><text:span text:style-name="T252">* </text:span><text:span text:style-name="T273">@return</text:span><text:span text:style-name="T252"> </text:span><text:span text:style-name="T276">&lt;code&gt;</text:span><text:span text:style-name="T252">true</text:span><text:span text:style-name="T276">&lt;/code&gt;</text:span><text:span text:style-name="T252">, if acknowledge was successful</text:span></text:p>
      <text:p text:style-name="P261"><text:span text:style-name="T252"><text:tab/> </text:span><text:span text:style-name="T136"><text:s text:c="4"/></text:span><text:span text:style-name="T252">*/</text:span></text:p>
      <text:p text:style-name="P261"><text:span text:style-name="T136"><text:tab/> <text:s text:c="3"/></text:span><text:span text:style-name="T240">public</text:span><text:span text:style-name="T136"> </text:span><text:span text:style-name="T240">boolean</text:span><text:span text:style-name="T136"> acknowledge();</text:span></text:p>
      <text:p text:style-name="P433"><text:tab/></text:p>
      <text:p text:style-name="P261"><text:span text:style-name="T136"><text:tab/> <text:s text:c="3"/></text:span><text:span text:style-name="T252">/**</text:span></text:p>
      <text:p text:style-name="P261"><text:span text:style-name="T252"><text:tab/> </text:span><text:span text:style-name="T136"><text:s text:c="4"/></text:span><text:span text:style-name="T252">* Reject the message. The return values reflects,</text:span></text:p>
      <text:p text:style-name="P261"><text:span text:style-name="T252"><text:tab/> </text:span><text:span text:style-name="T136"><text:s text:c="4"/></text:span><text:span text:style-name="T252">* if the action was successful or not.</text:span></text:p>
      <text:p text:style-name="P261"><text:span text:style-name="T252"><text:tab/> </text:span><text:span text:style-name="T136"><text:s text:c="4"/></text:span><text:span text:style-name="T252">* A rejection can fail, if the message was already</text:span></text:p>
      <text:p text:style-name="P261"><text:span text:style-name="T252"><text:tab/> </text:span><text:span text:style-name="T136"><text:s text:c="4"/></text:span><text:span text:style-name="T252">* acknowledged.</text:span></text:p>
      <text:p text:style-name="P261"><text:span text:style-name="T252"><text:tab/> </text:span><text:span text:style-name="T136"><text:s text:c="4"/></text:span><text:span text:style-name="T252">* </text:span><text:span text:style-name="T273">@return</text:span><text:span text:style-name="T252"> </text:span><text:span text:style-name="T276">&lt;code&gt;</text:span><text:span text:style-name="T252">true</text:span><text:span text:style-name="T276">&lt;/code&gt;</text:span><text:span text:style-name="T252">, if rejection was successful</text:span></text:p>
      <text:p text:style-name="P261"><text:span text:style-name="T252"><text:tab/> </text:span><text:span text:style-name="T136"><text:s text:c="4"/></text:span><text:span text:style-name="T252">*/</text:span></text:p>
      <text:p text:style-name="P261"><text:span text:style-name="T136"><text:tab/> <text:s text:c="3"/></text:span><text:span text:style-name="T240">public</text:span><text:span text:style-name="T136"> </text:span><text:span text:style-name="T240">boolean</text:span><text:span text:style-name="T136"> reject();</text:span></text:p>
      <text:p text:style-name="P209"/>
      <text:p text:style-name="P392">}</text:p>
      <text:p text:style-name="P168">The implementation for this interface is always provided by the implementation, because it is protocol specific and should hide internal logic.</text:p>
      <text:p text:style-name="P167">Implementations should always take care about the current acknowledge type of a message. So it is not possible to acknowledge an already rejected message and vice-versa. This must be reflected through the return values of the methods <text:span text:style-name="T338">acknowledge</text:span> or <text:span text:style-name="T338">reject</text:span>. </text:p>
      <text:p text:style-name="P89"><text:span text:style-name="T137"><text:tab/></text:span><text:span text:style-name="T369">@Reference</text:span><text:span text:style-name="T137"><text:tab/></text:span></text:p>
      <text:p text:style-name="P89"><text:span text:style-name="T148">Acknowledg</text:span><text:span text:style-name="T152">e</text:span><text:span text:style-name="T148">MessageContextBuilder </text:span><text:span text:style-name="T294">amcb</text:span><text:span text:style-name="T148">;</text:span></text:p>
      <text:p text:style-name="P389"/>
      <text:p text:style-name="P389">...</text:p>
      <text:p text:style-name="P389"/>
      <text:p text:style-name="P237"><text:span text:style-name="T136"><text:tab/><text:tab/>MessageContext </text:span><text:span text:style-name="T278">ctx</text:span><text:span text:style-name="T136"> = </text:span><text:span text:style-name="T281">amcb</text:span><text:span text:style-name="T136">.handleAcknowledge((</text:span><text:span text:style-name="T278">m</text:span><text:span text:style-name="T136">, </text:span><text:span text:style-name="T278">h</text:span><text:span text:style-name="T136">)-&gt;{</text:span></text:p>
      <text:p text:style-name="P237"><text:span text:style-name="T136"><text:tab/> <text:s text:c="3"/>MessageContext </text:span><text:span text:style-name="T278">context</text:span><text:span text:style-name="T136"> = </text:span><text:span text:style-name="T278">m</text:span><text:span text:style-name="T136">.getContext();</text:span></text:p>
      <text:p text:style-name="P237"><text:span text:style-name="T136"><text:tab/> <text:s text:c="3"/></text:span><text:span text:style-name="T240">if</text:span><text:span text:style-name="T136"> (isGoodMessage(</text:span><text:span text:style-name="T278">m</text:span><text:span text:style-name="T136">)) {</text:span></text:p>
      <text:p text:style-name="P237"><text:span text:style-name="T136"><text:tab/> <text:s text:c="5"/></text:span><text:span text:style-name="T278">h</text:span><text:span text:style-name="T136">.acknowledge();</text:span></text:p>
      <text:p text:style-name="P237"><text:span text:style-name="T136"><text:s text:c="4"/>} </text:span><text:span text:style-name="T240">else</text:span><text:span text:style-name="T136"> {</text:span></text:p>
      <text:p text:style-name="P237"><text:span text:style-name="T136"><text:tab/><text:tab/><text:tab/><text:tab/><text:tab/> <text:s text:c="5"/></text:span><text:span text:style-name="T278">h</text:span><text:span text:style-name="T136">.reject();</text:span></text:p>
      <text:p text:style-name="P223"><text:tab/> <text:s text:c="3"/>}</text:p>
      <text:p text:style-name="P223"><text:tab/> <text:s/>})</text:p>
      <text:p text:style-name="P255"><text:span text:style-name="T136"><text:s text:c="2"/>.postAcknowledge((</text:span><text:span text:style-name="T278">m</text:span><text:span text:style-name="T136">)-&gt;{</text:span></text:p>
      <text:p text:style-name="P255"><text:span text:style-name="T136"><text:tab/><text:tab/><text:tab/><text:tab/><text:tab/><text:tab/><text:tab/> <text:s text:c="3"/>AcknowledgeMessageContext </text:span><text:span text:style-name="T278">amc</text:span><text:span text:style-name="T136"> = (AcknowledgeMessageContext) </text:span><text:span text:style-name="T278">m</text:span><text:span text:style-name="T136">.getContext();</text:span></text:p>
      <text:p text:style-name="P255"><text:span text:style-name="T136"><text:tab/><text:tab/><text:tab/><text:tab/><text:tab/> <text:s text:c="3"/></text:span><text:span text:style-name="T240">switch</text:span><text:span text:style-name="T136"> (</text:span><text:span text:style-name="T278">amc</text:span><text:span text:style-name="T136">.getAcknowledgeState()) {</text:span></text:p>
      <text:p text:style-name="P255"><text:span text:style-name="T136"><text:tab/><text:tab/><text:tab/><text:tab/><text:tab/> <text:s text:c="5"/></text:span><text:span text:style-name="T240">case</text:span><text:span text:style-name="T136"> </text:span><text:span text:style-name="T268">ACKOWLEDGED</text:span><text:span text:style-name="T136">:</text:span></text:p>
      <text:p text:style-name="P255"><text:span text:style-name="T136"><text:tab/><text:tab/><text:tab/><text:tab/><text:tab/><text:tab/> <text:s text:c="7"/>System.</text:span><text:span text:style-name="T268">out</text:span><text:span text:style-name="T136">.println(</text:span><text:span text:style-name="T353">"Store Acknowledged Message"</text:span><text:span text:style-name="T136">);</text:span></text:p>
      <text:p text:style-name="P255"><text:span text:style-name="T136"><text:tab/><text:tab/><text:tab/><text:tab/><text:tab/><text:tab/> <text:s text:c="7"/></text:span><text:span text:style-name="T240">break</text:span><text:span text:style-name="T136">;</text:span></text:p>
      <text:p text:style-name="P255"><text:span text:style-name="T136"><text:tab/> <text:s text:c="5"/></text:span><text:span text:style-name="T240">case</text:span><text:span text:style-name="T136"> </text:span><text:span text:style-name="T268">REJECTED</text:span><text:span text:style-name="T136">:</text:span></text:p>
      <text:p text:style-name="P255"><text:span text:style-name="T136"><text:tab/><text:tab/><text:tab/><text:tab/><text:tab/><text:tab/> <text:s text:c="7"/>System.</text:span><text:span text:style-name="T268">out</text:span><text:span text:style-name="T136">.println(</text:span><text:span text:style-name="T353">"Log Rejected Message"</text:span><text:span text:style-name="T136">);</text:span></text:p>
      <text:p text:style-name="P255"><text:span text:style-name="T136"><text:tab/><text:tab/><text:tab/><text:tab/><text:tab/><text:tab/><text:tab/><text:tab/><text:tab/><text:tab/><text:tab/><text:tab/><text:tab/><text:tab/><text:tab/><text:tab/><text:tab/><text:tab/><text:tab/><text:tab/><text:tab/><text:tab/><text:tab/><text:tab/><text:tab/><text:tab/> <text:s text:c="7"/></text:span><text:span text:style-name="T240">break</text:span><text:span text:style-name="T136">;</text:span></text:p>
      <text:p text:style-name="P255"><text:span text:style-name="T136"><text:tab/><text:tab/><text:tab/><text:tab/><text:tab/> <text:s text:c="5"/></text:span><text:span text:style-name="T240">default</text:span><text:span text:style-name="T136">:</text:span></text:p>
      <text:p text:style-name="P255"><text:span text:style-name="T136"><text:tab/> <text:tab/> </text:span><text:span text:style-name="T240">break</text:span><text:span text:style-name="T136">;</text:span></text:p>
      <text:p text:style-name="P434"><text:soft-page-break/><text:tab/> <text:s text:c="3"/>}</text:p>
      <text:p text:style-name="P255"><text:span text:style-name="T136"><text:tab/><text:tab/><text:tab/><text:tab/> <text:s/>}</text:span><text:span text:style-name="T186">)</text:span></text:p>
      <text:p text:style-name="P438"><text:s text:c="2"/>.messageContextBuilder()</text:p>
      <text:p text:style-name="P237"><text:span text:style-name="T136"><text:tab/> <text:s/>.channel(</text:span><text:span text:style-name="T353">"foo-topic"</text:span><text:span text:style-name="T136">)</text:span></text:p>
      <text:p text:style-name="P223"><text:tab/> <text:s/>.buildContext();</text:p>
      <text:p text:style-name="P223"><text:tab/><text:tab/></text:p>
      <text:p text:style-name="P237"><text:span text:style-name="T136"><text:tab/><text:tab/>MessageSubscription </text:span><text:span text:style-name="T278">subscription</text:span><text:span text:style-name="T136"> = </text:span><text:span text:style-name="T240">...</text:span><text:span text:style-name="T136">;</text:span></text:p>
      <text:p text:style-name="P66"><text:span text:style-name="T136"><text:tab/><text:tab/>PushStream&lt;Message&gt; </text:span><text:span text:style-name="T278">ps</text:span><text:span text:style-name="T136"> = </text:span><text:span text:style-name="T278">subscription</text:span><text:span text:style-name="T136">.subscribe(</text:span><text:span text:style-name="T278">ctx</text:span><text:span text:style-name="T136">);</text:span></text:p>
      <text:p text:style-name="P145">This configuration uses the <text:span text:style-name="T367">programmatic</text:span> way to decide for <text:span text:style-name="T367">acknowledg</text:span><text:span text:style-name="T471">ing</text:span> or rejecti<text:span text:style-name="T471">ng</text:span> messages <text:span text:style-name="T471">for channel </text:span><text:span text:style-name="T343">foo-topic</text:span>. <text:span text:style-name="T471">The </text:span><text:span text:style-name="T343">handleAcknowledge</text:span><text:span text:style-name="T471"> method provides the message and the </text:span><text:span text:style-name="T343">AcknowledgeHandler</text:span><text:span text:style-name="T471"> instance as parameters. The latter can be used to manually trigger the acknowledgment/rejection.</text:span></text:p>
      <text:p text:style-name="P169"><text:span text:style-name="T216">Right after that, the provided </text:span><text:span text:style-name="T350">postAcknowledge</text:span><text:span text:style-name="T216"> consumer </text:span><text:span text:style-name="T120">is</text:span><text:span text:style-name="T216"> called.</text:span></text:p>
      <text:h text:style-name="Heading_20_3" text:outline-level="3"><text:span text:style-name="T487">Programmatic </text:span>Inner-PushStream Acknowledgment</text:h>
      <text:p text:style-name="P164"><text:span text:style-name="T472">As described before, the acknowledgment/rejection happens, before the message enter the PushStream. Sometimes the point of acknowledging needs to be after executing some operations within the PushStream. The following configuration </text:span><text:span text:style-name="T63">shows</text:span><text:span text:style-name="T472"> how consumers can do an acknowledgment at a later point. </text:span></text:p>
      <text:p text:style-name="P168"><text:span text:style-name="T487">This also uses the programmatic acknowledg</text:span><text:span text:style-name="T79">ing</text:span><text:span text:style-name="T487"> approach. The </text:span><text:span text:style-name="T345">AcknowledgeHandler</text:span><text:span text:style-name="T487"> instance, is accessible via casting to the </text:span><text:span text:style-name="T345">AcknowledgeMessageContext</text:span><text:span text:style-name="T487">. This can be done, whenever a message instance is available.</text:span></text:p>
      <text:p text:style-name="P89"><text:span text:style-name="T137"><text:tab/></text:span><text:span text:style-name="T369">@Reference</text:span><text:span text:style-name="T137"><text:tab/></text:span></text:p>
      <text:p text:style-name="P89"><text:span text:style-name="T148">Acknowledg</text:span><text:span text:style-name="T152">e</text:span><text:span text:style-name="T148">MessageContextBuilder </text:span><text:span text:style-name="T294">amcb</text:span><text:span text:style-name="T148">;</text:span></text:p>
      <text:p text:style-name="P389"/>
      <text:p text:style-name="P389">...</text:p>
      <text:p text:style-name="P389"/>
      <text:p text:style-name="P237"><text:span text:style-name="T136"><text:tab/><text:tab/>MessageContext </text:span><text:span text:style-name="T278">ctx</text:span><text:span text:style-name="T136"> = </text:span><text:span text:style-name="T278">amcb</text:span><text:span text:style-name="T136">.postAcknowledge((</text:span><text:span text:style-name="T278">m</text:span><text:span text:style-name="T136">)-&gt;{</text:span></text:p>
      <text:p text:style-name="P254"><text:span text:style-name="T136"><text:tab/><text:tab/><text:tab/><text:tab/><text:tab/><text:tab/><text:tab/> <text:s text:c="23"/>AcknowledgeMessageContext </text:span><text:span text:style-name="T278">amc</text:span><text:span text:style-name="T136"> = (AcknowledgeMessageContext) </text:span><text:span text:style-name="T278">m</text:span><text:span text:style-name="T136">.getContext();</text:span></text:p>
      <text:p text:style-name="P254"><text:span text:style-name="T136"><text:tab/><text:tab/><text:tab/><text:tab/><text:tab/> <text:s text:c="23"/></text:span><text:span text:style-name="T240">switch</text:span><text:span text:style-name="T136"> (</text:span><text:span text:style-name="T278">amc</text:span><text:span text:style-name="T136">.getAcknowledgeState()) {</text:span></text:p>
      <text:p text:style-name="P254"><text:span text:style-name="T136"><text:tab/><text:tab/><text:tab/><text:tab/><text:tab/> <text:s text:c="25"/></text:span><text:span text:style-name="T240">case</text:span><text:span text:style-name="T136"> </text:span><text:span text:style-name="T268">ACKOWLEDGED</text:span><text:span text:style-name="T136">:</text:span></text:p>
      <text:p text:style-name="P254"><text:span text:style-name="T136"><text:tab/><text:tab/><text:tab/><text:tab/><text:tab/><text:tab/> <text:s text:c="27"/>System.</text:span><text:span text:style-name="T268">out</text:span><text:span text:style-name="T136">.println(</text:span><text:span text:style-name="T353">"Store Acknowledged Message"</text:span><text:span text:style-name="T136">);</text:span></text:p>
      <text:p text:style-name="P254"><text:span text:style-name="T136"><text:tab/><text:tab/><text:tab/><text:tab/><text:tab/><text:tab/> <text:s text:c="27"/></text:span><text:span text:style-name="T240">break</text:span><text:span text:style-name="T136">;</text:span></text:p>
      <text:p text:style-name="P254"><text:span text:style-name="T136"><text:tab/> <text:s text:c="25"/></text:span><text:span text:style-name="T240">case</text:span><text:span text:style-name="T136"> </text:span><text:span text:style-name="T268">REJECTED</text:span><text:span text:style-name="T136">:</text:span></text:p>
      <text:p text:style-name="P254"><text:span text:style-name="T136"><text:tab/><text:tab/><text:tab/><text:tab/><text:tab/><text:tab/> <text:s text:c="27"/>System.</text:span><text:span text:style-name="T268">out</text:span><text:span text:style-name="T136">.println(</text:span><text:span text:style-name="T353">"Log Rejected Message"</text:span><text:span text:style-name="T136">);</text:span></text:p>
      <text:p text:style-name="P254"><text:span text:style-name="T136"><text:tab/><text:tab/><text:tab/><text:tab/><text:tab/><text:tab/><text:tab/><text:tab/><text:tab/><text:tab/><text:tab/><text:tab/><text:tab/><text:tab/><text:tab/><text:tab/><text:tab/><text:tab/><text:tab/><text:tab/><text:tab/><text:tab/><text:tab/><text:tab/><text:tab/><text:tab/> <text:s text:c="27"/></text:span><text:span text:style-name="T240">break</text:span><text:span text:style-name="T136">;</text:span></text:p>
      <text:p text:style-name="P254"><text:span text:style-name="T136"><text:tab/><text:tab/><text:tab/><text:tab/><text:tab/> <text:s text:c="25"/></text:span><text:span text:style-name="T240">default</text:span><text:span text:style-name="T136">:</text:span></text:p>
      <text:p text:style-name="P254"><text:span text:style-name="T136"><text:tab/> <text:tab/><text:tab/><text:tab/> <text:s text:c="5"/></text:span><text:span text:style-name="T240">break</text:span><text:span text:style-name="T136">;</text:span></text:p>
      <text:p text:style-name="P435"><text:tab/> <text:s text:c="23"/>}</text:p>
      <text:p text:style-name="P435"><text:tab/><text:tab/><text:tab/><text:tab/> <text:s text:c="21"/>})</text:p>
      <text:p text:style-name="P435"><text:tab/><text:tab/><text:tab/><text:tab/> <text:s text:c="21"/>.messageContextBuilder()</text:p>
      <text:p text:style-name="P237"><text:span text:style-name="T136"><text:tab/><text:tab/><text:tab/> <text:s text:c="21"/>.channel(</text:span><text:span text:style-name="T353">"foo-topic"</text:span><text:span text:style-name="T136">)</text:span></text:p>
      <text:p text:style-name="P223"><text:tab/><text:tab/><text:tab/> <text:s text:c="21"/>.buildContext();</text:p>
      <text:p text:style-name="P223"><text:tab/><text:tab/></text:p>
      <text:p text:style-name="P237"><text:span text:style-name="T136"><text:tab/><text:tab/>MessageSubscription </text:span><text:span text:style-name="T278">subscription</text:span><text:span text:style-name="T136"> = </text:span><text:span text:style-name="T240">...</text:span><text:span text:style-name="T136">;</text:span></text:p>
      <text:p text:style-name="P237"><text:span text:style-name="T136"><text:tab/><text:tab/>PushStream&lt;Message&gt; </text:span><text:span text:style-name="T278">ps</text:span><text:span text:style-name="T136"> = </text:span><text:span text:style-name="T279">subscription</text:span><text:span text:style-name="T136">.subscribe(</text:span><text:span text:style-name="T278">ctx</text:span><text:span text:style-name="T136">);</text:span></text:p>
      <text:p text:style-name="P237"><text:span text:style-name="T136"><text:tab/><text:tab/></text:span><text:span text:style-name="T278">ps</text:span><text:span text:style-name="T136">.map(</text:span><text:span text:style-name="T240">this</text:span><text:span text:style-name="T136">::doSomething).forEach((</text:span><text:span text:style-name="T278">m</text:span><text:span text:style-name="T136">)-&gt;{</text:span></text:p>
      <text:p text:style-name="P237"><text:span text:style-name="T136"><text:tab/><text:tab/><text:tab/> <text:s text:c="3"/>AcknowledgeMessageContext </text:span><text:span text:style-name="T278">amc</text:span><text:span text:style-name="T136"> = (AcknowledgeMessageContext) </text:span><text:span text:style-name="T278">m</text:span><text:span text:style-name="T136">.getContext();</text:span></text:p>
      <text:p text:style-name="P237"><text:span text:style-name="T136"><text:tab/> <text:s text:c="3"/>AcknowledgeHandler </text:span><text:span text:style-name="T278">h</text:span><text:span text:style-name="T136"> = </text:span><text:span text:style-name="T278">amc</text:span><text:span text:style-name="T136">.</text:span><text:span text:style-name="T142">getAcknowledgeHandler</text:span><text:span text:style-name="T136">();</text:span></text:p>
      <text:p text:style-name="P237"><text:span text:style-name="T136"><text:tab/><text:tab/><text:tab/> <text:s text:c="3"/></text:span><text:span text:style-name="T240">if</text:span><text:span text:style-name="T136"> (isGoodMessage(</text:span><text:span text:style-name="T278">m</text:span><text:span text:style-name="T136">)) {</text:span></text:p>
      <text:p text:style-name="P237"><text:span text:style-name="T136"><text:tab/><text:tab/><text:tab/><text:tab/> <text:s text:c="5"/></text:span><text:span text:style-name="T278">h</text:span><text:span text:style-name="T136">.acknowledge();</text:span></text:p>
      <text:p text:style-name="P237"><text:span text:style-name="T136"><text:tab/><text:tab/><text:tab/> <text:s text:c="3"/>} </text:span><text:span text:style-name="T240">else</text:span><text:span text:style-name="T136"> {</text:span></text:p>
      <text:p text:style-name="P237"><text:span text:style-name="T136"><text:tab/> <text:s text:c="5"/></text:span><text:span text:style-name="T278">h</text:span><text:span text:style-name="T136">.reject();</text:span></text:p>
      <text:p text:style-name="P223"><text:tab/><text:tab/><text:tab/> <text:s text:c="3"/>}</text:p>
      <text:p text:style-name="P37"><text:tab/> <text:s/>});</text:p>
      <text:p text:style-name="P147"><text:span text:style-name="T487">Within the PushStream the </text:span><text:span text:style-name="T338">AcknowledgeHandler</text:span> <text:span text:style-name="T487">instance is triggered. After that </text:span>the <text:span text:style-name="T338">postAcknowledge</text:span> method <text:span text:style-name="T489">is</text:span> called.</text:p>
      <text:h text:style-name="P350" text:outline-level="1"><text:soft-page-break/>Features</text:h>
      <text:p text:style-name="P326"><text:span text:style-name="T25">Features are meaning for certain functionalities. Because of the wide range of configurations and different capabilities that exist for all the messaging protocols, this semantic is used to </text:span><text:span text:style-name="T20">represent a functionality in form of a string value for the service property </text:span><text:span text:style-name="T441">osgi.messaging.feature.</text:span><text:span text:style-name="T468"> This property is of type String+ and can contain an array of feature strings.</text:span></text:p>
      <text:h text:style-name="P366" text:outline-level="2">Feature Constants Interface</text:h>
      <text:p text:style-name="P325"><text:span text:style-name="T468">F</text:span><text:span text:style-name="T467">eature names, supported by this specification and listed in the following sections, are defined in the </text:span><text:span text:style-name="T504">org.osgi.service.messaging.Features</text:span><text:span text:style-name="T467"> interface.</text:span></text:p>
      <text:h text:style-name="P367" text:outline-level="2"><text:span text:style-name="T130">Functional</text:span><text:span text:style-name="T505"> Features</text:span></text:h>
      <text:p text:style-name="P316"><text:span text:style-name="T123">F</text:span><text:span text:style-name="T118">eatures </text:span><text:span text:style-name="T123">that just indicate a functionality are functional features. All of these features that are </text:span><text:span text:style-name="T118">provided by this specification are described in the next </text:span><text:span text:style-name="T122">table</text:span><text:span text:style-name="T118">:</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452"><text:span text:style-name="T492">F</text:span><text:span text:style-name="T430">e</text:span><text:span text:style-name="T492">ature</text:span></text:p>
          </table:table-cell>
          <table:table-cell table:style-name="Tabelle4.A1" office:value-type="string">
            <text:p text:style-name="P472">Category</text:p>
          </table:table-cell>
          <table:table-cell table:style-name="Tabelle4.C1" office:value-type="string">
            <text:p text:style-name="P458">Description</text:p>
          </table:table-cell>
        </table:table-row>
        <table:table-row>
          <table:table-cell table:style-name="Tabelle4.A2" office:value-type="string">
            <text:p text:style-name="P452">messageContextBuilder</text:p>
          </table:table-cell>
          <table:table-cell table:style-name="Tabelle4.A2" office:value-type="string">
            <text:p text:style-name="P476">general</text:p>
          </table:table-cell>
          <table:table-cell table:style-name="Tabelle4.C2" office:value-type="string">
            <text:p text:style-name="P469">This feature must be provided to an alternative, vendor specific Message Context Builder implementation, that does not implement the <text:span text:style-name="T338">MessageContextBuilder</text:span> interface.</text:p>
          </table:table-cell>
        </table:table-row>
        <table:table-row>
          <table:table-cell table:style-name="Tabelle4.A2" office:value-type="string">
            <text:p text:style-name="P452">replyTo</text:p>
          </table:table-cell>
          <table:table-cell table:style-name="Tabelle4.A2" office:value-type="string">
            <text:p text:style-name="P473">reply-to-behavior</text:p>
          </table:table-cell>
          <table:table-cell table:style-name="Tabelle4.C2" office:value-type="string">
            <text:p text:style-name="P471"><text:span text:style-name="T501">An implementation that supports reply-to behavior has to define this feature like describe in </text:span><text:span text:style-name="T410">C</text:span><text:span text:style-name="T501">hapter 5.7. This feature is bound to the service ReplyTo</text:span><text:span text:style-name="T410">Publisher and an ReplyToWhiteboard implementation.</text:span></text:p>
          </table:table-cell>
        </table:table-row>
        <table:table-row>
          <table:table-cell table:style-name="Tabelle4.A2" office:value-type="string">
            <text:p text:style-name="P452">replyToManyPublish</text:p>
          </table:table-cell>
          <table:table-cell table:style-name="Tabelle4.A2" office:value-type="string">
            <text:p text:style-name="P473">reply-to-behavior</text:p>
          </table:table-cell>
          <table:table-cell table:style-name="Tabelle4.C2" office:value-type="string">
            <text:p text:style-name="P470">An implementation that supports reply-to-many publishing behavior provides this feature.</text:p>
          </table:table-cell>
        </table:table-row>
        <table:table-row>
          <table:table-cell table:style-name="Tabelle4.A2" office:value-type="string">
            <text:p text:style-name="P452"><text:span text:style-name="T501">replyToMany</text:span><text:span text:style-name="T429">Subscribe</text:span></text:p>
          </table:table-cell>
          <table:table-cell table:style-name="Tabelle4.A2" office:value-type="string">
            <text:p text:style-name="P473">reply-to-behavior</text:p>
          </table:table-cell>
          <table:table-cell table:style-name="Tabelle4.C2" office:value-type="string">
            <text:p text:style-name="P470">A ReplyToWhiteboard, that also supports handling of ReplyToManySubscriptionHandler, provides this feature.</text:p>
          </table:table-cell>
        </table:table-row>
        <table:table-row>
          <table:table-cell table:style-name="Tabelle4.A2" office:value-type="string">
            <text:p text:style-name="P452"><text:span text:style-name="T202">generateCorrelation</text:span><text:span text:style-name="T203">Id</text:span></text:p>
          </table:table-cell>
          <table:table-cell table:style-name="Tabelle4.A2" office:value-type="string">
            <text:p text:style-name="P473">reply-to-behavior</text:p>
          </table:table-cell>
          <table:table-cell table:style-name="Tabelle4.C2" office:value-type="string">
            <text:p text:style-name="P474">This feature indicates, that the implementation provides a built-in support for automatically generating and setting correlation identifiers.</text:p>
          </table:table-cell>
        </table:table-row>
        <table:table-row>
          <table:table-cell table:style-name="Tabelle4.A2" office:value-type="string">
            <text:p text:style-name="P452">generateReplyToChannel</text:p>
          </table:table-cell>
          <table:table-cell table:style-name="Tabelle4.A2" office:value-type="string">
            <text:p text:style-name="P473">reply-to-behavior</text:p>
          </table:table-cell>
          <table:table-cell table:style-name="Tabelle4.C2" office:value-type="string">
            <text:p text:style-name="P474">This feature indicates, that the implementation provides a built-in support for generating reply-to channels.</text:p>
          </table:table-cell>
        </table:table-row>
        <table:table-row>
          <table:table-cell table:style-name="Tabelle4.A2" office:value-type="string">
            <text:p text:style-name="P452">acknowledge</text:p>
          </table:table-cell>
          <table:table-cell table:style-name="Tabelle4.A2" office:value-type="string">
            <text:p text:style-name="P475">acknowledgment</text:p>
          </table:table-cell>
          <table:table-cell table:style-name="Tabelle4.C2" office:value-type="string">
            <text:p text:style-name="Table_20_Contents"><text:span text:style-name="T492">A</text:span><text:span text:style-name="T479">n implementation </text:span><text:span text:style-name="T492">that</text:span><text:span text:style-name="T479"> support</text:span><text:span text:style-name="T480">s</text:span><text:span text:style-name="T479"> acknowledgment, like described in Chapter 5.</text:span><text:span text:style-name="T501">8</text:span><text:span text:style-name="T479">, the feature value “</text:span><text:span text:style-name="T375">acknowledge</text:span><text:span text:style-name="T479">” </text:span><text:span text:style-name="T75">has to be provided in all services that use the </text:span><text:span text:style-name="T195">osgi.messaging.feature</text:span><text:span text:style-name="T75"> service property.</text:span></text:p>
          </table:table-cell>
        </table:table-row>
      </table:table>
      <text:h text:style-name="P364" text:outline-level="2">Extension Features</text:h>
      <text:p text:style-name="P327"><text:span text:style-name="T502">Extension features </text:span><text:span text:style-name="T506">do not only show a functionality, that is provided by an implementation. They </text:span><text:span text:style-name="T502">can </text:span><text:span text:style-name="T506">also </text:span><text:span text:style-name="T502">directly </text:span><text:span text:style-name="T87">configured</text:span><text:span text:style-name="T502"> over the </text:span><text:span text:style-name="T346">MessageContextBuilder#extensionEntry</text:span><text:span text:style-name="T502"> or any custom context builder.</text:span></text:p>
      <text:p text:style-name="P326"><text:soft-page-break/><text:span text:style-name="T88">T</text:span><text:span text:style-name="T505">he feature-values in the </text:span><text:span text:style-name="T499">osgi.messaging.feature</text:span><text:span text:style-name="T505"> property just indicate, the support of an implementation for this feature. The feature </text:span><text:span text:style-name="T89">names</text:span><text:span text:style-name="T505"> can also be used as extension </text:span><text:span text:style-name="T506">attribute </text:span><text:span text:style-name="T505">key, with </text:span><text:span text:style-name="T89">corresponding</text:span><text:span text:style-name="T505"> values, to configure this feature </text:span><text:span text:style-name="T506">and e.g. enable or disable this functionality</text:span><text:span text:style-name="T505">.</text:span></text:p>
      <text:p text:style-name="P324"/>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57"><text:span text:style-name="T492">F</text:span><text:span text:style-name="T430">e</text:span><text:span text:style-name="T492">ature</text:span></text:p>
          </table:table-cell>
          <table:table-cell table:style-name="Tabelle5.A1" office:value-type="string">
            <text:p text:style-name="P481">Type</text:p>
          </table:table-cell>
          <table:table-cell table:style-name="Tabelle5.A1" office:value-type="string">
            <text:p text:style-name="P481">Default</text:p>
          </table:table-cell>
          <table:table-cell table:style-name="Tabelle5.D1" office:value-type="string">
            <text:p text:style-name="P459">Description</text:p>
          </table:table-cell>
        </table:table-row>
        <table:table-row>
          <table:table-cell table:style-name="Tabelle5.A2" office:value-type="string">
            <text:p text:style-name="P457">guaranteedOrdering</text:p>
          </table:table-cell>
          <table:table-cell table:style-name="Tabelle5.A2" office:value-type="string">
            <text:p text:style-name="P478">boolean</text:p>
          </table:table-cell>
          <table:table-cell table:style-name="Tabelle5.A2" office:value-type="string">
            <text:p text:style-name="P478">false</text:p>
          </table:table-cell>
          <table:table-cell table:style-name="Tabelle5.D2" office:value-type="string">
            <text:p text:style-name="P482">This feature can be provided by implementation, if they are capable to guarantee an ordering of messages. <text:span text:style-name="T507">This functionality can be enabled/disabled providing the corresponding extension attribute.</text:span></text:p>
          </table:table-cell>
        </table:table-row>
        <table:table-row>
          <table:table-cell table:style-name="Tabelle5.A2" office:value-type="string">
            <text:p text:style-name="P457"><text:span text:style-name="T503">guaranteed</text:span><text:span text:style-name="T431">Delivery</text:span></text:p>
          </table:table-cell>
          <table:table-cell table:style-name="Tabelle5.A2" office:value-type="string">
            <text:p text:style-name="P478">boolean</text:p>
          </table:table-cell>
          <table:table-cell table:style-name="Tabelle5.A2" office:value-type="string">
            <text:p text:style-name="P478">false</text:p>
          </table:table-cell>
          <table:table-cell table:style-name="Tabelle5.D2" office:value-type="string">
            <text:p text:style-name="P482">Implementation provide this feature, if they support a guaranteed delivery of messages</text:p>
          </table:table-cell>
        </table:table-row>
        <table:table-row>
          <table:table-cell table:style-name="Tabelle5.A2" office:value-type="string">
            <text:p text:style-name="P457">autoAcknowledge</text:p>
          </table:table-cell>
          <table:table-cell table:style-name="Tabelle5.A2" office:value-type="string">
            <text:p text:style-name="P478">boolean</text:p>
          </table:table-cell>
          <table:table-cell table:style-name="Tabelle5.A2" office:value-type="string">
            <text:p text:style-name="P478">false</text:p>
          </table:table-cell>
          <table:table-cell table:style-name="Tabelle5.D2" office:value-type="string">
            <text:p text:style-name="P482">Implementations provide this feature, if they support automatically acknowledge message, when they arrive.</text:p>
          </table:table-cell>
        </table:table-row>
        <table:table-row>
          <table:table-cell table:style-name="Tabelle5.A2" office:value-type="string">
            <text:p text:style-name="P460">lastWill</text:p>
          </table:table-cell>
          <table:table-cell table:style-name="Tabelle5.A2" office:value-type="string">
            <text:p text:style-name="P479">boolean</text:p>
          </table:table-cell>
          <table:table-cell table:style-name="Tabelle5.A2" office:value-type="string">
            <text:p text:style-name="P480">false</text:p>
          </table:table-cell>
          <table:table-cell table:style-name="Tabelle5.D2" office:value-type="string">
            <text:p text:style-name="P483">When set to true, the published message will be interpreted as last will messages. The message is then configured as last-will-message for that implementation. It will not sent immediately.</text:p>
          </table:table-cell>
        </table:table-row>
        <table:table-row>
          <table:table-cell table:style-name="Tabelle5.A2" office:value-type="string">
            <text:p text:style-name="P457">qos</text:p>
          </table:table-cell>
          <table:table-cell table:style-name="Tabelle5.A2" office:value-type="string">
            <text:p text:style-name="P478">String</text:p>
          </table:table-cell>
          <table:table-cell table:style-name="Tabelle5.A2" office:value-type="string">
            <text:p text:style-name="P477"/>
          </table:table-cell>
          <table:table-cell table:style-name="Tabelle5.D2" office:value-type="string">
            <text:p text:style-name="P482">This feature can be provided by the implementation, if some kind of quality of service is provided. MQTT provides this functionality via protocol specification. <text:span text:style-name="T507">A value like an enumeration literal, can be provided here.</text:span></text:p>
          </table:table-cell>
        </table:table-row>
      </table:table>
      <text:p text:style-name="P305">See the following example how to configure extension features:</text:p>
      <text:p text:style-name="P395"><text:span text:style-name="T508"><text:tab/></text:span><text:span text:style-name="T369">@Reference</text:span></text:p>
      <text:p text:style-name="P395"><text:span text:style-name="T508"><text:tab/></text:span><text:span text:style-name="T509">MessageContextBuilder </text:span><text:span text:style-name="T291">mcb</text:span><text:span text:style-name="T509">;</text:span></text:p>
      <text:p text:style-name="P395"><text:span text:style-name="T369">@Reference</text:span></text:p>
      <text:p text:style-name="P450"><text:span text:style-name="T508">MessageSubscription </text:span><text:span text:style-name="T278">subscription</text:span><text:span text:style-name="T508">;</text:span></text:p>
      <text:p text:style-name="P451"><text:span text:style-name="T369">@Reference</text:span></text:p>
      <text:p text:style-name="P450"><text:span text:style-name="T508">MessagePublisher </text:span><text:span text:style-name="T278">publisher</text:span><text:span text:style-name="T508">;</text:span></text:p>
      <text:p text:style-name="P237"><text:span text:style-name="T136"><text:tab/><text:tab/></text:span></text:p>
      <text:p text:style-name="P237"><text:span text:style-name="T136"><text:tab/><text:tab/>MessageContext </text:span><text:span text:style-name="T278">ctx</text:span><text:span text:style-name="T136"> = </text:span><text:span text:style-name="T278">mcb</text:span><text:span text:style-name="T136">.extensionEntry(Features.</text:span><text:span text:style-name="T268">EXTENSION_AUTO_ACKNOWLEDGE</text:span><text:span text:style-name="T136">, Boolean.</text:span><text:span text:style-name="T268">TRUE</text:span><text:span text:style-name="T136">)</text:span></text:p>
      <text:p text:style-name="P237"><text:span text:style-name="T136"><text:tab/> <text:s text:c="21"/>.channel(</text:span><text:span text:style-name="T353">"foo-topic"</text:span><text:span text:style-name="T136">)</text:span></text:p>
      <text:p text:style-name="P237"><text:span text:style-name="T136"><text:tab/><text:tab/><text:tab/><text:tab/> <text:s text:c="21"/>.buildContext();</text:span></text:p>
      <text:p text:style-name="P237"><text:span text:style-name="T136"><text:tab/></text:span></text:p>
      <text:p text:style-name="P237"><text:span text:style-name="T136"><text:tab/><text:tab/>PushStream&lt;Message&gt; </text:span><text:span text:style-name="T279">ps</text:span><text:span text:style-name="T136"> = </text:span><text:span text:style-name="T279">subscription</text:span><text:span text:style-name="T136">.subscribe(</text:span><text:span text:style-name="T278">ctx</text:span><text:span text:style-name="T136">);</text:span></text:p>
      <text:p text:style-name="P237"><text:span text:style-name="T136"><text:tab/><text:tab/></text:span></text:p>
      <text:p text:style-name="P237"><text:span text:style-name="T136"><text:tab/><text:tab/>Message </text:span><text:span text:style-name="T278">lastWill</text:span><text:span text:style-name="T136"> = </text:span><text:span text:style-name="T278">mcb</text:span><text:span text:style-name="T136">.channel(</text:span><text:span text:style-name="T353">"last-will-channel"</text:span><text:span text:style-name="T136">)</text:span></text:p>
      <text:p text:style-name="P237"><text:span text:style-name="T136"><text:tab/><text:tab/><text:tab/><text:tab/> <text:s text:c="21"/>.content(ByteBuffer.</text:span><text:span text:style-name="T145">wrap</text:span><text:span text:style-name="T136">(</text:span><text:span text:style-name="T353">"EXIT"</text:span><text:span text:style-name="T136">.getBytes()))</text:span></text:p>
      <text:p text:style-name="P237"><text:span text:style-name="T136"><text:tab/><text:tab/><text:tab/><text:tab/> <text:s text:c="21"/>.extensionEntry(Features.</text:span><text:span text:style-name="T268">EXTENSION_QOS</text:span><text:span text:style-name="T136">, </text:span><text:span text:style-name="T353">"2"</text:span><text:span text:style-name="T136">)</text:span></text:p>
      <text:p text:style-name="P237"><text:span text:style-name="T136"><text:tab/><text:tab/><text:tab/><text:tab/> <text:s text:c="21"/>.extensionEntry(Features.</text:span><text:span text:style-name="T268">EXTENSION_LAST_WILL</text:span><text:span text:style-name="T136">, Boolean.</text:span><text:span text:style-name="T268">TRUE</text:span><text:span text:style-name="T136">)</text:span></text:p>
      <text:p text:style-name="P237"><text:span text:style-name="T136"><text:tab/><text:tab/><text:tab/><text:tab/> <text:s text:c="21"/>.buildMessage();</text:span></text:p>
      <text:p text:style-name="P237"><text:span text:style-name="T136"><text:tab/></text:span></text:p>
      <text:p text:style-name="P396"><text:span text:style-name="T508"><text:tab/><text:tab/></text:span><text:span text:style-name="T279">publisher</text:span><text:span text:style-name="T508">.publish(</text:span><text:span text:style-name="T278">lastWill</text:span><text:span text:style-name="T508">);</text:span></text:p>
      <text:p text:style-name="P328">The first example configures the subscription to enable <text:span text:style-name="T510">message </text:span>auto-acknowledgement of the implementation.</text:p>
      <text:p text:style-name="P328">The second example shows, how a last-will message could be defined. It would be sent using the “l<text:span text:style-name="T373">ast-will-channel</text:span>”. The content of this message is “<text:span text:style-name="T373">EXIT</text:span>” and this message will be sent using the quality-of-service level 2 (whatever that means in this implementation).</text:p>
      <text:h text:style-name="P365" text:outline-level="2">Custom Features</text:h>
      <text:p text:style-name="P324"><text:span text:style-name="T87">Implementations are allowed to provide custom feature-strings. </text:span></text:p>
      <text:p text:style-name="P155"><text:soft-page-break/><text:s/></text:p>
      <text:h text:style-name="P351" text:outline-level="1">Data Transfer Objects</text:h>
      <text:h text:style-name="P363" text:outline-level="2"><text:span text:style-name="T473">Messaging </text:span>Runtime DTO</text:h>
      <text:p text:style-name="P149"><text:span text:style-name="T64">The following DTO defin</text:span><text:span text:style-name="T65">es</text:span><text:span text:style-name="T64"> the state of an </text:span><text:span text:style-name="T65">messaging </text:span><text:span text:style-name="T64">instance:</text:span></text:p>
      <text:p text:style-name="P16">/**</text:p>
      <text:p text:style-name="P216"><text:s/>* Represents the messaging instance DTO</text:p>
      <text:p text:style-name="P216"><text:s/>*</text:p>
      <text:p text:style-name="P216"><text:s/>*/</text:p>
      <text:p text:style-name="P248"><text:span text:style-name="T240">public</text:span><text:span text:style-name="T136"> </text:span><text:span text:style-name="T240">class</text:span><text:span text:style-name="T136"> MessagingRuntimeDTO </text:span><text:span text:style-name="T240">extends</text:span><text:span text:style-name="T136"> DTO {</text:span></text:p>
      <text:p text:style-name="P229"><text:tab/></text:p>
      <text:p text:style-name="P248"><text:span text:style-name="T136"><text:tab/></text:span><text:span text:style-name="T252">/**</text:span></text:p>
      <text:p text:style-name="P216"><text:tab/> * The DTO for the corresponding {@code MessageServiceRuntime}. This value is</text:p>
      <text:p text:style-name="P216"><text:tab/> * never {@code null}.</text:p>
      <text:p text:style-name="P216"><text:tab/> */</text:p>
      <text:p text:style-name="P248"><text:span text:style-name="T136"><text:tab/></text:span><text:span text:style-name="T240">public</text:span><text:span text:style-name="T136"> ServiceReferenceDTO<text:tab/><text:tab/></text:span><text:span text:style-name="T267">serviceDTO</text:span><text:span text:style-name="T136">;</text:span></text:p>
      <text:p text:style-name="P229"><text:tab/></text:p>
      <text:p text:style-name="P248"><text:span text:style-name="T136"><text:tab/></text:span><text:span text:style-name="T252">/**</text:span></text:p>
      <text:p text:style-name="P216"><text:tab/> * The connection URI</text:p>
      <text:p text:style-name="P216"><text:tab/> */</text:p>
      <text:p text:style-name="P248"><text:span text:style-name="T136"><text:tab/></text:span><text:span text:style-name="T240">public</text:span><text:span text:style-name="T136"> String <text:tab/><text:tab/><text:tab/><text:tab/></text:span><text:span text:style-name="T267">connectionURI</text:span><text:span text:style-name="T136">;</text:span></text:p>
      <text:p text:style-name="P229"><text:tab/></text:p>
      <text:p text:style-name="P248"><text:span text:style-name="T136"><text:tab/></text:span><text:span text:style-name="T252">/**</text:span></text:p>
      <text:p text:style-name="P216"><text:tab/> * Implementation provider name</text:p>
      <text:p text:style-name="P216"><text:tab/> */</text:p>
      <text:p text:style-name="P248"><text:span text:style-name="T136"><text:tab/></text:span><text:span text:style-name="T240">public</text:span><text:span text:style-name="T136"> String <text:tab/><text:tab/><text:tab/><text:tab/></text:span><text:span text:style-name="T267">providerName</text:span><text:span text:style-name="T136">;</text:span></text:p>
      <text:p text:style-name="P229"><text:tab/></text:p>
      <text:p text:style-name="P248"><text:span text:style-name="T136"><text:tab/></text:span><text:span text:style-name="T252">/**</text:span></text:p>
      <text:p text:style-name="P216"><text:tab/> * The supported protocols</text:p>
      <text:p text:style-name="P216"><text:tab/> */</text:p>
      <text:p text:style-name="P248"><text:span text:style-name="T136"><text:tab/></text:span><text:span text:style-name="T240">public</text:span><text:span text:style-name="T136"> String[] <text:tab/><text:tab/><text:tab/></text:span><text:span text:style-name="T267">protocols</text:span><text:span text:style-name="T136">;</text:span></text:p>
      <text:p text:style-name="P229"><text:tab/></text:p>
      <text:p text:style-name="P248"><text:span text:style-name="T136"><text:tab/></text:span><text:span text:style-name="T252">/**</text:span></text:p>
      <text:p text:style-name="P216"><text:tab/> * The instance id</text:p>
      <text:p text:style-name="P216"><text:tab/> */</text:p>
      <text:p text:style-name="P248"><text:span text:style-name="T136"><text:tab/></text:span><text:span text:style-name="T240">public</text:span><text:span text:style-name="T136"> String<text:tab/><text:tab/><text:tab/><text:tab/></text:span><text:span text:style-name="T267">instanceId</text:span><text:span text:style-name="T136">;</text:span></text:p>
      <text:p text:style-name="P229"><text:tab/></text:p>
      <text:p text:style-name="P248"><text:span text:style-name="T136"><text:tab/></text:span><text:span text:style-name="T252">/**</text:span></text:p>
      <text:p text:style-name="P216"><text:tab/> * The set of features, that are provided by this implementation</text:p>
      <text:p text:style-name="P216"><text:tab/> */</text:p>
      <text:p text:style-name="P248"><text:span text:style-name="T136"><text:tab/></text:span><text:span text:style-name="T240">public</text:span><text:span text:style-name="T136"> String[]<text:tab/><text:tab/><text:tab/></text:span><text:span text:style-name="T267">features</text:span><text:span text:style-name="T136">;</text:span></text:p>
      <text:p text:style-name="P229"><text:tab/></text:p>
      <text:p text:style-name="P248"><text:span text:style-name="T136"><text:tab/></text:span><text:span text:style-name="T252">/**</text:span></text:p>
      <text:p text:style-name="P216"><text:tab/> * DTO for all subscriptions</text:p>
      <text:p text:style-name="P216"><text:tab/> */</text:p>
      <text:p text:style-name="P248"><text:span text:style-name="T136"><text:tab/></text:span><text:span text:style-name="T240">public</text:span><text:span text:style-name="T136"> SubscriptionDTO[]<text:tab/><text:tab/></text:span><text:span text:style-name="T267">subscriptions</text:span><text:span text:style-name="T136">;</text:span></text:p>
      <text:p text:style-name="P229"/>
      <text:p text:style-name="P248"><text:span text:style-name="T136"><text:tab/></text:span><text:span text:style-name="T252">/**</text:span></text:p>
      <text:p text:style-name="P216"><text:tab/> * DTO for all <text:span text:style-name="T451">reply-to </text:span>subscriptions</text:p>
      <text:p text:style-name="P216"><text:tab/> */</text:p>
      <text:p text:style-name="P248"><text:span text:style-name="T136"><text:tab/></text:span><text:span text:style-name="T240">public</text:span><text:span text:style-name="T136"> ReplyToSubscriptionDTO[]<text:tab/></text:span><text:span text:style-name="T271">replyToSu</text:span><text:span text:style-name="T267">bscriptions</text:span><text:span text:style-name="T136">;</text:span></text:p>
      <text:p text:style-name="P208"/>
      <text:p text:style-name="P33"><text:soft-page-break/>}</text:p>
      <text:p text:style-name="P33"/>
      <text:h text:style-name="Heading_20_2" text:outline-level="2">ChannelDTO</text:h>
      <text:p text:style-name="P116">The ChannelDTO describes a channel, which can be a topic or queue. It additionally contains the possibility to define extensions, beside the channel name. This can be information like a rou<text:span text:style-name="T337">t</text:span>ing-key.</text:p>
      <text:p text:style-name="P17">/**</text:p>
      <text:p text:style-name="P248"><text:span text:style-name="T252"><text:s/>* A </text:span><text:span text:style-name="T262">{@link DTO}</text:span><text:span text:style-name="T252"> that defines a channel with the possibility to provide additional</text:span></text:p>
      <text:p text:style-name="P216"><text:s/>* channel information like routing keys.</text:p>
      <text:p text:style-name="P216"><text:s/>*/</text:p>
      <text:p text:style-name="P248"><text:span text:style-name="T240">public</text:span><text:span text:style-name="T136"> </text:span><text:span text:style-name="T240">class</text:span><text:span text:style-name="T136"> ChannelDTO </text:span><text:span text:style-name="T240">extends</text:span><text:span text:style-name="T136"> DTO {</text:span></text:p>
      <text:p text:style-name="P229"><text:tab/></text:p>
      <text:p text:style-name="P248"><text:span text:style-name="T136"><text:tab/></text:span><text:span text:style-name="T252">/**</text:span></text:p>
      <text:p text:style-name="P216"><text:tab/> * The name of the channel</text:p>
      <text:p text:style-name="P216"><text:tab/> */</text:p>
      <text:p text:style-name="P248"><text:span text:style-name="T136"><text:tab/></text:span><text:span text:style-name="T240">public</text:span><text:span text:style-name="T136"> String <text:tab/><text:tab/><text:tab/></text:span><text:span text:style-name="T267">name</text:span><text:span text:style-name="T136">;</text:span></text:p>
      <text:p text:style-name="P229"><text:tab/></text:p>
      <text:p text:style-name="P248"><text:span text:style-name="T136"><text:tab/></text:span><text:span text:style-name="T252">/**</text:span></text:p>
      <text:p text:style-name="P216"><text:tab/> * A possible extension to a channel like a routing key</text:p>
      <text:p text:style-name="P216"><text:tab/> */</text:p>
      <text:p text:style-name="P248"><text:span text:style-name="T136"><text:tab/></text:span><text:span text:style-name="T240">public</text:span><text:span text:style-name="T136"> String <text:tab/><text:tab/><text:tab/></text:span><text:span text:style-name="T267">extension</text:span><text:span text:style-name="T136">;</text:span></text:p>
      <text:p text:style-name="P229"><text:tab/></text:p>
      <text:p text:style-name="P248"><text:span text:style-name="T136"><text:tab/></text:span><text:span text:style-name="T252">/**</text:span></text:p>
      <text:p text:style-name="P248"><text:span text:style-name="T252"><text:tab/> * </text:span><text:span text:style-name="T276">&lt;code&gt;</text:span><text:span text:style-name="T252">true</text:span><text:span text:style-name="T276">&lt;/code&gt;</text:span><text:span text:style-name="T252">, if the channel is connected</text:span></text:p>
      <text:p text:style-name="P216"><text:tab/> */</text:p>
      <text:p text:style-name="P248"><text:span text:style-name="T136"><text:tab/></text:span><text:span text:style-name="T240">public</text:span><text:span text:style-name="T136"> </text:span><text:span text:style-name="T240">boolean</text:span><text:span text:style-name="T136"> <text:tab/><text:tab/></text:span><text:span text:style-name="T267">connected</text:span><text:span text:style-name="T136">;</text:span></text:p>
      <text:p text:style-name="P229"><text:tab/></text:p>
      <text:p text:style-name="P33">}</text:p>
      <text:p text:style-name="P33"/>
      <text:h text:style-name="Heading_20_2" text:outline-level="2">Subscription DTO</text:h>
      <text:p text:style-name="P150">The subscription DTO represents the inner state of a subscription for a certain channel.</text:p>
      <text:p text:style-name="P33"/>
      <text:p text:style-name="P17">/**</text:p>
      <text:p text:style-name="P216"><text:s/>* Represents a subscription instance DTO</text:p>
      <text:p text:style-name="P216"><text:s/>*</text:p>
      <text:p text:style-name="P216"><text:s/>*/</text:p>
      <text:p text:style-name="P248"><text:span text:style-name="T240">public</text:span><text:span text:style-name="T136"> </text:span><text:span text:style-name="T240">class</text:span><text:span text:style-name="T136"> SubscriptionDTO </text:span><text:span text:style-name="T240">extends</text:span><text:span text:style-name="T136"> DTO {</text:span></text:p>
      <text:p text:style-name="P229"><text:tab/></text:p>
      <text:p text:style-name="P248"><text:span text:style-name="T136"><text:tab/></text:span><text:span text:style-name="T252">/**</text:span></text:p>
      <text:p text:style-name="P216"><text:tab/> * The DTO for the corresponding {@code Subscription} service. This value is</text:p>
      <text:p text:style-name="P216"><text:tab/> * never {@code null}.</text:p>
      <text:p text:style-name="P216"><text:tab/> */</text:p>
      <text:p text:style-name="P248"><text:span text:style-name="T136"><text:tab/></text:span><text:span text:style-name="T240">public</text:span><text:span text:style-name="T136"> ServiceReferenceDTO<text:tab/><text:tab/></text:span><text:span text:style-name="T267">serviceDTO</text:span><text:span text:style-name="T136">;</text:span></text:p>
      <text:p text:style-name="P229"><text:tab/></text:p>
      <text:p text:style-name="P248"><text:span text:style-name="T136"><text:tab/></text:span><text:span text:style-name="T252">/**</text:span></text:p>
      <text:p text:style-name="P216"><text:tab/> * DTO that describes the channel for this subscription</text:p>
      <text:p text:style-name="P216"><text:tab/> */</text:p>
      <text:p text:style-name="P248"><text:span text:style-name="T136"><text:tab/></text:span><text:span text:style-name="T240">public</text:span><text:span text:style-name="T136"> ChannelDTO<text:tab/><text:tab/><text:tab/></text:span><text:span text:style-name="T267">channel</text:span><text:span text:style-name="T136">;</text:span></text:p>
      <text:p text:style-name="P229"><text:tab/></text:p>
      <text:p text:style-name="P33">}</text:p>
      <text:p text:style-name="P33"/>
      <text:h text:style-name="Heading_20_2" text:outline-level="2">Reply-To Subscription DTO</text:h>
      <text:p text:style-name="P150">This DTO represents a reply-to subscription. This DTO is specific for the reply-to behavior and contains the innter state and configuration.</text:p>
      <text:p text:style-name="P33"/>
      <text:p text:style-name="P17">/**</text:p>
      <text:p text:style-name="P216"><text:s/>* Represents a subscription for the reply to request DTO</text:p>
      <text:p text:style-name="P216"><text:s/>*</text:p>
      <text:p text:style-name="P216"><text:soft-page-break/><text:s/>*/</text:p>
      <text:p text:style-name="P248"><text:span text:style-name="T240">public</text:span><text:span text:style-name="T136"> </text:span><text:span text:style-name="T240">class</text:span><text:span text:style-name="T136"> ReplyToSubscriptionDTO </text:span><text:span text:style-name="T240">extends</text:span><text:span text:style-name="T136"> DTO {</text:span></text:p>
      <text:p text:style-name="P229"><text:tab/></text:p>
      <text:p text:style-name="P248"><text:span text:style-name="T136"><text:tab/></text:span><text:span text:style-name="T252">/**</text:span></text:p>
      <text:p text:style-name="P216"><text:tab/> * The DTO for the corresponding {@code Subscription} service. This value is</text:p>
      <text:p text:style-name="P216"><text:tab/> * never {@code null}.</text:p>
      <text:p text:style-name="P216"><text:tab/> */</text:p>
      <text:p text:style-name="P248"><text:span text:style-name="T136"><text:tab/></text:span><text:span text:style-name="T240">public</text:span><text:span text:style-name="T136"> ServiceReferenceDTO<text:tab/><text:tab/></text:span><text:span text:style-name="T267">serviceDTO</text:span><text:span text:style-name="T136">;</text:span></text:p>
      <text:p text:style-name="P229"><text:tab/></text:p>
      <text:p text:style-name="P248"><text:span text:style-name="T136"><text:tab/></text:span><text:span text:style-name="T252">/**</text:span></text:p>
      <text:p text:style-name="P216"><text:tab/> * DTO that describes the channel for the request subscription</text:p>
      <text:p text:style-name="P216"><text:tab/> */</text:p>
      <text:p text:style-name="P248"><text:span text:style-name="T136"><text:tab/></text:span><text:span text:style-name="T240">public</text:span><text:span text:style-name="T136"> ChannelDTO<text:tab/><text:tab/><text:tab/></text:span><text:span text:style-name="T267">requestChannel</text:span><text:span text:style-name="T136">;</text:span></text:p>
      <text:p text:style-name="P229"><text:tab/></text:p>
      <text:p text:style-name="P248"><text:span text:style-name="T136"><text:tab/></text:span><text:span text:style-name="T252">/**</text:span></text:p>
      <text:p text:style-name="P216"><text:tab/> * DTO that describes the channel for publishing the response </text:p>
      <text:p text:style-name="P216"><text:tab/> */</text:p>
      <text:p text:style-name="P248"><text:span text:style-name="T136"><text:tab/></text:span><text:span text:style-name="T240">public</text:span><text:span text:style-name="T136"> ChannelDTO<text:tab/><text:tab/><text:tab/></text:span><text:span text:style-name="T267">responseChannel</text:span><text:span text:style-name="T136">;</text:span></text:p>
      <text:p text:style-name="P229"><text:tab/></text:p>
      <text:p text:style-name="P248"><text:span text:style-name="T136"><text:tab/></text:span><text:span text:style-name="T252">/**</text:span></text:p>
      <text:p text:style-name="P216"><text:tab/> * The DTO of the registered handler, that executes the logic for this subscription</text:p>
      <text:p text:style-name="P216"><text:tab/> */</text:p>
      <text:p text:style-name="P248"><text:span text:style-name="T136"><text:tab/></text:span><text:span text:style-name="T240">public</text:span><text:span text:style-name="T136"> ServiceReferenceDTO<text:tab/><text:tab/></text:span><text:span text:style-name="T267">handlerService</text:span><text:span text:style-name="T136">;</text:span></text:p>
      <text:p text:style-name="P229"><text:tab/></text:p>
      <text:p text:style-name="P248"><text:span text:style-name="T136"><text:tab/></text:span><text:span text:style-name="T252">/**</text:span></text:p>
      <text:p text:style-name="P216"><text:tab/> * Flag that shows, if correlation id generation is active or not</text:p>
      <text:p text:style-name="P216"><text:tab/> */</text:p>
      <text:p text:style-name="P248"><text:span text:style-name="T136"><text:tab/></text:span><text:span text:style-name="T240">public</text:span><text:span text:style-name="T136"> </text:span><text:span text:style-name="T240">boolean</text:span><text:span text:style-name="T136"><text:tab/><text:tab/><text:tab/><text:tab/></text:span><text:span text:style-name="T267">generateCorrelationId</text:span><text:span text:style-name="T136"> = </text:span><text:span text:style-name="T240">false</text:span><text:span text:style-name="T136">;</text:span></text:p>
      <text:p text:style-name="P229"><text:tab/></text:p>
      <text:p text:style-name="P248"><text:span text:style-name="T136"><text:tab/></text:span><text:span text:style-name="T252">/**</text:span></text:p>
      <text:p text:style-name="P216"><text:tab/> * Flag that shows, if reply channel generation is active or not</text:p>
      <text:p text:style-name="P216"><text:tab/> */</text:p>
      <text:p text:style-name="P248"><text:span text:style-name="T136"><text:tab/></text:span><text:span text:style-name="T240">public</text:span><text:span text:style-name="T136"> </text:span><text:span text:style-name="T240">boolean</text:span><text:span text:style-name="T136"><text:tab/><text:tab/><text:tab/><text:tab/></text:span><text:span text:style-name="T267">generateReplyChannel</text:span><text:span text:style-name="T136"> = </text:span><text:span text:style-name="T240">false</text:span><text:span text:style-name="T136">;</text:span></text:p>
      <text:p text:style-name="P229"><text:tab/></text:p>
      <text:p text:style-name="P33">}</text:p>
      <text:h text:style-name="P349" text:outline-level="1">Javadoc</text:h>
      <text:p text:style-name="P174"><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349" text:outline-level="1"><text:soft-page-break/>Considered Alternatives</text:h>
      <text:p text:style-name="P98">For posterity, record the design alternatives that were considered but rejected along with the reason for rejection. This is especially important for external/earlier solutions that were deemed not applicable.</text:p>
      <text:h text:style-name="P349" text:outline-level="1">Security Considerations</text:h>
      <text:p text:style-name="P98">Description of all known vulnerabilities this may either introduce or address as well as scenarios of how the weaknesses could be circumvented.</text:p>
      <text:h text:style-name="P349" text:outline-level="1">Document Support</text:h>
      <text:h text:style-name="P353" text:outline-level="2">References</text:h>
      <text:list xml:id="list2927542542" text:style-name="WW8Num3">
        <text:list-item>
          <text:p text:style-name="P348"><text:span text:style-name="T335">Enterprise Integration Pattern: Designing, Building, and Deploying Messaging Solutions. Gregor Hohpe, Bobby Woolf. ISBN 0-133-06510-7</text:span>.</text:p>
        </text:list-item>
      </text:list>
      <text:p text:style-name="P4"/>
      <text:p text:style-name="P91"><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353" text:outline-level="2">Author’s Address</text:h>
      <text:p text:style-name="P91"/>
      <table:table table:name="Table2" table:style-name="Table2">
        <table:table-column table:style-name="Table2.A"/>
        <table:table-column table:style-name="Table2.B"/>
        <text:soft-page-break/>
        <table:table-row table:style-name="Table2.1">
          <table:table-cell table:style-name="Table2.A1" office:value-type="string">
            <text:p text:style-name="P179">Name</text:p>
          </table:table-cell>
          <table:table-cell table:style-name="Table2.B1" office:value-type="string">
            <text:p text:style-name="P181">Mark Hoffmann</text:p>
          </table:table-cell>
        </table:table-row>
        <table:table-row table:style-name="Table2.1">
          <table:table-cell table:style-name="Table2.A1" office:value-type="string">
            <text:p text:style-name="P179">Company</text:p>
          </table:table-cell>
          <table:table-cell table:style-name="Table2.B1" office:value-type="string">
            <text:p text:style-name="P180">Data In Motion Consulting GmbH</text:p>
          </table:table-cell>
        </table:table-row>
        <table:table-row table:style-name="Table2.1">
          <table:table-cell table:style-name="Table2.A1" office:value-type="string">
            <text:p text:style-name="P179">Address</text:p>
          </table:table-cell>
          <table:table-cell table:style-name="Table2.B1" office:value-type="string">
            <text:p text:style-name="P180">Kahlaische Strasse 4, 07745 Jena</text:p>
          </table:table-cell>
        </table:table-row>
        <table:table-row table:style-name="Table2.1">
          <table:table-cell table:style-name="Table2.A1" office:value-type="string">
            <text:p text:style-name="P179">Voice</text:p>
          </table:table-cell>
          <table:table-cell table:style-name="Table2.B1" office:value-type="string">
            <text:p text:style-name="P179"/>
          </table:table-cell>
        </table:table-row>
        <table:table-row table:style-name="Table2.1">
          <table:table-cell table:style-name="Table2.A5" office:value-type="string">
            <text:p text:style-name="P183">e-mail</text:p>
          </table:table-cell>
          <table:table-cell table:style-name="Table2.B5" office:value-type="string">
            <text:p text:style-name="P184">m.hoffmann@data-in-motion.biz</text:p>
          </table:table-cell>
        </table:table-row>
      </table:table>
      <text:p text:style-name="P91"/>
      <text:h text:style-name="P353" text:outline-level="2">Acronyms and Abbreviations</text:h>
      <text:p text:style-name="P91"/>
      <text:h text:style-name="P353" text:outline-level="2">End of Document</text:h>
      <text:p text:style-name="P91"><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7"><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25</text:page-number><text:s/>of <text:page-count style:num-format="1">39</text:page-count></text:p>
        <text:p text:style-name="Header"/>
        <text:p text:style-name="Header"><text:tab/>Draft<text:tab/> <text:modification-date style:data-style-name="N76">September 8, 2020</text:modification-date></text:p>
      </style:header>
      <style:footer>
        <text:p text:style-name="MP1">Copyright © <text:span text:style-name="MT1">OSGi Alliance </text:span><text:span text:style-name="MT1"><text:modification-date style:data-style-name="N0">09/08/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9/08/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8-14T16:05:31.869113983</meta:creation-date>
    <meta:editing-cycles>188</meta:editing-cycles>
    <meta:editing-duration>P1DT20H49M3S</meta:editing-duration>
    <meta:initial-creator>David Bosschaert</meta:initial-creator>
    <dc:date>2020-09-08T20:58:26.828405743</dc:date>
    <dc:title>Resource Encoding For Java Modles</dc:title>
    <meta:document-statistic meta:table-count="10" meta:image-count="2" meta:object-count="0" meta:page-count="39" meta:paragraph-count="1396" meta:word-count="11093" meta:character-count="85772" meta:non-whitespace-character-count="71410"/>
    <meta:user-defined meta:name="Info"/>
    <meta:user-defined meta:name="Info 3"/>
    <meta:user-defined meta:name="Info 4"/>
    <meta:user-defined meta:name="RFC Title">Messaging</meta:user-defined>
  </office:meta>
</office:document-meta>
</file>